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92in"/>
    </style:style>
    <style:style style:name="co2" style:family="table-column">
      <style:table-column-properties fo:break-before="auto" style:column-width="0.968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299in"/>
    </style:style>
    <style:style style:name="co5" style:family="table-column">
      <style:table-column-properties fo:break-before="auto" style:column-width="0.6874in"/>
    </style:style>
    <style:style style:name="co6" style:family="table-column">
      <style:table-column-properties fo:break-before="auto" style:column-width="1.4457in"/>
    </style:style>
    <style:style style:name="co7" style:family="table-column">
      <style:table-column-properties fo:break-before="auto" style:column-width="0.6535in"/>
    </style:style>
    <style:style style:name="ro1" style:family="table-row">
      <style:table-row-properties style:row-height="0.3827in" fo:break-before="auto" style:use-optimal-row-height="false"/>
    </style:style>
    <style:style style:name="ro2" style:family="table-row">
      <style:table-row-properties style:row-height="0.49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fo:background-color="#ffff00" style:text-align-source="fix" style:repeat-content="false" fo:wrap-option="wrap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0036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3" style:family="table-cell" style:parent-style-name="Default" style:data-style-name="N36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4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start" fo:margin-left="0in"/>
    </style:style>
    <style:style style:name="ce6" style:family="table-cell" style:parent-style-name="Default">
      <style:table-cell-properties fo:background-color="#f6f9d4"/>
    </style:style>
    <style:style style:name="ce32" style:family="table-cell" style:parent-style-name="Default">
      <style:table-cell-properties fo:background-color="#ff950e" style:text-align-source="fix" style:repeat-content="false" fo:wrap-option="wrap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fo:background-color="#ff950e" style:text-align-source="fix" style:repeat-content="false" fo:wrap-option="wrap" fo:border="0.06pt solid #000000" style:vertical-align="middle"/>
      <style:paragraph-properties fo:text-align="start" fo:margin-left="0in"/>
    </style:style>
    <style:style style:name="ce34" style:family="table-cell" style:parent-style-name="Default">
      <style:table-cell-properties fo:background-color="#ff950e" style:text-align-source="fix" style:repeat-content="false" fo:wrap-option="wrap" fo:border="0.06pt solid #000000" style:vertical-align="middle"/>
      <style:paragraph-properties fo:text-align="start" fo:margin-left="0in"/>
    </style:style>
    <style:style style:name="ce28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start" fo:margin-left="0in"/>
    </style:style>
    <style:style style:name="ce30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start" fo:margin-left="0in"/>
      <style:text-properties style:font-name="Arial" style:font-name-asian="Arial Unicode MS" style:font-name-complex="Arial Unicode MS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26" style:family="table-cell" style:parent-style-name="Default">
      <style:table-cell-properties fo:background-color="#ff3366" style:text-align-source="fix" style:repeat-content="false" fo:wrap-option="wrap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3366" style:text-align-source="fix" style:repeat-content="false" fo:wrap-option="wrap" fo:border="0.06pt solid #000000" style:vertical-align="middle"/>
      <style:paragraph-properties fo:text-align="start" fo:margin-left="0in"/>
    </style:style>
    <style:style style:name="ce37" style:family="table-cell" style:parent-style-name="Default">
      <style:table-cell-properties fo:background-color="#ff9966" style:text-align-source="fix" style:repeat-content="false" fo:wrap-option="wrap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9966" style:text-align-source="fix" style:repeat-content="false" fo:wrap-option="wrap" fo:border="0.06pt solid #000000" style:vertical-align="middle"/>
      <style:paragraph-properties fo:text-align="start" fo:margin-left="0in"/>
    </style:style>
    <style:style style:name="ce39" style:family="table-cell" style:parent-style-name="Default" style:data-style-name="N60">
      <style:table-cell-properties fo:background-color="#ffff99" style:text-align-source="fix" style:repeat-content="false" fo:wrap-option="wrap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40" style:family="table-cell" style:parent-style-name="Default" style:data-style-name="N60">
      <style:table-cell-properties fo:background-color="#ffff99" style:text-align-source="fix" style:repeat-content="false" fo:wrap-option="wrap" fo:border="0.06pt solid #000000" style:vertical-align="middle"/>
      <style:paragraph-properties fo:text-align="start" fo:margin-left="0in"/>
    </style:style>
    <style:style style:name="ce41" style:family="table-cell" style:parent-style-name="Default" style:data-style-name="N60">
      <style:table-cell-properties fo:background-color="#00b8ff" style:text-align-source="fix" style:repeat-content="false" fo:wrap-option="wrap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42" style:family="table-cell" style:parent-style-name="Default" style:data-style-name="N60">
      <style:table-cell-properties fo:background-color="#00b8ff" style:text-align-source="fix" style:repeat-content="false" fo:wrap-option="wrap" fo:border="0.06pt solid #000000" style:vertical-align="middle"/>
      <style:paragraph-properties fo:text-align="start" fo:margin-left="0in"/>
    </style:style>
    <style:style style:name="ce23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rial" style:font-name-asian="Arial Unicode MS" style:font-name-complex="Arial Unicode MS"/>
    </style:style>
    <style:style style:name="ce43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none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4" table:default-cell-style-name="ce5"/>
        <table:table-column table:style-name="co3" table:number-columns-repeated="3" table:default-cell-style-name="ce5"/>
        <table:table-column table:style-name="co3" table:default-cell-style-name="ce34"/>
        <table:table-column table:style-name="co2" table:default-cell-style-name="ce29"/>
        <table:table-column table:style-name="co2" table:default-cell-style-name="ce27"/>
        <table:table-column table:style-name="co4" table:default-cell-style-name="ce38"/>
        <table:table-column table:style-name="co5" table:default-cell-style-name="ce40"/>
        <table:table-column table:style-name="co5" table:default-cell-style-name="ce42"/>
        <table:table-column table:style-name="co6" table:default-cell-style-name="ce25"/>
        <table:table-column table:style-name="co7" table:default-cell-style-name="ce25"/>
        <table:table-column table:style-name="co2" table:default-cell-style-name="ce44"/>
        <table:table-column table:style-name="co2" table:number-columns-repeated="1008" table:default-cell-style-name="ce21"/>
        <table:table-column table:style-name="co2" table:default-cell-style-name="Default"/>
        <table:table-column table:style-name="co3" table:number-columns-repeated="153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celebracion1</text:p>
          </table:table-cell>
          <table:table-cell table:style-name="ce4" office:value-type="string" calcext:value-type="string">
            <text:p>celebracion2</text:p>
          </table:table-cell>
          <table:table-cell table:style-name="ce4" office:value-type="string" calcext:value-type="string">
            <text:p>celebracion3</text:p>
          </table:table-cell>
          <table:table-cell table:style-name="ce4" office:value-type="string" calcext:value-type="string">
            <text:p>celebracion4</text:p>
          </table:table-cell>
          <table:table-cell table:style-name="ce4" office:value-type="string" calcext:value-type="string">
            <text:p>celebracion5</text:p>
          </table:table-cell>
          <table:table-cell table:style-name="ce4" office:value-type="string" calcext:value-type="string">
            <text:p>celebracion6</text:p>
          </table:table-cell>
          <table:table-cell table:style-name="ce4" office:value-type="string" calcext:value-type="string">
            <text:p>celebracion7</text:p>
          </table:table-cell>
          <table:table-cell table:style-name="ce32" office:value-type="string" calcext:value-type="string">
            <text:p>santo</text:p>
          </table:table-cell>
          <table:table-cell table:style-name="ce28" office:value-type="string" calcext:value-type="string">
            <text:p>autore</text:p>
          </table:table-cell>
          <table:table-cell table:style-name="ce26" office:value-type="string" calcext:value-type="string">
            <text:p>frase</text:p>
          </table:table-cell>
          <table:table-cell table:style-name="ce37" office:value-type="string" calcext:value-type="string">
            <text:p>luna</text:p>
          </table:table-cell>
          <table:table-cell table:style-name="ce39" office:value-type="string" calcext:value-type="string">
            <text:p>solEmpieza</text:p>
          </table:table-cell>
          <table:table-cell table:style-name="ce41" office:value-type="string" calcext:value-type="string">
            <text:p>solTermina</text:p>
          </table:table-cell>
          <table:table-cell table:style-name="ce23" office:value-type="string" calcext:value-type="string">
            <text:p>enumero</text:p>
          </table:table-cell>
          <table:table-cell table:style-name="ce23" office:value-type="string" calcext:value-type="string">
            <text:p>autoreurl</text:p>
          </table:table-cell>
          <table:table-cell table:style-name="ce43" office:value-type="string" calcext:value-type="string">
            <text:p>imagen</text:p>
          </table:table-cell>
          <table:table-cell table:style-name="ce45" table:number-columns-repeated="1008"/>
          <table:table-cell table:style-name="ce47" table:number-columns-repeated="15355"/>
        </table:table-row>
        <table:table-row table:style-name="ro2">
          <table:table-cell table:style-name="ce2" office:value-type="date" office:date-value="2023-01-01" calcext:value-type="date">
            <text:p>01/01/2023</text:p>
          </table:table-cell>
          <table:table-cell office:value-type="string" calcext:value-type="string">
            <text:p>Día de Año Nuevo </text:p>
          </table:table-cell>
          <table:table-cell office:value-type="string" calcext:value-type="string">
            <text:p>Día Mundial del Dominio Público </text:p>
          </table:table-cell>
          <table:table-cell office:value-type="string" calcext:value-type="string">
            <text:p>Se introduce el Euro (1999)</text:p>
          </table:table-cell>
          <table:table-cell table:number-columns-repeated="4"/>
          <table:table-cell table:style-name="ce33" office:value-type="string" calcext:value-type="string">
            <text:p>N.*S.* de Belén. Ss. Justino de Chieti; Fulgencio de Ruspe; Vicente M.* Strambi: obs. Almaquio: mr. Eugendo; Claro; Frodoberto; Guillermo de Dijón; Odilón: abs. Zdislava. Segismundo Gorazdowski: pb. y fdr</text:p>
          </table:table-cell>
          <table:table-cell office:value-type="string" calcext:value-type="string">
            <text:p>Jardiel Poncela</text:p>
          </table:table-cell>
          <table:table-cell office:value-type="string" calcext:value-type="string">
            <text:p>En cuestión de arte, la opinión ajena debe escucharse siempre y no obedecerse nunca</text:p>
          </table:table-cell>
          <table:table-cell office:value-type="string" calcext:value-type="string">
            <text:p>Luna llena el 7 en Cáncer</text:p>
          </table:table-cell>
          <table:table-cell office:value-type="time" office:time-value="PT08H44M00S" calcext:value-type="time">
            <text:p>08:44</text:p>
          </table:table-cell>
          <table:table-cell office:value-type="time" office:time-value="PT17H47M00S" calcext:value-type="time">
            <text:p>17:47</text:p>
          </table:table-cell>
          <table:table-cell office:value-type="string" calcext:value-type="string">
            <text:p>Primer día del 20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1-02" calcext:value-type="date">
            <text:p>02/01/2023</text:p>
          </table:table-cell>
          <table:table-cell office:value-type="string" calcext:value-type="string">
            <text:p>Entra en vigor la ley antitabaco que prohíbe fumar en espacios públicos cerrados (2011)</text:p>
          </table:table-cell>
          <table:table-cell table:number-columns-repeated="6"/>
          <table:table-cell office:value-type="string" calcext:value-type="string">
            <text:p>Venida de N.° S.° del Pilar a Zaragoza. Ss. BASILIO MAGNO Y </text:p>
            <text:p>GREGORIO NACIANCENO: OBS. Y DRS. Telesforo (p.); Argeo, Narciso y Marcelino: mrs. Teodoro de Marsella; </text:p>
            <text:p>Juan Bueno; Mainquino;Airaldo: obs. Bladulfo: pb. Vicenciano: er. </text:p>
            <text:p>Adalardo; Silvestre: abs.</text:p>
          </table:table-cell>
          <table:table-cell office:value-type="string" calcext:value-type="string">
            <text:p>Jia Tolentino</text:p>
          </table:table-cell>
          <table:table-cell office:value-type="string" calcext:value-type="string">
            <text:p>Cuando decimos algo horrible de una persona, en realidad la estamos promocionando </text:p>
          </table:table-cell>
          <table:table-cell office:value-type="string" calcext:value-type="string">
            <text:p>Luna creciente. Luna llena el 7 en Cáncer</text:p>
          </table:table-cell>
          <table:table-cell office:value-type="time" office:time-value="PT08H44M00S" calcext:value-type="time">
            <text:p>08:44</text:p>
          </table:table-cell>
          <table:table-cell office:value-type="time" office:time-value="PT17H47M00S" calcext:value-type="time">
            <text:p>17:47</text:p>
          </table:table-cell>
          <table:table-cell office:value-type="string" calcext:value-type="string">
            <text:p>Segundo día del 202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1-03" calcext:value-type="date">
            <text:p>03/01/2023</text:p>
          </table:table-cell>
          <table:table-cell office:value-type="string" calcext:value-type="string">
            <text:p>Día Mundial de las Cerezas Cubiertas de Chocolate</text:p>
          </table:table-cell>
          <table:table-cell table:number-columns-repeated="6"/>
          <table:table-cell office:value-type="string" calcext:value-type="string">
            <text:p>SANTÍSIMO NOMBRE DE JESÚS. Ss. Antero: p. Teopempo y Teonas;    Gordio; Daniel (de.); Teógeno: mrs. Florencio de Vienne; Luciano de </text:p>
            <text:p>Lentini:obs. Genoveva: V. Ciríaco Elías Chávara; José M. Tomasi*:pbs.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¿No te aburres de ser tan aburrido?</text:p>
          </table:table-cell>
          <table:table-cell office:value-type="string" calcext:value-type="string">
            <text:p>Luna llena el 7 en Cáncer</text:p>
          </table:table-cell>
          <table:table-cell office:value-type="time" office:time-value="PT08H44M00S" calcext:value-type="time">
            <text:p>08:44</text:p>
          </table:table-cell>
          <table:table-cell office:value-type="time" office:time-value="PT17H48M00S" calcext:value-type="time">
            <text:p>17:48</text:p>
          </table:table-cell>
          <table:table-cell office:value-type="string" calcext:value-type="string">
            <text:p>Tercer día del 2023</text:p>
          </table:table-cell>
          <table:table-cell office:value-type="string" calcext:value-type="string">
            <text:p>https://www.instagram.com/holy.anii/</text:p>
          </table:table-cell>
          <table:table-cell office:value-type="float" office:value="3" calcext:value-type="float">
            <text:p>3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1-04" calcext:value-type="date">
            <text:p>04/01/2023</text:p>
          </table:table-cell>
          <table:table-cell office:value-type="string" calcext:value-type="string">
            <text:p>Día Mundial del Braille </text:p>
          </table:table-cell>
          <table:table-cell office:value-type="string" calcext:value-type="string">
            <text:p>Día Mundial de la Hipnosis</text:p>
            <text:p/>
          </table:table-cell>
          <table:table-cell table:number-columns-repeated="5"/>
          <table:table-cell office:value-type="string" calcext:value-type="string">
            <text:p>Genoveva Torres* (V.): Idras. Faraildis; Angela de Foligno. </text:p>
            <text:p>Isabel Ana Seton; berto de Reims; Manuel Gonzalez Garcia: obs. Ferreol de          Uses; Rigomerio de Meaux; Rigo; Ss. Hermes y Cayo; mrs. Gregorio de Dijon;</text:p>
          </table:table-cell>
          <table:table-cell office:value-type="string" calcext:value-type="string">
            <text:p>Pulp Fiction</text:p>
          </table:table-cell>
          <table:table-cell office:value-type="string" calcext:value-type="string">
            <text:p>El hecho de que tengas una personalidad no significa que tengas personalidad </text:p>
          </table:table-cell>
          <table:table-cell office:value-type="string" calcext:value-type="string">
            <text:p>Luna llena el 7 en Cáncer. Perihelio: mínima distancia al sol (147 098 872 km)</text:p>
          </table:table-cell>
          <table:table-cell office:value-type="time" office:time-value="PT08H44M00S" calcext:value-type="time">
            <text:p>08:44</text:p>
          </table:table-cell>
          <table:table-cell office:value-type="time" office:time-value="PT17H49M00S" calcext:value-type="time">
            <text:p>17:49</text:p>
          </table:table-cell>
          <table:table-cell office:value-type="string" calcext:value-type="string">
            <text:p>Cuarto día del 202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1-05" calcext:value-type="date">
            <text:p>05/01/2023</text:p>
          </table:table-cell>
          <table:table-cell office:value-type="string" calcext:value-type="string">
            <text:p>Día de la Crema Batida o Nata Montada</text:p>
          </table:table-cell>
          <table:table-cell table:number-columns-repeated="6"/>
          <table:table-cell office:value-type="string" calcext:value-type="string">
            <text:p>Ss. Sinclética; Emiliana (Amelia): vs. Deogracias de Cartago; Juan      Nepomuceno; obs. Convoion: ab. Eduardo el Confesor: rey. Gerlaco: er. Carlos. </text:p>
            <text:p>San Andrés (Juan Andrés) Houben: pb.</text:p>
          </table:table-cell>
          <table:table-cell office:value-type="string" calcext:value-type="string">
            <text:p>K.C.</text:p>
          </table:table-cell>
          <table:table-cell office:value-type="string" calcext:value-type="string">
            <text:p>Si los perros pudieran hablar tal vez descubriríamos que nos cuesta tanto llevarnos bien con ellos como con la gente</text:p>
          </table:table-cell>
          <table:table-cell office:value-type="string" calcext:value-type="string">
            <text:p>Luna llena el 7 en Cáncer</text:p>
          </table:table-cell>
          <table:table-cell office:value-type="time" office:time-value="PT08H44M00S" calcext:value-type="time">
            <text:p>08:44</text:p>
          </table:table-cell>
          <table:table-cell office:value-type="time" office:time-value="PT17H50M00S" calcext:value-type="time">
            <text:p>17:50</text:p>
          </table:table-cell>
          <table:table-cell office:value-type="string" calcext:value-type="string">
            <text:p>Quinto día del 202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1-06" calcext:value-type="date">
            <text:p>06/01/2023</text:p>
          </table:table-cell>
          <table:table-cell office:value-type="string" calcext:value-type="string">
            <text:p>Día de Reyes </text:p>
            <text:p/>
          </table:table-cell>
          <table:table-cell office:value-type="string" calcext:value-type="string">
            <text:p>Día Mundial de la Astrología</text:p>
            <text:p/>
          </table:table-cell>
          <table:table-cell table:number-columns-repeated="5"/>
          <table:table-cell office:value-type="string" calcext:value-type="string">
            <text:p>Ss. Julián y Basilisa: mrs. Félix de Nantes: ob. Carlos de Seze; Andrés (Alfredo) Bessette: rIs.</text:p>
          </table:table-cell>
          <table:table-cell table:style-name="ce30" office:value-type="string" calcext:value-type="string">
            <text:p>Siniestro Total</text:p>
          </table:table-cell>
          <table:table-cell office:value-type="string" calcext:value-type="string">
            <text:p>Te mataré con mis zapatos de claqué </text:p>
          </table:table-cell>
          <table:table-cell office:value-type="string" calcext:value-type="string">
            <text:p>Luna llena mañana en Cáncer</text:p>
          </table:table-cell>
          <table:table-cell office:value-type="time" office:time-value="PT08H44M00S" calcext:value-type="time">
            <text:p>08:44</text:p>
          </table:table-cell>
          <table:table-cell office:value-type="time" office:time-value="PT17H51M00S" calcext:value-type="time">
            <text:p>17:51</text:p>
          </table:table-cell>
          <table:table-cell office:value-type="string" calcext:value-type="string">
            <text:p>Sexto día del 2023</text:p>
          </table:table-cell>
          <table:table-cell table:style-name="ce31"/>
          <table:table-cell office:value-type="float" office:value="6" calcext:value-type="float">
            <text:p>6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1-07" calcext:value-type="date">
            <text:p>07/01/2023</text:p>
          </table:table-cell>
          <table:table-cell office:value-type="string" calcext:value-type="string">
            <text:p>Día Internacional del Aire Limpio por un Cielo Azul </text:p>
            <text:p/>
          </table:table-cell>
          <table:table-cell office:value-type="string" calcext:value-type="string">
            <text:p>Día Mundial del Sello Postal</text:p>
            <text:p/>
          </table:table-cell>
          <table:table-cell table:number-columns-repeated="5"/>
          <table:table-cell office:value-type="string" calcext:value-type="string">
            <text:p>Ss. Raimundo de Peñafort; pb. Polieuto; Luciano(pb.); Canuto; José Tuân: mrs. Valentín de Recia; Crispino de Liguria; Valentiniano de Chur; Ciro de Constantinopla; Alderico de Le Mans: obs</text:p>
          </table:table-cell>
          <table:table-cell office:value-type="string" calcext:value-type="string">
            <text:p>Guille, psicodélico</text:p>
          </table:table-cell>
          <table:table-cell office:value-type="string" calcext:value-type="string">
            <text:p>No sé qué significa el número 3 ni las implicaciones que eso conlleva</text:p>
          </table:table-cell>
          <table:table-cell office:value-type="string" calcext:value-type="string">
            <text:p>Luna llena a las 00:08 en Cáncer</text:p>
          </table:table-cell>
          <table:table-cell office:value-type="time" office:time-value="PT08H44M00S" calcext:value-type="time">
            <text:p>08:44</text:p>
          </table:table-cell>
          <table:table-cell office:value-type="time" office:time-value="PT17H52M00S" calcext:value-type="time">
            <text:p>17:52</text:p>
          </table:table-cell>
          <table:table-cell office:value-type="string" calcext:value-type="string">
            <text:p>Séptimo día del 202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1-08" calcext:value-type="date">
            <text:p>08/01/2023</text:p>
          </table:table-cell>
          <table:table-cell office:value-type="string" calcext:value-type="string">
            <text:p>Día Mundial de los Camareros Simpáticos</text:p>
          </table:table-cell>
          <table:table-cell table:number-columns-repeated="6"/>
          <table:table-cell office:value-type="string" calcext:value-type="string">
            <text:p>Ss. Apolinar de Hierápolis; Paciente de Metz; Máximo de Liguria; Natalán; Erhardo; Alberto de Cashel; Lorenzo Giustiniani; Pedro Tomás*:obs. Teófilo (de.) y Eladio; Luciano, Maximiano y Juliano: thrs. Severino: pb. Jorge de Kosiba.</text:p>
            <text:p/>
          </table:table-cell>
          <table:table-cell office:value-type="string" calcext:value-type="string">
            <text:p>César, hablando de amor</text:p>
          </table:table-cell>
          <table:table-cell office:value-type="string" calcext:value-type="string">
            <text:p>Todos los perros tienen dueño</text:p>
          </table:table-cell>
          <table:table-cell office:value-type="string" calcext:value-type="string">
            <text:p>Cuarto menguante el 15 en Libra</text:p>
          </table:table-cell>
          <table:table-cell office:value-type="time" office:time-value="PT08H43M00S" calcext:value-type="time">
            <text:p>08:43</text:p>
          </table:table-cell>
          <table:table-cell office:value-type="time" office:time-value="PT17H53M00S" calcext:value-type="time">
            <text:p>17:53</text:p>
          </table:table-cell>
          <table:table-cell office:value-type="string" calcext:value-type="string">
            <text:p>Octavo día del 202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1-09" calcext:value-type="date">
            <text:p>09/01/2023</text:p>
          </table:table-cell>
          <table:table-cell office:value-type="string" calcext:value-type="string">
            <text:p>Día Mundial del Ascenso en Globo</text:p>
          </table:table-cell>
          <table:table-cell table:number-columns-repeated="6"/>
          <table:table-cell office:value-type="string" calcext:value-type="string">
            <text:p>Ss. Eulogio de Córdoba: pb. y mr. Marcelino de Ancona; Andrés Corsini*:</text:p>
            <text:p>obs. Adriano; Felano; Eustracio Taumaturgo: abs. Honorato de Buzançais. Agata Yi y Teresa Kim: mrs.</text:p>
          </table:table-cell>
          <table:table-cell office:value-type="string" calcext:value-type="string">
            <text:p>Libro no recuerdo cuál</text:p>
          </table:table-cell>
          <table:table-cell office:value-type="string" calcext:value-type="string">
            <text:p>Ahorrar dinero es la versión del amor que tienen los débiles de espíritu</text:p>
          </table:table-cell>
          <table:table-cell office:value-type="string" calcext:value-type="string">
            <text:p>Cuarto menguante el 15 en Libra</text:p>
          </table:table-cell>
          <table:table-cell office:value-type="time" office:time-value="PT08H43M00S" calcext:value-type="time">
            <text:p>08:43</text:p>
          </table:table-cell>
          <table:table-cell office:value-type="time" office:time-value="PT17H54M00S" calcext:value-type="time">
            <text:p>17:54</text:p>
          </table:table-cell>
          <table:table-cell office:value-type="string" calcext:value-type="string">
            <text:p>Noveno día del 202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1-10" calcext:value-type="date">
            <text:p>10/01/2023</text:p>
          </table:table-cell>
          <table:table-cell office:value-type="string" calcext:value-type="string">
            <text:p>Día Mundial de la Gente Peculiar</text:p>
          </table:table-cell>
          <table:table-cell table:number-columns-repeated="6"/>
          <table:table-cell office:value-type="string" calcext:value-type="string">
            <text:p>Ss. Melquíades; Agatón: ps. Pablo «el Ermitaño»; Valerio; Pedro Urseolo: mjs. Gregorio de Nisa; Juan de Jerusalén; Petronio de Die; Domiciano de Melitene; Arconte; Guillermo de Bourges: obs. Marciano: pb. Francisca de Sales (Leonia) Aviat: v. y fdra. Bta. M.° Dolores Rodríguez Sopeña.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Ella escucha un chin-pum y ya se piensa que es el Bronquio </text:p>
          </table:table-cell>
          <table:table-cell office:value-type="string" calcext:value-type="string">
            <text:p>Cuarto menguante el 15 en Libra</text:p>
          </table:table-cell>
          <table:table-cell office:value-type="time" office:time-value="PT08H43M00S" calcext:value-type="time">
            <text:p>08:43</text:p>
          </table:table-cell>
          <table:table-cell office:value-type="time" office:time-value="PT17H55M00S" calcext:value-type="time">
            <text:p>17:55</text:p>
          </table:table-cell>
          <table:table-cell office:value-type="string" calcext:value-type="string">
            <text:p>Décimo día del 2023</text:p>
            <text:p/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1-11" calcext:value-type="date">
            <text:p>11/01/2023</text:p>
          </table:table-cell>
          <table:table-cell office:value-type="string" calcext:value-type="string">
            <text:p>Día Internacional del Agradecimiento </text:p>
            <text:p/>
          </table:table-cell>
          <table:table-cell table:number-columns-repeated="6"/>
          <table:table-cell office:value-type="string" calcext:value-type="string">
            <text:p>Ss. Higinio: p. Salvio; Tipaso; Pedro Bálsamo:mrs. Leucio de Brindisi; Paulino de Aquilea: obs. Honorata: v. Teodosio: mj. Tomás de Cori: pb.</text:p>
          </table:table-cell>
          <table:table-cell office:value-type="string" calcext:value-type="string">
            <text:p>Dos señoras que se acaban de conocer en el metro, delante mía</text:p>
          </table:table-cell>
          <table:table-cell office:value-type="string" calcext:value-type="string">
            <text:p>Encantada de la vida </text:p>
          </table:table-cell>
          <table:table-cell office:value-type="string" calcext:value-type="string">
            <text:p>Cuarto menguante el 15 en Libra</text:p>
          </table:table-cell>
          <table:table-cell office:value-type="time" office:time-value="PT08H43M00S" calcext:value-type="time">
            <text:p>08:43</text:p>
          </table:table-cell>
          <table:table-cell office:value-type="time" office:time-value="PT17H57M00S" calcext:value-type="time">
            <text:p>17:57</text:p>
          </table:table-cell>
          <table:table-cell office:value-type="string" calcext:value-type="string">
            <text:p>Undécimo día del 202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1-12" calcext:value-type="date">
            <text:p>12/01/2023</text:p>
          </table:table-cell>
          <table:table-cell office:value-type="string" calcext:value-type="string">
            <text:p>Día Internacional de Besar a un Pelirrojo</text:p>
          </table:table-cell>
          <table:table-cell table:number-columns-repeated="6"/>
          <table:table-cell office:value-type="string" calcext:value-type="string">
            <text:p>Ss. Arcadio; Tigrio (pb.) y Eutropio; Ferreolo (ob.): mrs. Cesárea; Benito Biscop; Elredo: abs. Martín de la Sta. Cruz; Antonio M.* Pucci: pbs. Bernardo de Corleone: rI. Margarita Bourgeoys: v. y fdra. Bto. Pedro Francisco Jamet.</text:p>
          </table:table-cell>
          <table:table-cell office:value-type="string" calcext:value-type="string">
            <text:p>Lola Flores</text:p>
          </table:table-cell>
          <table:table-cell office:value-type="string" calcext:value-type="string">
            <text:p>¿Sabes por qué yo estoy guapa? Porque el brillo de los ojos no se opera </text:p>
          </table:table-cell>
          <table:table-cell office:value-type="string" calcext:value-type="string">
            <text:p>Luna llena a las 00:07 en Cáncer</text:p>
          </table:table-cell>
          <table:table-cell office:value-type="time" office:time-value="PT08H42M00S" calcext:value-type="time">
            <text:p>08:42</text:p>
          </table:table-cell>
          <table:table-cell office:value-type="time" office:time-value="PT17H58M00S" calcext:value-type="time">
            <text:p>17:58</text:p>
          </table:table-cell>
          <table:table-cell office:value-type="string" calcext:value-type="string">
            <text:p>Duodécimo día del 2023</text:p>
            <text:p/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1-13" calcext:value-type="date">
            <text:p>13/01/2023</text:p>
          </table:table-cell>
          <table:table-cell office:value-type="string" calcext:value-type="string">
            <text:p>Día Mundial de la Lucha contra la Depresión </text:p>
          </table:table-cell>
          <table:table-cell office:value-type="string" calcext:value-type="string">
            <text:p>Día Mundial de las Palomitas de Maíz</text:p>
          </table:table-cell>
          <table:table-cell table:number-columns-repeated="5"/>
          <table:table-cell office:value-type="string" calcext:value-type="string">
            <text:p>Ss. Hilario: ob. y dr. Hermilio y Estratónico; Pedro (pb.); Gumersindo (pb.) y Servideo; Domingo Pham, Lucas Thin y José Pham: mrs. Agricio;Remigio de Reims; Kentigerno: obs. Godofredo: rl. Juta o Iveta</text:p>
          </table:table-cell>
          <table:table-cell office:value-type="string" calcext:value-type="string">
            <text:p>Escuchado en la calle</text:p>
          </table:table-cell>
          <table:table-cell office:value-type="string" calcext:value-type="string">
            <text:p>Todo el mundo tiene un negacionista, hater, raro, enano y burlón dentro de nosotros </text:p>
          </table:table-cell>
          <table:table-cell office:value-type="string" calcext:value-type="string">
            <text:p>Cuarto menguante el 15 en Libra</text:p>
          </table:table-cell>
          <table:table-cell office:value-type="time" office:time-value="PT08H42M00S" calcext:value-type="time">
            <text:p>08:42</text:p>
          </table:table-cell>
          <table:table-cell office:value-type="time" office:time-value="PT17H59M00S" calcext:value-type="time">
            <text:p>17:59</text:p>
          </table:table-cell>
          <table:table-cell office:value-type="string" calcext:value-type="string">
            <text:p>Décimo tercer día del 202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1-14" calcext:value-type="date">
            <text:p>14/01/2023</text:p>
          </table:table-cell>
          <table:table-cell office:value-type="string" calcext:value-type="string">
            <text:p>Día Internacional de la Cometa </text:p>
          </table:table-cell>
          <table:table-cell office:value-type="string" calcext:value-type="string">
            <text:p>Día Mundial de la Lógica </text:p>
            <text:p/>
          </table:table-cell>
          <table:table-cell office:value-type="string" calcext:value-type="string">
            <text:p>Día Mundial de Vestir a tu Mascota</text:p>
          </table:table-cell>
          <table:table-cell table:number-columns-repeated="4"/>
          <table:table-cell office:value-type="string" calcext:value-type="string">
            <text:p>Ss. Potito; Glicerio (de.); Monjes de Raiti y del Monte Sinaí: mrs. Félix; pb. Nino. Fermín de Mende; Eufrasio de Auvernia; Dacio de Milán; Juan de Ribera: obs.</text:p>
          </table:table-cell>
          <table:table-cell office:value-type="string" calcext:value-type="string">
            <text:p>Enrique Jardiel Poncela libro Amor se escribe sin H</text:p>
          </table:table-cell>
          <table:table-cell office:value-type="string" calcext:value-type="string">
            <text:p>El vicio es lo que más arruga</text:p>
          </table:table-cell>
          <table:table-cell office:value-type="string" calcext:value-type="string">
            <text:p>Cuarto menguante el 15 en Libra</text:p>
          </table:table-cell>
          <table:table-cell office:value-type="time" office:time-value="PT08H42M00S" calcext:value-type="time">
            <text:p>08:42</text:p>
          </table:table-cell>
          <table:table-cell office:value-type="time" office:time-value="PT18H00M00S" calcext:value-type="time">
            <text:p>18:00</text:p>
          </table:table-cell>
          <table:table-cell office:value-type="string" calcext:value-type="string">
            <text:p>Décimo cuarto día del 202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1-15" calcext:value-type="date">
            <text:p>15/01/2023</text:p>
          </table:table-cell>
          <table:table-cell office:value-type="string" calcext:value-type="string">
            <text:p>Día Internacional de la Democracia</text:p>
            <text:p/>
          </table:table-cell>
          <table:table-cell office:value-type="string" calcext:value-type="string">
            <text:p>Día Mundial de la nieve (World Snow Day)</text:p>
            <text:p/>
          </table:table-cell>
          <table:table-cell table:number-columns-repeated="5"/>
          <table:table-cell office:value-type="string" calcext:value-type="string">
            <text:p>Ss. Secundina; Tarcisia; Francisco Fernández (pb.); Devasahayam (Lázaro) Pillai: mrs. Juan Calibita. Probo de Rieti; Ableberto o Emeberto; Malardo de Chartres; Bonito de Lyon: obs. Mau ro: ab. Romedio: an. Arsenio: er. Ita (v.); Arnold Janssen (pb.): fdrs. </text:p>
          </table:table-cell>
          <table:table-cell office:value-type="string" calcext:value-type="string">
            <text:p>Amaia Montero en Twitter</text:p>
          </table:table-cell>
          <table:table-cell office:value-type="string" calcext:value-type="string">
            <text:p>Ni protagonismo ni hostias me ha</text:p>
            <text:p>llamado gorda y punto </text:p>
          </table:table-cell>
          <table:table-cell office:value-type="string" calcext:value-type="string">
            <text:p>Cuarto menguante a las 03:10 en Libra</text:p>
            <text:p/>
          </table:table-cell>
          <table:table-cell office:value-type="time" office:time-value="PT08H41M00S" calcext:value-type="time">
            <text:p>08:41</text:p>
          </table:table-cell>
          <table:table-cell office:value-type="time" office:time-value="PT18H01M00S" calcext:value-type="time">
            <text:p>18:01</text:p>
          </table:table-cell>
          <table:table-cell office:value-type="string" calcext:value-type="string">
            <text:p>Décimo quinto día del 202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1-16" calcext:value-type="date">
            <text:p>16/01/2023</text:p>
          </table:table-cell>
          <table:table-cell office:value-type="string" calcext:value-type="string">
            <text:p>Día Internacional de los Beatles </text:p>
            <text:p/>
          </table:table-cell>
          <table:table-cell office:value-type="string" calcext:value-type="string">
            <text:p>día Internacional de la Croqueta</text:p>
            <text:p/>
          </table:table-cell>
          <table:table-cell office:value-type="string" calcext:value-type="string">
            <text:p>Día Internacional de la Comida Picante</text:p>
            <text:p/>
          </table:table-cell>
          <table:table-cell table:number-columns-repeated="4"/>
          <table:table-cell office:value-type="string" calcext:value-type="string">
            <text:p>Ss. Marcelo I; p. Danacto; Berardo (pb.) José Vaz (pb.): mrs. Melas; Honorato de Arlés; Jacobo de Moûtiers; Ticiano; Fulgencio de Ecija*: </text:p>
            <text:p>obs. Leobato; Furseo: abs. Triverio (pb.): er. Juana: V. Btos.: Juana M. Condesa; Luis A. Ormières.</text:p>
          </table:table-cell>
          <table:table-cell office:value-type="string" calcext:value-type="string">
            <text:p>Frase de paciente</text:p>
          </table:table-cell>
          <table:table-cell office:value-type="string" calcext:value-type="string">
            <text:p>Cuando te hieran vuela alto, que las ratas no saben saltar </text:p>
          </table:table-cell>
          <table:table-cell office:value-type="string" calcext:value-type="string">
            <text:p>Luna nueva el 21 en Acuario</text:p>
            <text:p/>
          </table:table-cell>
          <table:table-cell office:value-type="time" office:time-value="PT08H41M00S" calcext:value-type="time">
            <text:p>08:41</text:p>
          </table:table-cell>
          <table:table-cell office:value-type="time" office:time-value="PT18H02M00S" calcext:value-type="time">
            <text:p>18:02</text:p>
          </table:table-cell>
          <table:table-cell office:value-type="string" calcext:value-type="string">
            <text:p>Décimo sexto día del 2023</text:p>
            <text:p/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1-17" calcext:value-type="date">
            <text:p>17/01/2023</text:p>
          </table:table-cell>
          <table:table-cell office:value-type="string" calcext:value-type="string">
            <text:p>Día de Martin Luther King</text:p>
            <text:p/>
          </table:table-cell>
          <table:table-cell table:number-columns-repeated="6"/>
          <table:table-cell office:value-type="string" calcext:value-type="string">
            <text:p>Ss. ANTONIO; AB. Espeusipo, Elausipo, Melasipo y Leonila; Jenaro </text:p>
            <text:p>Sánchez (pb.); mrs. Julián: er.Marcelo de Die; Sulpicio Pio; obs.</text:p>
          </table:table-cell>
          <table:table-cell office:value-type="string" calcext:value-type="string">
            <text:p>libro Los Amores Ridículos de Milán Kundera</text:p>
          </table:table-cell>
          <table:table-cell office:value-type="string" calcext:value-type="string">
            <text:p>Mear en la naturaleza es una ceremonia religiosa mediante la cual le prometemos a la tierra que alguna vez regresaremos a ella por entero </text:p>
          </table:table-cell>
          <table:table-cell office:value-type="string" calcext:value-type="string">
            <text:p>Luna nueva el 21 en Acuario</text:p>
            <text:p/>
          </table:table-cell>
          <table:table-cell office:value-type="time" office:time-value="PT08H40M00S" calcext:value-type="time">
            <text:p>08:40</text:p>
          </table:table-cell>
          <table:table-cell office:value-type="time" office:time-value="PT18H04M00S" calcext:value-type="time">
            <text:p>18:04</text:p>
          </table:table-cell>
          <table:table-cell office:value-type="string" calcext:value-type="string">
            <text:p>Décimo séptimo día del 2023</text:p>
            <text:p/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1-18" calcext:value-type="date">
            <text:p>18/01/2023</text:p>
          </table:table-cell>
          <table:table-cell office:value-type="string" calcext:value-type="string">
            <text:p>Día Internacional de la Igualdad Salarial </text:p>
            <text:p/>
          </table:table-cell>
          <table:table-cell office:value-type="string" calcext:value-type="string">
            <text:p>Día de Winnie The Pooh</text:p>
            <text:p/>
          </table:table-cell>
          <table:table-cell office:value-type="string" calcext:value-type="string">
            <text:p>Día Internacional del Síndrome de la Hemiplejia Alternante</text:p>
            <text:p/>
          </table:table-cell>
          <table:table-cell table:number-columns-repeated="4"/>
          <table:table-cell office:value-type="string" calcext:value-type="string">
            <text:p>Ss. Suceso, Pablo y Lucio (obs.); Cosconio, Zenón y Melanipo; </text:p>
            <text:p>Prisca: mrs. Volusiano de Tours: ob. Deicolo: ab. Margarita </text:p>
            <text:p>de Hungría; v. Bto. Facio.</text:p>
          </table:table-cell>
          <table:table-cell office:value-type="string" calcext:value-type="string">
            <text:p>Maradona</text:p>
          </table:table-cell>
          <table:table-cell office:value-type="string" calcext:value-type="string">
            <text:p>Cristiano Ronaldo te hace un gol y te vende un shampoo a la vez</text:p>
          </table:table-cell>
          <table:table-cell office:value-type="string" calcext:value-type="string">
            <text:p>Luna nueva el 21 en Acuario</text:p>
          </table:table-cell>
          <table:table-cell office:value-type="time" office:time-value="PT08H39M00S" calcext:value-type="time">
            <text:p>08:39</text:p>
          </table:table-cell>
          <table:table-cell office:value-type="time" office:time-value="PT18H05M00S" calcext:value-type="time">
            <text:p>18:05</text:p>
          </table:table-cell>
          <table:table-cell office:value-type="string" calcext:value-type="string">
            <text:p>Décimo octavo día del 2023</text:p>
            <text:p/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1-19" calcext:value-type="date">
            <text:p>19/01/2023</text:p>
          </table:table-cell>
          <table:table-cell office:value-type="string" calcext:value-type="string">
            <text:p>Día Mundial de la Nieve </text:p>
            <text:p/>
          </table:table-cell>
          <table:table-cell office:value-type="string" calcext:value-type="string">
            <text:p>Día del Selfie en los Museos</text:p>
            <text:p/>
          </table:table-cell>
          <table:table-cell table:number-columns-repeated="5"/>
          <table:table-cell office:value-type="string" calcext:value-type="string">
            <text:p>Ss. Juan Ogilvie* (pb.); Esteban Pongrácz, Melchor Grodziecki y</text:p>
            <text:p> Marcos Krizevci*: btos. Ignacio de Azevedo (pb.) y c.*: Jacobo Salès</text:p>
            <text:p> (pb.) y Guillermo Saultemouche*  (rl.); Germánico; Ponciano; Mario, </text:p>
            <text:p>Marta, Audifax y Abaco; Liberada y Faustina: mrs. Bto. Marcelo Spínola.</text:p>
          </table:table-cell>
          <table:table-cell office:value-type="string" calcext:value-type="string">
            <text:p>Conclusión de Pablo Wilson</text:p>
          </table:table-cell>
          <table:table-cell office:value-type="string" calcext:value-type="string">
            <text:p>La literatura es mentira</text:p>
          </table:table-cell>
          <table:table-cell office:value-type="string" calcext:value-type="string">
            <text:p>Luna nueva el 21 en Acuario</text:p>
            <text:p/>
          </table:table-cell>
          <table:table-cell office:value-type="time" office:time-value="PT08H39M00S" calcext:value-type="time">
            <text:p>08:39</text:p>
          </table:table-cell>
          <table:table-cell office:value-type="time" office:time-value="PT18H06M00S" calcext:value-type="time">
            <text:p>18:06</text:p>
          </table:table-cell>
          <table:table-cell office:value-type="string" calcext:value-type="string">
            <text:p>Décimo noveno día del 2023</text:p>
            <text:p/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1-20" calcext:value-type="date">
            <text:p>20/01/2023</text:p>
          </table:table-cell>
          <table:table-cell office:value-type="string" calcext:value-type="string">
            <text:p>Día de Concienciación por los pingüinos </text:p>
            <text:p/>
          </table:table-cell>
          <table:table-cell office:value-type="string" calcext:value-type="string">
            <text:p>Día Internacional de los Perfiles de Tinder </text:p>
            <text:p/>
          </table:table-cell>
          <table:table-cell office:value-type="string" calcext:value-type="string">
            <text:p>Día de Abstinencia </text:p>
            <text:p/>
          </table:table-cell>
          <table:table-cell table:number-columns-repeated="4"/>
          <table:table-cell office:value-type="string" calcext:value-type="string">
            <text:p>Ss. Fructuoso (ob.) y Augurio y Eulogio (des.); Fabián (p.); Sebastián;</text:p>
            <text:p> Ascla; Neófito; Enrique (ob.); Esteban Min Kuk-ka; mrs. Eutimio «el</text:p>
            <text:p>Grande»; Eustoquia Calafato: abs. Wulfstano: ob. M.* Cristina de la Inmaculada Brando: v. y fdra.</text:p>
          </table:table-cell>
          <table:table-cell office:value-type="string" calcext:value-type="string">
            <text:p>Nora Ephron</text:p>
          </table:table-cell>
          <table:table-cell office:value-type="string" calcext:value-type="string">
            <text:p>Si sólo 1/3 de la ropa de tu armario es un error, vas ganando</text:p>
          </table:table-cell>
          <table:table-cell office:value-type="string" calcext:value-type="string">
            <text:p>Mañana luna nueva el 21 en Acuario. El sol entra a las 09:29 en Acuario</text:p>
          </table:table-cell>
          <table:table-cell office:value-type="time" office:time-value="PT08H38M00S" calcext:value-type="time">
            <text:p>08:38</text:p>
          </table:table-cell>
          <table:table-cell office:value-type="time" office:time-value="PT18H07M00S" calcext:value-type="time">
            <text:p>18:07</text:p>
          </table:table-cell>
          <table:table-cell office:value-type="string" calcext:value-type="string">
            <text:p>Vigésimo día del 2023</text:p>
            <text:p/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1-21" calcext:value-type="date">
            <text:p>21/01/2023</text:p>
          </table:table-cell>
          <table:table-cell office:value-type="string" calcext:value-type="string">
            <text:p>Día Internacional del Abrazo </text:p>
          </table:table-cell>
          <table:table-cell office:value-type="string" calcext:value-type="string">
            <text:p>Día Mundial de la Ardilla </text:p>
            <text:p/>
          </table:table-cell>
          <table:table-cell office:value-type="string" calcext:value-type="string">
            <text:p>Día Internacional del Pantalón de Chándal</text:p>
            <text:p/>
          </table:table-cell>
          <table:table-cell table:number-columns-repeated="4"/>
          <table:table-cell office:value-type="string" calcext:value-type="string">
            <text:p>N.S. de Altagracia (Patrona de la República Dominicana). Ss. INÉS: V. Y MR. Publio (ob.); Patroclo;Albano Roe (pb.); Juan Yi Yun: mrs. Epifanio </text:p>
            <text:p>de Pavía; ob. Meinrado; pb. Zacarías el Angélico: mj.</text:p>
          </table:table-cell>
          <table:table-cell office:value-type="string" calcext:value-type="string">
            <text:p>Visto en Instagram</text:p>
          </table:table-cell>
          <table:table-cell office:value-type="string" calcext:value-type="string">
            <text:p>Los hombres inventaron las peleas para meterse mano en público </text:p>
          </table:table-cell>
          <table:table-cell office:value-type="string" calcext:value-type="string">
            <text:p>Luna nueva a las 21:53 en Acuario</text:p>
            <text:p/>
          </table:table-cell>
          <table:table-cell office:value-type="time" office:time-value="PT08H38M00S" calcext:value-type="time">
            <text:p>08:38</text:p>
          </table:table-cell>
          <table:table-cell office:value-type="time" office:time-value="PT18H09M00S" calcext:value-type="time">
            <text:p>18:09</text:p>
          </table:table-cell>
          <table:table-cell office:value-type="string" calcext:value-type="string">
            <text:p>Vigésimo primer día del 2023</text:p>
            <text:p/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1-22" calcext:value-type="date">
            <text:p>22/01/2023</text:p>
          </table:table-cell>
          <table:table-cell office:value-type="string" calcext:value-type="string">
            <text:p>Día Mundial de Responder las Preguntas de tu Gato</text:p>
          </table:table-cell>
          <table:table-cell office:value-type="string" calcext:value-type="string">
            <text:p>Jornada de la Infancia Misionera</text:p>
            <text:p/>
          </table:table-cell>
          <table:table-cell table:number-columns-repeated="5"/>
          <table:table-cell office:value-type="string" calcext:value-type="string">
            <text:p>S. VICENTE: DC. Y MR. Gaudencio de Novara; Barnardo de Vienne: </text:p>
            <text:p>obs. Anastasio (mj.); Francisco Gil y Mateo Alonso (pbs.): mrs. Domingo:</text:p>
            <text:p>ab. Vicente Palloti: pb. y fdr. Bto. Guillermo José Chaminade.</text:p>
          </table:table-cell>
          <table:table-cell office:value-type="string" calcext:value-type="string">
            <text:p>En el periódico</text:p>
          </table:table-cell>
          <table:table-cell office:value-type="string" calcext:value-type="string">
            <text:p>En España no se vota a alguien, se vota contra alguien </text:p>
          </table:table-cell>
          <table:table-cell office:value-type="string" calcext:value-type="string">
            <text:p>Cuarto creciente el 28 en Tauro</text:p>
            <text:p/>
          </table:table-cell>
          <table:table-cell office:value-type="time" office:time-value="PT08H37M00S" calcext:value-type="time">
            <text:p>08:37</text:p>
          </table:table-cell>
          <table:table-cell office:value-type="time" office:time-value="PT18H10M00S" calcext:value-type="time">
            <text:p>18:10</text:p>
          </table:table-cell>
          <table:table-cell office:value-type="string" calcext:value-type="string">
            <text:p>Duodécimo día del 2023</text:p>
            <text:p/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1-23" calcext:value-type="date">
            <text:p>23/01/2023</text:p>
          </table:table-cell>
          <table:table-cell office:value-type="string" calcext:value-type="string">
            <text:p>Día Mundial de las Cartas Escritas a Mano</text:p>
            <text:p/>
          </table:table-cell>
          <table:table-cell table:number-columns-repeated="6"/>
          <table:table-cell office:value-type="string" calcext:value-type="string">
            <text:p>Ss. ILDEFONSO: OB. Severiano y Áquila; Emerenciana; Clemente (ob.) </text:p>
            <text:p>y Agatángelo; Andrés Chong; mrs. Amasio; ob. Mainbodo: er. y pno.</text:p>
          </table:table-cell>
          <table:table-cell office:value-type="string" calcext:value-type="string">
            <text:p>1º contagio covid en España Febrero 2020</text:p>
          </table:table-cell>
          <table:table-cell office:value-type="string" calcext:value-type="string">
            <text:p>Un turista Alemán en la Gomera </text:p>
          </table:table-cell>
          <table:table-cell office:value-type="string" calcext:value-type="string">
            <text:p>Cuarto creciente el 28 en Tauro</text:p>
            <text:p/>
          </table:table-cell>
          <table:table-cell office:value-type="time" office:time-value="PT08H36M00S" calcext:value-type="time">
            <text:p>08:36</text:p>
          </table:table-cell>
          <table:table-cell office:value-type="time" office:time-value="PT18H11M00S" calcext:value-type="time">
            <text:p>18:11</text:p>
          </table:table-cell>
          <table:table-cell office:value-type="string" calcext:value-type="string">
            <text:p>Vigésimo tercer día del 2023</text:p>
            <text:p/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1-24" calcext:value-type="date">
            <text:p>24/01/2023</text:p>
          </table:table-cell>
          <table:table-cell office:value-type="string" calcext:value-type="string">
            <text:p>Día Internacional de la Educación </text:p>
            <text:p/>
          </table:table-cell>
          <table:table-cell office:value-type="string" calcext:value-type="string">
            <text:p>Día Internacional De Comunity Manager </text:p>
            <text:p/>
          </table:table-cell>
          <table:table-cell office:value-type="string" calcext:value-type="string">
            <text:p>Día Mundial de la Cultura Africana y Afrodescendiente</text:p>
            <text:p/>
          </table:table-cell>
          <table:table-cell office:value-type="string" calcext:value-type="string">
            <text:p>Día del Periodista </text:p>
            <text:p/>
          </table:table-cell>
          <table:table-cell table:number-columns-repeated="3"/>
          <table:table-cell office:value-type="string" calcext:value-type="string">
            <text:p>Ss. FRANCISCO DE SALES: OB. Y DR. Feliciano de Umbría; Exuperancio de Cíngoli: obs. Sabiniano;Babila (ob.): mrs.</text:p>
          </table:table-cell>
          <table:table-cell office:value-type="string" calcext:value-type="string">
            <text:p>Pintada en la calle, Bilbao</text:p>
          </table:table-cell>
          <table:table-cell office:value-type="string" calcext:value-type="string">
            <text:p>Flaka dame un hueso que tienes 206 </text:p>
          </table:table-cell>
          <table:table-cell office:value-type="string" calcext:value-type="string">
            <text:p>Cuarto creciente el 28 en Tauro</text:p>
            <text:p/>
          </table:table-cell>
          <table:table-cell office:value-type="time" office:time-value="PT08H35M00S" calcext:value-type="time">
            <text:p>08:35</text:p>
          </table:table-cell>
          <table:table-cell office:value-type="time" office:time-value="PT18H13M00S" calcext:value-type="time">
            <text:p>18:13</text:p>
          </table:table-cell>
          <table:table-cell office:value-type="string" calcext:value-type="string">
            <text:p>Vigésimo cuarto día del 2023</text:p>
            <text:p/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1-25" calcext:value-type="date">
            <text:p>25/01/2023</text:p>
          </table:table-cell>
          <table:table-cell table:number-columns-repeated="15"/>
          <table:table-cell office:value-type="float" office:value="25" calcext:value-type="float">
            <text:p>25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1-26" calcext:value-type="date">
            <text:p>26/01/2023</text:p>
          </table:table-cell>
          <table:table-cell table:number-columns-repeated="15"/>
          <table:table-cell office:value-type="float" office:value="26" calcext:value-type="float">
            <text:p>26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1-27" calcext:value-type="date">
            <text:p>27/01/2023</text:p>
          </table:table-cell>
          <table:table-cell table:number-columns-repeated="15"/>
          <table:table-cell office:value-type="float" office:value="27" calcext:value-type="float">
            <text:p>27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1-28" calcext:value-type="date">
            <text:p>28/01/2023</text:p>
          </table:table-cell>
          <table:table-cell table:number-columns-repeated="15"/>
          <table:table-cell office:value-type="float" office:value="28" calcext:value-type="float">
            <text:p>28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1-29" calcext:value-type="date">
            <text:p>29/01/2023</text:p>
          </table:table-cell>
          <table:table-cell table:number-columns-repeated="15"/>
          <table:table-cell office:value-type="float" office:value="29" calcext:value-type="float">
            <text:p>29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1-30" calcext:value-type="date">
            <text:p>30/01/2023</text:p>
          </table:table-cell>
          <table:table-cell table:number-columns-repeated="15"/>
          <table:table-cell office:value-type="float" office:value="30" calcext:value-type="float">
            <text:p>30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1-31" calcext:value-type="date">
            <text:p>31/01/2023</text:p>
          </table:table-cell>
          <table:table-cell table:number-columns-repeated="15"/>
          <table:table-cell office:value-type="float" office:value="31" calcext:value-type="float">
            <text:p>31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2-01" calcext:value-type="date">
            <text:p>01/02/2023</text:p>
          </table:table-cell>
          <table:table-cell table:number-columns-repeated="15"/>
          <table:table-cell office:value-type="float" office:value="32" calcext:value-type="float">
            <text:p>32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2-02" calcext:value-type="date">
            <text:p>02/02/2023</text:p>
          </table:table-cell>
          <table:table-cell table:number-columns-repeated="15"/>
          <table:table-cell office:value-type="float" office:value="33" calcext:value-type="float">
            <text:p>33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2-03" calcext:value-type="date">
            <text:p>03/02/2023</text:p>
          </table:table-cell>
          <table:table-cell table:number-columns-repeated="15"/>
          <table:table-cell office:value-type="float" office:value="34" calcext:value-type="float">
            <text:p>34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2-04" calcext:value-type="date">
            <text:p>04/02/2023</text:p>
          </table:table-cell>
          <table:table-cell table:number-columns-repeated="15"/>
          <table:table-cell office:value-type="float" office:value="35" calcext:value-type="float">
            <text:p>35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2-05" calcext:value-type="date">
            <text:p>05/02/2023</text:p>
          </table:table-cell>
          <table:table-cell table:number-columns-repeated="15"/>
          <table:table-cell office:value-type="float" office:value="36" calcext:value-type="float">
            <text:p>36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2-06" calcext:value-type="date">
            <text:p>06/02/2023</text:p>
          </table:table-cell>
          <table:table-cell table:number-columns-repeated="15"/>
          <table:table-cell office:value-type="float" office:value="37" calcext:value-type="float">
            <text:p>37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2-07" calcext:value-type="date">
            <text:p>07/02/2023</text:p>
          </table:table-cell>
          <table:table-cell table:number-columns-repeated="15"/>
          <table:table-cell office:value-type="float" office:value="38" calcext:value-type="float">
            <text:p>38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2-08" calcext:value-type="date">
            <text:p>08/02/2023</text:p>
          </table:table-cell>
          <table:table-cell table:number-columns-repeated="15"/>
          <table:table-cell office:value-type="float" office:value="39" calcext:value-type="float">
            <text:p>39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2-09" calcext:value-type="date">
            <text:p>09/02/2023</text:p>
          </table:table-cell>
          <table:table-cell table:number-columns-repeated="15"/>
          <table:table-cell office:value-type="float" office:value="40" calcext:value-type="float">
            <text:p>40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2-10" calcext:value-type="date">
            <text:p>10/02/2023</text:p>
          </table:table-cell>
          <table:table-cell table:number-columns-repeated="15"/>
          <table:table-cell office:value-type="float" office:value="41" calcext:value-type="float">
            <text:p>41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2-11" calcext:value-type="date">
            <text:p>11/02/2023</text:p>
          </table:table-cell>
          <table:table-cell table:number-columns-repeated="15"/>
          <table:table-cell office:value-type="float" office:value="42" calcext:value-type="float">
            <text:p>42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2-12" calcext:value-type="date">
            <text:p>12/02/2023</text:p>
          </table:table-cell>
          <table:table-cell table:number-columns-repeated="15"/>
          <table:table-cell office:value-type="float" office:value="43" calcext:value-type="float">
            <text:p>43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2-13" calcext:value-type="date">
            <text:p>13/02/2023</text:p>
          </table:table-cell>
          <table:table-cell table:number-columns-repeated="15"/>
          <table:table-cell office:value-type="float" office:value="44" calcext:value-type="float">
            <text:p>44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2-14" calcext:value-type="date">
            <text:p>14/02/2023</text:p>
          </table:table-cell>
          <table:table-cell table:number-columns-repeated="15"/>
          <table:table-cell office:value-type="float" office:value="45" calcext:value-type="float">
            <text:p>45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2-15" calcext:value-type="date">
            <text:p>15/02/2023</text:p>
          </table:table-cell>
          <table:table-cell table:number-columns-repeated="15"/>
          <table:table-cell office:value-type="float" office:value="46" calcext:value-type="float">
            <text:p>46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2-16" calcext:value-type="date">
            <text:p>16/02/2023</text:p>
          </table:table-cell>
          <table:table-cell table:number-columns-repeated="15"/>
          <table:table-cell office:value-type="float" office:value="47" calcext:value-type="float">
            <text:p>47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2-17" calcext:value-type="date">
            <text:p>17/02/2023</text:p>
          </table:table-cell>
          <table:table-cell table:number-columns-repeated="15"/>
          <table:table-cell office:value-type="float" office:value="48" calcext:value-type="float">
            <text:p>48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2-18" calcext:value-type="date">
            <text:p>18/02/2023</text:p>
          </table:table-cell>
          <table:table-cell table:number-columns-repeated="15"/>
          <table:table-cell office:value-type="float" office:value="49" calcext:value-type="float">
            <text:p>49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2-19" calcext:value-type="date">
            <text:p>19/02/2023</text:p>
          </table:table-cell>
          <table:table-cell table:number-columns-repeated="15"/>
          <table:table-cell office:value-type="float" office:value="50" calcext:value-type="float">
            <text:p>50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2-20" calcext:value-type="date">
            <text:p>20/02/2023</text:p>
          </table:table-cell>
          <table:table-cell table:number-columns-repeated="15"/>
          <table:table-cell office:value-type="float" office:value="51" calcext:value-type="float">
            <text:p>51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2-21" calcext:value-type="date">
            <text:p>21/02/2023</text:p>
          </table:table-cell>
          <table:table-cell table:number-columns-repeated="15"/>
          <table:table-cell office:value-type="float" office:value="52" calcext:value-type="float">
            <text:p>52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2-22" calcext:value-type="date">
            <text:p>22/02/2023</text:p>
          </table:table-cell>
          <table:table-cell table:number-columns-repeated="15"/>
          <table:table-cell office:value-type="float" office:value="53" calcext:value-type="float">
            <text:p>53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2-23" calcext:value-type="date">
            <text:p>23/02/2023</text:p>
          </table:table-cell>
          <table:table-cell table:number-columns-repeated="15"/>
          <table:table-cell office:value-type="float" office:value="54" calcext:value-type="float">
            <text:p>54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2-24" calcext:value-type="date">
            <text:p>24/02/2023</text:p>
          </table:table-cell>
          <table:table-cell table:number-columns-repeated="15"/>
          <table:table-cell office:value-type="float" office:value="55" calcext:value-type="float">
            <text:p>55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2-25" calcext:value-type="date">
            <text:p>25/02/2023</text:p>
          </table:table-cell>
          <table:table-cell table:number-columns-repeated="15"/>
          <table:table-cell office:value-type="float" office:value="56" calcext:value-type="float">
            <text:p>56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2-26" calcext:value-type="date">
            <text:p>26/02/2023</text:p>
          </table:table-cell>
          <table:table-cell table:number-columns-repeated="15"/>
          <table:table-cell office:value-type="float" office:value="57" calcext:value-type="float">
            <text:p>57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2-27" calcext:value-type="date">
            <text:p>27/02/2023</text:p>
          </table:table-cell>
          <table:table-cell table:number-columns-repeated="15"/>
          <table:table-cell office:value-type="float" office:value="58" calcext:value-type="float">
            <text:p>58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2-28" calcext:value-type="date">
            <text:p>28/02/2023</text:p>
          </table:table-cell>
          <table:table-cell table:number-columns-repeated="15"/>
          <table:table-cell office:value-type="float" office:value="59" calcext:value-type="float">
            <text:p>59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3-01" calcext:value-type="date">
            <text:p>01/03/2023</text:p>
          </table:table-cell>
          <table:table-cell table:number-columns-repeated="15"/>
          <table:table-cell office:value-type="float" office:value="60" calcext:value-type="float">
            <text:p>60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3-02" calcext:value-type="date">
            <text:p>02/03/2023</text:p>
          </table:table-cell>
          <table:table-cell table:number-columns-repeated="15"/>
          <table:table-cell office:value-type="float" office:value="61" calcext:value-type="float">
            <text:p>61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3-03" calcext:value-type="date">
            <text:p>03/03/2023</text:p>
          </table:table-cell>
          <table:table-cell table:number-columns-repeated="15"/>
          <table:table-cell office:value-type="float" office:value="62" calcext:value-type="float">
            <text:p>62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3-04" calcext:value-type="date">
            <text:p>04/03/2023</text:p>
          </table:table-cell>
          <table:table-cell table:number-columns-repeated="15"/>
          <table:table-cell office:value-type="float" office:value="63" calcext:value-type="float">
            <text:p>63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3-05" calcext:value-type="date">
            <text:p>05/03/2023</text:p>
          </table:table-cell>
          <table:table-cell table:number-columns-repeated="15"/>
          <table:table-cell office:value-type="float" office:value="64" calcext:value-type="float">
            <text:p>64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3-06" calcext:value-type="date">
            <text:p>06/03/2023</text:p>
          </table:table-cell>
          <table:table-cell table:number-columns-repeated="15"/>
          <table:table-cell office:value-type="float" office:value="65" calcext:value-type="float">
            <text:p>65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3-07" calcext:value-type="date">
            <text:p>07/03/2023</text:p>
          </table:table-cell>
          <table:table-cell table:number-columns-repeated="15"/>
          <table:table-cell office:value-type="float" office:value="66" calcext:value-type="float">
            <text:p>66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3-08" calcext:value-type="date">
            <text:p>08/03/2023</text:p>
          </table:table-cell>
          <table:table-cell table:number-columns-repeated="15"/>
          <table:table-cell office:value-type="float" office:value="67" calcext:value-type="float">
            <text:p>67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3-09" calcext:value-type="date">
            <text:p>09/03/2023</text:p>
          </table:table-cell>
          <table:table-cell table:number-columns-repeated="15"/>
          <table:table-cell office:value-type="float" office:value="68" calcext:value-type="float">
            <text:p>68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3-10" calcext:value-type="date">
            <text:p>10/03/2023</text:p>
          </table:table-cell>
          <table:table-cell table:number-columns-repeated="15"/>
          <table:table-cell office:value-type="float" office:value="69" calcext:value-type="float">
            <text:p>69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3-11" calcext:value-type="date">
            <text:p>11/03/2023</text:p>
          </table:table-cell>
          <table:table-cell table:number-columns-repeated="15"/>
          <table:table-cell office:value-type="float" office:value="70" calcext:value-type="float">
            <text:p>70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3-12" calcext:value-type="date">
            <text:p>12/03/2023</text:p>
          </table:table-cell>
          <table:table-cell table:number-columns-repeated="15"/>
          <table:table-cell office:value-type="float" office:value="71" calcext:value-type="float">
            <text:p>71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3-13" calcext:value-type="date">
            <text:p>13/03/2023</text:p>
          </table:table-cell>
          <table:table-cell table:number-columns-repeated="15"/>
          <table:table-cell office:value-type="float" office:value="72" calcext:value-type="float">
            <text:p>72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3-14" calcext:value-type="date">
            <text:p>14/03/2023</text:p>
          </table:table-cell>
          <table:table-cell table:number-columns-repeated="15"/>
          <table:table-cell office:value-type="float" office:value="73" calcext:value-type="float">
            <text:p>73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3-15" calcext:value-type="date">
            <text:p>15/03/2023</text:p>
          </table:table-cell>
          <table:table-cell table:number-columns-repeated="15"/>
          <table:table-cell office:value-type="float" office:value="74" calcext:value-type="float">
            <text:p>74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3-16" calcext:value-type="date">
            <text:p>16/03/2023</text:p>
          </table:table-cell>
          <table:table-cell table:number-columns-repeated="15"/>
          <table:table-cell office:value-type="float" office:value="75" calcext:value-type="float">
            <text:p>75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3-17" calcext:value-type="date">
            <text:p>17/03/2023</text:p>
          </table:table-cell>
          <table:table-cell table:number-columns-repeated="15"/>
          <table:table-cell office:value-type="float" office:value="76" calcext:value-type="float">
            <text:p>76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3-18" calcext:value-type="date">
            <text:p>18/03/2023</text:p>
          </table:table-cell>
          <table:table-cell table:number-columns-repeated="15"/>
          <table:table-cell office:value-type="float" office:value="77" calcext:value-type="float">
            <text:p>77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3-19" calcext:value-type="date">
            <text:p>19/03/2023</text:p>
          </table:table-cell>
          <table:table-cell table:number-columns-repeated="15"/>
          <table:table-cell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3-20" calcext:value-type="date">
            <text:p>20/03/2023</text:p>
          </table:table-cell>
          <table:table-cell table:number-columns-repeated="15"/>
          <table:table-cell office:value-type="float" office:value="79" calcext:value-type="float">
            <text:p>79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3-21" calcext:value-type="date">
            <text:p>21/03/2023</text:p>
          </table:table-cell>
          <table:table-cell table:number-columns-repeated="15"/>
          <table:table-cell office:value-type="float" office:value="80" calcext:value-type="float">
            <text:p>80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3-22" calcext:value-type="date">
            <text:p>22/03/2023</text:p>
          </table:table-cell>
          <table:table-cell table:number-columns-repeated="15"/>
          <table:table-cell office:value-type="float" office:value="81" calcext:value-type="float">
            <text:p>81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3-23" calcext:value-type="date">
            <text:p>23/03/2023</text:p>
          </table:table-cell>
          <table:table-cell table:number-columns-repeated="15"/>
          <table:table-cell office:value-type="float" office:value="82" calcext:value-type="float">
            <text:p>82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3-24" calcext:value-type="date">
            <text:p>24/03/2023</text:p>
          </table:table-cell>
          <table:table-cell table:number-columns-repeated="15"/>
          <table:table-cell office:value-type="float" office:value="83" calcext:value-type="float">
            <text:p>83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3-25" calcext:value-type="date">
            <text:p>25/03/2023</text:p>
          </table:table-cell>
          <table:table-cell table:number-columns-repeated="15"/>
          <table:table-cell office:value-type="float" office:value="84" calcext:value-type="float">
            <text:p>84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3-26" calcext:value-type="date">
            <text:p>26/03/2023</text:p>
          </table:table-cell>
          <table:table-cell table:number-columns-repeated="15"/>
          <table:table-cell office:value-type="float" office:value="85" calcext:value-type="float">
            <text:p>85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3-27" calcext:value-type="date">
            <text:p>27/03/2023</text:p>
          </table:table-cell>
          <table:table-cell table:number-columns-repeated="15"/>
          <table:table-cell office:value-type="float" office:value="86" calcext:value-type="float">
            <text:p>86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3-28" calcext:value-type="date">
            <text:p>28/03/2023</text:p>
          </table:table-cell>
          <table:table-cell table:number-columns-repeated="15"/>
          <table:table-cell office:value-type="float" office:value="87" calcext:value-type="float">
            <text:p>87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3-29" calcext:value-type="date">
            <text:p>29/03/2023</text:p>
          </table:table-cell>
          <table:table-cell table:number-columns-repeated="15"/>
          <table:table-cell office:value-type="float" office:value="88" calcext:value-type="float">
            <text:p>88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3-30" calcext:value-type="date">
            <text:p>30/03/2023</text:p>
          </table:table-cell>
          <table:table-cell table:number-columns-repeated="15"/>
          <table:table-cell office:value-type="float" office:value="89" calcext:value-type="float">
            <text:p>89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3-31" calcext:value-type="date">
            <text:p>31/03/2023</text:p>
          </table:table-cell>
          <table:table-cell table:number-columns-repeated="15"/>
          <table:table-cell office:value-type="float" office:value="90" calcext:value-type="float">
            <text:p>90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4-01" calcext:value-type="date">
            <text:p>01/04/2023</text:p>
          </table:table-cell>
          <table:table-cell table:number-columns-repeated="15"/>
          <table:table-cell office:value-type="float" office:value="91" calcext:value-type="float">
            <text:p>91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4-02" calcext:value-type="date">
            <text:p>02/04/2023</text:p>
          </table:table-cell>
          <table:table-cell table:number-columns-repeated="15"/>
          <table:table-cell office:value-type="float" office:value="92" calcext:value-type="float">
            <text:p>92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4-03" calcext:value-type="date">
            <text:p>03/04/2023</text:p>
          </table:table-cell>
          <table:table-cell table:number-columns-repeated="15"/>
          <table:table-cell office:value-type="float" office:value="93" calcext:value-type="float">
            <text:p>93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4-04" calcext:value-type="date">
            <text:p>04/04/2023</text:p>
          </table:table-cell>
          <table:table-cell table:number-columns-repeated="15"/>
          <table:table-cell office:value-type="float" office:value="94" calcext:value-type="float">
            <text:p>94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4-05" calcext:value-type="date">
            <text:p>05/04/2023</text:p>
          </table:table-cell>
          <table:table-cell table:number-columns-repeated="15"/>
          <table:table-cell office:value-type="float" office:value="95" calcext:value-type="float">
            <text:p>95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4-06" calcext:value-type="date">
            <text:p>06/04/2023</text:p>
          </table:table-cell>
          <table:table-cell table:number-columns-repeated="15"/>
          <table:table-cell office:value-type="float" office:value="96" calcext:value-type="float">
            <text:p>96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4-07" calcext:value-type="date">
            <text:p>07/04/2023</text:p>
          </table:table-cell>
          <table:table-cell table:number-columns-repeated="15"/>
          <table:table-cell office:value-type="float" office:value="97" calcext:value-type="float">
            <text:p>97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4-08" calcext:value-type="date">
            <text:p>08/04/2023</text:p>
          </table:table-cell>
          <table:table-cell table:number-columns-repeated="15"/>
          <table:table-cell office:value-type="float" office:value="98" calcext:value-type="float">
            <text:p>98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4-09" calcext:value-type="date">
            <text:p>09/04/2023</text:p>
          </table:table-cell>
          <table:table-cell table:number-columns-repeated="15"/>
          <table:table-cell office:value-type="float" office:value="99" calcext:value-type="float">
            <text:p>99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4-10" calcext:value-type="date">
            <text:p>10/04/2023</text:p>
          </table:table-cell>
          <table:table-cell table:number-columns-repeated="15"/>
          <table:table-cell office:value-type="float" office:value="100" calcext:value-type="float">
            <text:p>100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4-11" calcext:value-type="date">
            <text:p>11/04/2023</text:p>
          </table:table-cell>
          <table:table-cell table:number-columns-repeated="15"/>
          <table:table-cell office:value-type="float" office:value="101" calcext:value-type="float">
            <text:p>101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4-12" calcext:value-type="date">
            <text:p>12/04/2023</text:p>
          </table:table-cell>
          <table:table-cell table:number-columns-repeated="15"/>
          <table:table-cell office:value-type="float" office:value="102" calcext:value-type="float">
            <text:p>102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4-13" calcext:value-type="date">
            <text:p>13/04/2023</text:p>
          </table:table-cell>
          <table:table-cell table:number-columns-repeated="15"/>
          <table:table-cell office:value-type="float" office:value="103" calcext:value-type="float">
            <text:p>103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4-14" calcext:value-type="date">
            <text:p>14/04/2023</text:p>
          </table:table-cell>
          <table:table-cell table:number-columns-repeated="15"/>
          <table:table-cell office:value-type="float" office:value="104" calcext:value-type="float">
            <text:p>104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4-15" calcext:value-type="date">
            <text:p>15/04/2023</text:p>
          </table:table-cell>
          <table:table-cell table:number-columns-repeated="15"/>
          <table:table-cell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4-16" calcext:value-type="date">
            <text:p>16/04/2023</text:p>
          </table:table-cell>
          <table:table-cell table:number-columns-repeated="15"/>
          <table:table-cell office:value-type="float" office:value="106" calcext:value-type="float">
            <text:p>106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4-17" calcext:value-type="date">
            <text:p>17/04/2023</text:p>
          </table:table-cell>
          <table:table-cell table:number-columns-repeated="15"/>
          <table:table-cell office:value-type="float" office:value="107" calcext:value-type="float">
            <text:p>107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4-18" calcext:value-type="date">
            <text:p>18/04/2023</text:p>
          </table:table-cell>
          <table:table-cell table:number-columns-repeated="15"/>
          <table:table-cell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4-19" calcext:value-type="date">
            <text:p>19/04/2023</text:p>
          </table:table-cell>
          <table:table-cell table:number-columns-repeated="15"/>
          <table:table-cell office:value-type="float" office:value="109" calcext:value-type="float">
            <text:p>109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4-20" calcext:value-type="date">
            <text:p>20/04/2023</text:p>
          </table:table-cell>
          <table:table-cell table:number-columns-repeated="15"/>
          <table:table-cell office:value-type="float" office:value="110" calcext:value-type="float">
            <text:p>110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4-21" calcext:value-type="date">
            <text:p>21/04/2023</text:p>
          </table:table-cell>
          <table:table-cell table:number-columns-repeated="15"/>
          <table:table-cell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4-22" calcext:value-type="date">
            <text:p>22/04/2023</text:p>
          </table:table-cell>
          <table:table-cell table:number-columns-repeated="15"/>
          <table:table-cell office:value-type="float" office:value="112" calcext:value-type="float">
            <text:p>112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4-23" calcext:value-type="date">
            <text:p>23/04/2023</text:p>
          </table:table-cell>
          <table:table-cell table:number-columns-repeated="15"/>
          <table:table-cell office:value-type="float" office:value="113" calcext:value-type="float">
            <text:p>113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4-24" calcext:value-type="date">
            <text:p>24/04/2023</text:p>
          </table:table-cell>
          <table:table-cell table:number-columns-repeated="15"/>
          <table:table-cell office:value-type="float" office:value="114" calcext:value-type="float">
            <text:p>114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4-25" calcext:value-type="date">
            <text:p>25/04/2023</text:p>
          </table:table-cell>
          <table:table-cell table:number-columns-repeated="15"/>
          <table:table-cell office:value-type="float" office:value="115" calcext:value-type="float">
            <text:p>115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4-26" calcext:value-type="date">
            <text:p>26/04/2023</text:p>
          </table:table-cell>
          <table:table-cell table:number-columns-repeated="15"/>
          <table:table-cell office:value-type="float" office:value="116" calcext:value-type="float">
            <text:p>116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4-27" calcext:value-type="date">
            <text:p>27/04/2023</text:p>
          </table:table-cell>
          <table:table-cell table:number-columns-repeated="15"/>
          <table:table-cell office:value-type="float" office:value="117" calcext:value-type="float">
            <text:p>117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4-28" calcext:value-type="date">
            <text:p>28/04/2023</text:p>
          </table:table-cell>
          <table:table-cell table:number-columns-repeated="15"/>
          <table:table-cell office:value-type="float" office:value="118" calcext:value-type="float">
            <text:p>118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4-29" calcext:value-type="date">
            <text:p>29/04/2023</text:p>
          </table:table-cell>
          <table:table-cell table:number-columns-repeated="15"/>
          <table:table-cell office:value-type="float" office:value="119" calcext:value-type="float">
            <text:p>119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4-30" calcext:value-type="date">
            <text:p>30/04/2023</text:p>
          </table:table-cell>
          <table:table-cell table:number-columns-repeated="15"/>
          <table:table-cell office:value-type="float" office:value="120" calcext:value-type="float">
            <text:p>120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5-01" calcext:value-type="date">
            <text:p>01/05/2023</text:p>
          </table:table-cell>
          <table:table-cell table:number-columns-repeated="15"/>
          <table:table-cell office:value-type="float" office:value="121" calcext:value-type="float">
            <text:p>121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5-02" calcext:value-type="date">
            <text:p>02/05/2023</text:p>
          </table:table-cell>
          <table:table-cell table:number-columns-repeated="15"/>
          <table:table-cell office:value-type="float" office:value="122" calcext:value-type="float">
            <text:p>122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5-03" calcext:value-type="date">
            <text:p>03/05/2023</text:p>
          </table:table-cell>
          <table:table-cell table:number-columns-repeated="15"/>
          <table:table-cell office:value-type="float" office:value="123" calcext:value-type="float">
            <text:p>123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5-04" calcext:value-type="date">
            <text:p>04/05/2023</text:p>
          </table:table-cell>
          <table:table-cell table:number-columns-repeated="15"/>
          <table:table-cell office:value-type="float" office:value="124" calcext:value-type="float">
            <text:p>124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5-05" calcext:value-type="date">
            <text:p>05/05/2023</text:p>
          </table:table-cell>
          <table:table-cell table:number-columns-repeated="15"/>
          <table:table-cell office:value-type="float" office:value="125" calcext:value-type="float">
            <text:p>125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5-06" calcext:value-type="date">
            <text:p>06/05/2023</text:p>
          </table:table-cell>
          <table:table-cell table:number-columns-repeated="15"/>
          <table:table-cell office:value-type="float" office:value="126" calcext:value-type="float">
            <text:p>126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5-07" calcext:value-type="date">
            <text:p>07/05/2023</text:p>
          </table:table-cell>
          <table:table-cell table:number-columns-repeated="15"/>
          <table:table-cell office:value-type="float" office:value="127" calcext:value-type="float">
            <text:p>127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5-08" calcext:value-type="date">
            <text:p>08/05/2023</text:p>
          </table:table-cell>
          <table:table-cell table:number-columns-repeated="15"/>
          <table:table-cell office:value-type="float" office:value="128" calcext:value-type="float">
            <text:p>128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5-09" calcext:value-type="date">
            <text:p>09/05/2023</text:p>
          </table:table-cell>
          <table:table-cell table:number-columns-repeated="15"/>
          <table:table-cell office:value-type="float" office:value="129" calcext:value-type="float">
            <text:p>129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5-10" calcext:value-type="date">
            <text:p>10/05/2023</text:p>
          </table:table-cell>
          <table:table-cell table:number-columns-repeated="15"/>
          <table:table-cell office:value-type="float" office:value="130" calcext:value-type="float">
            <text:p>130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5-11" calcext:value-type="date">
            <text:p>11/05/2023</text:p>
          </table:table-cell>
          <table:table-cell table:number-columns-repeated="15"/>
          <table:table-cell office:value-type="float" office:value="131" calcext:value-type="float">
            <text:p>131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5-12" calcext:value-type="date">
            <text:p>12/05/2023</text:p>
          </table:table-cell>
          <table:table-cell table:number-columns-repeated="15"/>
          <table:table-cell office:value-type="float" office:value="132" calcext:value-type="float">
            <text:p>132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5-13" calcext:value-type="date">
            <text:p>13/05/2023</text:p>
          </table:table-cell>
          <table:table-cell table:number-columns-repeated="15"/>
          <table:table-cell office:value-type="float" office:value="133" calcext:value-type="float">
            <text:p>133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5-14" calcext:value-type="date">
            <text:p>14/05/2023</text:p>
          </table:table-cell>
          <table:table-cell table:number-columns-repeated="15"/>
          <table:table-cell office:value-type="float" office:value="134" calcext:value-type="float">
            <text:p>134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5-15" calcext:value-type="date">
            <text:p>15/05/2023</text:p>
          </table:table-cell>
          <table:table-cell table:number-columns-repeated="15"/>
          <table:table-cell office:value-type="float" office:value="135" calcext:value-type="float">
            <text:p>135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5-16" calcext:value-type="date">
            <text:p>16/05/2023</text:p>
          </table:table-cell>
          <table:table-cell table:number-columns-repeated="15"/>
          <table:table-cell office:value-type="float" office:value="136" calcext:value-type="float">
            <text:p>136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5-17" calcext:value-type="date">
            <text:p>17/05/2023</text:p>
          </table:table-cell>
          <table:table-cell table:number-columns-repeated="15"/>
          <table:table-cell office:value-type="float" office:value="137" calcext:value-type="float">
            <text:p>137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5-18" calcext:value-type="date">
            <text:p>18/05/2023</text:p>
          </table:table-cell>
          <table:table-cell table:number-columns-repeated="15"/>
          <table:table-cell office:value-type="float" office:value="138" calcext:value-type="float">
            <text:p>138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5-19" calcext:value-type="date">
            <text:p>19/05/2023</text:p>
          </table:table-cell>
          <table:table-cell table:number-columns-repeated="15"/>
          <table:table-cell office:value-type="float" office:value="139" calcext:value-type="float">
            <text:p>139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5-20" calcext:value-type="date">
            <text:p>20/05/2023</text:p>
          </table:table-cell>
          <table:table-cell table:number-columns-repeated="15"/>
          <table:table-cell office:value-type="float" office:value="140" calcext:value-type="float">
            <text:p>140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5-21" calcext:value-type="date">
            <text:p>21/05/2023</text:p>
          </table:table-cell>
          <table:table-cell table:number-columns-repeated="15"/>
          <table:table-cell office:value-type="float" office:value="141" calcext:value-type="float">
            <text:p>141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5-22" calcext:value-type="date">
            <text:p>22/05/2023</text:p>
          </table:table-cell>
          <table:table-cell table:number-columns-repeated="15"/>
          <table:table-cell office:value-type="float" office:value="142" calcext:value-type="float">
            <text:p>142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5-23" calcext:value-type="date">
            <text:p>23/05/2023</text:p>
          </table:table-cell>
          <table:table-cell table:number-columns-repeated="15"/>
          <table:table-cell office:value-type="float" office:value="143" calcext:value-type="float">
            <text:p>143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5-24" calcext:value-type="date">
            <text:p>24/05/2023</text:p>
          </table:table-cell>
          <table:table-cell table:number-columns-repeated="15"/>
          <table:table-cell office:value-type="float" office:value="144" calcext:value-type="float">
            <text:p>144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5-25" calcext:value-type="date">
            <text:p>25/05/2023</text:p>
          </table:table-cell>
          <table:table-cell table:number-columns-repeated="15"/>
          <table:table-cell office:value-type="float" office:value="145" calcext:value-type="float">
            <text:p>145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5-26" calcext:value-type="date">
            <text:p>26/05/2023</text:p>
          </table:table-cell>
          <table:table-cell table:number-columns-repeated="15"/>
          <table:table-cell office:value-type="float" office:value="146" calcext:value-type="float">
            <text:p>146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5-27" calcext:value-type="date">
            <text:p>27/05/2023</text:p>
          </table:table-cell>
          <table:table-cell table:number-columns-repeated="15"/>
          <table:table-cell office:value-type="float" office:value="147" calcext:value-type="float">
            <text:p>147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5-28" calcext:value-type="date">
            <text:p>28/05/2023</text:p>
          </table:table-cell>
          <table:table-cell table:number-columns-repeated="15"/>
          <table:table-cell office:value-type="float" office:value="148" calcext:value-type="float">
            <text:p>148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5-29" calcext:value-type="date">
            <text:p>29/05/2023</text:p>
          </table:table-cell>
          <table:table-cell table:number-columns-repeated="15"/>
          <table:table-cell office:value-type="float" office:value="149" calcext:value-type="float">
            <text:p>149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5-30" calcext:value-type="date">
            <text:p>30/05/2023</text:p>
          </table:table-cell>
          <table:table-cell table:number-columns-repeated="15"/>
          <table:table-cell office:value-type="float" office:value="150" calcext:value-type="float">
            <text:p>150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5-31" calcext:value-type="date">
            <text:p>31/05/2023</text:p>
          </table:table-cell>
          <table:table-cell table:number-columns-repeated="15"/>
          <table:table-cell office:value-type="float" office:value="151" calcext:value-type="float">
            <text:p>151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6-01" calcext:value-type="date">
            <text:p>01/06/2023</text:p>
          </table:table-cell>
          <table:table-cell table:number-columns-repeated="15"/>
          <table:table-cell office:value-type="float" office:value="152" calcext:value-type="float">
            <text:p>152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6-02" calcext:value-type="date">
            <text:p>02/06/2023</text:p>
          </table:table-cell>
          <table:table-cell table:number-columns-repeated="15"/>
          <table:table-cell office:value-type="float" office:value="153" calcext:value-type="float">
            <text:p>153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6-03" calcext:value-type="date">
            <text:p>03/06/2023</text:p>
          </table:table-cell>
          <table:table-cell table:number-columns-repeated="15"/>
          <table:table-cell office:value-type="float" office:value="154" calcext:value-type="float">
            <text:p>154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6-04" calcext:value-type="date">
            <text:p>04/06/2023</text:p>
          </table:table-cell>
          <table:table-cell table:number-columns-repeated="15"/>
          <table:table-cell office:value-type="float" office:value="155" calcext:value-type="float">
            <text:p>155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6-05" calcext:value-type="date">
            <text:p>05/06/2023</text:p>
          </table:table-cell>
          <table:table-cell table:number-columns-repeated="15"/>
          <table:table-cell office:value-type="float" office:value="156" calcext:value-type="float">
            <text:p>156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6-06" calcext:value-type="date">
            <text:p>06/06/2023</text:p>
          </table:table-cell>
          <table:table-cell table:number-columns-repeated="15"/>
          <table:table-cell office:value-type="float" office:value="157" calcext:value-type="float">
            <text:p>157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6-07" calcext:value-type="date">
            <text:p>07/06/2023</text:p>
          </table:table-cell>
          <table:table-cell table:number-columns-repeated="15"/>
          <table:table-cell office:value-type="float" office:value="158" calcext:value-type="float">
            <text:p>158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6-08" calcext:value-type="date">
            <text:p>08/06/2023</text:p>
          </table:table-cell>
          <table:table-cell table:number-columns-repeated="15"/>
          <table:table-cell office:value-type="float" office:value="159" calcext:value-type="float">
            <text:p>159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6-09" calcext:value-type="date">
            <text:p>09/06/2023</text:p>
          </table:table-cell>
          <table:table-cell table:number-columns-repeated="15"/>
          <table:table-cell office:value-type="float" office:value="160" calcext:value-type="float">
            <text:p>160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6-10" calcext:value-type="date">
            <text:p>10/06/2023</text:p>
          </table:table-cell>
          <table:table-cell table:number-columns-repeated="15"/>
          <table:table-cell office:value-type="float" office:value="161" calcext:value-type="float">
            <text:p>161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6-11" calcext:value-type="date">
            <text:p>11/06/2023</text:p>
          </table:table-cell>
          <table:table-cell table:number-columns-repeated="15"/>
          <table:table-cell office:value-type="float" office:value="162" calcext:value-type="float">
            <text:p>162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6-12" calcext:value-type="date">
            <text:p>12/06/2023</text:p>
          </table:table-cell>
          <table:table-cell office:value-type="string" calcext:value-type="string">
            <text:p>Día Mundial contra el Trabajo Infantil </text:p>
          </table:table-cell>
          <table:table-cell office:value-type="string" calcext:value-type="string">
            <text:p>Día Internacional del Doblaje</text:p>
          </table:table-cell>
          <table:table-cell table:number-columns-repeated="5"/>
          <table:table-cell office:value-type="string" calcext:value-type="string">
            <text:p>Ss. Basilides; Esquilo (ob.); mrs. Onofre: an. León III; p. Odulfo;</text:p>
            <text:p> Gaspar Bertoni; Juan de Sahagún*: pbs. Rosa Francisca M.a de los Dolores</text:p>
            <text:p>Molas*. Paula Frassinetti*: vs. y fdras.</text:p>
          </table:table-cell>
          <table:table-cell office:value-type="string" calcext:value-type="string">
            <text:p>Canción</text:p>
          </table:table-cell>
          <table:table-cell office:value-type="string" calcext:value-type="string">
            <text:p>Hello, you are loosing your VITAMINE C</text:p>
          </table:table-cell>
          <table:table-cell office:value-type="string" calcext:value-type="string">
            <text:p>Luna nueva el 18 en Géminis</text:p>
          </table:table-cell>
          <table:table-cell office:value-type="time" office:time-value="PT06H31M00S" calcext:value-type="time">
            <text:p>06:31</text:p>
          </table:table-cell>
          <table:table-cell office:value-type="time" office:time-value="PT21H52M00S" calcext:value-type="time">
            <text:p>21:52</text:p>
          </table:table-cell>
          <table:table-cell office:value-type="string" calcext:value-type="string">
            <text:p>Centésimo sexagésimo tercer día del 2023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6-13" calcext:value-type="date">
            <text:p>13/06/2023</text:p>
          </table:table-cell>
          <table:table-cell office:value-type="string" calcext:value-type="string">
            <text:p>Día Internacional de Sensibilización sobre el Albinismo</text:p>
            <text:p/>
          </table:table-cell>
          <table:table-cell office:value-type="string" calcext:value-type="string">
            <text:p>Día Europeo de la Prevención del Cáncer de Piel</text:p>
            <text:p/>
          </table:table-cell>
          <table:table-cell table:number-columns-repeated="5"/>
          <table:table-cell office:value-type="string" calcext:value-type="string">
            <text:p>Ss. ANTONIO DE PADUA: PB. Y DR. Felícula, Ragneberto; Aventino; Fandila (pb.); Agustín Phan y Nicolás Bui; mrs. Trifilio de Nicosia; Ceteo o</text:p>
            <text:p>Peregrino de Amiterno; Eulogio de Alejandría: obs. Salmodio: er.</text:p>
          </table:table-cell>
          <table:table-cell office:value-type="string" calcext:value-type="string">
            <text:p>Revista Salud y Bienestar</text:p>
          </table:table-cell>
          <table:table-cell office:value-type="string" calcext:value-type="string">
            <text:p>El cuerpo humano, cuando algo funciona mal, primero té susurra, luego de habla y finalmente te grita </text:p>
          </table:table-cell>
          <table:table-cell office:value-type="string" calcext:value-type="string">
            <text:p>Luna nueva el 18 en Géminis</text:p>
          </table:table-cell>
          <table:table-cell office:value-type="time" office:time-value="PT06H31M00S" calcext:value-type="time">
            <text:p>06:31</text:p>
          </table:table-cell>
          <table:table-cell office:value-type="time" office:time-value="PT21H53M00S" calcext:value-type="time">
            <text:p>21:53</text:p>
          </table:table-cell>
          <table:table-cell office:value-type="string" calcext:value-type="string">
            <text:p>Centésimo sexagésimo cuarto día del 2023</text:p>
            <text:p/>
          </table:table-cell>
          <table:table-cell/>
          <table:table-cell office:value-type="float" office:value="164" calcext:value-type="float">
            <text:p>164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6-14" calcext:value-type="date">
            <text:p>14/06/2023</text:p>
          </table:table-cell>
          <table:table-cell office:value-type="string" calcext:value-type="string">
            <text:p>Día Mundial del Donante de Sangre</text:p>
            <text:p/>
          </table:table-cell>
          <table:table-cell table:number-columns-repeated="6"/>
          <table:table-cell office:value-type="string" calcext:value-type="string">
            <text:p>Ss. Eliseo: pft. Proto; Valerio y Rufino; Anastasio (pb.); Félix y Digna: mrs. </text:p>
            <text:p>Fortunato de Nápoles; Eterio; Metodio de Constantinopla: obs.</text:p>
          </table:table-cell>
          <table:table-cell office:value-type="string" calcext:value-type="string">
            <text:p>Graffiti</text:p>
          </table:table-cell>
          <table:table-cell office:value-type="string" calcext:value-type="string">
            <text:p>ME CAGO EN LA PUTA MADRE DE LOS QUE SE CAGAN EN DIOS</text:p>
          </table:table-cell>
          <table:table-cell office:value-type="string" calcext:value-type="string">
            <text:p>Luna nueva el 18 en Géminis</text:p>
            <text:p/>
          </table:table-cell>
          <table:table-cell office:value-type="time" office:time-value="PT06H31M00S" calcext:value-type="time">
            <text:p>06:31</text:p>
          </table:table-cell>
          <table:table-cell office:value-type="time" office:time-value="PT21H53M00S" calcext:value-type="time">
            <text:p>21:53</text:p>
          </table:table-cell>
          <table:table-cell office:value-type="string" calcext:value-type="string">
            <text:p>Centésimo sexagésimo quinto día del 2023</text:p>
            <text:p/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6-15" calcext:value-type="date">
            <text:p>15/06/2023</text:p>
          </table:table-cell>
          <table:table-cell office:value-type="string" calcext:value-type="string">
            <text:p>Día Mundial de Toma de Conciencia del Abuso y Maltrato en la Vejez </text:p>
            <text:p/>
          </table:table-cell>
          <table:table-cell office:value-type="string" calcext:value-type="string">
            <text:p>Día Global del Viento </text:p>
            <text:p/>
          </table:table-cell>
          <table:table-cell office:value-type="string" calcext:value-type="string">
            <text:p>Día Mundial de la Tapa</text:p>
            <text:p/>
          </table:table-cell>
          <table:table-cell table:number-columns-repeated="4"/>
          <table:table-cell office:value-type="string" calcext:value-type="string">
            <text:p>Ss. M.° Micaela: v. y fdra. Amós: pft. Esiquio; Vito; Benilde; Bárbara Cui: mrs. Abrahán: mj. Landelino: ab. Lotario; Isfrido: obs. Bernardo de Menthone; Luis M.° Palazzolo (fdr.) pbs. Germana: V.</text:p>
          </table:table-cell>
          <table:table-cell office:value-type="string" calcext:value-type="string">
            <text:p>Conversación de bar</text:p>
          </table:table-cell>
          <table:table-cell office:value-type="string" calcext:value-type="string">
            <text:p>Se suele decir que a quien madruga Dios le ayuda. Pero no sé a qué.</text:p>
          </table:table-cell>
          <table:table-cell office:value-type="string" calcext:value-type="string">
            <text:p>Luna nueva el 18 en Géminis</text:p>
            <text:p/>
          </table:table-cell>
          <table:table-cell office:value-type="time" office:time-value="PT06H31M00S" calcext:value-type="time">
            <text:p>06:31</text:p>
          </table:table-cell>
          <table:table-cell office:value-type="time" office:time-value="PT21H53M00S" calcext:value-type="time">
            <text:p>21:53</text:p>
          </table:table-cell>
          <table:table-cell office:value-type="string" calcext:value-type="string">
            <text:p>Centésimo sexagésimo sexto día del 2023</text:p>
            <text:p/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6-16" calcext:value-type="date">
            <text:p>16/06/2023</text:p>
          </table:table-cell>
          <table:table-cell office:value-type="string" calcext:value-type="string">
            <text:p>Día Internacional de las Remesas Familiares </text:p>
            <text:p/>
          </table:table-cell>
          <table:table-cell office:value-type="string" calcext:value-type="string">
            <text:p>Día Mundial de las Tortugas Marinas </text:p>
            <text:p/>
          </table:table-cell>
          <table:table-cell office:value-type="string" calcext:value-type="string">
            <text:p>Día Mundial del Cáncer de Riñón</text:p>
            <text:p/>
          </table:table-cell>
          <table:table-cell table:number-columns-repeated="4"/>
          <table:table-cell office:value-type="string" calcext:value-type="string">
            <text:p>Ss. Quirico y Julita; Ferreol y Ferucio; Áureo (ob.), Justina y cc.; Domingo Nguyen <text:s/>y cc. mrs. Similiano; Ticón; Aureliano; Benón: obs. Lutgarda: V.</text:p>
          </table:table-cell>
          <table:table-cell office:value-type="string" calcext:value-type="string">
            <text:p>Madre de Natalia al fumar Marihuana</text:p>
          </table:table-cell>
          <table:table-cell office:value-type="string" calcext:value-type="string">
            <text:p>Uy, qué toque de distinción</text:p>
          </table:table-cell>
          <table:table-cell office:value-type="string" calcext:value-type="string">
            <text:p>Luna nueva el 18 en Géminis</text:p>
            <text:p/>
          </table:table-cell>
          <table:table-cell office:value-type="time" office:time-value="PT06H31M00S" calcext:value-type="time">
            <text:p>06:31</text:p>
          </table:table-cell>
          <table:table-cell office:value-type="time" office:time-value="PT21H54M00S" calcext:value-type="time">
            <text:p>21:54</text:p>
          </table:table-cell>
          <table:table-cell office:value-type="string" calcext:value-type="string">
            <text:p>Centésimo sexagésimo séptimo día del 2023</text:p>
            <text:p/>
          </table:table-cell>
          <table:table-cell/>
          <table:table-cell office:value-type="float" office:value="167" calcext:value-type="float">
            <text:p>167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6-17" calcext:value-type="date">
            <text:p>17/06/2023</text:p>
          </table:table-cell>
          <table:table-cell office:value-type="string" calcext:value-type="string">
            <text:p>Día de Lucha contra la Desertificación y la Sequía</text:p>
            <text:p/>
          </table:table-cell>
          <table:table-cell table:number-columns-repeated="6"/>
          <table:table-cell office:value-type="string" calcext:value-type="string">
            <text:p>INMACULADO CORAZÓN DE MARÍA. Ss. Blasto y Diógenes; Isauro y cc.; </text:p>
            <text:p>Nicandro y Marciano; Antidio (ob.); Pedro Da: mrs. Hipacio; Avito: abs.</text:p>
            <text:p>Herveo: er. Rainerio o Raniero: pno. Teresa de Portugal; mja.</text:p>
          </table:table-cell>
          <table:table-cell office:value-type="string" calcext:value-type="string">
            <text:p>Metáfora política en el periódico</text:p>
          </table:table-cell>
          <table:table-cell office:value-type="string" calcext:value-type="string">
            <text:p>Cuando caminamos necesitamos las dos piernas para avanzar: la derecha y la izquierda </text:p>
          </table:table-cell>
          <table:table-cell office:value-type="string" calcext:value-type="string">
            <text:p>Mañana luna nueva en Géminis</text:p>
            <text:p/>
          </table:table-cell>
          <table:table-cell office:value-type="time" office:time-value="PT06H31M00S" calcext:value-type="time">
            <text:p>06:31</text:p>
          </table:table-cell>
          <table:table-cell office:value-type="time" office:time-value="PT21H54M00S" calcext:value-type="time">
            <text:p>21:54</text:p>
          </table:table-cell>
          <table:table-cell office:value-type="string" calcext:value-type="string">
            <text:p>Centésimo sexagésimo octavo día del 2023</text:p>
            <text:p/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6-18" calcext:value-type="date">
            <text:p>18/06/2023</text:p>
          </table:table-cell>
          <table:table-cell office:value-type="string" calcext:value-type="string">
            <text:p>Día de la Gastronomía Sostenible </text:p>
            <text:p/>
          </table:table-cell>
          <table:table-cell office:value-type="string" calcext:value-type="string">
            <text:p>Dia Internacional del Surf </text:p>
            <text:p/>
          </table:table-cell>
          <table:table-cell office:value-type="string" calcext:value-type="string">
            <text:p>Día Internacional del Sushi </text:p>
            <text:p/>
          </table:table-cell>
          <table:table-cell office:value-type="string" calcext:value-type="string">
            <text:p>Día Internacional del Picnic</text:p>
            <text:p/>
          </table:table-cell>
          <table:table-cell office:value-type="string" calcext:value-type="string">
            <text:p>Día Mundial del Orgullo Autista</text:p>
            <text:p/>
          </table:table-cell>
          <table:table-cell table:number-columns-repeated="2"/>
          <table:table-cell office:value-type="string" calcext:value-type="string">
            <text:p>Ss. Marcos y Marceliano; Leoncio; Ciríaco y Paula; mrs. Amando de Burdeos; <text:s/>Gregorio Barbarigo: obs. Calógero; er. Isabel de Schönau; v.</text:p>
          </table:table-cell>
          <table:table-cell office:value-type="string" calcext:value-type="string">
            <text:p>J.C.</text:p>
          </table:table-cell>
          <table:table-cell office:value-type="string" calcext:value-type="string">
            <text:p>El día va a transcurrir, tanto si te levantas como si no </text:p>
          </table:table-cell>
          <table:table-cell office:value-type="string" calcext:value-type="string">
            <text:p>Luna nueva a las 06:37 en Géminis</text:p>
            <text:p/>
          </table:table-cell>
          <table:table-cell office:value-type="time" office:time-value="PT06H31M00S" calcext:value-type="time">
            <text:p>06:31</text:p>
          </table:table-cell>
          <table:table-cell office:value-type="time" office:time-value="PT21H55M00S" calcext:value-type="time">
            <text:p>21:55</text:p>
          </table:table-cell>
          <table:table-cell office:value-type="string" calcext:value-type="string">
            <text:p>Centésimo sexagésimo noveno día del 2023</text:p>
            <text:p/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6-19" calcext:value-type="date">
            <text:p>19/06/2023</text:p>
          </table:table-cell>
          <table:table-cell office:value-type="string" calcext:value-type="string">
            <text:p>Día Internacional de la Eliminación de la Violencia Sexual en los Conflictos</text:p>
            <text:p/>
          </table:table-cell>
          <table:table-cell table:number-columns-repeated="6"/>
          <table:table-cell office:value-type="string" calcext:value-type="string">
            <text:p>Ss. Romualdo: ab. Gervasio y Protasio; Lamberto de Zaragoza: mrs. Deodato de Nevers: ob. Quildomarca o Ildemarca: absa. Juliana Falconeri: v. y fdra.</text:p>
          </table:table-cell>
          <table:table-cell office:value-type="string" calcext:value-type="string">
            <text:p>Paciente</text:p>
          </table:table-cell>
          <table:table-cell office:value-type="string" calcext:value-type="string">
            <text:p>¿Estoy neoloca? </text:p>
          </table:table-cell>
          <table:table-cell office:value-type="string" calcext:value-type="string">
            <text:p> Cuarto creciente el 26 en Libra</text:p>
            <text:p/>
          </table:table-cell>
          <table:table-cell office:value-type="time" office:time-value="PT06H31M00S" calcext:value-type="time">
            <text:p>06:31</text:p>
          </table:table-cell>
          <table:table-cell office:value-type="time" office:time-value="PT21H55M00S" calcext:value-type="time">
            <text:p>21:55</text:p>
          </table:table-cell>
          <table:table-cell office:value-type="string" calcext:value-type="string">
            <text:p>Centésimo septuagésimo día del 2023</text:p>
            <text:p/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6-20" calcext:value-type="date">
            <text:p>20/06/2023</text:p>
          </table:table-cell>
          <table:table-cell office:value-type="string" calcext:value-type="string">
            <text:p>Día Mundial del Refugiado </text:p>
            <text:p/>
          </table:table-cell>
          <table:table-cell office:value-type="string" calcext:value-type="string">
            <text:p>Día Mundial del Wi-fi</text:p>
            <text:p/>
          </table:table-cell>
          <table:table-cell office:value-type="string" calcext:value-type="string">
            <text:p>Día Mundial de la Distrofia Muscular FascioEscapuloHumeral</text:p>
            <text:p/>
          </table:table-cell>
          <table:table-cell table:number-columns-repeated="4"/>
          <table:table-cell office:value-type="string" calcext:value-type="string">
            <text:p>Ss. Metodio de Olimpo: ob. Gobano: pb. Juan de Matera: ab. Florentina*: v.</text:p>
          </table:table-cell>
          <table:table-cell office:value-type="string" calcext:value-type="string">
            <text:p>Escuchado en la calle</text:p>
          </table:table-cell>
          <table:table-cell office:value-type="string" calcext:value-type="string">
            <text:p>Deberíamos dejar de llamarlo “trabajar desde casa” y empezar a llamarlo “vivir en el trabajo”</text:p>
          </table:table-cell>
          <table:table-cell office:value-type="string" calcext:value-type="string">
            <text:p>Cuarto creciente el 26 en Libra</text:p>
            <text:p/>
          </table:table-cell>
          <table:table-cell office:value-type="time" office:time-value="PT06H31M00S" calcext:value-type="time">
            <text:p>06:31</text:p>
          </table:table-cell>
          <table:table-cell office:value-type="time" office:time-value="PT21H55M00S" calcext:value-type="time">
            <text:p>21:55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6-21" calcext:value-type="date">
            <text:p>21/06/2023</text:p>
          </table:table-cell>
          <table:table-cell office:value-type="string" calcext:value-type="string">
            <text:p>Día Internacional del Yoga </text:p>
            <text:p/>
          </table:table-cell>
          <table:table-cell office:value-type="string" calcext:value-type="string">
            <text:p>Día Mundial del Selfie </text:p>
            <text:p/>
          </table:table-cell>
          <table:table-cell office:value-type="string" calcext:value-type="string">
            <text:p>Día mundial del Skate </text:p>
            <text:p/>
          </table:table-cell>
          <table:table-cell office:value-type="string" calcext:value-type="string">
            <text:p>Día Mundial de Llevar el Perro al Trabajo </text:p>
            <text:p/>
          </table:table-cell>
          <table:table-cell table:number-columns-repeated="3"/>
          <table:table-cell office:value-type="string" calcext:value-type="string">
            <text:p>LUIS GONZAGA: RI. Meveno; Leufredo: abs. Radulfo: Ramón de Barbastro:</text:p>
            <text:p> obs. Juan Rigby; José Isabel Flores (pb.): mrs.</text:p>
          </table:table-cell>
          <table:table-cell office:value-type="string" calcext:value-type="string">
            <text:p>Revista Selecciones</text:p>
          </table:table-cell>
          <table:table-cell office:value-type="string" calcext:value-type="string">
            <text:p>Un cataclismo cósmico no es nada comparado con un niño que reflexiona sobre la muerte de un gorrión </text:p>
          </table:table-cell>
          <table:table-cell office:value-type="string" calcext:value-type="string">
            <text:p>Cuarto creciente el 26 en Libra. El sol entra a las 16:58 en Cáncer:</text:p>
            <text:p>SOLSTICIO DE VERANO</text:p>
          </table:table-cell>
          <table:table-cell office:value-type="time" office:time-value="PT06H32M00S" calcext:value-type="time">
            <text:p>06:32</text:p>
          </table:table-cell>
          <table:table-cell office:value-type="time" office:time-value="PT21H55M00S" calcext:value-type="time">
            <text:p>21:55</text:p>
          </table:table-cell>
          <table:table-cell office:value-type="string" calcext:value-type="string">
            <text:p>Centésimo septuagésimo segundo día del 2023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6-22" calcext:value-type="date">
            <text:p>22/06/2023</text:p>
          </table:table-cell>
          <table:table-cell office:value-type="string" calcext:value-type="string">
            <text:p>Día Internacional de los Bosques Tropicales </text:p>
            <text:p/>
          </table:table-cell>
          <table:table-cell office:value-type="string" calcext:value-type="string">
            <text:p>Día Internacional del Volkswagen Escarabajo </text:p>
            <text:p/>
          </table:table-cell>
          <table:table-cell office:value-type="string" calcext:value-type="string">
            <text:p>Día Mundial de las Mujeres sin Ropa Interior</text:p>
            <text:p/>
          </table:table-cell>
          <table:table-cell table:number-columns-repeated="4"/>
          <table:table-cell office:value-type="string" calcext:value-type="string">
            <text:p>Ss. Paulino de Nola: ob. Juan Fisher (ob.) y Tomás Moro: mrs. Flavio Clemente; Albano, Julio y Aarón; mrs. Eusebio de Samosata; Nicetas de</text:p>
            <text:p>Remesiana: obs.</text:p>
          </table:table-cell>
          <table:table-cell office:value-type="string" calcext:value-type="string">
            <text:p>paciente Juan Carlos</text:p>
          </table:table-cell>
          <table:table-cell office:value-type="string" calcext:value-type="string">
            <text:p>Los chavales ahora andan empanados. Antes nos rulabamos un porro para seis y ahora se rulan seis para cada uno </text:p>
          </table:table-cell>
          <table:table-cell office:value-type="string" calcext:value-type="string">
            <text:p>Cuarto creciente el 26 en Libra</text:p>
            <text:p/>
          </table:table-cell>
          <table:table-cell office:value-type="time" office:time-value="PT06H32M00S" calcext:value-type="time">
            <text:p>06:32</text:p>
          </table:table-cell>
          <table:table-cell office:value-type="time" office:time-value="PT21H56M00S" calcext:value-type="time">
            <text:p>21:56</text:p>
          </table:table-cell>
          <table:table-cell office:value-type="string" calcext:value-type="string">
            <text:p>Centésimo septuagésimo tercer día del 2023</text:p>
            <text:p/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6-23" calcext:value-type="date">
            <text:p>23/06/2023</text:p>
          </table:table-cell>
          <table:table-cell office:value-type="string" calcext:value-type="string">
            <text:p>Día Internacional de las Viudas </text:p>
            <text:p/>
          </table:table-cell>
          <table:table-cell office:value-type="string" calcext:value-type="string">
            <text:p>Día Internacional de la Mujer en la Ingeniería </text:p>
            <text:p/>
          </table:table-cell>
          <table:table-cell office:value-type="string" calcext:value-type="string">
            <text:p>Día Internacional del Síndrome de Dravet</text:p>
            <text:p/>
          </table:table-cell>
          <table:table-cell table:number-columns-repeated="4"/>
          <table:table-cell office:value-type="string" calcext:value-type="string">
            <text:p>Ss. Ediltrude o Eteldreda: absa. Bilio (ob.): mr. Lanfranco de Pavía: </text:p>
            <text:p>ob. Walhero; Josefo Cafasso:pbs.</text:p>
          </table:table-cell>
          <table:table-cell office:value-type="string" calcext:value-type="string">
            <text:p>Venga Monjas</text:p>
          </table:table-cell>
          <table:table-cell office:value-type="string" calcext:value-type="string">
            <text:p>Todo el mundo lo sabe. El padre de Novita se iba de putas</text:p>
          </table:table-cell>
          <table:table-cell office:value-type="string" calcext:value-type="string">
            <text:p>Cuarto creciente el 26 en Libra</text:p>
            <text:p/>
          </table:table-cell>
          <table:table-cell office:value-type="time" office:time-value="PT06H32M00S" calcext:value-type="time">
            <text:p>06:32</text:p>
          </table:table-cell>
          <table:table-cell office:value-type="time" office:time-value="PT21H56M00S" calcext:value-type="time">
            <text:p>21:56</text:p>
          </table:table-cell>
          <table:table-cell office:value-type="string" calcext:value-type="string">
            <text:p>Centésimo septuagésimo cuarto día del 2023</text:p>
            <text:p/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6-24" calcext:value-type="date">
            <text:p>24/06/2023</text:p>
          </table:table-cell>
          <table:table-cell office:value-type="string" calcext:value-type="string">
            <text:p>Día Internacional contra la Contaminación Electromagnetica</text:p>
            <text:p/>
          </table:table-cell>
          <table:table-cell office:value-type="string" calcext:value-type="string">
            <text:p>Día Internacional del Maquillador</text:p>
            <text:p/>
          </table:table-cell>
          <table:table-cell table:number-columns-repeated="5"/>
          <table:table-cell office:value-type="string" calcext:value-type="string">
            <text:p>Ss. Juan y Festo; Agoardo y Agilberto; Romuldo; Goardo (ob.); José Yuan Zaide (pb.): mrs. Simplicio; Teodulfo: obs. Teodgaro: pb. M.a de Guadalupe García: v. y fdra.</text:p>
          </table:table-cell>
          <table:table-cell office:value-type="string" calcext:value-type="string">
            <text:p>Mariasun</text:p>
          </table:table-cell>
          <table:table-cell office:value-type="string" calcext:value-type="string">
            <text:p>Soy como Beethoven, compongo pero no escucho </text:p>
          </table:table-cell>
          <table:table-cell office:value-type="string" calcext:value-type="string">
            <text:p>Cuarto creciente el 26 en Libra</text:p>
            <text:p/>
          </table:table-cell>
          <table:table-cell office:value-type="time" office:time-value="PT06H32M00S" calcext:value-type="time">
            <text:p>06:32</text:p>
          </table:table-cell>
          <table:table-cell office:value-type="time" office:time-value="PT21H56M00S" calcext:value-type="time">
            <text:p>21:56</text:p>
          </table:table-cell>
          <table:table-cell office:value-type="string" calcext:value-type="string">
            <text:p>Centésimo séptimo quinto día del 2023</text:p>
            <text:p/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6-25" calcext:value-type="date">
            <text:p>25/06/2023</text:p>
          </table:table-cell>
          <table:table-cell office:value-type="string" calcext:value-type="string">
            <text:p>Día de la Gente de Mar</text:p>
            <text:p/>
          </table:table-cell>
          <table:table-cell office:value-type="string" calcext:value-type="string">
            <text:p>Día Mundial de los Pitufos </text:p>
            <text:p/>
          </table:table-cell>
          <table:table-cell office:value-type="string" calcext:value-type="string">
            <text:p>Día Mundial Antitaurino</text:p>
            <text:p/>
          </table:table-cell>
          <table:table-cell table:number-columns-repeated="4"/>
          <table:table-cell office:value-type="string" calcext:value-type="string">
            <text:p>Ss. Máximo de Turín; Próspero de Reggio; Moloc o Luano; obs. </text:p>
            <text:p>Próspero de Aquitania. Tigris; Orosia: vs. Adalberto;</text:p>
            <text:p>Guillermo de Vercelli: abs. Salomón; Domingo de Henares (ob.) y</text:p>
            <text:p>Francisco Do Minh: mrS.</text:p>
          </table:table-cell>
          <table:table-cell office:value-type="string" calcext:value-type="string">
            <text:p>Visto en Tinder</text:p>
          </table:table-cell>
          <table:table-cell office:value-type="string" calcext:value-type="string">
            <text:p>Ánimo con lo tuyo </text:p>
          </table:table-cell>
          <table:table-cell office:value-type="string" calcext:value-type="string">
            <text:p>Mañana cuarto creciente en Libra</text:p>
            <text:p/>
          </table:table-cell>
          <table:table-cell office:value-type="time" office:time-value="PT06H33M00S" calcext:value-type="time">
            <text:p>06:33</text:p>
          </table:table-cell>
          <table:table-cell office:value-type="time" office:time-value="PT21H56M00S" calcext:value-type="time">
            <text:p>21:56</text:p>
          </table:table-cell>
          <table:table-cell office:value-type="string" calcext:value-type="string">
            <text:p>Centésimo séptimo sexto día del 2023</text:p>
            <text:p/>
          </table:table-cell>
          <table:table-cell/>
          <table:table-cell office:value-type="float" office:value="176" calcext:value-type="float">
            <text:p>176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6-26" calcext:value-type="date">
            <text:p>26/06/2023</text:p>
          </table:table-cell>
          <table:table-cell office:value-type="string" calcext:value-type="string">
            <text:p>Día Mundial de la Refrigeración</text:p>
            <text:p/>
          </table:table-cell>
          <table:table-cell office:value-type="string" calcext:value-type="string">
            <text:p>Día Internacional de la Lucha contra el Uso Indebido y el Tráfico ilícito de Drogas</text:p>
            <text:p/>
          </table:table-cell>
          <table:table-cell office:value-type="string" calcext:value-type="string">
            <text:p>Día Internacional de Apoyo a las Víctimas de la Tortura</text:p>
            <text:p/>
          </table:table-cell>
          <table:table-cell table:number-columns-repeated="4"/>
          <table:table-cell office:value-type="string" calcext:value-type="string">
            <text:p>Ss. Pelagio o Pelayo: mr. Vigilio; Deodato; Radulfo; Antelmo: obs. Majencio: ab. David: er. Salvio (ob.) y cc.; José Ma Taishun; José M.° Robles (pb.): mrs. </text:p>
            <text:p>Josemaría Escrivá de Balaguer: pb. y fdr.</text:p>
          </table:table-cell>
          <table:table-cell office:value-type="string" calcext:value-type="string">
            <text:p>No recuerdo</text:p>
          </table:table-cell>
          <table:table-cell office:value-type="string" calcext:value-type="string">
            <text:p>No es la hora de comer chocolate. Es la hora de fumar chocolate.</text:p>
          </table:table-cell>
          <table:table-cell office:value-type="string" calcext:value-type="string">
            <text:p>Cuarto creciente a las 09:50 en Libra</text:p>
            <text:p/>
          </table:table-cell>
          <table:table-cell office:value-type="time" office:time-value="PT06H33M00S" calcext:value-type="time">
            <text:p>06:33</text:p>
          </table:table-cell>
          <table:table-cell office:value-type="time" office:time-value="PT21H56M00S" calcext:value-type="time">
            <text:p>21:56</text:p>
          </table:table-cell>
          <table:table-cell office:value-type="string" calcext:value-type="string">
            <text:p>Centésimo septuagésimo séptimo día del 2023</text:p>
            <text:p/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6-27" calcext:value-type="date">
            <text:p>27/06/2023</text:p>
          </table:table-cell>
          <table:table-cell office:value-type="string" calcext:value-type="string">
            <text:p>Día de las Microempresas y las Pequeñas y Medianas Empresas </text:p>
            <text:p/>
          </table:table-cell>
          <table:table-cell office:value-type="string" calcext:value-type="string">
            <text:p>Día Internacional de las Personas Sordociegas</text:p>
            <text:p/>
          </table:table-cell>
          <table:table-cell office:value-type="string" calcext:value-type="string">
            <text:p>Día Mundial del Microbioma</text:p>
            <text:p/>
          </table:table-cell>
          <table:table-cell table:number-columns-repeated="4"/>
          <table:table-cell office:value-type="string" calcext:value-type="string">
            <text:p>N.° S.° del Perpetuo Socorro. Ss. Cirilo de Alejandría: ob. y dr. Gudena; </text:p>
            <text:p>Zoilo; Arialdo (dc.); Tomás Toán; mrs. Sansón; Juan de Chinon: pbs.</text:p>
            <text:p>Margarita Bays:V.</text:p>
          </table:table-cell>
          <table:table-cell office:value-type="string" calcext:value-type="string">
            <text:p>Suero</text:p>
          </table:table-cell>
          <table:table-cell office:value-type="string" calcext:value-type="string">
            <text:p>Kinki es escuchar a Izal</text:p>
          </table:table-cell>
          <table:table-cell office:value-type="string" calcext:value-type="string">
            <text:p>Luna llena el 3 en Capricornio</text:p>
            <text:p/>
          </table:table-cell>
          <table:table-cell office:value-type="time" office:time-value="PT06H33M00S" calcext:value-type="time">
            <text:p>06:33</text:p>
          </table:table-cell>
          <table:table-cell office:value-type="time" office:time-value="PT21H56M00S" calcext:value-type="time">
            <text:p>21:56</text:p>
          </table:table-cell>
          <table:table-cell office:value-type="string" calcext:value-type="string">
            <text:p>Centésimo septuagésimo octavo día del 2023</text:p>
            <text:p/>
          </table:table-cell>
          <table:table-cell/>
          <table:table-cell office:value-type="float" office:value="178" calcext:value-type="float">
            <text:p>178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6-28" calcext:value-type="date">
            <text:p>28/06/2023</text:p>
          </table:table-cell>
          <table:table-cell office:value-type="string" calcext:value-type="string">
            <text:p>Día Internacional del Orgullo LGTB o Día del Orgullo Gay  </text:p>
            <text:p/>
          </table:table-cell>
          <table:table-cell office:value-type="string" calcext:value-type="string">
            <text:p>Día Mundial del Árbol  </text:p>
            <text:p/>
          </table:table-cell>
          <table:table-cell office:value-type="string" calcext:value-type="string">
            <text:p>Día Internacional del Piercing Corporal</text:p>
            <text:p/>
          </table:table-cell>
          <table:table-cell table:number-columns-repeated="4"/>
          <table:table-cell office:value-type="string" calcext:value-type="string">
            <text:p>SS. IRENEO: OB Y DR. Plutarco y cc.; Argimiro; Juan Southworth; Lucía Wang Cheng, Maria Fan, María Qi y María Zheng; María Du: mrs. Pablo I:</text:p>
            <text:p>p. Heimerado: er. Vicenta Gerosa: v. y fdra.</text:p>
          </table:table-cell>
          <table:table-cell office:value-type="string" calcext:value-type="string">
            <text:p>Santi</text:p>
          </table:table-cell>
          <table:table-cell office:value-type="string" calcext:value-type="string">
            <text:p>A veces un triunfo mal llevado es el peor de los fracasos </text:p>
          </table:table-cell>
          <table:table-cell office:value-type="string" calcext:value-type="string">
            <text:p>Luna llena el 3 en Capricornio</text:p>
            <text:p/>
          </table:table-cell>
          <table:table-cell office:value-type="time" office:time-value="PT06H34M00S" calcext:value-type="time">
            <text:p>06:34</text:p>
          </table:table-cell>
          <table:table-cell office:value-type="time" office:time-value="PT21H56M00S" calcext:value-type="time">
            <text:p>21:56</text:p>
          </table:table-cell>
          <table:table-cell office:value-type="string" calcext:value-type="string">
            <text:p>Centésimo septuagésimo noveno día del 2023</text:p>
            <text:p/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6-29" calcext:value-type="date">
            <text:p>29/06/2023</text:p>
          </table:table-cell>
          <table:table-cell office:value-type="string" calcext:value-type="string">
            <text:p>Día Internacional de los Trópicos </text:p>
            <text:p/>
          </table:table-cell>
          <table:table-cell office:value-type="string" calcext:value-type="string">
            <text:p>Día Mundial del Diseño Industrial </text:p>
            <text:p/>
          </table:table-cell>
          <table:table-cell office:value-type="string" calcext:value-type="string">
            <text:p>Día Europeo de la Esclerodermia</text:p>
            <text:p/>
          </table:table-cell>
          <table:table-cell table:style-name="Default"/>
          <table:table-cell table:number-columns-repeated="3"/>
          <table:table-cell office:value-type="string" calcext:value-type="string">
            <text:p><text:span text:style-name="T1">Ss. Siro de Génova; Casio de Narni: obs. Emma. Pablo Wu, Juan Bautista </text:span></text:p>
            <text:p><text:span text:style-name="T1">Wu y Pablo Wu Wanshu; María Du y Magdalena Du: mrs.</text:span></text:p>
          </table:table-cell>
          <table:table-cell office:value-type="string" calcext:value-type="string">
            <text:p>Oscar Wilde</text:p>
          </table:table-cell>
          <table:table-cell office:value-type="string" calcext:value-type="string">
            <text:p>Para ti es muy fácil hablar, pero te aseguro que hay momentos en los que el arte alcanza casi la dignidad del trabajo manual</text:p>
          </table:table-cell>
          <table:table-cell office:value-type="string" calcext:value-type="string">
            <text:p>Luna llena el 3 en Capricornio</text:p>
            <text:p/>
          </table:table-cell>
          <table:table-cell office:value-type="time" office:time-value="PT06H34M00S" calcext:value-type="time">
            <text:p>06:34</text:p>
          </table:table-cell>
          <table:table-cell office:value-type="time" office:time-value="PT21H56M00S" calcext:value-type="time">
            <text:p>21:56</text:p>
          </table:table-cell>
          <table:table-cell office:value-type="string" calcext:value-type="string">
            <text:p>Centésimo octogésimo día del 2023</text:p>
            <text:p/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6-30" calcext:value-type="date">
            <text:p>30/06/2023</text:p>
          </table:table-cell>
          <table:table-cell office:value-type="string" calcext:value-type="string">
            <text:p>Día Internacional de los Asteroides</text:p>
            <text:p/>
          </table:table-cell>
          <table:table-cell office:value-type="string" calcext:value-type="string">
            <text:p>Día de las Redes Sociales </text:p>
            <text:p/>
          </table:table-cell>
          <table:table-cell office:value-type="string" calcext:value-type="string">
            <text:p>Día Internacional del Parlamentarismo </text:p>
            <text:p/>
          </table:table-cell>
          <table:table-cell office:value-type="string" calcext:value-type="string">
            <text:p>Día Mundial de la Artrogriposis Múltiple Congénita</text:p>
            <text:p/>
          </table:table-cell>
          <table:table-cell table:number-columns-repeated="3"/>
          <table:table-cell office:value-type="string" calcext:value-type="string">
            <text:p>Ss. Protomártires de la Santa Iglesia Romana. Basilides; Vicente Do Yen </text:p>
            <text:p>(pb.); Ramón Li y Pedro Li; mrs. Marcial; Bertrando; Otón; Adolfo</text:p>
            <text:p>de Osnabrück: obs. Erentrudis: absa. Teobaldo (pb.): er. Ladislao: rey.</text:p>
          </table:table-cell>
          <table:table-cell office:value-type="string" calcext:value-type="string">
            <text:p>Santi Balmes</text:p>
          </table:table-cell>
          <table:table-cell office:value-type="string" calcext:value-type="string">
            <text:p>Yo no tendría que ir a la cárcel pero mis ideas sí </text:p>
          </table:table-cell>
          <table:table-cell office:value-type="string" calcext:value-type="string">
            <text:p>Luna llena el 3 en Capricornio</text:p>
            <text:p/>
          </table:table-cell>
          <table:table-cell office:value-type="time" office:time-value="PT06H35M00S" calcext:value-type="time">
            <text:p>06:35</text:p>
          </table:table-cell>
          <table:table-cell office:value-type="time" office:time-value="PT21H56M00S" calcext:value-type="time">
            <text:p>21:56</text:p>
          </table:table-cell>
          <table:table-cell office:value-type="string" calcext:value-type="string">
            <text:p>Centésimo octogésimo primer día del 2023</text:p>
            <text:p/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7-01" calcext:value-type="date">
            <text:p>01/07/2023</text:p>
          </table:table-cell>
          <table:table-cell office:value-type="string" calcext:value-type="string">
            <text:p>Día Internacional del Reggae </text:p>
            <text:p/>
          </table:table-cell>
          <table:table-cell office:value-type="string" calcext:value-type="string">
            <text:p>Día Internacional del Chiste </text:p>
            <text:p/>
          </table:table-cell>
          <table:table-cell office:value-type="string" calcext:value-type="string">
            <text:p>Día Internacional de la Fruta</text:p>
            <text:p/>
          </table:table-cell>
          <table:table-cell table:number-columns-repeated="4"/>
          <table:table-cell office:value-type="string" calcext:value-type="string">
            <text:p>Ss Aarón: santo del A.T. Martín de Vienne; Golveno de León; Oliverio Plunkett: obs. Dominicano; Carilefo: abs. Teodorico; Eparquio: pbs. Zhang Huailu, Justino Orona y Atilano Cruz (pbs.): mrs.</text:p>
          </table:table-cell>
          <table:table-cell office:value-type="string" calcext:value-type="string">
            <text:p>Mariasun</text:p>
          </table:table-cell>
          <table:table-cell office:value-type="string" calcext:value-type="string">
            <text:p>Como aprendí de Duchamp, mi mejor obra soy yo</text:p>
          </table:table-cell>
          <table:table-cell office:value-type="string" calcext:value-type="string">
            <text:p>Luna llena el 3 en Capricornio</text:p>
            <text:p/>
          </table:table-cell>
          <table:table-cell office:value-type="time" office:time-value="PT06H35M00S" calcext:value-type="time">
            <text:p>06:35</text:p>
          </table:table-cell>
          <table:table-cell office:value-type="time" office:time-value="PT21H56M00S" calcext:value-type="time">
            <text:p>21:56</text:p>
          </table:table-cell>
          <table:table-cell office:value-type="string" calcext:value-type="string">
            <text:p>Centésimo octogésimo segundo día del 2023</text:p>
            <text:p/>
          </table:table-cell>
          <table:table-cell/>
          <table:table-cell office:value-type="float" office:value="182" calcext:value-type="float">
            <text:p>182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7-02" calcext:value-type="date">
            <text:p>02/07/2023</text:p>
          </table:table-cell>
          <table:table-cell office:value-type="string" calcext:value-type="string">
            <text:p>Día Internacional del Deporte para el Desarrollo y la Paz</text:p>
            <text:p/>
          </table:table-cell>
          <table:table-cell table:number-columns-repeated="6"/>
          <table:table-cell office:value-type="string" calcext:value-type="string">
            <text:p>Ss Bernardino Realino; Juan Francisco Regis; Francisco de Gerónimo; btos. Julián Maunoir y Antonio Baldinucci: pbs. San Proceso y Martiriano; Liberato, Bonifacio, Servo, Rústico, Rogato, Séptimo, Máximo: mrs. Monegunda, Swithun: ob. Lidano: ab.</text:p>
            <text:p/>
            <text:p/>
            <text:p/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ay dos tipos de personas en el mundo: las ilusionadas y las erosionadas</text:p>
          </table:table-cell>
          <table:table-cell office:value-type="string" calcext:value-type="string">
            <text:p>Mañana luna llena en Capricornio </text:p>
            <text:p/>
          </table:table-cell>
          <table:table-cell office:value-type="time" office:time-value="PT06H36M00S" calcext:value-type="time">
            <text:p>06:36</text:p>
          </table:table-cell>
          <table:table-cell office:value-type="time" office:time-value="PT21H55M00S" calcext:value-type="time">
            <text:p>21:55</text:p>
          </table:table-cell>
          <table:table-cell office:value-type="string" calcext:value-type="string">
            <text:p>Centésimo octogésimo tercer día del 2023</text:p>
            <text:p/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7-03" calcext:value-type="date">
            <text:p>03/07/2023</text:p>
          </table:table-cell>
          <table:table-cell office:value-type="string" calcext:value-type="string">
            <text:p>Día Internacional Libre de Bolsas de Plástico  </text:p>
            <text:p/>
          </table:table-cell>
          <table:table-cell office:value-type="string" calcext:value-type="string">
            <text:p>Día Internacional del Síndrome de Rubinstein-Taybi</text:p>
            <text:p/>
          </table:table-cell>
          <table:table-cell table:number-columns-repeated="5"/>
          <table:table-cell office:value-type="string" calcext:value-type="string">
            <text:p>Ss Tomás: ap. Anatolio de Laodicea; Heliodoro de Altimo; Anatolio de Constantinopla: obs. Memnón; Marcos y Murciano; José Nguyên; Felipe Phan (pb.): Pedro Zhao y Juan Bautista Zhao: mrs. León II: p. Raymundo Gayard.</text:p>
          </table:table-cell>
          <table:table-cell office:value-type="string" calcext:value-type="string">
            <text:p>Picasso</text:p>
          </table:table-cell>
          <table:table-cell office:value-type="string" calcext:value-type="string">
            <text:p>El principal enemigo de la creatividad es el mal gusto</text:p>
          </table:table-cell>
          <table:table-cell office:value-type="string" calcext:value-type="string">
            <text:p>Luna llena a las 13:38 en Capricornio</text:p>
          </table:table-cell>
          <table:table-cell office:value-type="time" office:time-value="PT06H36M00S" calcext:value-type="time">
            <text:p>06:36</text:p>
          </table:table-cell>
          <table:table-cell office:value-type="time" office:time-value="PT21H55M00S" calcext:value-type="time">
            <text:p>21:55</text:p>
          </table:table-cell>
          <table:table-cell office:value-type="string" calcext:value-type="string">
            <text:p>Centésimo octogésimo cuarto día del 2023</text:p>
            <text:p/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7-04" calcext:value-type="date">
            <text:p>04/07/2023</text:p>
          </table:table-cell>
          <table:table-cell office:value-type="string" calcext:value-type="string">
            <text:p>Día Mundial del Libro Electrónico </text:p>
            <text:p/>
          </table:table-cell>
          <table:table-cell office:value-type="string" calcext:value-type="string">
            <text:p>Día Mundial de los Delfines en Cautiverio</text:p>
            <text:p/>
          </table:table-cell>
          <table:table-cell table:number-columns-repeated="5"/>
          <table:table-cell office:value-type="string" calcext:value-type="string">
            <text:p>Ss Isabel de Portugal. Jocundiano; Laureano; Cesidio Giacomantonio (pb.); Valentín de Berriotxoa (ob.): mrs. Florencio de Cahors; Andrés de Creta; Uldarico: obs. Valentín: pb. Berta: absa.</text:p>
            <text:p/>
          </table:table-cell>
          <table:table-cell office:value-type="string" calcext:value-type="string">
            <text:p>Santi Balmes</text:p>
          </table:table-cell>
          <table:table-cell office:value-type="string" calcext:value-type="string">
            <text:p>La experiencia mas cercana que he tenido a la homosexualidad ha sido recibir el cuerpo de cristo</text:p>
          </table:table-cell>
          <table:table-cell office:value-type="string" calcext:value-type="string">
            <text:p>Cuarto menguante el 9 en Aries</text:p>
            <text:p/>
          </table:table-cell>
          <table:table-cell office:value-type="time" office:time-value="PT06H37M00S" calcext:value-type="time">
            <text:p>06:37</text:p>
          </table:table-cell>
          <table:table-cell office:value-type="time" office:time-value="PT21H55M00S" calcext:value-type="time">
            <text:p>21:55</text:p>
          </table:table-cell>
          <table:table-cell office:value-type="string" calcext:value-type="string">
            <text:p>Centésimo octogésimo quinto día del 2023</text:p>
            <text:p/>
          </table:table-cell>
          <table:table-cell/>
          <table:table-cell office:value-type="float" office:value="185" calcext:value-type="float">
            <text:p>185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7-05" calcext:value-type="date">
            <text:p>05/07/2023</text:p>
          </table:table-cell>
          <table:table-cell office:value-type="string" calcext:value-type="string">
            <text:p>Día Mundial del Bikini</text:p>
            <text:p/>
          </table:table-cell>
          <table:table-cell table:number-columns-repeated="6"/>
          <table:table-cell office:value-type="string" calcext:value-type="string">
            <text:p>Ss Antonio María Zaccaría: pb. y fdr. Esteban de Nicea (ob.); Cipria; Atanasio de Jerusalén (dc.); Teresa Chen y Rosa Chen (vs.): mrs. Do inicio; er. Marta. Tomás; Atanasi:abs. Miguel De los Santos: pb.</text:p>
          </table:table-cell>
          <table:table-cell office:value-type="string" calcext:value-type="string">
            <text:p>Tato Climent</text:p>
          </table:table-cell>
          <table:table-cell office:value-type="string" calcext:value-type="string">
            <text:p>Yo me cago en el Papa por muy temprano que se levante</text:p>
          </table:table-cell>
          <table:table-cell office:value-type="string" calcext:value-type="string">
            <text:p>Cuarto menguante el 9 en Aries</text:p>
            <text:p/>
          </table:table-cell>
          <table:table-cell office:value-type="time" office:time-value="PT06H38M00S" calcext:value-type="time">
            <text:p>06:38</text:p>
          </table:table-cell>
          <table:table-cell office:value-type="time" office:time-value="PT21H55M00S" calcext:value-type="time">
            <text:p>21:55</text:p>
          </table:table-cell>
          <table:table-cell office:value-type="string" calcext:value-type="string">
            <text:p>Centésimo octogésimo sexto día del 2023</text:p>
            <text:p/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7-06" calcext:value-type="date">
            <text:p>06/07/2023</text:p>
          </table:table-cell>
          <table:table-cell office:value-type="string" calcext:value-type="string">
            <text:p>Día Internacional del Beso Robado </text:p>
            <text:p/>
          </table:table-cell>
          <table:table-cell office:value-type="string" calcext:value-type="string">
            <text:p>Día Mundial de The Beatles </text:p>
            <text:p/>
          </table:table-cell>
          <table:table-cell office:value-type="string" calcext:value-type="string">
            <text:p>Día Mundial de la Zoonosis</text:p>
            <text:p/>
          </table:table-cell>
          <table:table-cell table:number-columns-repeated="4"/>
          <table:table-cell office:value-type="string" calcext:value-type="string">
            <text:p>Ss Santa María Goretti: v. y mr. Ciríaca; Rómulo (dc.); Pedro Wang; mrs. Sisoes: er. Paladio: ob. Moneda: absa. Justo: mj. Goar: pb. Rosalina; Nazarena (Ignacia) de Santa Teresa de Jesús March.</text:p>
          </table:table-cell>
          <table:table-cell office:value-type="string" calcext:value-type="string">
            <text:p>Alguien que sabe de colores, supongo</text:p>
          </table:table-cell>
          <table:table-cell office:value-type="string" calcext:value-type="string">
            <text:p>¿Por qué el naranja se le llama naranja y no amarillo magentoso?</text:p>
          </table:table-cell>
          <table:table-cell office:value-type="string" calcext:value-type="string">
            <text:p>Cuarto menguante el 9 en Aries</text:p>
            <text:p/>
          </table:table-cell>
          <table:table-cell office:value-type="time" office:time-value="PT06H38M00S" calcext:value-type="time">
            <text:p>06:38</text:p>
          </table:table-cell>
          <table:table-cell office:value-type="time" office:time-value="PT21H54M00S" calcext:value-type="time">
            <text:p>21:54</text:p>
          </table:table-cell>
          <table:table-cell office:value-type="string" calcext:value-type="string">
            <text:p>Centésimo octogésimo séptimo día del 2023</text:p>
            <text:p/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7-07" calcext:value-type="date">
            <text:p>07/07/2023</text:p>
          </table:table-cell>
          <table:table-cell office:value-type="string" calcext:value-type="string">
            <text:p>Día Internacional de la Conservación del Suelo </text:p>
            <text:p/>
          </table:table-cell>
          <table:table-cell office:value-type="string" calcext:value-type="string">
            <text:p>Día Mundial del Cacao </text:p>
            <text:p/>
          </table:table-cell>
          <table:table-cell office:value-type="string" calcext:value-type="string">
            <text:p>Día Internacional del Cóndor</text:p>
            <text:p/>
          </table:table-cell>
          <table:table-cell table:number-columns-repeated="4"/>
          <table:table-cell office:value-type="string" calcext:value-type="string">
            <text:p>Ss San Panteno de Alejandría. Edilburga: absa. Edda; Willibaldo; Máel Rúain; Odón de Urgel; Marcial: obs. Benedicto XI: p. Antonino Fantosati (ob.) y José María Gambaro (pb.); Marcos Ji; María Guo; Fermín (ob.): mrs.</text:p>
          </table:table-cell>
          <table:table-cell office:value-type="string" calcext:value-type="string">
            <text:p>Guido en pandemia</text:p>
          </table:table-cell>
          <table:table-cell office:value-type="string" calcext:value-type="string">
            <text:p>ERTE, no quiero perderte</text:p>
          </table:table-cell>
          <table:table-cell office:value-type="string" calcext:value-type="string">
            <text:p>Cuarto menguante el 9 en Aries</text:p>
            <text:p/>
          </table:table-cell>
          <table:table-cell office:value-type="time" office:time-value="PT06H39M00S" calcext:value-type="time">
            <text:p>06:39</text:p>
          </table:table-cell>
          <table:table-cell office:value-type="time" office:time-value="PT21H54M00S" calcext:value-type="time">
            <text:p>21:54</text:p>
          </table:table-cell>
          <table:table-cell office:value-type="string" calcext:value-type="string">
            <text:p>Centésimo octogésimo octavo día del 2023</text:p>
            <text:p/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7-08" calcext:value-type="date">
            <text:p>08/07/2023</text:p>
          </table:table-cell>
          <table:table-cell office:value-type="string" calcext:value-type="string">
            <text:p>Día Mundial de la Alergia</text:p>
            <text:p/>
          </table:table-cell>
          <table:table-cell table:number-columns-repeated="6"/>
          <table:table-cell office:value-type="string" calcext:value-type="string">
            <text:p>Ss San Áquila y Prisca o Priscila: Santos del N.T. Gliceria; Procopio; Pancracio; Quiliano (ob.); Juan Wu: mrs. Auspicio de Toul: ob. Disibodo: er. Landrada: absa. Adriano III: p.</text:p>
          </table:table-cell>
          <table:table-cell office:value-type="string" calcext:value-type="string">
            <text:p>Recomendación de un fisioterapeuta en el periódico</text:p>
          </table:table-cell>
          <table:table-cell office:value-type="string" calcext:value-type="string">
            <text:p>La mejor postura es la que menos dura</text:p>
          </table:table-cell>
          <table:table-cell office:value-type="string" calcext:value-type="string">
            <text:p>Cuarto menguante el 9 en Aries</text:p>
            <text:p/>
          </table:table-cell>
          <table:table-cell office:value-type="time" office:time-value="PT06H40M00S" calcext:value-type="time">
            <text:p>06:40</text:p>
          </table:table-cell>
          <table:table-cell office:value-type="time" office:time-value="PT21H54M00S" calcext:value-type="time">
            <text:p>21:54</text:p>
          </table:table-cell>
          <table:table-cell office:value-type="string" calcext:value-type="string">
            <text:p>Centésimo octogésimo noveno día del 2023</text:p>
            <text:p/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7-09" calcext:value-type="date">
            <text:p>09/07/2023</text:p>
          </table:table-cell>
          <table:table-cell office:value-type="string" calcext:value-type="string">
            <text:p>Día Internacional de la Destrucción de Armas de Fuego</text:p>
            <text:p/>
          </table:table-cell>
          <table:table-cell table:number-columns-repeated="6"/>
          <table:table-cell office:value-type="string" calcext:value-type="string">
            <text:p>Ss Nuestra Señora de La Paz. San Agustín Zhao (pb.) y cc.; León Ignacio Mangin, Pablo Denn (pbs.) y María Zhou: mrs. Nicolás Pieck (pb.) y cc.; Joaquín He; Gregorio Grassi y Francisco Fogolla (obs.): mrs. Paulina del Corazón de Jesús: v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a sido un placer, aunque seas la verdura que menos me gusta </text:p>
          </table:table-cell>
          <table:table-cell office:value-type="string" calcext:value-type="string">
            <text:p>Mañana cuarto menguante en Aries</text:p>
            <text:p/>
          </table:table-cell>
          <table:table-cell office:value-type="time" office:time-value="PT06H40M00S" calcext:value-type="time">
            <text:p>06:40</text:p>
          </table:table-cell>
          <table:table-cell office:value-type="time" office:time-value="PT21H53M00S" calcext:value-type="time">
            <text:p>21:53</text:p>
          </table:table-cell>
          <table:table-cell office:value-type="string" calcext:value-type="string">
            <text:p>Centésimo nonagésimo día del 2023</text:p>
            <text:p/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7-10" calcext:value-type="date">
            <text:p>10/07/2023</text:p>
          </table:table-cell>
          <table:table-cell office:value-type="string" calcext:value-type="string">
            <text:p>Día Mundial del Glut1 </text:p>
            <text:p/>
          </table:table-cell>
          <table:table-cell office:value-type="string" calcext:value-type="string">
            <text:p>Día Mundial del Oso de Peluche</text:p>
            <text:p/>
          </table:table-cell>
          <table:table-cell table:number-columns-repeated="5"/>
          <table:table-cell office:value-type="string" calcext:value-type="string">
            <text:p>Ss San Félix y Felipe; Vital, Marcial y Alejandro; Silvano; Jenaro; Rufina y Segunda; Anatolia y Victoria; Marino; Apolonio de Sardes; Leoncio, Mauricio, Daniel, Antonio, Aniceto, Sisinio; Bianor y Salviano; Canuto (rey); Antonio Nguyen y Pedro Nguyen Khac: mrs. Verónica Giuliani: v.</text:p>
          </table:table-cell>
          <table:table-cell office:value-type="string" calcext:value-type="string">
            <text:p>Visto en Tinder</text:p>
          </table:table-cell>
          <table:table-cell office:value-type="string" calcext:value-type="string">
            <text:p>Ánimo con lo tuyo </text:p>
          </table:table-cell>
          <table:table-cell office:value-type="string" calcext:value-type="string">
            <text:p>Cuarto menguante a las 03:48 en Aries</text:p>
            <text:p/>
          </table:table-cell>
          <table:table-cell office:value-type="time" office:time-value="PT06H41M00S" calcext:value-type="time">
            <text:p>06:41</text:p>
          </table:table-cell>
          <table:table-cell office:value-type="time" office:time-value="PT21H53M00S" calcext:value-type="time">
            <text:p>21:53</text:p>
          </table:table-cell>
          <table:table-cell office:value-type="string" calcext:value-type="string">
            <text:p>Centésimo nonagésimo primer día del 2023</text:p>
            <text:p/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7-11" calcext:value-type="date">
            <text:p>11/07/2023</text:p>
          </table:table-cell>
          <table:table-cell office:value-type="string" calcext:value-type="string">
            <text:p>Día Mundial de la Población</text:p>
            <text:p/>
          </table:table-cell>
          <table:table-cell table:number-columns-repeated="6"/>
          <table:table-cell office:value-type="string" calcext:value-type="string">
            <text:p>Ss San Benito: ab. Pío I:p.Marciano; Marciana; Plácido y Sigisberto; Abundio (pb.); Ana An y cc.; mrs. Leoncio de Burdeos; Hidulfo: obs. Drostán: ab. Olga. Quetilo: pb.</text:p>
          </table:table-cell>
          <table:table-cell office:value-type="string" calcext:value-type="string">
            <text:p>Guille</text:p>
          </table:table-cell>
          <table:table-cell office:value-type="string" calcext:value-type="string">
            <text:p>Los colores son a la luz como las notas a la música</text:p>
          </table:table-cell>
          <table:table-cell office:value-type="string" calcext:value-type="string">
            <text:p>Luna nueva el 17 en Cáncer</text:p>
            <text:p/>
          </table:table-cell>
          <table:table-cell office:value-type="time" office:time-value="PT06H42M00S" calcext:value-type="time">
            <text:p>06:42</text:p>
          </table:table-cell>
          <table:table-cell office:value-type="time" office:time-value="PT21H52M00S" calcext:value-type="time">
            <text:p>21:52</text:p>
          </table:table-cell>
          <table:table-cell office:value-type="string" calcext:value-type="string">
            <text:p>Centésimo nonagésimo segundo día del 2023</text:p>
            <text:p/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7-12" calcext:value-type="date">
            <text:p>12/07/2023</text:p>
          </table:table-cell>
          <table:table-cell office:value-type="string" calcext:value-type="string">
            <text:p>Día Mundial de la Tarta de Nueces</text:p>
            <text:p/>
          </table:table-cell>
          <table:table-cell table:number-columns-repeated="6"/>
          <table:table-cell office:value-type="string" calcext:value-type="string">
            <text:p>Ss Proclo e Hilarión; Fortunato y Hermágoras; Nabor y Félix; Juan Jones (pb.); Clemente Ignacio Delgado (ob.); Inés Lê; Pedro Khan (pb.): mrs. Paterniano de Fano; Vivenciolo: obs. Juan Gualberto; León I:abs.</text:p>
          </table:table-cell>
          <table:table-cell office:value-type="string" calcext:value-type="string">
            <text:p>Escuchado en el metro, una señora a otra</text:p>
          </table:table-cell>
          <table:table-cell office:value-type="string" calcext:value-type="string">
            <text:p>Estoy en un punto de mi vida de no poder elegir si camiseta blanca o camiseta roja</text:p>
          </table:table-cell>
          <table:table-cell office:value-type="string" calcext:value-type="string">
            <text:p>Luna nueva el 17 en Cáncer</text:p>
            <text:p/>
          </table:table-cell>
          <table:table-cell office:value-type="time" office:time-value="PT06H43M00S" calcext:value-type="time">
            <text:p>06:43</text:p>
          </table:table-cell>
          <table:table-cell office:value-type="time" office:time-value="PT21H52M00S" calcext:value-type="time">
            <text:p>21:52</text:p>
          </table:table-cell>
          <table:table-cell office:value-type="string" calcext:value-type="string">
            <text:p>Centésimo nonagésimo tercer día del 2023</text:p>
            <text:p/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7-13" calcext:value-type="date">
            <text:p>13/07/2023</text:p>
          </table:table-cell>
          <table:table-cell office:value-type="string" calcext:value-type="string">
            <text:p>Día Mundial del Rock </text:p>
            <text:p/>
          </table:table-cell>
          <table:table-cell office:value-type="string" calcext:value-type="string">
            <text:p>Día Internacional del Sarcoma </text:p>
            <text:p/>
          </table:table-cell>
          <table:table-cell office:value-type="string" calcext:value-type="string">
            <text:p>Día Internacional del Trastorno por Déficit de Atención e Hiperactividad</text:p>
            <text:p/>
          </table:table-cell>
          <table:table-cell table:number-columns-repeated="4"/>
          <table:table-cell office:value-type="string" calcext:value-type="string">
            <text:p>Ss Enrique: emperador. Esdras: Santo del A.T. Silas: santo del N.T. Serapión; Miropa; Alejandro y cc.; Manuel Lê; Pablo Liu; José Wang Guiji: mrs. Eugenio de Cartago: ob. Turiavo: ab. Clelia Barbieri: v. y fdra.</text:p>
          </table:table-cell>
          <table:table-cell office:value-type="string" calcext:value-type="string">
            <text:p>Canción de Mito</text:p>
          </table:table-cell>
          <table:table-cell office:value-type="string" calcext:value-type="string">
            <text:p>Yo la conocí marcándose un sarri sarri </text:p>
          </table:table-cell>
          <table:table-cell office:value-type="string" calcext:value-type="string">
            <text:p>Luna nueva el 17 en Cáncer</text:p>
            <text:p/>
          </table:table-cell>
          <table:table-cell office:value-type="time" office:time-value="PT06H43M00S" calcext:value-type="time">
            <text:p>06:43</text:p>
          </table:table-cell>
          <table:table-cell office:value-type="time" office:time-value="PT21H51M00S" calcext:value-type="time">
            <text:p>21:51</text:p>
          </table:table-cell>
          <table:table-cell office:value-type="string" calcext:value-type="string">
            <text:p>Centésimo nonagésimo cuarto día del 2023</text:p>
            <text:p/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7-14" calcext:value-type="date">
            <text:p>14/07/2023</text:p>
          </table:table-cell>
          <table:table-cell office:value-type="string" calcext:value-type="string">
            <text:p>Día Mundial del Chimpancé  </text:p>
            <text:p/>
          </table:table-cell>
          <table:table-cell office:value-type="string" calcext:value-type="string">
            <text:p>Día Internacional del Auxiliar de Enfermería</text:p>
            <text:p/>
          </table:table-cell>
          <table:table-cell table:number-columns-repeated="5"/>
          <table:table-cell office:value-type="string" calcext:value-type="string">
            <text:p>Ss Camilo de Lelis: pb. Optaciano: ob. Vicente o Madelgario; Marchelmo (pb.): mjs. Tuscana. Francisco Solano: pb. Juan Wang: mr.</text:p>
          </table:table-cell>
          <table:table-cell office:value-type="string" calcext:value-type="string">
            <text:p>Paciente</text:p>
          </table:table-cell>
          <table:table-cell office:value-type="string" calcext:value-type="string">
            <text:p>Me duelen los pies por culpa de la Coca-Cola</text:p>
          </table:table-cell>
          <table:table-cell office:value-type="string" calcext:value-type="string">
            <text:p>Luna nueva el 17 en Cáncer</text:p>
            <text:p/>
          </table:table-cell>
          <table:table-cell office:value-type="time" office:time-value="PT06H44M00S" calcext:value-type="time">
            <text:p>06:44</text:p>
          </table:table-cell>
          <table:table-cell office:value-type="time" office:time-value="PT21H51M00S" calcext:value-type="time">
            <text:p>21:51</text:p>
          </table:table-cell>
          <table:table-cell office:value-type="string" calcext:value-type="string">
            <text:p>Centésimo nonagésimo quinto día del 2023</text:p>
            <text:p/>
          </table:table-cell>
          <table:table-cell/>
          <table:table-cell office:value-type="float" office:value="195" calcext:value-type="float">
            <text:p>195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7-15" calcext:value-type="date">
            <text:p>15/07/2023</text:p>
          </table:table-cell>
          <table:table-cell office:value-type="string" calcext:value-type="string">
            <text:p>Día Mundial de las Habilidades de la Juventud</text:p>
            <text:p/>
          </table:table-cell>
          <table:table-cell table:number-columns-repeated="6"/>
          <table:table-cell office:value-type="string" calcext:value-type="string">
            <text:p>Ss Buenaventura: ob. y dr. Eutropio, Vósima y Bonosa, Félix (ob.); Catulino (dc.); Felipe y cc.; Abudemio; Ansuero(ab.); PedroNguyen Ba (pb.); Andrés Nguyen: mrs. Jacobo de Nísibe; Plaquelmo; José de oTesalónica; Atanasio de Nápoles; David de Västeras: obs. Gumberto: ab. Vladimiro: príncipe. Pompilio Pirroti: pb.</text:p>
          </table:table-cell>
          <table:table-cell office:value-type="string" calcext:value-type="string">
            <text:p>No recuerdo</text:p>
          </table:table-cell>
          <table:table-cell office:value-type="string" calcext:value-type="string">
            <text:p>Vemos exactamente lo que escogemos ver. Incluso en el espejo</text:p>
          </table:table-cell>
          <table:table-cell office:value-type="string" calcext:value-type="string">
            <text:p>Luna nueva el 17 en Cáncer</text:p>
            <text:p/>
          </table:table-cell>
          <table:table-cell office:value-type="time" office:time-value="PT06H45M00S" calcext:value-type="time">
            <text:p>06:45</text:p>
          </table:table-cell>
          <table:table-cell office:value-type="time" office:time-value="PT21H50M00S" calcext:value-type="time">
            <text:p>21:50</text:p>
          </table:table-cell>
          <table:table-cell office:value-type="string" calcext:value-type="string">
            <text:p>Centésimo nonagésimo sexto día del 2023</text:p>
            <text:p/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7-16" calcext:value-type="date">
            <text:p>16/07/2023</text:p>
          </table:table-cell>
          <table:table-cell office:value-type="string" calcext:value-type="string">
            <text:p>Día Mundial de la Serpiente </text:p>
            <text:p/>
          </table:table-cell>
          <table:table-cell office:value-type="string" calcext:value-type="string">
            <text:p>Día Mundial de las Espinacas Frescas</text:p>
            <text:p/>
          </table:table-cell>
          <table:table-cell table:number-columns-repeated="5"/>
          <table:table-cell office:value-type="string" calcext:value-type="string">
            <text:p>Ss Nuestra Señora del Carmen. San Antíoco; Atenógenes; Helerio; Reinildis, Grimoaldo y Gondulfo; Sisenando (dc.); Lang Yangzhi y Pablo Lang; Teresa Zhang; Andrés de Soveral (pb.) y Domingo Carvalho: mrs. Monulfo y Gondulfo: obs. María Magdalena Postel: v.y fdra. Bto. Bartolomé de los Mártires.</text:p>
          </table:table-cell>
          <table:table-cell office:value-type="string" calcext:value-type="string">
            <text:p>J.B.</text:p>
          </table:table-cell>
          <table:table-cell office:value-type="string" calcext:value-type="string">
            <text:p>Creo que una de las razones por las que las personas se aferran tan obstinadamente a sus odios es porque intuyen que, si el odio se va, se verán obligadas a enfrentarse al dolor. </text:p>
          </table:table-cell>
          <table:table-cell office:value-type="string" calcext:value-type="string">
            <text:p>Mañana luna nueva en Cáncer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21H49M00S" calcext:value-type="time">
            <text:p>21:49</text:p>
          </table:table-cell>
          <table:table-cell office:value-type="string" calcext:value-type="string">
            <text:p>Centésimo nonagésimo séptimo día del 2023</text:p>
            <text:p/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7-17" calcext:value-type="date">
            <text:p>17/07/2023</text:p>
          </table:table-cell>
          <table:table-cell office:value-type="string" calcext:value-type="string">
            <text:p>Día Mundial del Emoji-World o Emoji Day </text:p>
            <text:p/>
          </table:table-cell>
          <table:table-cell office:value-type="string" calcext:value-type="string">
            <text:p>Día Internacional del Tatuaje</text:p>
            <text:p/>
          </table:table-cell>
          <table:table-cell table:number-columns-repeated="5"/>
          <table:table-cell office:value-type="string" calcext:value-type="string">
            <text:p>Ss Esperado y cc.; Jacinto; Justa y Rufina; Kenelbo; Pedro Liu Ziyu: mrs. Marcelina; v. Teodosio de Auxerre; Ennodio. obs. Fredegando:mj. LeónIV: p. Colmano: pno. Zoe tardó y Benito: ers. Eduvigis: reina.</text:p>
            <text:p/>
          </table:table-cell>
          <table:table-cell office:value-type="string" calcext:value-type="string">
            <text:p>Pintada en la calle</text:p>
          </table:table-cell>
          <table:table-cell office:value-type="string" calcext:value-type="string">
            <text:p>Fundar un banco VS robarlo</text:p>
          </table:table-cell>
          <table:table-cell office:value-type="string" calcext:value-type="string">
            <text:p>Luna nueva a las 20:32 en Cáncer</text:p>
            <text:p/>
          </table:table-cell>
          <table:table-cell office:value-type="time" office:time-value="PT06H47M00S" calcext:value-type="time">
            <text:p>06:47</text:p>
          </table:table-cell>
          <table:table-cell office:value-type="time" office:time-value="PT21H49M00S" calcext:value-type="time">
            <text:p>21:49</text:p>
          </table:table-cell>
          <table:table-cell office:value-type="string" calcext:value-type="string">
            <text:p>Centésimo nonagésimo octavo día del 2023</text:p>
            <text:p/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7-18" calcext:value-type="date">
            <text:p>18/07/2023</text:p>
          </table:table-cell>
          <table:table-cell office:value-type="string" calcext:value-type="string">
            <text:p>Día Internacional de Nelson Mandela </text:p>
          </table:table-cell>
          <table:table-cell office:value-type="string" calcext:value-type="string">
            <text:p>Día de la Vaquita Marina </text:p>
            <text:p/>
          </table:table-cell>
          <table:table-cell office:value-type="string" calcext:value-type="string">
            <text:p>Dia Mundial de la Escucha</text:p>
            <text:p/>
          </table:table-cell>
          <table:table-cell table:number-columns-repeated="4"/>
          <table:table-cell office:value-type="string" calcext:value-type="string">
            <text:p>Ss Sinforosa y cc.; Emiliano; Teodosia; Domingo Nicolás Dinh: mrs. Materno; Filastrio; Rufino; Arnulfo de Metz; Federico de Utrecht; Bruno de Segni: obs. Simón de Lipnica: pb. Bto. Tiburcio Arnaiz Muñoz, SJ.</text:p>
            <text:p/>
          </table:table-cell>
          <table:table-cell office:value-type="string" calcext:value-type="string">
            <text:p>En los baños de una fiesta</text:p>
          </table:table-cell>
          <table:table-cell office:value-type="string" calcext:value-type="string">
            <text:p>Gora a todos</text:p>
          </table:table-cell>
          <table:table-cell office:value-type="string" calcext:value-type="string">
            <text:p>Cuarto creciente el 26 en Escorpio</text:p>
            <text:p/>
          </table:table-cell>
          <table:table-cell office:value-type="time" office:time-value="PT06H48M00S" calcext:value-type="time">
            <text:p>06:48</text:p>
          </table:table-cell>
          <table:table-cell office:value-type="time" office:time-value="PT21H48M00S" calcext:value-type="time">
            <text:p>21:48</text:p>
          </table:table-cell>
          <table:table-cell office:value-type="string" calcext:value-type="string">
            <text:p>Centésimo nonagésimo noveno día del 2023</text:p>
            <text:p/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7-19" calcext:value-type="date">
            <text:p>19/07/2023</text:p>
          </table:table-cell>
          <table:table-cell office:value-type="string" calcext:value-type="string">
            <text:p>Día Mundial de Sacar la Lengua</text:p>
            <text:p/>
          </table:table-cell>
          <table:table-cell table:number-columns-repeated="6"/>
          <table:table-cell office:value-type="string" calcext:value-type="string">
            <text:p>Ss Epafras: santo del N.T. Macedonio, Teódulo y Taciano; Áurea; Juan Plessington; Juan Bautista Zhou; Isabel Qin y Simón Qin: mrs. DíoTaumaturgo: pb. Símaco: p. Bernoldo o Bernulfo de Utrech: ob.</text:p>
          </table:table-cell>
          <table:table-cell office:value-type="string" calcext:value-type="string">
            <text:p>Visto en Instagram</text:p>
          </table:table-cell>
          <table:table-cell office:value-type="string" calcext:value-type="string">
            <text:p>Los pies son algo que aceptas o no</text:p>
          </table:table-cell>
          <table:table-cell office:value-type="string" calcext:value-type="string">
            <text:p>Cuarto creciente el 26 en Escorpio</text:p>
            <text:p/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21H47M00S" calcext:value-type="time">
            <text:p>21:47</text:p>
          </table:table-cell>
          <table:table-cell office:value-type="string" calcext:value-type="string">
            <text:p>Ducentésimo día del 2023</text:p>
            <text:p/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7-20" calcext:value-type="date">
            <text:p>20/07/2023</text:p>
          </table:table-cell>
          <table:table-cell office:value-type="string" calcext:value-type="string">
            <text:p>Día Internacional de la Luna </text:p>
            <text:p/>
          </table:table-cell>
          <table:table-cell office:value-type="string" calcext:value-type="string">
            <text:p>Día Mundial del Ajedrez </text:p>
            <text:p/>
          </table:table-cell>
          <table:table-cell office:value-type="string" calcext:value-type="string">
            <text:p>Día del Amigo</text:p>
            <text:p/>
          </table:table-cell>
          <table:table-cell office:value-type="string" calcext:value-type="string">
            <text:p>Día Mundial de las Piruletas</text:p>
            <text:p/>
          </table:table-cell>
          <table:table-cell table:number-columns-repeated="3"/>
          <table:table-cell office:value-type="string" calcext:value-type="string">
            <text:p>Ss Apolinar ob.y mr. Elías: pft. José Bársabas: santo del N.T. Marina o Margarita; Pablo (dc.); Magdalena Yi y cc.; José María Díaz (ob.); Pedro Zhou; María Fu; María Zhao Gouzhi; Rosa Zhao y María Zhao; Xi Guizi: mrs. Frumencio; Aurelio de Túnez: obs. Vulmaro: pb.</text:p>
          </table:table-cell>
          <table:table-cell office:value-type="string" calcext:value-type="string">
            <text:p>Alan Watts</text:p>
          </table:table-cell>
          <table:table-cell office:value-type="string" calcext:value-type="string">
            <text:p>Nadie tiene la obligación de ser quien era hace cinco minutos </text:p>
          </table:table-cell>
          <table:table-cell office:value-type="string" calcext:value-type="string">
            <text:p>Cuarto creciente el 26 en Escorpio</text:p>
            <text:p/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21H46M00S" calcext:value-type="time">
            <text:p>21:46</text:p>
          </table:table-cell>
          <table:table-cell office:value-type="string" calcext:value-type="string">
            <text:p>Ducentésimo primer día del 2023</text:p>
            <text:p/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7-21" calcext:value-type="date">
            <text:p>21/07/2023</text:p>
          </table:table-cell>
          <table:table-cell office:value-type="string" calcext:value-type="string">
            <text:p>Día Mundial del Perro</text:p>
            <text:p/>
          </table:table-cell>
          <table:table-cell table:number-columns-repeated="6"/>
          <table:table-cell office:value-type="string" calcext:value-type="string">
            <text:p>Ss Lorenzo de Brindis: pb. y dr. Víctor, Alberico Crescitelli (pb.); José Wang Yumei: mrs. Simeón Salos y Juan: ers. Práxedes Arbogasto: ob.</text:p>
          </table:table-cell>
          <table:table-cell office:value-type="string" calcext:value-type="string">
            <text:p>Venga Monjas</text:p>
          </table:table-cell>
          <table:table-cell office:value-type="string" calcext:value-type="string">
            <text:p>Trabaja para fumar y fuma para trabajar</text:p>
          </table:table-cell>
          <table:table-cell office:value-type="string" calcext:value-type="string">
            <text:p>Cuarto creciente el 26 en Escorpio</text:p>
            <text:p/>
          </table:table-cell>
          <table:table-cell office:value-type="time" office:time-value="PT06H50M00S" calcext:value-type="time">
            <text:p>06:50</text:p>
          </table:table-cell>
          <table:table-cell office:value-type="time" office:time-value="PT21H45M00S" calcext:value-type="time">
            <text:p>21:45</text:p>
          </table:table-cell>
          <table:table-cell office:value-type="string" calcext:value-type="string">
            <text:p>Ducentésimo segundo día del 2023</text:p>
            <text:p/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7-22" calcext:value-type="date">
            <text:p>22/07/2023</text:p>
          </table:table-cell>
          <table:table-cell office:value-type="string" calcext:value-type="string">
            <text:p>Día Mundial del Cerebro </text:p>
            <text:p/>
          </table:table-cell>
          <table:table-cell office:value-type="string" calcext:value-type="string">
            <text:p>Día Mundial contra la Minería a Cielo Abierto </text:p>
            <text:p/>
          </table:table-cell>
          <table:table-cell office:value-type="string" calcext:value-type="string">
            <text:p>Día mundial del Tiempo Libre </text:p>
            <text:p/>
          </table:table-cell>
          <table:table-cell office:value-type="string" calcext:value-type="string">
            <text:p>Día mundial de la hamaca</text:p>
            <text:p/>
          </table:table-cell>
          <table:table-cell table:number-columns-repeated="3"/>
          <table:table-cell office:value-type="string" calcext:value-type="string">
            <text:p>Ss María Magdalena: ap. Platón; Ana Wang y cc.; María Wang: mrs. Cirilo de Antioquía; Jerónimo de Pavía: obs. Anastasio: mj. Vandresigilo; Meneleo: abs. Gualterio: fdr.</text:p>
            <text:p/>
          </table:table-cell>
          <table:table-cell office:value-type="string" calcext:value-type="string">
            <text:p>Nadie Sabe Nada</text:p>
          </table:table-cell>
          <table:table-cell office:value-type="string" calcext:value-type="string">
            <text:p>El helicóptero es el abuelo de los drones</text:p>
          </table:table-cell>
          <table:table-cell office:value-type="string" calcext:value-type="string">
            <text:p>Cuarto creciente el 26 en Escorpio</text:p>
            <text:p/>
          </table:table-cell>
          <table:table-cell office:value-type="time" office:time-value="PT06H51M00S" calcext:value-type="time">
            <text:p>06:51</text:p>
          </table:table-cell>
          <table:table-cell office:value-type="time" office:time-value="PT21H44M00S" calcext:value-type="time">
            <text:p>21:44</text:p>
          </table:table-cell>
          <table:table-cell office:value-type="string" calcext:value-type="string">
            <text:p>Ducentésimo tercer día del 2023</text:p>
            <text:p/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7-23" calcext:value-type="date">
            <text:p>23/07/2023</text:p>
          </table:table-cell>
          <table:table-cell office:value-type="string" calcext:value-type="string">
            <text:p>Día mundial del Síndrome de Sjögren </text:p>
            <text:p/>
          </table:table-cell>
          <table:table-cell office:value-type="string" calcext:value-type="string">
            <text:p>Día Mundial de las Ballenas y Delfines </text:p>
            <text:p/>
          </table:table-cell>
          <table:table-cell office:value-type="string" calcext:value-type="string">
            <text:p>Día de Batman</text:p>
            <text:p/>
          </table:table-cell>
          <table:table-cell table:number-columns-repeated="4"/>
          <table:table-cell office:value-type="string" calcext:value-type="string">
            <text:p>Ss Brígida: rla. Ezequiel: pft. del A.T. Severo: mr. Juan Casiano: ab. y fdr. Valeriano de Cimiez: ob. Bta. Margarita María López de Maturana.</text:p>
          </table:table-cell>
          <table:table-cell office:value-type="string" calcext:value-type="string">
            <text:p>Ani hablando de su gata</text:p>
          </table:table-cell>
          <table:table-cell office:value-type="string" calcext:value-type="string">
            <text:p>Yo necesito una beba estable</text:p>
          </table:table-cell>
          <table:table-cell office:value-type="string" calcext:value-type="string">
            <text:p>Cuarto creciente el 26 en Escorpio</text:p>
            <text:p/>
          </table:table-cell>
          <table:table-cell office:value-type="time" office:time-value="PT06H52M00S" calcext:value-type="time">
            <text:p>06:52</text:p>
          </table:table-cell>
          <table:table-cell office:value-type="time" office:time-value="PT21H44M00S" calcext:value-type="time">
            <text:p>21:44</text:p>
          </table:table-cell>
          <table:table-cell office:value-type="string" calcext:value-type="string">
            <text:p>Ducentésimo cuarto día del 2023</text:p>
            <text:p/>
          </table:table-cell>
          <table:table-cell/>
          <table:table-cell office:value-type="float" office:value="204" calcext:value-type="float">
            <text:p>204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7-24" calcext:value-type="date">
            <text:p>24/07/2023</text:p>
          </table:table-cell>
          <table:table-cell office:value-type="string" calcext:value-type="string">
            <text:p>Día Internacional del Tequila </text:p>
            <text:p/>
          </table:table-cell>
          <table:table-cell office:value-type="string" calcext:value-type="string">
            <text:p>Día Internacional del Autocuidado</text:p>
            <text:p/>
          </table:table-cell>
          <table:table-cell table:number-columns-repeated="5"/>
          <table:table-cell office:value-type="string" calcext:value-type="string">
            <text:p>Ss Sarbeñio Makhluf: pb. Cristina (v.); Victorino de Amiterno; Boris y Galen; José Fernández (pb.): mrs. Fantino el Viejo. Eufrasia; Kinga o Cunegunda: vs. Declaró: ob. Sigo Lena: rla. Balduino: ab. Juan Boste: pb. Btos. Pedro Ruiz de los Paños y cc.</text:p>
          </table:table-cell>
          <table:table-cell office:value-type="string" calcext:value-type="string">
            <text:p>Cris Peraile</text:p>
          </table:table-cell>
          <table:table-cell office:value-type="string" calcext:value-type="string">
            <text:p>Hay que saber cuándo dejar de tocar </text:p>
          </table:table-cell>
          <table:table-cell office:value-type="string" calcext:value-type="string">
            <text:p>Cuarto creciente el 26 en Escorpio</text:p>
            <text:p/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21H43M00S" calcext:value-type="time">
            <text:p>21:43</text:p>
          </table:table-cell>
          <table:table-cell office:value-type="string" calcext:value-type="string">
            <text:p>Ducentésimo quinto día del 2023</text:p>
            <text:p/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7-25" calcext:value-type="date">
            <text:p>25/07/2023</text:p>
          </table:table-cell>
          <table:table-cell office:value-type="string" calcext:value-type="string">
            <text:p>Día Internacional de la Mujer Afrodescendiente </text:p>
            <text:p/>
          </table:table-cell>
          <table:table-cell office:value-type="string" calcext:value-type="string">
            <text:p>Día Mundial de la Prevención contra los Ahogamientos </text:p>
            <text:p/>
          </table:table-cell>
          <table:table-cell office:value-type="string" calcext:value-type="string">
            <text:p>Día Mundial de Hablar en un ascensor</text:p>
            <text:p/>
          </table:table-cell>
          <table:table-cell table:number-columns-repeated="4"/>
          <table:table-cell office:value-type="string" calcext:value-type="string">
            <text:p>Ss Cristóbal; Cucufate; Valentina, Tea y Pablo; Teodomiro: mrs. Olimpíada. Magnético: ob. Glodesindis: absa.</text:p>
          </table:table-cell>
          <table:table-cell office:value-type="string" calcext:value-type="string">
            <text:p>Cita de Deforme Semanal</text:p>
          </table:table-cell>
          <table:table-cell office:value-type="string" calcext:value-type="string">
            <text:p>Nada de lo que se escribe en las páginas de deporte tiene ningún sentido para quien no haya leído las páginas de deporte del día anterior</text:p>
          </table:table-cell>
          <table:table-cell office:value-type="string" calcext:value-type="string">
            <text:p>Mañana cuarto creciente en Escorpio</text:p>
            <text:p/>
          </table:table-cell>
          <table:table-cell office:value-type="time" office:time-value="PT06H54M00S" calcext:value-type="time">
            <text:p>06:54</text:p>
          </table:table-cell>
          <table:table-cell office:value-type="time" office:time-value="PT21H42M00S" calcext:value-type="time">
            <text:p>21:42</text:p>
          </table:table-cell>
          <table:table-cell office:value-type="string" calcext:value-type="string">
            <text:p>Ducentésimo sexto día del 2023</text:p>
            <text:p/>
          </table:table-cell>
          <table:table-cell/>
          <table:table-cell office:value-type="float" office:value="206" calcext:value-type="float">
            <text:p>206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7-26" calcext:value-type="date">
            <text:p>26/07/2023</text:p>
          </table:table-cell>
          <table:table-cell office:value-type="string" calcext:value-type="string">
            <text:p>Dia de los Abuelos </text:p>
            <text:p/>
          </table:table-cell>
          <table:table-cell office:value-type="string" calcext:value-type="string">
            <text:p>Día Internacional del Esperanto </text:p>
            <text:p/>
          </table:table-cell>
          <table:table-cell office:value-type="string" calcext:value-type="string">
            <text:p>Día Internacional de la defensa de los Ecosistemas</text:p>
            <text:p/>
          </table:table-cell>
          <table:table-cell table:number-columns-repeated="4"/>
          <table:table-cell office:value-type="string" calcext:value-type="string">
            <text:p>Ss Joaquín y Ana: Padres de la Virgen María. Erasmo: santo del N.T. Simeón: mj. Austindo de Auch: ob. Bartolomé a Capitanio: v. y fdra. Jorge Preca: pb. y fdr. Tito Brandsma.</text:p>
          </table:table-cell>
          <table:table-cell office:value-type="string" calcext:value-type="string">
            <text:p>Refrán belga</text:p>
          </table:table-cell>
          <table:table-cell office:value-type="string" calcext:value-type="string">
            <text:p>The grass is always greenest on the other site </text:p>
          </table:table-cell>
          <table:table-cell office:value-type="string" calcext:value-type="string">
            <text:p>Cuarto creciente a las 00:07 en Escorpio</text:p>
            <text:p/>
          </table:table-cell>
          <table:table-cell office:value-type="time" office:time-value="PT06H55M00S" calcext:value-type="time">
            <text:p>06:55</text:p>
          </table:table-cell>
          <table:table-cell office:value-type="time" office:time-value="PT21H41M00S" calcext:value-type="time">
            <text:p>21:41</text:p>
          </table:table-cell>
          <table:table-cell office:value-type="string" calcext:value-type="string">
            <text:p>Ducentésimo séptimo día del 2023</text:p>
            <text:p/>
          </table:table-cell>
          <table:table-cell/>
          <table:table-cell office:value-type="float" office:value="207" calcext:value-type="float">
            <text:p>207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7-27" calcext:value-type="date">
            <text:p>27/07/2023</text:p>
          </table:table-cell>
          <table:table-cell office:value-type="string" calcext:value-type="string">
            <text:p>Día Mundial de Andar con Zancos</text:p>
            <text:p/>
          </table:table-cell>
          <table:table-cell table:number-columns-repeated="6"/>
          <table:table-cell office:value-type="string" calcext:value-type="string">
            <text:p>Ss Pantaleón o Pantalaimón; Galactorio (ob.); Jorge; Aurelio y Sabigótona (Natalia); Félix y Liliosa: mrs. Desiderata de Besanzón; Eclesio; Clemente de Velia: obs. Celestino I: p. Simeón Estilita: mj. Ruso: ab. Antusa: mja. Bta. María del Pilar Izquierdo.</text:p>
          </table:table-cell>
          <table:table-cell office:value-type="string" calcext:value-type="string">
            <text:p>Twitter, en pandemia</text:p>
          </table:table-cell>
          <table:table-cell office:value-type="string" calcext:value-type="string">
            <text:p>De la droga se sale, de 00:00 a 06:00, no</text:p>
          </table:table-cell>
          <table:table-cell office:value-type="string" calcext:value-type="string">
            <text:p>Luna llena el 1 en Acuario</text:p>
            <text:p/>
          </table:table-cell>
          <table:table-cell office:value-type="time" office:time-value="PT07H49M00S" calcext:value-type="time">
            <text:p>07:49</text:p>
          </table:table-cell>
          <table:table-cell office:value-type="time" office:time-value="PT19H00M00S" calcext:value-type="time">
            <text:p>19:00</text:p>
          </table:table-cell>
          <table:table-cell office:value-type="string" calcext:value-type="string">
            <text:p>Ducentésimo octavo día del 2023</text:p>
            <text:p/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7-28" calcext:value-type="date">
            <text:p>28/07/2023</text:p>
          </table:table-cell>
          <table:table-cell office:value-type="string" calcext:value-type="string">
            <text:p>Día Mundial contra la Hepatitis Vírica</text:p>
            <text:p/>
          </table:table-cell>
          <table:table-cell table:number-columns-repeated="6"/>
          <table:table-cell office:value-type="string" calcext:value-type="string">
            <text:p>Ss Prócoro, Nicanor, Timón, Pármenas y Nicolás: dcs. Víctor zip. Acacio; Nazario y Celso; Botvido; Melchor García-Sampedro (ob.); Jaime Hilarión Barbal (rl.): mrs. Familia no; Sansón de Dólares: obs. Alfonsa de la Inmaculada Concepción; Catalina Thomas: vs.</text:p>
            <text:p/>
          </table:table-cell>
          <table:table-cell office:value-type="string" calcext:value-type="string">
            <text:p>Joel Hidebrand</text:p>
          </table:table-cell>
          <table:table-cell office:value-type="string" calcext:value-type="string">
            <text:p>Muy pocas personas hacen algo creativo después de los 35 años. Eso se debe a que muy pocas personas hacen algo creativo antes de los 35 años </text:p>
          </table:table-cell>
          <table:table-cell office:value-type="string" calcext:value-type="string">
            <text:p>Luna llena el 1 en Acuario</text:p>
            <text:p/>
          </table:table-cell>
          <table:table-cell office:value-type="time" office:time-value="PT07H49M00S" calcext:value-type="time">
            <text:p>07:49</text:p>
          </table:table-cell>
          <table:table-cell office:value-type="time" office:time-value="PT19H00M00S" calcext:value-type="time">
            <text:p>19:00</text:p>
          </table:table-cell>
          <table:table-cell office:value-type="string" calcext:value-type="string">
            <text:p>Ducentésimo noveno día del 2023</text:p>
            <text:p/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7-29" calcext:value-type="date">
            <text:p>29/07/2023</text:p>
          </table:table-cell>
          <table:table-cell office:value-type="string" calcext:value-type="string">
            <text:p>Día Internacional del Tigre </text:p>
            <text:p/>
          </table:table-cell>
          <table:table-cell office:value-type="string" calcext:value-type="string">
            <text:p>Día Internacional del Mal de Amores</text:p>
            <text:p/>
          </table:table-cell>
          <table:table-cell table:number-columns-repeated="5"/>
          <table:table-cell office:value-type="string" calcext:value-type="string">
            <text:p>Ss Marta, Santa María y Lázaro: santos del N.T. Calínico; Félix; Simplicio,; Faustino y cc.; Olaf; José Zhang Wenlan y cc.; Lupe de Troyes; Próspero de Orleans; Guillermo Pinchón: obs. Luis Martín.</text:p>
          </table:table-cell>
          <table:table-cell office:value-type="string" calcext:value-type="string">
            <text:p>Visto en Instagram</text:p>
          </table:table-cell>
          <table:table-cell office:value-type="string" calcext:value-type="string">
            <text:p>Plan para hoy, hambre para mañana </text:p>
          </table:table-cell>
          <table:table-cell office:value-type="string" calcext:value-type="string">
            <text:p>Luna llena el 1 en Acuario</text:p>
            <text:p/>
          </table:table-cell>
          <table:table-cell office:value-type="time" office:time-value="PT07H49M00S" calcext:value-type="time">
            <text:p>07:49</text:p>
          </table:table-cell>
          <table:table-cell office:value-type="time" office:time-value="PT19H00M00S" calcext:value-type="time">
            <text:p>19:00</text:p>
          </table:table-cell>
          <table:table-cell office:value-type="string" calcext:value-type="string">
            <text:p>Ducentésimo décimo día del 2023</text:p>
            <text:p/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7-30" calcext:value-type="date">
            <text:p>30/07/2023</text:p>
          </table:table-cell>
          <table:table-cell office:value-type="string" calcext:value-type="string">
            <text:p>Día Internacional de la Amistad </text:p>
            <text:p/>
          </table:table-cell>
          <table:table-cell office:value-type="string" calcext:value-type="string">
            <text:p>Día Mundial contra la Trata de Personas </text:p>
            <text:p/>
          </table:table-cell>
          <table:table-cell office:value-type="string" calcext:value-type="string">
            <text:p>Día Mundial de la Tarta de Queso </text:p>
            <text:p/>
          </table:table-cell>
          <table:table-cell office:value-type="string" calcext:value-type="string">
            <text:p>Día Mundial del Bordado</text:p>
            <text:p/>
          </table:table-cell>
          <table:table-cell table:number-columns-repeated="3"/>
          <table:table-cell office:value-type="string" calcext:value-type="string">
            <text:p>Ss Pedro Crisólogo. ob. y dr. Abdómenes y Senén; Julieta; Máxima, Donatila y Segunda; Godeleva; José Yuan Gengyn: mrs. Urso de Auxerre: ob. Leopoldo de Castelnuovo: pb. María de Jesús Sacramentado: v.</text:p>
          </table:table-cell>
          <table:table-cell office:value-type="string" calcext:value-type="string">
            <text:p>Mariasun</text:p>
          </table:table-cell>
          <table:table-cell office:value-type="string" calcext:value-type="string">
            <text:p>Te aclimatas o te aclimueres</text:p>
          </table:table-cell>
          <table:table-cell office:value-type="string" calcext:value-type="string">
            <text:p>Luna llena el 1 en Acuario</text:p>
            <text:p/>
          </table:table-cell>
          <table:table-cell office:value-type="time" office:time-value="PT07H49M00S" calcext:value-type="time">
            <text:p>07:49</text:p>
          </table:table-cell>
          <table:table-cell office:value-type="time" office:time-value="PT19H00M00S" calcext:value-type="time">
            <text:p>19:00</text:p>
          </table:table-cell>
          <table:table-cell office:value-type="string" calcext:value-type="string">
            <text:p>Ducentésimo décimo primer día del 2023</text:p>
            <text:p/>
          </table:table-cell>
          <table:table-cell/>
          <table:table-cell office:value-type="float" office:value="211" calcext:value-type="float">
            <text:p>211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7-31" calcext:value-type="date">
            <text:p>31/07/2023</text:p>
          </table:table-cell>
          <table:table-cell office:value-type="string" calcext:value-type="string">
            <text:p>Día Mundial de los Guardias Forestales</text:p>
            <text:p/>
          </table:table-cell>
          <table:table-cell table:number-columns-repeated="6"/>
          <table:table-cell office:value-type="string" calcext:value-type="string">
            <text:p>Ss Ignacio de Loyola: fdr. Calimero: ob. Demócrito, Segundo y Dionisio; Fabio; Tertulino; Elena; Pedro Doan Con (pb.) y Manuel Phung: mrs. Germán de Auxerre; Justino de Iacobis: obs.</text:p>
          </table:table-cell>
          <table:table-cell office:value-type="string" calcext:value-type="string">
            <text:p>Libro Santi Balmes</text:p>
          </table:table-cell>
          <table:table-cell office:value-type="string" calcext:value-type="string">
            <text:p>Imperios enteros se han creado o destruído por lamer unos tobillos en concreto</text:p>
          </table:table-cell>
          <table:table-cell office:value-type="string" calcext:value-type="string">
            <text:p>Mañana luna llena en Acuario</text:p>
            <text:p/>
          </table:table-cell>
          <table:table-cell office:value-type="time" office:time-value="PT07H49M00S" calcext:value-type="time">
            <text:p>07:49</text:p>
          </table:table-cell>
          <table:table-cell office:value-type="time" office:time-value="PT19H00M00S" calcext:value-type="time">
            <text:p>19:00</text:p>
          </table:table-cell>
          <table:table-cell office:value-type="string" calcext:value-type="string">
            <text:p>Mañana luna llena en Acuario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8-01" calcext:value-type="date">
            <text:p>01/08/2023</text:p>
          </table:table-cell>
          <table:table-cell office:value-type="string" calcext:value-type="string">
            <text:p>Día Mundial de la Alegría </text:p>
            <text:p/>
          </table:table-cell>
          <table:table-cell office:value-type="string" calcext:value-type="string">
            <text:p>Día Mundial del ARN</text:p>
            <text:p/>
          </table:table-cell>
          <table:table-cell office:value-type="string" calcext:value-type="string">
            <text:p>Día de la Pachamama</text:p>
            <text:p/>
          </table:table-cell>
          <table:table-cell table:number-columns-repeated="4"/>
          <table:table-cell office:value-type="string" calcext:value-type="string">
            <text:p>Ss Alfonso María de Liborio: ob. y dr. Secundino; Félix, Domingo Nguyen Van Hanh y Bernardo Vu Van Due (pbs.): mrs. Exuperiode Bayeux; Ethelwoldo: obs. severo: pb. Friarco y Secundino. ers. Jonatan: ab.</text:p>
          </table:table-cell>
          <table:table-cell office:value-type="string" calcext:value-type="string">
            <text:p>Luis Buñuel</text:p>
          </table:table-cell>
          <table:table-cell office:value-type="string" calcext:value-type="string">
            <text:p>La edad es algo que no importa, a menos que sea usted un queso</text:p>
          </table:table-cell>
          <table:table-cell office:value-type="string" calcext:value-type="string">
            <text:p>Luna llena a las 20:31 en Acuario</text:p>
            <text:p/>
          </table:table-cell>
          <table:table-cell office:value-type="time" office:time-value="PT07H01M00S" calcext:value-type="time">
            <text:p>07:01</text:p>
          </table:table-cell>
          <table:table-cell office:value-type="time" office:time-value="PT21H34M00S" calcext:value-type="time">
            <text:p>21:34</text:p>
          </table:table-cell>
          <table:table-cell office:value-type="string" calcext:value-type="string">
            <text:p>Ducentésimo décimo tercer día del 2023</text:p>
            <text:p/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8-02" calcext:value-type="date">
            <text:p>02/08/2023</text:p>
          </table:table-cell>
          <table:table-cell office:value-type="string" calcext:value-type="string">
            <text:p>Día Mundial del Helado</text:p>
            <text:p/>
          </table:table-cell>
          <table:table-cell table:number-columns-repeated="6"/>
          <table:table-cell office:value-type="string" calcext:value-type="string">
            <text:p>Nuestra Señora de los Ángeles. San Eusebio de Vencelli: ob. Pedro Julián Ey,are; Pedro Fabro: pbs. Rutilio; Centola: mrs. Esteban I: p. Máximo de Padua; Sereno de Marsella; Betario; Pedro de Osma: obs. Justino María Russolillo: pb. y fdr.</text:p>
          </table:table-cell>
          <table:table-cell office:value-type="string" calcext:value-type="string">
            <text:p>Venga Monjas</text:p>
          </table:table-cell>
          <table:table-cell office:value-type="string" calcext:value-type="string">
            <text:p>Paz Vega y Paz Padilla son la misma persona. Nunca se les ha visto en el mismo sitio </text:p>
          </table:table-cell>
          <table:table-cell office:value-type="string" calcext:value-type="string">
            <text:p>Paz Vega y Paz Padilla son la misma persona. Nunca se les ha visto en el mismo sitio</text:p>
          </table:table-cell>
          <table:table-cell office:value-type="time" office:time-value="PT07H03M00S" calcext:value-type="time">
            <text:p>07:03</text:p>
          </table:table-cell>
          <table:table-cell office:value-type="time" office:time-value="PT21H33M00S" calcext:value-type="time">
            <text:p>21:33</text:p>
          </table:table-cell>
          <table:table-cell office:value-type="string" calcext:value-type="string">
            <text:p>Ducentésimo décimo cuarto día del 2023</text:p>
            <text:p/>
          </table:table-cell>
          <table:table-cell/>
          <table:table-cell office:value-type="float" office:value="214" calcext:value-type="float">
            <text:p>214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8-03" calcext:value-type="date">
            <text:p>03/08/2023</text:p>
          </table:table-cell>
          <table:table-cell office:value-type="string" calcext:value-type="string">
            <text:p>Día Internacional de la Planificación Familiar </text:p>
            <text:p/>
          </table:table-cell>
          <table:table-cell table:number-columns-repeated="6"/>
          <table:table-cell office:value-type="string" calcext:value-type="string">
            <text:p>San Asprenato de Nápoles; Eufronio de Autum; Pedro de Anagni: obs. Martín: er. Btos. Salvador Ferrandis; Alfonso López y Miguel Remóntate; Francisco Brandes.</text:p>
            <text:p/>
          </table:table-cell>
          <table:table-cell office:value-type="string" calcext:value-type="string">
            <text:p>Guille</text:p>
          </table:table-cell>
          <table:table-cell office:value-type="string" calcext:value-type="string">
            <text:p>Últimamente disfruto más del cinismo</text:p>
          </table:table-cell>
          <table:table-cell office:value-type="string" calcext:value-type="string">
            <text:p>Cuarto menguante el 8 en Tauro</text:p>
            <text:p/>
          </table:table-cell>
          <table:table-cell office:value-type="time" office:time-value="PT07H04M00S" calcext:value-type="time">
            <text:p>07:04</text:p>
          </table:table-cell>
          <table:table-cell office:value-type="time" office:time-value="PT21H32M00S" calcext:value-type="time">
            <text:p>21:32</text:p>
          </table:table-cell>
          <table:table-cell office:value-type="string" calcext:value-type="string">
            <text:p>Ducentésimo décimo quinto día del 2023</text:p>
            <text:p/>
          </table:table-cell>
          <table:table-cell/>
          <table:table-cell office:value-type="float" office:value="215" calcext:value-type="float">
            <text:p>215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8-04" calcext:value-type="date">
            <text:p>04/08/2023</text:p>
          </table:table-cell>
          <table:table-cell office:value-type="string" calcext:value-type="string">
            <text:p>Día Internacional del Leopardo Nublado</text:p>
            <text:p/>
          </table:table-cell>
          <table:table-cell office:value-type="string" calcext:value-type="string">
            <text:p>Día Mundial de la Galleta de Chocolate</text:p>
            <text:p/>
          </table:table-cell>
          <table:table-cell table:number-columns-repeated="5"/>
          <table:table-cell office:value-type="string" calcext:value-type="string">
            <text:p>San Juan María Vianney: pb. Aristarco: santo del N.T. Justino y Crescencio; Eleuterio; Ia; Rainero (ob.): mrs. Eufronio de Tours: ob. Onofre de Catanzaro: er. Btos. Gonzalo; José Batalla; José Rabasa; Egidio Gil.</text:p>
            <text:p/>
          </table:table-cell>
          <table:table-cell office:value-type="string" calcext:value-type="string">
            <text:p>Simon hablando de ajedrez</text:p>
          </table:table-cell>
          <table:table-cell office:value-type="string" calcext:value-type="string">
            <text:p>Hay días en las que solo te apetece ganar fácil</text:p>
          </table:table-cell>
          <table:table-cell office:value-type="string" calcext:value-type="string">
            <text:p>Cuarto menguante el 8 en Tauro</text:p>
            <text:p/>
          </table:table-cell>
          <table:table-cell table:number-columns-repeated="2" office:value-type="time" office:time-value="PT07H05M00S" calcext:value-type="time">
            <text:p>07:05</text:p>
          </table:table-cell>
          <table:table-cell office:value-type="string" calcext:value-type="string">
            <text:p>Ducentésimo décimo sexto día del 2023</text:p>
            <text:p/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8-05" calcext:value-type="date">
            <text:p>05/08/2023</text:p>
          </table:table-cell>
          <table:table-cell office:value-type="string" calcext:value-type="string">
            <text:p>Día Internacional de la Cerveza</text:p>
            <text:p/>
          </table:table-cell>
          <table:table-cell table:number-columns-repeated="6"/>
          <table:table-cell office:value-type="string" calcext:value-type="string">
            <text:p>Dedicación de la Basílica de Santa María. Nuestra Señora de las Nieves: de África; del Remedio; la Virgen Blanca; de Ibiza. San Memmio; Páride; Casiano de Autum; Emigdio; Venancio de Viviers: obs. Nona; Margarita. Viator: er. Osvaldo: mr.</text:p>
          </table:table-cell>
          <table:table-cell office:value-type="string" calcext:value-type="string">
            <text:p>Lucia Lijmael</text:p>
          </table:table-cell>
          <table:table-cell office:value-type="string" calcext:value-type="string">
            <text:p>Se acabará el mundo y quedarán los seres unicelulares y el hombre histérico</text:p>
          </table:table-cell>
          <table:table-cell office:value-type="string" calcext:value-type="string">
            <text:p>Cuarto menguante el 8 en Tauro</text:p>
            <text:p/>
          </table:table-cell>
          <table:table-cell office:value-type="time" office:time-value="PT07H06M00S" calcext:value-type="time">
            <text:p>07:06</text:p>
          </table:table-cell>
          <table:table-cell office:value-type="time" office:time-value="PT21H29M00S" calcext:value-type="time">
            <text:p>21:29</text:p>
          </table:table-cell>
          <table:table-cell office:value-type="string" calcext:value-type="string">
            <text:p>Ducentésimo décimo séptimo día del 2023</text:p>
            <text:p/>
          </table:table-cell>
          <table:table-cell/>
          <table:table-cell office:value-type="float" office:value="217" calcext:value-type="float">
            <text:p>217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8-06" calcext:value-type="date">
            <text:p>06/08/2023</text:p>
          </table:table-cell>
          <table:table-cell office:value-type="string" calcext:value-type="string">
            <text:p>Día Mundial de Mover los Dedos de los Pies</text:p>
            <text:p/>
          </table:table-cell>
          <table:table-cell table:number-columns-repeated="6"/>
          <table:table-cell office:value-type="string" calcext:value-type="string">
            <text:p>San Hormisda; Justo y Pastor; mrs. Btos, M. Francisca de Jesús (Ana M.) Rubatto; Carlos López Vidal; Tadeo Dulny.</text:p>
          </table:table-cell>
          <table:table-cell office:value-type="string" calcext:value-type="string">
            <text:p>Pegatina en farola de Santurce</text:p>
          </table:table-cell>
          <table:table-cell office:value-type="string" calcext:value-type="string">
            <text:p>Por gente como tú el champú lleva instrucciones </text:p>
          </table:table-cell>
          <table:table-cell office:value-type="string" calcext:value-type="string">
            <text:p>Cuarto menguante el 8 en Tauro</text:p>
            <text:p/>
          </table:table-cell>
          <table:table-cell office:value-type="time" office:time-value="PT07H07M00S" calcext:value-type="time">
            <text:p>07:07</text:p>
          </table:table-cell>
          <table:table-cell office:value-type="time" office:time-value="PT21H28M00S" calcext:value-type="time">
            <text:p>21:28</text:p>
          </table:table-cell>
          <table:table-cell office:value-type="string" calcext:value-type="string">
            <text:p>Ducentésimo décimo octavo día del 2023</text:p>
            <text:p/>
          </table:table-cell>
          <table:table-cell/>
          <table:table-cell office:value-type="float" office:value="218" calcext:value-type="float">
            <text:p>218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8-07" calcext:value-type="date">
            <text:p>07/08/2023</text:p>
          </table:table-cell>
          <table:table-cell office:value-type="string" calcext:value-type="string">
            <text:p>Día Mundial de los Faros</text:p>
            <text:p/>
          </table:table-cell>
          <table:table-cell table:number-columns-repeated="6"/>
          <table:table-cell office:value-type="string" calcext:value-type="string">
            <text:p>San Sixto II (p.) y cc.: mrs. Cayetano de Thiene: pb. Afra; Miguel de la</text:p>
            <text:p> Mora (pb.); mrs. Donato de Arezzo; Donaciano de Chalons; Vitricio de</text:p>
            <text:p>Rouen; Donato de Besanzón; obs. Alberto degli Abbati; pb.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Sólo queda Masibón, corazón partío </text:p>
          </table:table-cell>
          <table:table-cell office:value-type="string" calcext:value-type="string">
            <text:p>Mañana cuarto menguante el 8 en Tauro</text:p>
            <text:p/>
          </table:table-cell>
          <table:table-cell office:value-type="time" office:time-value="PT07H08M00S" calcext:value-type="time">
            <text:p>07:08</text:p>
          </table:table-cell>
          <table:table-cell office:value-type="time" office:time-value="PT21H26M00S" calcext:value-type="time">
            <text:p>21:26</text:p>
          </table:table-cell>
          <table:table-cell office:value-type="string" calcext:value-type="string">
            <text:p>Ducentésimo décimo noveno día del 2023</text:p>
            <text:p/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8-08" calcext:value-type="date">
            <text:p>08/08/2023</text:p>
          </table:table-cell>
          <table:table-cell office:value-type="string" calcext:value-type="string">
            <text:p>Día Internacional del Gato </text:p>
            <text:p/>
          </table:table-cell>
          <table:table-cell office:value-type="string" calcext:value-type="string">
            <text:p>Día Internacional del Orgasmo Femenino</text:p>
            <text:p/>
          </table:table-cell>
          <table:table-cell table:number-columns-repeated="5"/>
          <table:table-cell office:value-type="string" calcext:value-type="string">
            <text:p>Santo Domingo de Guzmán; pb. y fdr. Segundo, Carpófono, Victorio y </text:p>
            <text:p>Severiano; Ciriaco y cc.  Marino; Pablo Ke: mrs. Eusebio de Milán; Emiliano; Altamano: obs. Severo: pb. Mummolo: ab. Famiano: er. M. </text:p>
            <text:p>de la Cruz Mackillop: v. y fdra.</text:p>
          </table:table-cell>
          <table:table-cell office:value-type="string" calcext:value-type="string">
            <text:p>Javi</text:p>
          </table:table-cell>
          <table:table-cell office:value-type="string" calcext:value-type="string">
            <text:p>Me relaja la inquietud </text:p>
          </table:table-cell>
          <table:table-cell office:value-type="string" calcext:value-type="string">
            <text:p>Cuarto menguante a las 12:28 en Tauro</text:p>
            <text:p/>
          </table:table-cell>
          <table:table-cell office:value-type="time" office:time-value="PT07H09M00S" calcext:value-type="time">
            <text:p>07:09</text:p>
          </table:table-cell>
          <table:table-cell office:value-type="time" office:time-value="PT21H25M00S" calcext:value-type="time">
            <text:p>21:25</text:p>
          </table:table-cell>
          <table:table-cell office:value-type="string" calcext:value-type="string">
            <text:p>Ducentésimo vigésimo día del 2023</text:p>
            <text:p/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8-09" calcext:value-type="date">
            <text:p>09/08/2023</text:p>
          </table:table-cell>
          <table:table-cell office:value-type="string" calcext:value-type="string">
            <text:p>Día Internacional de las Poblaciones Indígenas </text:p>
            <text:p/>
          </table:table-cell>
          <table:table-cell office:value-type="string" calcext:value-type="string">
            <text:p>Día Internacional de la Solidaridad con la Lucha de la Mujer en Sudáfrica y Namibia</text:p>
            <text:p/>
          </table:table-cell>
          <table:table-cell table:number-columns-repeated="5"/>
          <table:table-cell office:value-type="string" calcext:value-type="string">
            <text:p>Santa María  Teresa Benedicta (Edithstein): V. Y MR. Román; mr. Nateo; Fedlimino de Kilmore: obs. Cándida M.° de Jesús: fdra. Mariana</text:p>
            <text:p>Cope de Molokai; v.</text:p>
          </table:table-cell>
          <table:table-cell office:value-type="string" calcext:value-type="string">
            <text:p>Documental Andy Warhol</text:p>
          </table:table-cell>
          <table:table-cell office:value-type="string" calcext:value-type="string">
            <text:p>Instagram y Tik Tok es una versión desgarrada del arte como artista </text:p>
          </table:table-cell>
          <table:table-cell office:value-type="string" calcext:value-type="string">
            <text:p>Luna nueva el 16 en Leo</text:p>
            <text:p/>
          </table:table-cell>
          <table:table-cell office:value-type="time" office:time-value="PT07H10M00S" calcext:value-type="time">
            <text:p>07:10</text:p>
          </table:table-cell>
          <table:table-cell office:value-type="time" office:time-value="PT21H24M00S" calcext:value-type="time">
            <text:p>21:24</text:p>
          </table:table-cell>
          <table:table-cell office:value-type="string" calcext:value-type="string">
            <text:p>Ducentésimo vigésimo primer día del 2023</text:p>
            <text:p/>
          </table:table-cell>
          <table:table-cell/>
          <table:table-cell office:value-type="float" office:value="221" calcext:value-type="float">
            <text:p>221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8-10" calcext:value-type="date">
            <text:p>10/08/2023</text:p>
          </table:table-cell>
          <table:table-cell office:value-type="string" calcext:value-type="string">
            <text:p>Día Mundial del León </text:p>
            <text:p/>
          </table:table-cell>
          <table:table-cell office:value-type="string" calcext:value-type="string">
            <text:p>Día Internacional del Biodiésel </text:p>
            <text:p/>
          </table:table-cell>
          <table:table-cell office:value-type="string" calcext:value-type="string">
            <text:p>Día Mundial de la Caligrafía</text:p>
            <text:p/>
          </table:table-cell>
          <table:table-cell table:number-columns-repeated="4"/>
          <table:table-cell office:value-type="string" calcext:value-type="string">
            <text:p>San Lorenzo; dc. y mr. Blano: ob. Btos. José Toledo; Juan Martorell; Pedro Mesonero; Franciscc Drzewiecki y Eduardo Grzymala.</text:p>
            <text:p/>
          </table:table-cell>
          <table:table-cell office:value-type="string" calcext:value-type="string">
            <text:p>En la radio</text:p>
          </table:table-cell>
          <table:table-cell office:value-type="string" calcext:value-type="string">
            <text:p>La gente se está tirando a gente que aparenta ser feliz </text:p>
          </table:table-cell>
          <table:table-cell office:value-type="string" calcext:value-type="string">
            <text:p>Luna nueva el 16 en Leo</text:p>
            <text:p/>
          </table:table-cell>
          <table:table-cell office:value-type="time" office:time-value="PT07H11M00S" calcext:value-type="time">
            <text:p>07:11</text:p>
          </table:table-cell>
          <table:table-cell office:value-type="time" office:time-value="PT21H22M00S" calcext:value-type="time">
            <text:p>21:22</text:p>
          </table:table-cell>
          <table:table-cell office:value-type="string" calcext:value-type="string">
            <text:p>Ducentésimo vigésimo segundo día del 2023</text:p>
            <text:p/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8-11" calcext:value-type="date">
            <text:p>11/08/2023</text:p>
          </table:table-cell>
          <table:table-cell office:value-type="string" calcext:value-type="string">
            <text:p>Día Mundial de Jugar con la Arena</text:p>
            <text:p/>
          </table:table-cell>
          <table:table-cell table:number-columns-repeated="6"/>
          <table:table-cell office:value-type="string" calcext:value-type="string">
            <text:p>Santa Clara:v. Alejandro Carbonero (ob.); Tiburcio; Susana; Rufino de Asis (ob.): mrs. Casian de Benevento; Taurino; Gaugerico; obs. Atracta; Equicio; Rusticola: abs. John H. Newman: pb.</text:p>
          </table:table-cell>
          <table:table-cell office:value-type="string" calcext:value-type="string">
            <text:p>Lilith Vertrynge</text:p>
          </table:table-cell>
          <table:table-cell office:value-type="string" calcext:value-type="string">
            <text:p>Lo que importa no es tu esfuerzo, es el código postal y cosas así</text:p>
          </table:table-cell>
          <table:table-cell office:value-type="string" calcext:value-type="string">
            <text:p>Luna nueva el 16 en Leo</text:p>
            <text:p/>
          </table:table-cell>
          <table:table-cell office:value-type="time" office:time-value="PT07H12M00S" calcext:value-type="time">
            <text:p>07:12</text:p>
          </table:table-cell>
          <table:table-cell office:value-type="time" office:time-value="PT21H21M00S" calcext:value-type="time">
            <text:p>21:21</text:p>
          </table:table-cell>
          <table:table-cell office:value-type="string" calcext:value-type="string">
            <text:p>Ducentésimo vigésimo tercer día del 2023</text:p>
          </table:table-cell>
          <table:table-cell/>
          <table:table-cell office:value-type="float" office:value="223" calcext:value-type="float">
            <text:p>223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8-12" calcext:value-type="date">
            <text:p>12/08/2023</text:p>
          </table:table-cell>
          <table:table-cell office:value-type="string" calcext:value-type="string">
            <text:p>Día Mundial del Elefante</text:p>
            <text:p/>
          </table:table-cell>
          <table:table-cell office:value-type="string" calcext:value-type="string">
            <text:p>Día Internacional de la Juventud </text:p>
            <text:p/>
          </table:table-cell>
          <table:table-cell office:value-type="string" calcext:value-type="string">
            <text:p>Día Internacional del Disco de Vinilo </text:p>
            <text:p/>
          </table:table-cell>
          <table:table-cell office:value-type="string" calcext:value-type="string">
            <text:p>Día Mundial del Hijo de en Medio</text:p>
            <text:p/>
          </table:table-cell>
          <table:table-cell table:number-columns-repeated="3"/>
          <table:table-cell office:value-type="string" calcext:value-type="string">
            <text:p>Santa Juana Francisca de Chantal: rla. y fdra. Euplo; Aniceto y Focio; Porcaro y cc.; Jacobo Do, Antonio Nguyen Dich y Miguel Nguyen: mrs.</text:p>
            <text:p>Muredaco; ob. Lelia; V.</text:p>
          </table:table-cell>
          <table:table-cell office:value-type="string" calcext:value-type="string">
            <text:p>Manolo Mesa</text:p>
          </table:table-cell>
          <table:table-cell office:value-type="string" calcext:value-type="string">
            <text:p>En Agosto me ligaron</text:p>
          </table:table-cell>
          <table:table-cell office:value-type="string" calcext:value-type="string">
            <text:p>Luna nueva el 16 en Leo</text:p>
            <text:p/>
          </table:table-cell>
          <table:table-cell office:value-type="time" office:time-value="PT07H13M00S" calcext:value-type="time">
            <text:p>07:13</text:p>
          </table:table-cell>
          <table:table-cell office:value-type="time" office:time-value="PT21H20M00S" calcext:value-type="time">
            <text:p>21:20</text:p>
          </table:table-cell>
          <table:table-cell office:value-type="string" calcext:value-type="string">
            <text:p>Ducentésimo vigésimo cuarto día del 2023</text:p>
            <text:p/>
          </table:table-cell>
          <table:table-cell/>
          <table:table-cell office:value-type="float" office:value="224" calcext:value-type="float">
            <text:p>224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8-13" calcext:value-type="date">
            <text:p>13/08/2023</text:p>
          </table:table-cell>
          <table:table-cell office:value-type="string" calcext:value-type="string">
            <text:p>Día Internacional de la Zurdera</text:p>
            <text:p/>
          </table:table-cell>
          <table:table-cell office:value-type="string" calcext:value-type="string">
            <text:p>Día Internacional del Armadillo</text:p>
            <text:p/>
          </table:table-cell>
          <table:table-cell table:number-columns-repeated="5"/>
          <table:table-cell office:value-type="string" calcext:value-type="string">
            <text:p>San Ponciano (p) e Hipólito (pb) mrs. Casia no; mr. Antioco de Lyon: ob. Radegunda: reina. Máximo el Confesor: Vigberto: abs.</text:p>
          </table:table-cell>
          <table:table-cell office:value-type="string" calcext:value-type="string">
            <text:p>Escuchado en la calle, de un abuelo a su nieto</text:p>
          </table:table-cell>
          <table:table-cell office:value-type="string" calcext:value-type="string">
            <text:p>Cállate, niño, le das dolor de cabeza a las Aspirinas</text:p>
          </table:table-cell>
          <table:table-cell office:value-type="string" calcext:value-type="string">
            <text:p>Luna nueva el 16 en Leo</text:p>
            <text:p/>
          </table:table-cell>
          <table:table-cell office:value-type="time" office:time-value="PT07H14M00S" calcext:value-type="time">
            <text:p>07:14</text:p>
          </table:table-cell>
          <table:table-cell office:value-type="time" office:time-value="PT21H18M00S" calcext:value-type="time">
            <text:p>21:18</text:p>
          </table:table-cell>
          <table:table-cell office:value-type="string" calcext:value-type="string">
            <text:p>Ducentésimo vigésimo quinto día del 2023</text:p>
            <text:p/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8-14" calcext:value-type="date">
            <text:p>14/08/2023</text:p>
          </table:table-cell>
          <table:table-cell office:value-type="string" calcext:value-type="string">
            <text:p>Día Mundial del Lagarto</text:p>
            <text:p/>
          </table:table-cell>
          <table:table-cell table:number-columns-repeated="6"/>
          <table:table-cell office:value-type="string" calcext:value-type="string">
            <text:p>San Maximiliano Korbe: Pb. y mr. Ursicino; Marcelo (ob.); Antonio Primaldo y cc.; Domingo Ibáñez y Francisco Shoyemon: mrs. Eusebio; fdr. Facanano; Armulfo de Soissons: obs.</text:p>
          </table:table-cell>
          <table:table-cell office:value-type="string" calcext:value-type="string">
            <text:p>César, hablando de amor</text:p>
          </table:table-cell>
          <table:table-cell office:value-type="string" calcext:value-type="string">
            <text:p>Si tú no tienes nada que contar, qué coño me estás contando </text:p>
          </table:table-cell>
          <table:table-cell office:value-type="string" calcext:value-type="string">
            <text:p>Luna nueva el 16 en Leo</text:p>
            <text:p/>
          </table:table-cell>
          <table:table-cell office:value-type="time" office:time-value="PT07H16M00S" calcext:value-type="time">
            <text:p>07:16</text:p>
          </table:table-cell>
          <table:table-cell office:value-type="time" office:time-value="PT21H17M00S" calcext:value-type="time">
            <text:p>21:17</text:p>
          </table:table-cell>
          <table:table-cell office:value-type="string" calcext:value-type="string">
            <text:p>Ducentésimo vigésimo sexto día del 2023</text:p>
          </table:table-cell>
          <table:table-cell/>
          <table:table-cell office:value-type="float" office:value="226" calcext:value-type="float">
            <text:p>226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8-15" calcext:value-type="date">
            <text:p>15/08/2023</text:p>
          </table:table-cell>
          <table:table-cell office:value-type="string" calcext:value-type="string">
            <text:p>Día Mundial de la Relajación </text:p>
            <text:p/>
          </table:table-cell>
          <table:table-cell office:value-type="string" calcext:value-type="string">
            <text:p>Dia Mundial del Reiki</text:p>
            <text:p/>
          </table:table-cell>
          <table:table-cell table:number-columns-repeated="5"/>
          <table:table-cell office:value-type="string" calcext:value-type="string">
            <text:p>Nuestra Señora de los Reyes. Ss. Tarsicio; Estratón, Felipe y Esutiquiano; Luis Batis (pb.). Manuel Morales, Salvador Lara y David Roldán: </text:p>
            <text:p>mrs. Simpliciano de Millán; Alipio de Tagaste; Altfredo: obs. Jacinto: pb.</text:p>
          </table:table-cell>
          <table:table-cell office:value-type="string" calcext:value-type="string">
            <text:p>Rosita hablando en verso</text:p>
          </table:table-cell>
          <table:table-cell office:value-type="string" calcext:value-type="string">
            <text:p>Por el día barranco, por la noche carricoche</text:p>
          </table:table-cell>
          <table:table-cell office:value-type="string" calcext:value-type="string">
            <text:p>Mañana luna nueva en Leo</text:p>
            <text:p/>
          </table:table-cell>
          <table:table-cell office:value-type="time" office:time-value="PT07H17M00S" calcext:value-type="time">
            <text:p>07:17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Ducentésimo vigésimo séptimo día del 2023</text:p>
            <text:p/>
          </table:table-cell>
          <table:table-cell/>
          <table:table-cell office:value-type="float" office:value="227" calcext:value-type="float">
            <text:p>227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8-16" calcext:value-type="date">
            <text:p>16/08/2023</text:p>
          </table:table-cell>
          <table:table-cell office:value-type="string" calcext:value-type="string">
            <text:p>Día Internacional de la Montaña Rusa </text:p>
            <text:p/>
          </table:table-cell>
          <table:table-cell office:value-type="string" calcext:value-type="string">
            <text:p>Dia Internacional del Ron</text:p>
            <text:p/>
          </table:table-cell>
          <table:table-cell table:number-columns-repeated="5"/>
          <table:table-cell office:value-type="string" calcext:value-type="string">
            <text:p>San Esteban de Hungría. Arsacio; Armagilo; ers, Teodoro de Sion: ob. </text:p>
            <text:p>Frambaldo: mj. Roque: pno. Rosa Fan: V. y mr.</text:p>
            <text:p/>
          </table:table-cell>
          <table:table-cell office:value-type="string" calcext:value-type="string">
            <text:p>Paciente</text:p>
          </table:table-cell>
          <table:table-cell office:value-type="string" calcext:value-type="string">
            <text:p>Hoy en día se rinde culto al hueso y poco al cocido</text:p>
          </table:table-cell>
          <table:table-cell office:value-type="string" calcext:value-type="string">
            <text:p>Luna nueva a las 11:38 en Leo</text:p>
            <text:p/>
          </table:table-cell>
          <table:table-cell office:value-type="time" office:time-value="PT07H18M00S" calcext:value-type="time">
            <text:p>07:18</text:p>
          </table:table-cell>
          <table:table-cell office:value-type="time" office:time-value="PT21H14M00S" calcext:value-type="time">
            <text:p>21:14</text:p>
          </table:table-cell>
          <table:table-cell office:value-type="string" calcext:value-type="string">
            <text:p>Ducentésimo vigésimo octavo día del 2023</text:p>
            <text:p/>
          </table:table-cell>
          <table:table-cell/>
          <table:table-cell office:value-type="float" office:value="228" calcext:value-type="float">
            <text:p>228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8-17" calcext:value-type="date">
            <text:p>17/08/2023</text:p>
          </table:table-cell>
          <table:table-cell office:value-type="string" calcext:value-type="string">
            <text:p>Día Mundial del Peatón </text:p>
            <text:p/>
          </table:table-cell>
          <table:table-cell office:value-type="string" calcext:value-type="string">
            <text:p>Día internacional de la enfermedad de Coats </text:p>
            <text:p/>
          </table:table-cell>
          <table:table-cell office:value-type="string" calcext:value-type="string">
            <text:p>Día Internacional del Animal sin Hogar</text:p>
            <text:p/>
          </table:table-cell>
          <table:table-cell table:number-columns-repeated="4"/>
          <table:table-cell office:value-type="string" calcext:value-type="string">
            <text:p>San Mirón (pb.); Mamante o Memeto; lerón (pb.); Jacobo Kyuhei (pb.) </text:p>
            <text:p>y Miguel Kurobioye; mrs. Eusebio: p. Elías el Joven; mj. Nicolás Politi; er.</text:p>
            <text:p>Clara de Montefalco; Beatriz de Silva; Juana Delanoue:VS.</text:p>
          </table:table-cell>
          <table:table-cell office:value-type="string" calcext:value-type="string">
            <text:p>No recuerdo</text:p>
          </table:table-cell>
          <table:table-cell office:value-type="string" calcext:value-type="string">
            <text:p>Muere y deja morir</text:p>
          </table:table-cell>
          <table:table-cell office:value-type="string" calcext:value-type="string">
            <text:p>Cuarto creciente el 24 en Sagitario</text:p>
            <text:p/>
          </table:table-cell>
          <table:table-cell office:value-type="time" office:time-value="PT07H19M00S" calcext:value-type="time">
            <text:p>07:19</text:p>
          </table:table-cell>
          <table:table-cell office:value-type="time" office:time-value="PT21H12M00S" calcext:value-type="time">
            <text:p>21:12</text:p>
          </table:table-cell>
          <table:table-cell office:value-type="string" calcext:value-type="string">
            <text:p>Ducentésimo vigésimo noveno día del 2023</text:p>
            <text:p/>
          </table:table-cell>
          <table:table-cell/>
          <table:table-cell office:value-type="float" office:value="229" calcext:value-type="float">
            <text:p>229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8-18" calcext:value-type="date">
            <text:p>18/08/2023</text:p>
          </table:table-cell>
          <table:table-cell office:value-type="string" calcext:value-type="string">
            <text:p>Día Mundial de la Tarta </text:p>
            <text:p/>
          </table:table-cell>
          <table:table-cell office:value-type="string" calcext:value-type="string">
            <text:p>Día mundial de la Prevención de Incendios Forestales</text:p>
            <text:p/>
          </table:table-cell>
          <table:table-cell table:number-columns-repeated="5"/>
          <table:table-cell office:value-type="string" calcext:value-type="string">
            <text:p>San Alberto Hurtado: pb. Agapito; León: mrs. Elena. Fermín de Metz;</text:p>
            <text:p> Eonio de Arlés: obs. Macario: ab. Btos. Francisco Arias; Jaime Falguerona y Anastasio Bidaurreta; Martín Martínez; Vicente M. Izquierdo.</text:p>
          </table:table-cell>
          <table:table-cell office:value-type="string" calcext:value-type="string">
            <text:p>Paciente de 90 y pico años que no guardó nada</text:p>
          </table:table-cell>
          <table:table-cell office:value-type="string" calcext:value-type="string">
            <text:p>La que tuvo retuvo y guardó para la vejez</text:p>
          </table:table-cell>
          <table:table-cell office:value-type="string" calcext:value-type="string">
            <text:p>Cuarto creciente el 24 en Sagitario</text:p>
            <text:p/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21H11M00S" calcext:value-type="time">
            <text:p>21:11</text:p>
          </table:table-cell>
          <table:table-cell office:value-type="string" calcext:value-type="string">
            <text:p>Ducentésimo trigésimo día del 2023</text:p>
            <text:p/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8-19" calcext:value-type="date">
            <text:p>19/08/2023</text:p>
          </table:table-cell>
          <table:table-cell office:value-type="string" calcext:value-type="string">
            <text:p>Día Mundial de la Fotografía </text:p>
            <text:p/>
          </table:table-cell>
          <table:table-cell office:value-type="string" calcext:value-type="string">
            <text:p>Día Mundial de la Asistencia Humanitaria </text:p>
            <text:p/>
          </table:table-cell>
          <table:table-cell office:value-type="string" calcext:value-type="string">
            <text:p>Día Mundial del Orangután </text:p>
            <text:p/>
          </table:table-cell>
          <table:table-cell office:value-type="string" calcext:value-type="string">
            <text:p>Día Mundial de la Fotografía </text:p>
            <text:p/>
          </table:table-cell>
          <table:table-cell office:value-type="string" calcext:value-type="string">
            <text:p>Día Internacional del Geocaching</text:p>
            <text:p/>
          </table:table-cell>
          <table:table-cell table:number-columns-repeated="2"/>
          <table:table-cell office:value-type="string" calcext:value-type="string">
            <text:p>San Juan Eudes: pb. y fdr. Ezequiel Moreno; ob. Magno; Magin; Timoteo; </text:p>
            <text:p>Andrés y cc.: mrs. Sixto III: p. Donato: pb. Bertulfo; Bartolomé  de Simeri:</text:p>
            <text:p>abs. Sebaldo: er. Luis de Toulouse: ob. Btos. Francisco Ibáñez;  Elvira de la Natividad y cc.</text:p>
          </table:table-cell>
          <table:table-cell office:value-type="string" calcext:value-type="string">
            <text:p>No recuerdo</text:p>
          </table:table-cell>
          <table:table-cell office:value-type="string" calcext:value-type="string">
            <text:p>La paciencia es el arte de ocultar la impaciencia</text:p>
          </table:table-cell>
          <table:table-cell office:value-type="string" calcext:value-type="string">
            <text:p>Cuarto creciente el 24 en Sagitario</text:p>
            <text:p/>
          </table:table-cell>
          <table:table-cell office:value-type="time" office:time-value="PT07H21M00S" calcext:value-type="time">
            <text:p>07:21</text:p>
          </table:table-cell>
          <table:table-cell office:value-type="time" office:time-value="PT21H09M00S" calcext:value-type="time">
            <text:p>21:09</text:p>
          </table:table-cell>
          <table:table-cell office:value-type="string" calcext:value-type="string">
            <text:p>Ducentésimo trigésimo primer día del 2023</text:p>
            <text:p/>
          </table:table-cell>
          <table:table-cell/>
          <table:table-cell office:value-type="float" office:value="231" calcext:value-type="float">
            <text:p>231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8-20" calcext:value-type="date">
            <text:p>20/08/2023</text:p>
          </table:table-cell>
          <table:table-cell office:value-type="string" calcext:value-type="string">
            <text:p>Día Mundial del Mosquito </text:p>
            <text:p/>
          </table:table-cell>
          <table:table-cell office:value-type="string" calcext:value-type="string">
            <text:p>Día Mundial de la Patata Frita</text:p>
            <text:p/>
          </table:table-cell>
          <table:table-cell table:number-columns-repeated="5"/>
          <table:table-cell office:value-type="string" calcext:value-type="string">
            <text:p>San Bernardo de Claraval:ab. y dr. Samuel; pft. Máximo; Leovigildo y Cristóbal: mjs. Filiberto; Bernardo de Tolemei (fdr.): abs. Btos. Matías </text:p>
            <text:p>Cardona; María Climent.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'm a act…Sociaty don't let me being myself at work</text:p>
          </table:table-cell>
          <table:table-cell office:value-type="string" calcext:value-type="string">
            <text:p>Cuarto creciente el 24 en Sagitario</text:p>
            <text:p/>
          </table:table-cell>
          <table:table-cell office:value-type="time" office:time-value="PT07H22M00S" calcext:value-type="time">
            <text:p>07:22</text:p>
          </table:table-cell>
          <table:table-cell office:value-type="time" office:time-value="PT21H07M00S" calcext:value-type="time">
            <text:p>21:07</text:p>
          </table:table-cell>
          <table:table-cell office:value-type="string" calcext:value-type="string">
            <text:p>Ducentésimo trigésimo segundo día del 2023</text:p>
            <text:p/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8-21" calcext:value-type="date">
            <text:p>21/08/2023</text:p>
          </table:table-cell>
          <table:table-cell office:value-type="string" calcext:value-type="string">
            <text:p>Día Internacional de Conmemoración y Homenaje a las Víctimas del Terrorismo</text:p>
            <text:p/>
          </table:table-cell>
          <table:table-cell table:number-columns-repeated="6"/>
          <table:table-cell office:value-type="string" calcext:value-type="string">
            <text:p>San Pío X; P. Agatónico, Gótico y cc.; Cuadrado (ob.); Luxorio; Basa y cc.; </text:p>
            <text:p>Privado (ob.); Bernardo, María y Gracia; José Dang: mrs. Ciriaca.</text:p>
            <text:p>Euprepio de Verona; Sidonio Apolinar: obs.</text:p>
            <text:p/>
          </table:table-cell>
          <table:table-cell office:value-type="string" calcext:value-type="string">
            <text:p>Suero</text:p>
          </table:table-cell>
          <table:table-cell office:value-type="string" calcext:value-type="string">
            <text:p>Encafeinado, haciendo cosas, soy el poeta de los petas </text:p>
          </table:table-cell>
          <table:table-cell office:value-type="string" calcext:value-type="string">
            <text:p>Cuarto creciente el 24 en Sagitario</text:p>
            <text:p/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21H06M00S" calcext:value-type="time">
            <text:p>21:06</text:p>
          </table:table-cell>
          <table:table-cell office:value-type="string" calcext:value-type="string">
            <text:p>Ducentésimo trigésimo tercer día del 2023</text:p>
            <text:p/>
          </table:table-cell>
          <table:table-cell/>
          <table:table-cell office:value-type="float" office:value="233" calcext:value-type="float">
            <text:p>233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8-22" calcext:value-type="date">
            <text:p>22/08/2023</text:p>
          </table:table-cell>
          <table:table-cell office:value-type="string" calcext:value-type="string">
            <text:p>Día Internacional de Conmemoración de las Víctimas de Actos de Violencia Motivados por la Religión o las Creencias</text:p>
            <text:p/>
          </table:table-cell>
          <table:table-cell table:number-columns-repeated="6"/>
          <table:table-cell office:value-type="string" calcext:value-type="string">
            <text:p>Santa María Reina. San Sinforiano; Timoteo; Juan Wall; Juan Kemble: mrs. </text:p>
            <text:p>Btos. Jacobo Bianconi; Tomás Percy; Guillermo Lacey y Ricardo</text:p>
            <text:p>Kirkman; Bernardo Peroni</text:p>
          </table:table-cell>
          <table:table-cell office:value-type="string" calcext:value-type="string">
            <text:p>No recuerdo</text:p>
          </table:table-cell>
          <table:table-cell office:value-type="string" calcext:value-type="string">
            <text:p>El problema es que un día alguien te dijo que lo hacías bien y tú te lo creíste</text:p>
          </table:table-cell>
          <table:table-cell office:value-type="string" calcext:value-type="string">
            <text:p>Cuarto creciente el 24 en Sagitario</text:p>
            <text:p/>
          </table:table-cell>
          <table:table-cell office:value-type="time" office:time-value="PT07H24M00S" calcext:value-type="time">
            <text:p>07:24</text:p>
          </table:table-cell>
          <table:table-cell office:value-type="time" office:time-value="PT21H04M00S" calcext:value-type="time">
            <text:p>21:04</text:p>
          </table:table-cell>
          <table:table-cell office:value-type="string" calcext:value-type="string">
            <text:p>Ducentésimo trigésimo cuarto día del 2023</text:p>
            <text:p/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8-23" calcext:value-type="date">
            <text:p>23/08/2023</text:p>
          </table:table-cell>
          <table:table-cell office:value-type="string" calcext:value-type="string">
            <text:p>Día Internacional para el recuerdo del Comercio de Esclavos y su Abolición </text:p>
            <text:p/>
          </table:table-cell>
          <table:table-cell office:value-type="string" calcext:value-type="string">
            <text:p>Dia del Internauta </text:p>
            <text:p/>
          </table:table-cell>
          <table:table-cell office:value-type="string" calcext:value-type="string">
            <text:p>Día Internacional del Hashtag </text:p>
            <text:p/>
          </table:table-cell>
          <table:table-cell office:value-type="string" calcext:value-type="string">
            <text:p>Día Europeo de Conmemoración de las Víctimas del Estanislao y el Nazismo</text:p>
            <text:p/>
          </table:table-cell>
          <table:table-cell table:number-columns-repeated="3"/>
          <table:table-cell office:value-type="string" calcext:value-type="string">
            <text:p>Santa Rosa de Lima: v. Zaqueo de Jerusalén, Flaviano de Autun; </text:p>
            <text:p>Eugenio de Ardstraw: obs. Abundio e Ireneo; Ciríaco y Arquelao; Lupo; Claudio, Asterio y Neón: mrs. Antonio de Gerace: er. Felipe Benizi. pb.</text:p>
          </table:table-cell>
          <table:table-cell office:value-type="string" calcext:value-type="string">
            <text:p>Libro Alejandro Cencerrada</text:p>
          </table:table-cell>
          <table:table-cell office:value-type="string" calcext:value-type="string">
            <text:p>Llegar lejos hoy, se nos dice, es cuestión de tener una buena idea de negocio y un garaje en el que llevarlo a cabo</text:p>
          </table:table-cell>
          <table:table-cell office:value-type="string" calcext:value-type="string">
            <text:p>Cuarto creciente el 24 en Sagitario</text:p>
            <text:p/>
          </table:table-cell>
          <table:table-cell office:value-type="time" office:time-value="PT07H25M00S" calcext:value-type="time">
            <text:p>07:25</text:p>
          </table:table-cell>
          <table:table-cell office:value-type="time" office:time-value="PT21H03M00S" calcext:value-type="time">
            <text:p>21:03</text:p>
          </table:table-cell>
          <table:table-cell office:value-type="string" calcext:value-type="string">
            <text:p>Ducentésimo trigésimo quinto día del 2023</text:p>
            <text:p/>
          </table:table-cell>
          <table:table-cell/>
          <table:table-cell office:value-type="float" office:value="235" calcext:value-type="float">
            <text:p>235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8-24" calcext:value-type="date">
            <text:p>24/08/2023</text:p>
          </table:table-cell>
          <table:table-cell office:value-type="string" calcext:value-type="string">
            <text:p>Día Internacional de la Música Extraña</text:p>
            <text:p/>
          </table:table-cell>
          <table:table-cell office:value-type="string" calcext:value-type="string">
            <text:p>Día Mundial de los Cuchillos</text:p>
            <text:p/>
          </table:table-cell>
          <table:table-cell table:number-columns-repeated="5"/>
          <table:table-cell office:value-type="string" calcext:value-type="string">
            <text:p>San Bartolomé:ap. Tación; Jorge Limniota: mrs. Audeno de Rouen: ob. </text:p>
            <text:p>Juana Antida; Emilia de Vialar: s. y fdras. Bta. María de la Encarnación</text:p>
            <text:p>Rosal.</text:p>
          </table:table-cell>
          <table:table-cell office:value-type="string" calcext:value-type="string">
            <text:p>Groucho</text:p>
          </table:table-cell>
          <table:table-cell office:value-type="string" calcext:value-type="string">
            <text:p>El subconsciente no existe, insiste pero no existe</text:p>
          </table:table-cell>
          <table:table-cell office:value-type="string" calcext:value-type="string">
            <text:p>Cuarto creciente a las 11:57 en Sagitario</text:p>
            <text:p/>
          </table:table-cell>
          <table:table-cell office:value-type="time" office:time-value="PT07H27M00S" calcext:value-type="time">
            <text:p>07:27</text:p>
          </table:table-cell>
          <table:table-cell office:value-type="time" office:time-value="PT21H01M00S" calcext:value-type="time">
            <text:p>21:01</text:p>
          </table:table-cell>
          <table:table-cell office:value-type="string" calcext:value-type="string">
            <text:p>Ducentésimo trigésimo sexto día del 2023</text:p>
            <text:p/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8-25" calcext:value-type="date">
            <text:p>25/08/2023</text:p>
          </table:table-cell>
          <table:table-cell office:value-type="string" calcext:value-type="string">
            <text:p>Día internacional del Peluquero</text:p>
            <text:p/>
          </table:table-cell>
          <table:table-cell table:number-columns-repeated="6"/>
          <table:table-cell office:value-type="string" calcext:value-type="string">
            <text:p>San Luis IX. rey. José de Calasanz: pb. Eusebio,Ponciano, Vicente y Peregrino; Genesio: mrs. Geruncio de Santiponce; Menas de Constanti-</text:p>
            <text:p>nopla; Tomás Cantelupe: obs. Severo; Aredio; Gregorio: abs.</text:p>
          </table:table-cell>
          <table:table-cell office:value-type="string" calcext:value-type="string">
            <text:p>Tosquelles</text:p>
          </table:table-cell>
          <table:table-cell office:value-type="string" calcext:value-type="string">
            <text:p>El miedo a morir vestidos lo tenemos todos</text:p>
          </table:table-cell>
          <table:table-cell office:value-type="string" calcext:value-type="string">
            <text:p>Luna llena el 31 en Piscis</text:p>
            <text:p/>
          </table:table-cell>
          <table:table-cell office:value-type="time" office:time-value="PT07H28M00S" calcext:value-type="time">
            <text:p>07:28</text:p>
          </table:table-cell>
          <table:table-cell office:value-type="time" office:time-value="PT20H59M00S" calcext:value-type="time">
            <text:p>20:59</text:p>
          </table:table-cell>
          <table:table-cell office:value-type="string" calcext:value-type="string">
            <text:p>Ducentésimo trigésimo séptimo día del 2023</text:p>
            <text:p/>
          </table:table-cell>
          <table:table-cell/>
          <table:table-cell office:value-type="float" office:value="237" calcext:value-type="float">
            <text:p>237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8-26" calcext:value-type="date">
            <text:p>26/08/2023</text:p>
          </table:table-cell>
          <table:table-cell office:value-type="string" calcext:value-type="string">
            <text:p>Día Internacional contra el Dengue </text:p>
            <text:p/>
          </table:table-cell>
          <table:table-cell office:value-type="string" calcext:value-type="string">
            <text:p>Día a internacional de la Actriz y el Actor</text:p>
            <text:p/>
          </table:table-cell>
          <table:table-cell office:value-type="string" calcext:value-type="string">
            <text:p>Día de Namibia</text:p>
            <text:p/>
          </table:table-cell>
          <table:table-cell table:number-columns-repeated="4"/>
          <table:table-cell office:value-type="string" calcext:value-type="string">
            <text:p>Nuestra Señora del Mar (M). Santa. Teresa de Jesus Jornet;v. y frda. Melquisedec: santo  del A.T. Maximilia- no de Roma; Anastasio; Víctor; </text:p>
            <text:p>Alejandro; mrs. Eleuterio de Auxerre: b. Juana Isabel Bichier;</text:p>
            <text:p>Maria de Jesús Crucificado: VS.</text:p>
          </table:table-cell>
          <table:table-cell office:value-type="string" calcext:value-type="string">
            <text:p>Dentro de una galletita de la suerte</text:p>
          </table:table-cell>
          <table:table-cell office:value-type="string" calcext:value-type="string">
            <text:p>El ser humano, lo primero que quiere tras la supervivencia, es ser entendido</text:p>
          </table:table-cell>
          <table:table-cell office:value-type="string" calcext:value-type="string">
            <text:p>Luna llena el 31 en Piscis</text:p>
            <text:p/>
          </table:table-cell>
          <table:table-cell office:value-type="time" office:time-value="PT07H29M00S" calcext:value-type="time">
            <text:p>07:29</text:p>
          </table:table-cell>
          <table:table-cell office:value-type="time" office:time-value="PT20H58M00S" calcext:value-type="time">
            <text:p>20:58</text:p>
          </table:table-cell>
          <table:table-cell office:value-type="string" calcext:value-type="string">
            <text:p>Ducentésimo trigésimo octavo día del 2023</text:p>
            <text:p/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8-27" calcext:value-type="date">
            <text:p>27/08/2023</text:p>
          </table:table-cell>
          <table:table-cell office:value-type="string" calcext:value-type="string">
            <text:p>Día Mundial del Polo de Cereza</text:p>
            <text:p/>
          </table:table-cell>
          <table:table-cell table:number-columns-repeated="6"/>
          <table:table-cell office:value-type="string" calcext:value-type="string">
            <text:p>Santa Mónica. Rufo; Marcelino, Mannea, Juan, Serapio y Pedro: mrs. Narno de Bergamo; Licerio de Couserans; Cesáreo de Arlés; Juan de Pavía;</text:p>
            <text:p>Gebardo; Guarino; Amadeo: obs. Poemeno: ab.</text:p>
          </table:table-cell>
          <table:table-cell office:value-type="string" calcext:value-type="string">
            <text:p>Sigmum Froyd</text:p>
          </table:table-cell>
          <table:table-cell office:value-type="string" calcext:value-type="string">
            <text:p>Las emociones inexpresadas nunca mueren. Son enterradas vivas y salen más tarde de peores modales </text:p>
          </table:table-cell>
          <table:table-cell office:value-type="string" calcext:value-type="string">
            <text:p>Luna llena el 31 en Piscis</text:p>
            <text:p/>
          </table:table-cell>
          <table:table-cell office:value-type="time" office:time-value="PT07H30M00S" calcext:value-type="time">
            <text:p>07:30</text:p>
          </table:table-cell>
          <table:table-cell office:value-type="time" office:time-value="PT20H56M00S" calcext:value-type="time">
            <text:p>20:56</text:p>
          </table:table-cell>
          <table:table-cell office:value-type="string" calcext:value-type="string">
            <text:p>Ducentésimo trigésimo noveno día del 2023</text:p>
            <text:p/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8-28" calcext:value-type="date">
            <text:p>28/08/2023</text:p>
          </table:table-cell>
          <table:table-cell office:value-type="string" calcext:value-type="string">
            <text:p>Día Internacional del Deporte para el Día Mundial del Síndrome de Turner </text:p>
            <text:p/>
          </table:table-cell>
          <table:table-cell office:value-type="string" calcext:value-type="string">
            <text:p>Día Mundial de Soñar</text:p>
            <text:p/>
          </table:table-cell>
          <table:table-cell table:number-columns-repeated="5"/>
          <table:table-cell office:value-type="string" calcext:value-type="string">
            <text:p>San Agustín: ob.y br. Hermes; Pelagio; Julián: mrs. Alejandro de </text:p>
            <text:p>Constantinopla; Restituto de Cartago; Vicinio; Viviano: obs. Moisés Etiope:</text:p>
            <text:p>an. Junípero Serra: pb. M. Celia Guerin.</text:p>
          </table:table-cell>
          <table:table-cell office:value-type="string" calcext:value-type="string">
            <text:p>Chill Mafia</text:p>
          </table:table-cell>
          <table:table-cell office:value-type="string" calcext:value-type="string">
            <text:p>Fumas CBD que no son porros pero casi, te recetan Loracepam que no es droga pero casi</text:p>
          </table:table-cell>
          <table:table-cell office:value-type="string" calcext:value-type="string">
            <text:p>Luna llena el 31 en Piscis</text:p>
            <text:p/>
          </table:table-cell>
          <table:table-cell office:value-type="time" office:time-value="PT07H31M00S" calcext:value-type="time">
            <text:p>07:31</text:p>
          </table:table-cell>
          <table:table-cell office:value-type="time" office:time-value="PT20H54M00S" calcext:value-type="time">
            <text:p>20:54</text:p>
          </table:table-cell>
          <table:table-cell office:value-type="string" calcext:value-type="string">
            <text:p>Ducentésimo cuadragésimo día del 2023</text:p>
            <text:p/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8-29" calcext:value-type="date">
            <text:p>29/08/2023</text:p>
          </table:table-cell>
          <table:table-cell office:value-type="string" calcext:value-type="string">
            <text:p>Día Mundial de los Videojuegos</text:p>
            <text:p/>
          </table:table-cell>
          <table:table-cell office:value-type="string" calcext:value-type="string">
            <text:p>Día Internacional contra los Ensayos Nucleares</text:p>
            <text:p/>
          </table:table-cell>
          <table:table-cell table:number-columns-repeated="5"/>
          <table:table-cell office:value-type="string" calcext:value-type="string">
            <text:p>Martirio de San Juan Bautista. Santa Basila; Sabina. Adelfo de Metz: ob. </text:p>
            <text:p>Victor: er. Sebbo: rey. Mederico: ab. Eufrasia del Sdo. Corazón; v.:</text:p>
          </table:table-cell>
          <table:table-cell office:value-type="string" calcext:value-type="string">
            <text:p>Cita de Alejandro Cencerrada</text:p>
          </table:table-cell>
          <table:table-cell office:value-type="string" calcext:value-type="string">
            <text:p>Una lata de Coca-Cola contiene el azúcar que se estima en una semana en el año 1700</text:p>
          </table:table-cell>
          <table:table-cell office:value-type="string" calcext:value-type="string">
            <text:p>Luna llena el 31 en Piscis</text:p>
            <text:p/>
          </table:table-cell>
          <table:table-cell office:value-type="time" office:time-value="PT07H32M00S" calcext:value-type="time">
            <text:p>07:32</text:p>
          </table:table-cell>
          <table:table-cell office:value-type="time" office:time-value="PT20H53M00S" calcext:value-type="time">
            <text:p>20:53</text:p>
          </table:table-cell>
          <table:table-cell office:value-type="string" calcext:value-type="string">
            <text:p>Ducentésimo cuadragésimo primer día del 2023</text:p>
            <text:p/>
          </table:table-cell>
          <table:table-cell/>
          <table:table-cell office:value-type="float" office:value="241" calcext:value-type="float">
            <text:p>241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8-30" calcext:value-type="date">
            <text:p>30/08/2023</text:p>
          </table:table-cell>
          <table:table-cell office:value-type="string" calcext:value-type="string">
            <text:p>Día Internacional de las Víctimas de Desapariciones Forzadas </text:p>
            <text:p/>
          </table:table-cell>
          <table:table-cell office:value-type="string" calcext:value-type="string">
            <text:p>Internacional</text:p>
          </table:table-cell>
          <table:table-cell table:number-columns-repeated="5"/>
          <table:table-cell office:value-type="string" calcext:value-type="string">
            <text:p>San Félix y Adaucto; Margarita Ward: mrs. Pamaquio; Pedro de Trevi. Agilo; </text:p>
            <text:p>Bononio: abs. Fiacrio; Fantino el Joven: ers. M. de la Cruz Jugan: v. </text:p>
            <text:p>y fdra. Bta. M.° de los Angeles Ginard.</text:p>
          </table:table-cell>
          <table:table-cell office:value-type="string" calcext:value-type="string">
            <text:p>Vic Reeves</text:p>
          </table:table-cell>
          <table:table-cell office:value-type="string" calcext:value-type="string">
            <text:p>Lo peor que me ha sucedido jamás es aquella vez en que ofrecí a un amigo una patata de mi bolsa y tomó dos</text:p>
          </table:table-cell>
          <table:table-cell office:value-type="string" calcext:value-type="string">
            <text:p>Mañana luna llena en Piscis</text:p>
            <text:p/>
          </table:table-cell>
          <table:table-cell office:value-type="time" office:time-value="PT07H33M00S" calcext:value-type="time">
            <text:p>07:33</text:p>
          </table:table-cell>
          <table:table-cell office:value-type="time" office:time-value="PT20H51M00S" calcext:value-type="time">
            <text:p>20:51</text:p>
          </table:table-cell>
          <table:table-cell office:value-type="string" calcext:value-type="string">
            <text:p>Ducentésimo cuadragésimo segundo día del 2023</text:p>
          </table:table-cell>
          <table:table-cell/>
          <table:table-cell office:value-type="float" office:value="242" calcext:value-type="float">
            <text:p>242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8-31" calcext:value-type="date">
            <text:p>31/08/2023</text:p>
          </table:table-cell>
          <table:table-cell office:value-type="string" calcext:value-type="string">
            <text:p>Día Internacional de la Obstetricia </text:p>
            <text:p/>
          </table:table-cell>
          <table:table-cell office:value-type="string" calcext:value-type="string">
            <text:p>Día Internacional de la Solidaridad</text:p>
            <text:p/>
          </table:table-cell>
          <table:table-cell office:value-type="string" calcext:value-type="string">
            <text:p>Día Internacional de Conciencia acerca de la Sobredosis</text:p>
            <text:p/>
          </table:table-cell>
          <table:table-cell table:number-columns-repeated="4"/>
          <table:table-cell office:value-type="string" calcext:value-type="string">
            <text:p>San José de Arimatea y Nicodemo: santos del N.T. Arístides: filósofo. Paulino</text:p>
            <text:p> (ob.): mr. Aidano: ob. Ramón nonato: pb. Btos. Edmigio Primo, Amalio</text:p>
            <text:p>Zariquiegui y Valerio Herrero.</text:p>
          </table:table-cell>
          <table:table-cell office:value-type="string" calcext:value-type="string">
            <text:p>Urotz</text:p>
          </table:table-cell>
          <table:table-cell office:value-type="string" calcext:value-type="string">
            <text:p>Se folla mal en todas las partes del mundo</text:p>
          </table:table-cell>
          <table:table-cell office:value-type="string" calcext:value-type="string">
            <text:p>Luna llena a las 03:35 en Piscis</text:p>
            <text:p/>
          </table:table-cell>
          <table:table-cell office:value-type="time" office:time-value="PT07H34M00S" calcext:value-type="time">
            <text:p>07:34</text:p>
          </table:table-cell>
          <table:table-cell office:value-type="time" office:time-value="PT20H49M00S" calcext:value-type="time">
            <text:p>20:49</text:p>
          </table:table-cell>
          <table:table-cell office:value-type="string" calcext:value-type="string">
            <text:p>Ducentésimo cuadragésimo tercer día del 2023</text:p>
            <text:p/>
          </table:table-cell>
          <table:table-cell/>
          <table:table-cell office:value-type="float" office:value="243" calcext:value-type="float">
            <text:p>243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9-01" calcext:value-type="date">
            <text:p>01/09/2023</text:p>
          </table:table-cell>
          <table:table-cell office:value-type="string" calcext:value-type="string">
            <text:p>Día Mundial de la Dactiloscopia </text:p>
            <text:p/>
          </table:table-cell>
          <table:table-cell office:value-type="string" calcext:value-type="string">
            <text:p>Día Internacional de los Primates</text:p>
            <text:p/>
          </table:table-cell>
          <table:table-cell table:number-columns-repeated="5"/>
          <table:table-cell office:value-type="string" calcext:value-type="string">
            <text:p>N.° S.° de los Angeles del Puig. Ss. Josué: santo del A.T. Sixto de Reims; </text:p>
            <text:p>Terenciano de Todis; Victorio de Cenomanum; Constancio de Aquino;</text:p>
            <text:p> Lupo de Sens: obs. Prisco; Vicente (ob.): mrs. Verena. Egidio o Gil: ab.</text:p>
            <text:p/>
            <text:p/>
            <text:p/>
            <text:p/>
          </table:table-cell>
          <table:table-cell office:value-type="string" calcext:value-type="string">
            <text:p>Pablo Wilson</text:p>
          </table:table-cell>
          <table:table-cell office:value-type="string" calcext:value-type="string">
            <text:p>El mejor sitio para ir a tomar copas es el tanatorio: está abierto a todas horas y siempre hay alguien con una buena historia que contarte. ¡</text:p>
          </table:table-cell>
          <table:table-cell office:value-type="string" calcext:value-type="string">
            <text:p>Cuarto menguante el 7 en Géminis </text:p>
            <text:p/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20H47M00S" calcext:value-type="time">
            <text:p>20:47</text:p>
          </table:table-cell>
          <table:table-cell office:value-type="string" calcext:value-type="string">
            <text:p>Ducentésimo cuadragésimo cuarto día del 2023</text:p>
            <text:p/>
          </table:table-cell>
          <table:table-cell/>
          <table:table-cell office:value-type="float" office:value="244" calcext:value-type="float">
            <text:p>244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9-02" calcext:value-type="date">
            <text:p>02/09/2023</text:p>
          </table:table-cell>
          <table:table-cell office:value-type="string" calcext:value-type="string">
            <text:p>Día Internacional del Buitre </text:p>
            <text:p/>
          </table:table-cell>
          <table:table-cell office:value-type="string" calcext:value-type="string">
            <text:p>Día Mundial de la Barba</text:p>
            <text:p/>
          </table:table-cell>
          <table:table-cell table:number-columns-repeated="5"/>
          <table:table-cell office:value-type="string" calcext:value-type="string">
            <text:p>N.° S.° de la Cinta (M). Btos. Jacobo Bonnaud (pb.) y co.; José Imbert  y </text:p>
            <text:p>Juan Nicolás Cordier (pbs.); Tomás Sitjar (pb.) y cc. mrs. Ss. Zenón;</text:p>
            <text:p>Teodota y cc.; Habib (de.); Antonino o Antolín; Salomón Leclercq: mrs.</text:p>
            <text:p> Próspero de Tarragona; Siagrio; Agrícola de Aviñón: obs. Justo de Lyon</text:p>
            <text:p>(ob.); Alberto y Vito: mjs. Nonoso: ab. Elpidio.</text:p>
            <text:p/>
          </table:table-cell>
          <table:table-cell office:value-type="string" calcext:value-type="string">
            <text:p>No recuerdo</text:p>
          </table:table-cell>
          <table:table-cell office:value-type="string" calcext:value-type="string">
            <text:p>Gran Vía, mejor persona </text:p>
          </table:table-cell>
          <table:table-cell office:value-type="string" calcext:value-type="string">
            <text:p>Cuarto menguante el 7 en Géminis</text:p>
            <text:p/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20H46M00S" calcext:value-type="time">
            <text:p>20:46</text:p>
          </table:table-cell>
          <table:table-cell office:value-type="string" calcext:value-type="string">
            <text:p>Ducentésimo cuadragésimo quinto día del 2023</text:p>
            <text:p/>
          </table:table-cell>
          <table:table-cell/>
          <table:table-cell office:value-type="float" office:value="245" calcext:value-type="float">
            <text:p>245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9-03" calcext:value-type="date">
            <text:p>03/09/2023</text:p>
          </table:table-cell>
          <table:table-cell office:value-type="string" calcext:value-type="string">
            <text:p>Día Internacional del Bacon</text:p>
            <text:p/>
          </table:table-cell>
          <table:table-cell table:number-columns-repeated="6"/>
          <table:table-cell office:value-type="string" calcext:value-type="string">
            <text:p>Ss. GREGORIO MAGNO: P. Y DR. Febe: santa del N.T. Basilisa; Sandalio; Aigulfo (ab.)  y cc.; Crodogango (ob.); mrs. Mansueto de  Toul; </text:p>
            <text:p>Macanisio; Vitaliano; Rimagilo: obs. Marino: de. Auxano.</text:p>
          </table:table-cell>
          <table:table-cell office:value-type="string" calcext:value-type="string">
            <text:p>Ladilla Rusa</text:p>
          </table:table-cell>
          <table:table-cell office:value-type="string" calcext:value-type="string">
            <text:p>Una enamorada de cualquier mariconada</text:p>
          </table:table-cell>
          <table:table-cell office:value-type="string" calcext:value-type="string">
            <text:p>Cuarto menguante el 7 en Géminis</text:p>
            <text:p/>
          </table:table-cell>
          <table:table-cell office:value-type="time" office:time-value="PT07H38M00S" calcext:value-type="time">
            <text:p>07:38</text:p>
          </table:table-cell>
          <table:table-cell office:value-type="time" office:time-value="PT20H44M00S" calcext:value-type="time">
            <text:p>20:44</text:p>
          </table:table-cell>
          <table:table-cell office:value-type="string" calcext:value-type="string">
            <text:p>Ducentésimo cuadragésimo sexto día del 2023</text:p>
            <text:p/>
          </table:table-cell>
          <table:table-cell/>
          <table:table-cell office:value-type="float" office:value="246" calcext:value-type="float">
            <text:p>246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9-04" calcext:value-type="date">
            <text:p>04/09/2023</text:p>
          </table:table-cell>
          <table:table-cell office:value-type="string" calcext:value-type="string">
            <text:p>Día Internacional del Taekwondo </text:p>
            <text:p/>
          </table:table-cell>
          <table:table-cell office:value-type="string" calcext:value-type="string">
            <text:p>Día Mundial de la Salud Sexual </text:p>
            <text:p/>
          </table:table-cell>
          <table:table-cell office:value-type="string" calcext:value-type="string">
            <text:p>Día Mundial del Síndrome PFAPA</text:p>
            <text:p/>
          </table:table-cell>
          <table:table-cell table:number-columns-repeated="4"/>
          <table:table-cell office:value-type="string" calcext:value-type="string">
            <text:p>N.° S." de la Consolación; de la Cinta (M). Ss. Moisés: santo del A.T. </text:p>
            <text:p>Marcelo; Fredaldo (ob.): mrs. Bonifacio: p. Caletrico: ob. Ida; Irmgarda,</text:p>
            <text:p>Rosalía: v. Bta. M.a de Santa Cecilia Romana (Dina) Bélanger.</text:p>
          </table:table-cell>
          <table:table-cell office:value-type="string" calcext:value-type="string">
            <text:p>Pregunta de paciente, en pandemia</text:p>
          </table:table-cell>
          <table:table-cell office:value-type="string" calcext:value-type="string">
            <text:p>¿Y tú, eres virus o vacuna? </text:p>
          </table:table-cell>
          <table:table-cell office:value-type="string" calcext:value-type="string">
            <text:p>Cuarto menguante el 7 en Géminis</text:p>
            <text:p/>
          </table:table-cell>
          <table:table-cell office:value-type="time" office:time-value="PT07H39M00S" calcext:value-type="time">
            <text:p>07:39</text:p>
          </table:table-cell>
          <table:table-cell office:value-type="time" office:time-value="PT20H42M00S" calcext:value-type="time">
            <text:p>20:42</text:p>
          </table:table-cell>
          <table:table-cell office:value-type="string" calcext:value-type="string">
            <text:p>Ducentésimo cuadragésimo séptimo día del 2023</text:p>
            <text:p/>
          </table:table-cell>
          <table:table-cell/>
          <table:table-cell office:value-type="float" office:value="247" calcext:value-type="float">
            <text:p>247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9-05" calcext:value-type="date">
            <text:p>05/09/2023</text:p>
          </table:table-cell>
          <table:table-cell office:value-type="string" calcext:value-type="string">
            <text:p>Día Internacional de la Mujer Indígena </text:p>
            <text:p/>
          </table:table-cell>
          <table:table-cell office:value-type="string" calcext:value-type="string">
            <text:p>Día Internacional de la Beneficiencia </text:p>
            <text:p/>
          </table:table-cell>
          <table:table-cell office:value-type="string" calcext:value-type="string">
            <text:p>Día Mundial del Hermano </text:p>
            <text:p/>
          </table:table-cell>
          <table:table-cell office:value-type="string" calcext:value-type="string">
            <text:p>Día Mundial del Periodista Turístico </text:p>
            <text:p/>
          </table:table-cell>
          <table:table-cell office:value-type="string" calcext:value-type="string">
            <text:p>Día de la Vaquita Marina </text:p>
            <text:p/>
          </table:table-cell>
          <table:table-cell office:value-type="string" calcext:value-type="string">
            <text:p>Día Internacional del Mieloma Múltiple</text:p>
            <text:p/>
          </table:table-cell>
          <table:table-cell/>
          <table:table-cell office:value-type="string" calcext:value-type="string">
            <text:p>Ss. Aconto y cc.; Quinto; Urbano y cc.; Pedro Nguyen Van Tu (pb.) y José Hoang: mrs. Bertino; Alperto: abs. Teresa de Calcuta: V. y fdra.</text:p>
          </table:table-cell>
          <table:table-cell office:value-type="string" calcext:value-type="string">
            <text:p>Lucía Lijmaer</text:p>
          </table:table-cell>
          <table:table-cell office:value-type="string" calcext:value-type="string">
            <text:p>En la primera semana de Septiembre todos decidimos cómo seremos el año que viene, más que el uno de enero</text:p>
          </table:table-cell>
          <table:table-cell office:value-type="string" calcext:value-type="string">
            <text:p>Cuarto menguante el 7 en Géminis</text:p>
            <text:p/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20H40M00S" calcext:value-type="time">
            <text:p>20:40</text:p>
          </table:table-cell>
          <table:table-cell office:value-type="string" calcext:value-type="string">
            <text:p>Ducentésimo cuadragésimo octavo día del 2023</text:p>
            <text:p/>
          </table:table-cell>
          <table:table-cell/>
          <table:table-cell office:value-type="float" office:value="248" calcext:value-type="float">
            <text:p>248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9-06" calcext:value-type="date">
            <text:p>06/09/2023</text:p>
          </table:table-cell>
          <table:table-cell office:value-type="string" calcext:value-type="string">
            <text:p>Día Mundial de las Aves Playeras </text:p>
            <text:p/>
          </table:table-cell>
          <table:table-cell office:value-type="string" calcext:value-type="string">
            <text:p>Día de Adoptar una Roca</text:p>
            <text:p/>
          </table:table-cell>
          <table:table-cell table:number-columns-repeated="5"/>
          <table:table-cell office:value-type="string" calcext:value-type="string">
            <text:p>N.° S.° de Guadalupe (España). Ss. Zacarias: pft. Onesíforo: santo del N.T. </text:p>
            <text:p>Donaciano y cc.: mrs. Cagnoaldo: ob. Eleuterio; Magno de Füssen: abs. Bega: mja.</text:p>
          </table:table-cell>
          <table:table-cell office:value-type="string" calcext:value-type="string">
            <text:p>En mi diario</text:p>
          </table:table-cell>
          <table:table-cell office:value-type="string" calcext:value-type="string">
            <text:p>La felicidad tiene tanto matices como la infelicidad</text:p>
          </table:table-cell>
          <table:table-cell office:value-type="string" calcext:value-type="string">
            <text:p>Mañana cuarto menguante en Géminis</text:p>
            <text:p/>
          </table:table-cell>
          <table:table-cell office:value-type="time" office:time-value="PT07H41M00S" calcext:value-type="time">
            <text:p>07:41</text:p>
          </table:table-cell>
          <table:table-cell office:value-type="time" office:time-value="PT20H39M00S" calcext:value-type="time">
            <text:p>20:39</text:p>
          </table:table-cell>
          <table:table-cell office:value-type="string" calcext:value-type="string">
            <text:p>Ducentésimo cuadragésimo noveno día del 2023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9-07" calcext:value-type="date">
            <text:p>07/09/2023</text:p>
          </table:table-cell>
          <table:table-cell office:value-type="string" calcext:value-type="string">
            <text:p>Día Internacional del Aire Limpio por un Cielo Azul </text:p>
            <text:p/>
          </table:table-cell>
          <table:table-cell office:value-type="string" calcext:value-type="string">
            <text:p>Día Mundial de Concienciación de Duchenne </text:p>
            <text:p/>
          </table:table-cell>
          <table:table-cell office:value-type="string" calcext:value-type="string">
            <text:p>Día Mundial del Pelirrojo</text:p>
            <text:p/>
          </table:table-cell>
          <table:table-cell table:number-columns-repeated="4"/>
          <table:table-cell office:value-type="string" calcext:value-type="string">
            <text:p>Ss. Regina; Sozonte; Festo y Desiderio; Memorio y cc.: mrs. Evorcio de </text:p>
            <text:p>Orleans; Grato de Aosta; Alpino de Châlons; Hilduardo; Gauzlino; Juan de</text:p>
            <text:p>Lodi; Esteban de Chatillon: obs. Clodoaldo: pb. Carísima: V.</text:p>
          </table:table-cell>
          <table:table-cell office:value-type="string" calcext:value-type="string">
            <text:p>Belen Esteban</text:p>
          </table:table-cell>
          <table:table-cell office:value-type="string" calcext:value-type="string">
            <text:p>No te voy a insultar, pero lerda tú</text:p>
          </table:table-cell>
          <table:table-cell office:value-type="string" calcext:value-type="string">
            <text:p>Cuarto menguante a las 00:21 en Géminis</text:p>
            <text:p/>
          </table:table-cell>
          <table:table-cell office:value-type="time" office:time-value="PT07H42M00S" calcext:value-type="time">
            <text:p>07:42</text:p>
          </table:table-cell>
          <table:table-cell office:value-type="time" office:time-value="PT20H37M00S" calcext:value-type="time">
            <text:p>20:37</text:p>
          </table:table-cell>
          <table:table-cell office:value-type="string" calcext:value-type="string">
            <text:p>Ducentésimo quincuagésimo día del 2023</text:p>
            <text:p/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9-08" calcext:value-type="date">
            <text:p>08/09/2023</text:p>
          </table:table-cell>
          <table:table-cell office:value-type="string" calcext:value-type="string">
            <text:p>Día Internacional de la Alfabetización </text:p>
            <text:p/>
          </table:table-cell>
          <table:table-cell office:value-type="string" calcext:value-type="string">
            <text:p>Dia Internacional del Periodista </text:p>
            <text:p/>
          </table:table-cell>
          <table:table-cell office:value-type="string" calcext:value-type="string">
            <text:p>Dia Mundial de la Fibrosis Quística </text:p>
            <text:p/>
          </table:table-cell>
          <table:table-cell office:value-type="string" calcext:value-type="string">
            <text:p>Dia Mundial de la Fisioterapia </text:p>
            <text:p/>
          </table:table-cell>
          <table:table-cell office:value-type="string" calcext:value-type="string">
            <text:p>Dia del Cooperante</text:p>
            <text:p/>
          </table:table-cell>
          <table:table-cell table:number-columns-repeated="2"/>
          <table:table-cell office:value-type="string" calcext:value-type="string">
            <text:p>NATIVIDAD DE LA VIRGEN MARÍA. N.'S.*de los Llanos; de Meritxell; </text:p>
            <text:p>del Pino; de la Peña; de Fuensanta; de la Cinta; de la Victoria; de </text:p>
            <text:p>Monserrate; de Covadonga; de San Lorenzo; de Núria; del Coro; </text:p>
            <text:p>de Soterraña; de Arrate. Ss. Adriano; Fausto, Dion y Amonio: </text:p>
            <text:p>mrs. Isaac; Corbiniano: obs. Sergio I: p. Pedro de Chavanon: pb.</text:p>
          </table:table-cell>
          <table:table-cell office:value-type="string" calcext:value-type="string">
            <text:p>Mariasun</text:p>
          </table:table-cell>
          <table:table-cell office:value-type="string" calcext:value-type="string">
            <text:p>La vida es maravillosa. La sociedad es una mierda pero la vida es maravillosa. </text:p>
          </table:table-cell>
          <table:table-cell office:value-type="string" calcext:value-type="string">
            <text:p>Luna nueva el 15 en Virgo</text:p>
            <text:p/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20H35M00S" calcext:value-type="time">
            <text:p>20:35</text:p>
          </table:table-cell>
          <table:table-cell office:value-type="string" calcext:value-type="string">
            <text:p>Ducentésimo quincuagésimo primer día del 2023</text:p>
          </table:table-cell>
          <table:table-cell/>
          <table:table-cell office:value-type="float" office:value="251" calcext:value-type="float">
            <text:p>251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9-09" calcext:value-type="date">
            <text:p>09/09/2023</text:p>
          </table:table-cell>
          <table:table-cell office:value-type="string" calcext:value-type="string">
            <text:p>Día Internacional de Proteger la Educación de Ataques </text:p>
            <text:p/>
          </table:table-cell>
          <table:table-cell office:value-type="string" calcext:value-type="string">
            <text:p>Día Mundial de la Agricultura </text:p>
            <text:p/>
          </table:table-cell>
          <table:table-cell office:value-type="string" calcext:value-type="string">
            <text:p>Día Mundial del Vehículo Eléctrico </text:p>
            <text:p/>
          </table:table-cell>
          <table:table-cell office:value-type="string" calcext:value-type="string">
            <text:p>Día Mundial del Trastorno del Espectro Alcohólico Fetal </text:p>
            <text:p/>
          </table:table-cell>
          <table:table-cell office:value-type="string" calcext:value-type="string">
            <text:p>Día Internacional de la Belleza </text:p>
            <text:p/>
          </table:table-cell>
          <table:table-cell office:value-type="string" calcext:value-type="string">
            <text:p>Día Mundial del Tester de Software</text:p>
            <text:p/>
          </table:table-cell>
          <table:table-cell/>
          <table:table-cell office:value-type="string" calcext:value-type="string">
            <text:p>N.° S.° de Aránzazu. Ss. PEDRO CLAVER: PB. Gorgonio; Jacinto: mrs. Ciarano: ab. María de la Cabeza. Bto. Pedro Bonhomme.</text:p>
          </table:table-cell>
          <table:table-cell office:value-type="string" calcext:value-type="string">
            <text:p>Drew Barrymore</text:p>
          </table:table-cell>
          <table:table-cell office:value-type="string" calcext:value-type="string">
            <text:p>Creo que la felicidad es lo que te hace bonita. Punto. Las personas felices son hermosas</text:p>
          </table:table-cell>
          <table:table-cell office:value-type="string" calcext:value-type="string">
            <text:p>Luna nueva el 15 en Virgo</text:p>
            <text:p/>
          </table:table-cell>
          <table:table-cell office:value-type="time" office:time-value="PT07H44M00S" calcext:value-type="time">
            <text:p>07:44</text:p>
          </table:table-cell>
          <table:table-cell office:value-type="time" office:time-value="PT20H33M00S" calcext:value-type="time">
            <text:p>20:33</text:p>
          </table:table-cell>
          <table:table-cell office:value-type="string" calcext:value-type="string">
            <text:p>Ducentésimo quincuagésimo segundo día del 2023</text:p>
            <text:p/>
          </table:table-cell>
          <table:table-cell/>
          <table:table-cell office:value-type="float" office:value="252" calcext:value-type="float">
            <text:p>252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9-10" calcext:value-type="date">
            <text:p>10/09/2023</text:p>
          </table:table-cell>
          <table:table-cell office:value-type="string" calcext:value-type="string">
            <text:p>Día Mundial de la Arepa </text:p>
            <text:p/>
          </table:table-cell>
          <table:table-cell office:value-type="string" calcext:value-type="string">
            <text:p>Día Mundial de los Primeros Auxilios </text:p>
            <text:p/>
          </table:table-cell>
          <table:table-cell office:value-type="string" calcext:value-type="string">
            <text:p>Día Mundial del Bienestar en el Caribe </text:p>
            <text:p/>
          </table:table-cell>
          <table:table-cell office:value-type="string" calcext:value-type="string">
            <text:p>Día Internacional para la prevención del suicidio</text:p>
            <text:p/>
          </table:table-cell>
          <table:table-cell table:number-columns-repeated="3"/>
          <table:table-cell office:value-type="string" calcext:value-type="string">
            <text:p>Bto. Francisco Gárate*: rI. Ss. Nemesio; Nemesiano y cc.; Teodardo (ob.);</text:p>
            <text:p> Ambrosio Eduardo Barlow (pb.); mrs. Pulqueria. Agabio de No-</text:p>
            <text:p>vara; Salvio de Albi; Autberto: obs. Nicolás de Tolentino:pb.</text:p>
          </table:table-cell>
          <table:table-cell office:value-type="string" calcext:value-type="string">
            <text:p>Hilario López Millán, señalándose la lengua después de decir un cotilleo</text:p>
          </table:table-cell>
          <table:table-cell office:value-type="string" calcext:value-type="string">
            <text:p>¿Y a ésta quién la para?</text:p>
          </table:table-cell>
          <table:table-cell office:value-type="string" calcext:value-type="string">
            <text:p>Luna nueva el 15 en Virgo</text:p>
            <text:p/>
          </table:table-cell>
          <table:table-cell office:value-type="time" office:time-value="PT07H45M00S" calcext:value-type="time">
            <text:p>07:45</text:p>
          </table:table-cell>
          <table:table-cell office:value-type="time" office:time-value="PT20H31M00S" calcext:value-type="time">
            <text:p>20:31</text:p>
          </table:table-cell>
          <table:table-cell office:value-type="string" calcext:value-type="string">
            <text:p>Ducentésimo quincuagésimo tercer día del 2023</text:p>
            <text:p/>
          </table:table-cell>
          <table:table-cell/>
          <table:table-cell office:value-type="float" office:value="253" calcext:value-type="float">
            <text:p>253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9-11" calcext:value-type="date">
            <text:p>11/09/2023</text:p>
          </table:table-cell>
          <table:table-cell office:value-type="string" calcext:value-type="string">
            <text:p>Día Mundial de la Primeros Auxilios </text:p>
            <text:p/>
          </table:table-cell>
          <table:table-cell office:value-type="string" calcext:value-type="string">
            <text:p>Día Mundial de Hacer la Cama</text:p>
            <text:p/>
          </table:table-cell>
          <table:table-cell table:number-columns-repeated="5"/>
          <table:table-cell office:value-type="string" calcext:value-type="string">
            <text:p>Virgen de la Cueva Santa. Ss. Proto y Jacinto; Félix y Régula; </text:p>
            <text:p>Juan Gabriel Perboyre: mrs. Pafnucio; Paciente de Lyon; </text:p>
            <text:p>Sacerdote de Lyon; Daniel de Bangor; Leodino o Bodón de Toul:</text:p>
            <text:p> obs. Adelfio: ab. Elias Espeleota: er</text:p>
            <text:p/>
            <text:p/>
          </table:table-cell>
          <table:table-cell office:value-type="string" calcext:value-type="string">
            <text:p>Isa Calderón</text:p>
          </table:table-cell>
          <table:table-cell office:value-type="string" calcext:value-type="string">
            <text:p>Pongo a Dios por testigo que nunca jamás volveré a irme por las ramas ni pasar hambre </text:p>
          </table:table-cell>
          <table:table-cell office:value-type="string" calcext:value-type="string">
            <text:p>Luna nueva el 15 en Virgo</text:p>
            <text:p/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20H30M00S" calcext:value-type="time">
            <text:p>20:30</text:p>
          </table:table-cell>
          <table:table-cell office:value-type="string" calcext:value-type="string">
            <text:p>Ducentésimo quincuagésimo cuarto día del 2023</text:p>
            <text:p/>
          </table:table-cell>
          <table:table-cell/>
          <table:table-cell office:value-type="float" office:value="254" calcext:value-type="float">
            <text:p>254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9-12" calcext:value-type="date">
            <text:p>12/09/2023</text:p>
          </table:table-cell>
          <table:table-cell office:value-type="string" calcext:value-type="string">
            <text:p>Día de las Naciones Unidas para la Cooperación Sur-Sur </text:p>
            <text:p/>
          </table:table-cell>
          <table:table-cell office:value-type="string" calcext:value-type="string">
            <text:p>Día Internacional de Acción contra las Migrañas </text:p>
            <text:p/>
          </table:table-cell>
          <table:table-cell office:value-type="string" calcext:value-type="string">
            <text:p>Día Internacional del Crochet</text:p>
            <text:p/>
          </table:table-cell>
          <table:table-cell table:number-columns-repeated="4"/>
          <table:table-cell office:value-type="string" calcext:value-type="string">
            <text:p>Sto. Nombre de Maria. N.° S.° de Estibaliz; de Lluc.</text:p>
            <text:p>Ss. Autónomo (ob.); Crónidas, Leoncio y Serapión; </text:p>
            <text:p>Francisco Ch'oe: mrs. Albeo: ob. Guido o Guy.</text:p>
          </table:table-cell>
          <table:table-cell office:value-type="string" calcext:value-type="string">
            <text:p>En el periódico</text:p>
          </table:table-cell>
          <table:table-cell office:value-type="string" calcext:value-type="string">
            <text:p>Condenar tu alma por un tuit es un acto de valentía y coraje, pero quizá también es una tontería</text:p>
          </table:table-cell>
          <table:table-cell office:value-type="string" calcext:value-type="string">
            <text:p>Luna nueva el 15 en Virgo</text:p>
            <text:p/>
          </table:table-cell>
          <table:table-cell office:value-type="time" office:time-value="PT07H47M00S" calcext:value-type="time">
            <text:p>07:47</text:p>
          </table:table-cell>
          <table:table-cell office:value-type="time" office:time-value="PT20H28M00S" calcext:value-type="time">
            <text:p>20:28</text:p>
          </table:table-cell>
          <table:table-cell office:value-type="string" calcext:value-type="string">
            <text:p>Ducentésimo quincuagésimo quinto día del 2023</text:p>
            <text:p/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9-13" calcext:value-type="date">
            <text:p>13/09/2023</text:p>
          </table:table-cell>
          <table:table-cell office:value-type="string" calcext:value-type="string">
            <text:p>Día Internacional del Chocolate </text:p>
            <text:p/>
          </table:table-cell>
          <table:table-cell office:value-type="string" calcext:value-type="string">
            <text:p>Día del Programador </text:p>
            <text:p/>
          </table:table-cell>
          <table:table-cell office:value-type="string" calcext:value-type="string">
            <text:p>Día Mundial de la Sepsis </text:p>
            <text:p/>
          </table:table-cell>
          <table:table-cell office:value-type="string" calcext:value-type="string">
            <text:p>Día del Profesor de Natación</text:p>
            <text:p/>
          </table:table-cell>
          <table:table-cell table:number-columns-repeated="3"/>
          <table:table-cell office:value-type="string" calcext:value-type="string">
            <text:p>Ss. JUAN CRISÓSTOMO: OB. YDR. Julián (pb.); Marcelino: mrs. Litorio; </text:p>
            <text:p>Emiliano de Valence; Maurilio; Amado de Sion: obs. Amado: ab. Venerio:</text:p>
          </table:table-cell>
          <table:table-cell office:value-type="string" calcext:value-type="string">
            <text:p>Andrés Ortiz-Osés</text:p>
          </table:table-cell>
          <table:table-cell office:value-type="string" calcext:value-type="string">
            <text:p>Jesús asumió una muerte terrorífica, pero sólo porque quiso</text:p>
          </table:table-cell>
          <table:table-cell office:value-type="string" calcext:value-type="string">
            <text:p>Luna nueva el 15 en Virgo</text:p>
            <text:p/>
          </table:table-cell>
          <table:table-cell office:value-type="time" office:time-value="PT07H49M00S" calcext:value-type="time">
            <text:p>07:49</text:p>
          </table:table-cell>
          <table:table-cell office:value-type="time" office:time-value="PT20H26M00S" calcext:value-type="time">
            <text:p>20:26</text:p>
          </table:table-cell>
          <table:table-cell office:value-type="string" calcext:value-type="string">
            <text:p>Ducentésimo quincuagésimo sexto día del 2023</text:p>
            <text:p/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9-14" calcext:value-type="date">
            <text:p>14/09/2023</text:p>
          </table:table-cell>
          <table:table-cell office:value-type="string" calcext:value-type="string">
            <text:p>Día Mundial de la Dermatitis Atópica</text:p>
            <text:p/>
          </table:table-cell>
          <table:table-cell table:number-columns-repeated="6"/>
          <table:table-cell office:value-type="string" calcext:value-type="string">
            <text:p>Ss. Materno de Colonia; Pedro de Tarantasia: obs. Gabriel Taurino</text:p>
            <text:p> (ob.): mr. Notburga: V</text:p>
          </table:table-cell>
          <table:table-cell office:value-type="string" calcext:value-type="string">
            <text:p>Paciente podológico</text:p>
          </table:table-cell>
          <table:table-cell office:value-type="string" calcext:value-type="string">
            <text:p>El roce no hace el cariño, hace rozadura</text:p>
          </table:table-cell>
          <table:table-cell office:value-type="string" calcext:value-type="string">
            <text:p>Mañana luna nueva en Virgo</text:p>
            <text:p/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20H24M00S" calcext:value-type="time">
            <text:p>20:24</text:p>
          </table:table-cell>
          <table:table-cell office:value-type="string" calcext:value-type="string">
            <text:p>Ducentésimo quincuagésimo séptimo día del 2023</text:p>
            <text:p/>
          </table:table-cell>
          <table:table-cell/>
          <table:table-cell office:value-type="float" office:value="257" calcext:value-type="float">
            <text:p>257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9-15" calcext:value-type="date">
            <text:p>15/09/2023</text:p>
          </table:table-cell>
          <table:table-cell office:value-type="string" calcext:value-type="string">
            <text:p>Día Internacional de la Democracia </text:p>
            <text:p/>
          </table:table-cell>
          <table:table-cell office:value-type="string" calcext:value-type="string">
            <text:p>Día Europeo de la Salud Prostática </text:p>
            <text:p/>
          </table:table-cell>
          <table:table-cell office:value-type="string" calcext:value-type="string">
            <text:p>Día Mundial del Linfoma</text:p>
            <text:p/>
          </table:table-cell>
          <table:table-cell table:number-columns-repeated="4"/>
          <table:table-cell office:value-type="string" calcext:value-type="string">
            <text:p>N.S. DE LOS DOLORES; de las Angustias; del Camino; de la Soledad; de</text:p>
            <text:p> la Bien Aparecida. Ss.Nicomedes; Valeriano; Estratón, Valerio, </text:p>
            <text:p>Macrobio y Gordiano; Nicetas Godo; Emila (de.) y Jeremías; mrs. </text:p>
            <text:p>Alpino de Lyon; Apro; obs. Aicadro; ab. Catalina Fieschi.</text:p>
          </table:table-cell>
          <table:table-cell office:value-type="string" calcext:value-type="string">
            <text:p>No recuerdo</text:p>
          </table:table-cell>
          <table:table-cell office:value-type="string" calcext:value-type="string">
            <text:p>Los punkis son gente agradable intentando ser malas y los hippies son gente mala pareciendo agradables</text:p>
          </table:table-cell>
          <table:table-cell office:value-type="string" calcext:value-type="string">
            <text:p>Luna nueva a las 03:39 en Virgo</text:p>
            <text:p/>
          </table:table-cell>
          <table:table-cell office:value-type="time" office:time-value="PT07H51M00S" calcext:value-type="time">
            <text:p>07:51</text:p>
          </table:table-cell>
          <table:table-cell office:value-type="time" office:time-value="PT20H22M00S" calcext:value-type="time">
            <text:p>20:22</text:p>
          </table:table-cell>
          <table:table-cell office:value-type="string" calcext:value-type="string">
            <text:p>Ducentésimo quincuagésimo octavo día del 2023</text:p>
            <text:p/>
          </table:table-cell>
          <table:table-cell/>
          <table:table-cell office:value-type="float" office:value="258" calcext:value-type="float">
            <text:p>258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9-16" calcext:value-type="date">
            <text:p>16/09/2023</text:p>
          </table:table-cell>
          <table:table-cell office:value-type="string" calcext:value-type="string">
            <text:p>Día Internacional de la Preservación de la Capa de Ozono </text:p>
            <text:p/>
          </table:table-cell>
          <table:table-cell office:value-type="string" calcext:value-type="string">
            <text:p>Día Internacional de la Cardiología Intervencionista</text:p>
            <text:p/>
          </table:table-cell>
          <table:table-cell table:number-columns-repeated="5"/>
          <table:table-cell office:value-type="string" calcext:value-type="string">
            <text:p>Ss. CORNELIO (P.) Y CIPRIANO (OB.): MRS. Eufemia; Abundio y cc.; Victor, Félix, Alejandro y Papías;Prisco (ob.); Rogelio y Servideo; Ludmila: mrs.</text:p>
            <text:p>Niniano; Martín de Finojosa: obs. Edita: v. Vital: ab. Juan Macias: rl.</text:p>
            <text:p/>
          </table:table-cell>
          <table:table-cell office:value-type="string" calcext:value-type="string">
            <text:p>Miguel de Unamuno</text:p>
          </table:table-cell>
          <table:table-cell office:value-type="string" calcext:value-type="string">
            <text:p>¡Venceréis pero no convenceréis! </text:p>
          </table:table-cell>
          <table:table-cell office:value-type="string" calcext:value-type="string">
            <text:p>Cuarto creciente el 22 en Sagitario</text:p>
            <text:p/>
          </table:table-cell>
          <table:table-cell office:value-type="time" office:time-value="PT07H52M00S" calcext:value-type="time">
            <text:p>07:52</text:p>
          </table:table-cell>
          <table:table-cell office:value-type="time" office:time-value="PT20H21M00S" calcext:value-type="time">
            <text:p>20:21</text:p>
          </table:table-cell>
          <table:table-cell office:value-type="string" calcext:value-type="string">
            <text:p>Ducentésimo quincuagésimo noveno día del 2023</text:p>
          </table:table-cell>
          <table:table-cell/>
          <table:table-cell office:value-type="float" office:value="259" calcext:value-type="float">
            <text:p>259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9-17" calcext:value-type="date">
            <text:p>17/09/2023</text:p>
          </table:table-cell>
          <table:table-cell office:value-type="string" calcext:value-type="string">
            <text:p>Día Mundial de la Seguridad del Paciente </text:p>
            <text:p/>
          </table:table-cell>
          <table:table-cell office:value-type="string" calcext:value-type="string">
            <text:p>Día Internacional de la Música Country </text:p>
            <text:p/>
          </table:table-cell>
          <table:table-cell office:value-type="string" calcext:value-type="string">
            <text:p>Día Mundial del Donante de Médula Ósea y Sangre de Cordón Umbilical</text:p>
            <text:p/>
          </table:table-cell>
          <table:table-cell table:number-columns-repeated="4"/>
          <table:table-cell office:value-type="string" calcext:value-type="string">
            <text:p>Ss. ROBERTO BELARMINO: OB. Y DR. Sátiro. Lamberto (ob.); Columba; </text:p>
            <text:p>Pedro Arbués (pb.); Manuel Nguyen (pb.); Alberto de Jerusalén* </text:p>
            <text:p>(ob.): mrs. Rodingo: ab. Reinaldo: er. Hildegarda de Bingen: v. y dra. </text:p>
            <text:p>Francisco M.° de Campo Tosso: Il. Estanislao de Jesús y M.a: pb. y fdr.</text:p>
            <text:p>Segismundo Félix Felinski: ob. y fdr.</text:p>
          </table:table-cell>
          <table:table-cell office:value-type="string" calcext:value-type="string">
            <text:p>Revista de Salud y Bienestar</text:p>
          </table:table-cell>
          <table:table-cell office:value-type="string" calcext:value-type="string">
            <text:p>La felicidad es la cosa más rara que conozco en gente inteligente </text:p>
          </table:table-cell>
          <table:table-cell office:value-type="string" calcext:value-type="string">
            <text:p>Cuarto creciente el 22 en Sagitario</text:p>
            <text:p/>
          </table:table-cell>
          <table:table-cell office:value-type="time" office:time-value="PT07H53M00S" calcext:value-type="time">
            <text:p>07:53</text:p>
          </table:table-cell>
          <table:table-cell office:value-type="time" office:time-value="PT20H19M00S" calcext:value-type="time">
            <text:p>20:19</text:p>
          </table:table-cell>
          <table:table-cell office:value-type="string" calcext:value-type="string">
            <text:p>Ducentésimo sexagésimo día del 2023</text:p>
            <text:p/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9-18" calcext:value-type="date">
            <text:p>18/09/2023</text:p>
          </table:table-cell>
          <table:table-cell office:value-type="string" calcext:value-type="string">
            <text:p>Día Internacional de la Igualdad Salarial </text:p>
            <text:p/>
          </table:table-cell>
          <table:table-cell office:value-type="string" calcext:value-type="string">
            <text:p>Día mundial de la Quiropraxia </text:p>
            <text:p/>
          </table:table-cell>
          <table:table-cell office:value-type="string" calcext:value-type="string">
            <text:p>Día Mundial de la Ética Médica </text:p>
            <text:p/>
          </table:table-cell>
          <table:table-cell office:value-type="string" calcext:value-type="string">
            <text:p>Día Mundial del Control de la Calidad del Agua </text:p>
            <text:p/>
          </table:table-cell>
          <table:table-cell office:value-type="string" calcext:value-type="string">
            <text:p>Día Mundial del Bambú </text:p>
            <text:p/>
          </table:table-cell>
          <table:table-cell office:value-type="string" calcext:value-type="string">
            <text:p>Día Mundial del Síndrome de Pitt-Hopkins</text:p>
            <text:p/>
          </table:table-cell>
          <table:table-cell/>
          <table:table-cell office:value-type="string" calcext:value-type="string">
            <text:p>Ss. Océano; Ariadna; Ferreolo; Domingo Trach (pb.): mrs, Eustorgio; </text:p>
            <text:p>Senario; Ferreolo de Aquitania; Eumenio; obs. Ricarda: reina. José</text:p>
            <text:p>de Cupertino: pb.</text:p>
          </table:table-cell>
          <table:table-cell office:value-type="string" calcext:value-type="string">
            <text:p>Cartel en un jardín</text:p>
          </table:table-cell>
          <table:table-cell office:value-type="string" calcext:value-type="string">
            <text:p>No arranque las flores. Si quieres ”coleccionar“ plantas raras, limítese a fotografiarlas. </text:p>
          </table:table-cell>
          <table:table-cell office:value-type="string" calcext:value-type="string">
            <text:p>Cuarto creciente el 22 en Sagitario</text:p>
            <text:p/>
          </table:table-cell>
          <table:table-cell office:value-type="time" office:time-value="PT07H54M00S" calcext:value-type="time">
            <text:p>07:54</text:p>
          </table:table-cell>
          <table:table-cell office:value-type="time" office:time-value="PT20H17M00S" calcext:value-type="time">
            <text:p>20:17</text:p>
          </table:table-cell>
          <table:table-cell office:value-type="string" calcext:value-type="string">
            <text:p>Ducentésimo sexagésimo primer día del 2023</text:p>
            <text:p/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9-19" calcext:value-type="date">
            <text:p>19/09/2023</text:p>
          </table:table-cell>
          <table:table-cell office:value-type="string" calcext:value-type="string">
            <text:p>Día Internacional de Concienciación sobre la Mordedura de Serpiente </text:p>
            <text:p/>
          </table:table-cell>
          <table:table-cell office:value-type="string" calcext:value-type="string">
            <text:p>Día Mundial del aperitivo Día Mundial de Sensibilización sobre la Disección Aórtica </text:p>
            <text:p/>
          </table:table-cell>
          <table:table-cell office:value-type="string" calcext:value-type="string">
            <text:p>Día Mundial de Hablar como un Pirata</text:p>
            <text:p/>
          </table:table-cell>
          <table:table-cell table:number-columns-repeated="4"/>
          <table:table-cell office:value-type="string" calcext:value-type="string">
            <text:p>Ss. Jenaro: ob. y mr. Trófimo y cc.; Pomposa; Carlos Hyon; mrs. Eustoquio de </text:p>
            <text:p>Tours; Goerico; Teodoro de Canterbury;  Lantberto de Frisinga; Arnulfo de </text:p>
            <text:p>Gap: obs. Secuano; Alonso de Orozco: pbs. Mariano: er. Ciríaco: ab. </text:p>
            <text:p>María de Cervelló; M. Guillerma Emilia de Rodat (fdra.): VS.</text:p>
          </table:table-cell>
          <table:table-cell office:value-type="string" calcext:value-type="string">
            <text:p>Vendedora de bragas en el mercadillo de Badajoz</text:p>
          </table:table-cell>
          <table:table-cell office:value-type="string" calcext:value-type="string">
            <text:p>Cada una se conoce su culo </text:p>
          </table:table-cell>
          <table:table-cell office:value-type="string" calcext:value-type="string">
            <text:p>Cuarto creciente el 22 en Sagitario</text:p>
            <text:p/>
          </table:table-cell>
          <table:table-cell office:value-type="time" office:time-value="PT07H55M00S" calcext:value-type="time">
            <text:p>07:55</text:p>
          </table:table-cell>
          <table:table-cell office:value-type="time" office:time-value="PT20H15M00S" calcext:value-type="time">
            <text:p>20:15</text:p>
          </table:table-cell>
          <table:table-cell office:value-type="string" calcext:value-type="string">
            <text:p>Ducentésimo sexagésimo segundo día del 2023</text:p>
          </table:table-cell>
          <table:table-cell/>
          <table:table-cell office:value-type="float" office:value="262" calcext:value-type="float">
            <text:p>262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9-20" calcext:value-type="date">
            <text:p>20/09/2023</text:p>
          </table:table-cell>
          <table:table-cell office:value-type="string" calcext:value-type="string">
            <text:p>Día Internacional del Deporte Universitario </text:p>
            <text:p/>
          </table:table-cell>
          <table:table-cell office:value-type="string" calcext:value-type="string">
            <text:p>Día Mundial de la Libertad de Expresión de Pensamiento </text:p>
            <text:p/>
          </table:table-cell>
          <table:table-cell office:value-type="string" calcext:value-type="string">
            <text:p>Día Mundial de la Paella</text:p>
            <text:p/>
          </table:table-cell>
          <table:table-cell table:style-name="Default"/>
          <table:table-cell table:number-columns-repeated="3"/>
          <table:table-cell office:value-type="string" calcext:value-type="string">
            <text:p><text:span text:style-name="T1">Ss. ANDRES KIM, PABLO CHONG Y CC.: MRS. Dorimedonte; Eustaquio; </text:span></text:p>
            <text:p><text:span text:style-name="T1">Hipasio y Asiano (obs.) y Andrés (pb.); Juan Carlos Cornay (pb.); Lorenzo</text:span></text:p>
            <text:p><text:span text:style-name="T1">Han y cc.: mrs. José M.* de Yermo: pb. y fdr.</text:span></text:p>
          </table:table-cell>
          <table:table-cell office:value-type="string" calcext:value-type="string">
            <text:p>Anuncio de televisión</text:p>
          </table:table-cell>
          <table:table-cell office:value-type="string" calcext:value-type="string">
            <text:p>Cupido me ha escupido</text:p>
          </table:table-cell>
          <table:table-cell office:value-type="string" calcext:value-type="string">
            <text:p>Cuarto creciente el 22 en Sagitario</text:p>
            <text:p/>
          </table:table-cell>
          <table:table-cell office:value-type="time" office:time-value="PT07H56M00S" calcext:value-type="time">
            <text:p>07:56</text:p>
          </table:table-cell>
          <table:table-cell office:value-type="time" office:time-value="PT20H13M00S" calcext:value-type="time">
            <text:p>20:13</text:p>
          </table:table-cell>
          <table:table-cell office:value-type="string" calcext:value-type="string">
            <text:p>Ducentésimo sexagésimo tercer día del 2023</text:p>
          </table:table-cell>
          <table:table-cell/>
          <table:table-cell office:value-type="float" office:value="263" calcext:value-type="float">
            <text:p>263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9-21" calcext:value-type="date">
            <text:p>21/09/2023</text:p>
          </table:table-cell>
          <table:table-cell office:value-type="string" calcext:value-type="string">
            <text:p>Día Internacional de la Paz </text:p>
            <text:p/>
          </table:table-cell>
          <table:table-cell office:value-type="string" calcext:value-type="string">
            <text:p>Día Mundial contra los Monocultivos de Árboles </text:p>
            <text:p/>
          </table:table-cell>
          <table:table-cell office:value-type="string" calcext:value-type="string">
            <text:p>Día del Artista Plástico</text:p>
            <text:p/>
          </table:table-cell>
          <table:table-cell office:value-type="string" calcext:value-type="string">
            <text:p>Día Mundial del Paganismo</text:p>
          </table:table-cell>
          <table:table-cell office:value-type="string" calcext:value-type="string">
            <text:p>Día Internacional de la Bibliodiversidad</text:p>
          </table:table-cell>
          <table:table-cell office:value-type="string" calcext:value-type="string">
            <text:p>Día Internacional del Rock Progresivo</text:p>
            <text:p/>
          </table:table-cell>
          <table:table-cell/>
          <table:table-cell office:value-type="string" calcext:value-type="string">
            <text:p>Ss. MATEO: AP. Y Ev. Jonás: pft. Cuadrado. Pánfilo; Alejandro; Eusebio.;  Gerulfo; Francisco Jac- card (pb.) y Tomás Trân; Lorenzo Imbert (ob.), Pe-</text:p>
            <text:p>dro Maubant y Jacobo Chastan (pbs.): mrs. Cástor; ob. Cadoc: </text:p>
            <text:p>ab. Landelino: mj. Maura: V.</text:p>
          </table:table-cell>
          <table:table-cell office:value-type="string" calcext:value-type="string">
            <text:p>Feuerbach</text:p>
          </table:table-cell>
          <table:table-cell office:value-type="string" calcext:value-type="string">
            <text:p>Para la comprensión de un cuadro necesitas una silla</text:p>
          </table:table-cell>
          <table:table-cell office:value-type="string" calcext:value-type="string">
            <text:p>Mañana cuarto creciente en Sagitario</text:p>
            <text:p/>
          </table:table-cell>
          <table:table-cell office:value-type="time" office:time-value="PT07H57M00S" calcext:value-type="time">
            <text:p>07:57</text:p>
          </table:table-cell>
          <table:table-cell office:value-type="time" office:time-value="PT20H12M00S" calcext:value-type="time">
            <text:p>20:12</text:p>
          </table:table-cell>
          <table:table-cell office:value-type="string" calcext:value-type="string">
            <text:p>Ducentésimo sexagésimo cuarto día del 2023</text:p>
          </table:table-cell>
          <table:table-cell/>
          <table:table-cell office:value-type="float" office:value="264" calcext:value-type="float">
            <text:p>264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9-22" calcext:value-type="date">
            <text:p>22/09/2023</text:p>
          </table:table-cell>
          <table:table-cell office:value-type="string" calcext:value-type="string">
            <text:p>Día Mundial sin Coche </text:p>
            <text:p/>
          </table:table-cell>
          <table:table-cell office:value-type="string" calcext:value-type="string">
            <text:p>Día Mundial del Rinoceronte </text:p>
            <text:p/>
          </table:table-cell>
          <table:table-cell office:value-type="string" calcext:value-type="string">
            <text:p>Día Internacional del Mimo </text:p>
            <text:p/>
          </table:table-cell>
          <table:table-cell office:value-type="string" calcext:value-type="string">
            <text:p>Día Mundial de la Leucemia Mieloide Crónica y Aguda </text:p>
            <text:p/>
          </table:table-cell>
          <table:table-cell office:value-type="string" calcext:value-type="string">
            <text:p>Día Mundial de la Narcolepsia</text:p>
            <text:p/>
          </table:table-cell>
          <table:table-cell table:number-columns-repeated="2"/>
          <table:table-cell office:value-type="string" calcext:value-type="string">
            <text:p>Ss. Emérita; Mauricio y cc.; Basila; Emeramo (ob.); Pablo Chong </text:p>
            <text:p>Ha-Sang y Agustín Yu: mrs. Silvano: er. Lautón o Laudo: ob. Salaberga: </text:p>
            <text:p>absa. Ignacio de Santhià: pb.</text:p>
            <text:p/>
          </table:table-cell>
          <table:table-cell office:value-type="string" calcext:value-type="string">
            <text:p>RGS</text:p>
          </table:table-cell>
          <table:table-cell office:value-type="string" calcext:value-type="string">
            <text:p>La historia es una mentira de cinco millones de páginas</text:p>
          </table:table-cell>
          <table:table-cell office:value-type="string" calcext:value-type="string">
            <text:p>Mañana empieza el otoño. Cuarto creciente a las 21:31 en Sagitario</text:p>
            <text:p/>
            <text:p/>
          </table:table-cell>
          <table:table-cell office:value-type="time" office:time-value="PT07H58M00S" calcext:value-type="time">
            <text:p>07:58</text:p>
          </table:table-cell>
          <table:table-cell office:value-type="time" office:time-value="PT20H10M00S" calcext:value-type="time">
            <text:p>20:10</text:p>
          </table:table-cell>
          <table:table-cell office:value-type="string" calcext:value-type="string">
            <text:p>Ducentésimo sexagésimo quinto día del 2023</text:p>
            <text:p/>
          </table:table-cell>
          <table:table-cell/>
          <table:table-cell office:value-type="float" office:value="265" calcext:value-type="float">
            <text:p>265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9-23" calcext:value-type="date">
            <text:p>23/09/2023</text:p>
          </table:table-cell>
          <table:table-cell office:value-type="string" calcext:value-type="string">
            <text:p>Día Internacional Contra la Explotación Sexual y la Trata de Personas </text:p>
            <text:p/>
          </table:table-cell>
          <table:table-cell office:value-type="string" calcext:value-type="string">
            <text:p>Día Internacional de la Bixesualidad </text:p>
            <text:p/>
          </table:table-cell>
          <table:table-cell office:value-type="string" calcext:value-type="string">
            <text:p>Día Mundial del Síndrome de Piernas Inquietas</text:p>
            <text:p/>
          </table:table-cell>
          <table:table-cell table:number-columns-repeated="4"/>
          <table:table-cell office:value-type="string" calcext:value-type="string">
            <text:p>Ss. PíO DE PIETRELCINA: PB. Zacarías e Isabel; padres de San Juan Bautista. Lino: p. Sosso (dc.) ycc.; Tecla; Cristóbal,  Antonio y</text:p>
            <text:p> Juan (niños): mrs. Constancio. Adamnano: ab.</text:p>
          </table:table-cell>
          <table:table-cell office:value-type="string" calcext:value-type="string">
            <text:p>En el periódico</text:p>
          </table:table-cell>
          <table:table-cell office:value-type="string" calcext:value-type="string">
            <text:p>Un regalo pesa por pensamiento, obra u omisión, como los pecados</text:p>
          </table:table-cell>
          <table:table-cell office:value-type="string" calcext:value-type="string">
            <text:p>Luna llena el 29 en Aries. El sol entra a las 08:50 en Libra: otoño</text:p>
          </table:table-cell>
          <table:table-cell office:value-type="time" office:time-value="PT08H00M00S" calcext:value-type="time">
            <text:p>08:00</text:p>
          </table:table-cell>
          <table:table-cell office:value-type="time" office:time-value="PT20H08M00S" calcext:value-type="time">
            <text:p>20:08</text:p>
          </table:table-cell>
          <table:table-cell office:value-type="string" calcext:value-type="string">
            <text:p>Ducentésimo sexagésimo sexto día del 2023</text:p>
            <text:p/>
          </table:table-cell>
          <table:table-cell/>
          <table:table-cell office:value-type="float" office:value="266" calcext:value-type="float">
            <text:p>266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9-24" calcext:value-type="date">
            <text:p>24/09/2023</text:p>
          </table:table-cell>
          <table:table-cell office:value-type="string" calcext:value-type="string">
            <text:p>Día Internacional de Investigación contra el Cáncer</text:p>
            <text:p/>
          </table:table-cell>
          <table:table-cell office:value-type="string" calcext:value-type="string">
            <text:p>Dia Mundial del Cáncer de Tiroides </text:p>
            <text:p/>
          </table:table-cell>
          <table:table-cell office:value-type="string" calcext:value-type="string">
            <text:p>Día Mundial contra las Patentes de Software</text:p>
            <text:p/>
          </table:table-cell>
          <table:table-cell office:value-type="string" calcext:value-type="string">
            <text:p>Día Internacional del Conejo </text:p>
            <text:p/>
          </table:table-cell>
          <table:table-cell office:value-type="string" calcext:value-type="string">
            <text:p>Día Mundial de las Leucodistrofias</text:p>
            <text:p/>
          </table:table-cell>
          <table:table-cell table:number-columns-repeated="2"/>
          <table:table-cell office:value-type="string" calcext:value-type="string">
            <text:p>N.' S.° de la Merced. Ss. Anatolio de Milán; Rústico de Aquitania; Lupo </text:p>
            <text:p>de Lyon; obs. Andoquio, Tirso y Félix; Gerardo Sagredo (ob.); Antonio</text:p>
            <text:p>González (pb.): mrs. Isarno: ab. Pacífico: pb.</text:p>
          </table:table-cell>
          <table:table-cell office:value-type="string" calcext:value-type="string">
            <text:p>Pablo Wilson</text:p>
          </table:table-cell>
          <table:table-cell office:value-type="string" calcext:value-type="string">
            <text:p>Cámera Café es The Office en España</text:p>
          </table:table-cell>
          <table:table-cell office:value-type="string" calcext:value-type="string">
            <text:p>Luna llena el 29 en Aries</text:p>
            <text:p/>
          </table:table-cell>
          <table:table-cell office:value-type="time" office:time-value="PT08H01M00S" calcext:value-type="time">
            <text:p>08:01</text:p>
          </table:table-cell>
          <table:table-cell office:value-type="time" office:time-value="PT20H06M00S" calcext:value-type="time">
            <text:p>20:06</text:p>
          </table:table-cell>
          <table:table-cell office:value-type="string" calcext:value-type="string">
            <text:p>Ducentésimo sexagésimo séptimo día del 2023</text:p>
            <text:p/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9-25" calcext:value-type="date">
            <text:p>25/09/2023</text:p>
          </table:table-cell>
          <table:table-cell office:value-type="string" calcext:value-type="string">
            <text:p>Día Internacional de la Ataxia </text:p>
            <text:p/>
          </table:table-cell>
          <table:table-cell office:value-type="string" calcext:value-type="string">
            <text:p>Día Mundial de la Retinosis Pigmentaria </text:p>
            <text:p/>
          </table:table-cell>
          <table:table-cell office:value-type="string" calcext:value-type="string">
            <text:p>Día Mundial del Farmacéutico </text:p>
            <text:p/>
          </table:table-cell>
          <table:table-cell office:value-type="string" calcext:value-type="string">
            <text:p>Día Internacional de las Personas Sordas </text:p>
            <text:p/>
          </table:table-cell>
          <table:table-cell office:value-type="string" calcext:value-type="string">
            <text:p>Día Mundial de los Ríos </text:p>
            <text:p/>
          </table:table-cell>
          <table:table-cell office:value-type="string" calcext:value-type="string">
            <text:p>Día Mundial de la Cianotipia</text:p>
            <text:p/>
          </table:table-cell>
          <table:table-cell/>
          <table:table-cell office:value-type="string" calcext:value-type="string">
            <text:p>N.° S.° de la Fuencisla. Ss. Cleofas: santo del N.T. Fermín (ob.); Pablo y cc.: </text:p>
            <text:p>mrs. Solemne; Principio; Finbarro; Aunacario o Anacario: obs. Ermenfrido;</text:p>
            <text:p>Sergio de Radonez: abs</text:p>
          </table:table-cell>
          <table:table-cell office:value-type="string" calcext:value-type="string">
            <text:p>Mariasun</text:p>
          </table:table-cell>
          <table:table-cell office:value-type="string" calcext:value-type="string">
            <text:p>No hay frase más innata que el vivir mata</text:p>
          </table:table-cell>
          <table:table-cell office:value-type="string" calcext:value-type="string">
            <text:p>Luna llena el 29 en Aries</text:p>
            <text:p/>
          </table:table-cell>
          <table:table-cell office:value-type="time" office:time-value="PT08H02M00S" calcext:value-type="time">
            <text:p>08:02</text:p>
          </table:table-cell>
          <table:table-cell office:value-type="time" office:time-value="PT20H04M00S" calcext:value-type="time">
            <text:p>20:04</text:p>
          </table:table-cell>
          <table:table-cell office:value-type="string" calcext:value-type="string">
            <text:p>Ducentésimo sexagésimo octavo día del 2023</text:p>
            <text:p/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9-26" calcext:value-type="date">
            <text:p>26/09/2023</text:p>
          </table:table-cell>
          <table:table-cell office:value-type="string" calcext:value-type="string">
            <text:p>Día Internacional para la Eliminación Total de las Armas Nucleares </text:p>
            <text:p/>
          </table:table-cell>
          <table:table-cell office:value-type="string" calcext:value-type="string">
            <text:p>Día Mundial de la Anticoncepción</text:p>
            <text:p/>
          </table:table-cell>
          <table:table-cell office:value-type="string" calcext:value-type="string">
            <text:p>Día Mundial de Prevención del Embarazo no Planificado en Adolescentes</text:p>
            <text:p/>
          </table:table-cell>
          <table:table-cell office:value-type="string" calcext:value-type="string">
            <text:p>Día Europeo de las Lenguas </text:p>
            <text:p/>
          </table:table-cell>
          <table:table-cell office:value-type="string" calcext:value-type="string">
            <text:p>Día Mundial de los Nacimientos Múltiples</text:p>
            <text:p/>
          </table:table-cell>
          <table:table-cell table:number-columns-repeated="2"/>
          <table:table-cell office:value-type="string" calcext:value-type="string">
            <text:p>Ss. Cosme y Damián: mrs. Gedeón: santo delA.T. Senador; Sebastián </text:p>
            <text:p>Nam y cc.: mrs. Eusebio de Bolonia: ob. Esteban de Rossano: mj. Nilo el</text:p>
            <text:p>Joven: ab. Teresa Couderc: v. y fdra.</text:p>
            <text:p/>
            <text:p/>
          </table:table-cell>
          <table:table-cell office:value-type="string" calcext:value-type="string">
            <text:p>Abuela Consuelo, al no decidir qué bebida tomar</text:p>
          </table:table-cell>
          <table:table-cell office:value-type="string" calcext:value-type="string">
            <text:p>Las cosas que no eliges terminan sentándote mejor, porque te vienen de imprevisto </text:p>
          </table:table-cell>
          <table:table-cell office:value-type="string" calcext:value-type="string">
            <text:p>Luna llena el 29 en Aries</text:p>
            <text:p/>
          </table:table-cell>
          <table:table-cell office:value-type="time" office:time-value="PT08H03M00S" calcext:value-type="time">
            <text:p>08:03</text:p>
          </table:table-cell>
          <table:table-cell office:value-type="time" office:time-value="PT20H03M00S" calcext:value-type="time">
            <text:p>20:03</text:p>
          </table:table-cell>
          <table:table-cell office:value-type="string" calcext:value-type="string">
            <text:p>Ducentésimo sexagésimo noveno día del 2023</text:p>
            <text:p/>
          </table:table-cell>
          <table:table-cell/>
          <table:table-cell office:value-type="float" office:value="269" calcext:value-type="float">
            <text:p>269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9-27" calcext:value-type="date">
            <text:p>27/09/2023</text:p>
          </table:table-cell>
          <table:table-cell office:value-type="string" calcext:value-type="string">
            <text:p>Día Mundial del Turismo </text:p>
            <text:p/>
          </table:table-cell>
          <table:table-cell office:value-type="string" calcext:value-type="string">
            <text:p>Día Europeo del Donante de Médula Ósea</text:p>
            <text:p/>
          </table:table-cell>
          <table:table-cell table:number-columns-repeated="5"/>
          <table:table-cell office:value-type="string" calcext:value-type="string">
            <text:p>Ss. VICENTE DE PAÚL: PB. Cayo de Milán; Bonfilio: obs. Florentino; Adolfo </text:p>
            <text:p>y Juan: mrs. Hiltrudis: v. Elzearo de Sabran. Btos. José Fenollosa y Climent </text:p>
            <text:p>Sanchís; Francisca Javiera Fenollosa y Herminia Martínez.</text:p>
          </table:table-cell>
          <table:table-cell office:value-type="string" calcext:value-type="string">
            <text:p>Canción de Medalla</text:p>
          </table:table-cell>
          <table:table-cell office:value-type="string" calcext:value-type="string">
            <text:p>¿Para qué quiero un seguro de vida si nunca lo voy a cobrar?</text:p>
          </table:table-cell>
          <table:table-cell office:value-type="string" calcext:value-type="string">
            <text:p>Luna llena el 29 en Aries</text:p>
            <text:p/>
          </table:table-cell>
          <table:table-cell office:value-type="time" office:time-value="PT08H04M00S" calcext:value-type="time">
            <text:p>08:04</text:p>
          </table:table-cell>
          <table:table-cell office:value-type="time" office:time-value="PT20H01M00S" calcext:value-type="time">
            <text:p>20:01</text:p>
          </table:table-cell>
          <table:table-cell office:value-type="string" calcext:value-type="string">
            <text:p>Ducentésimo septuagésimo día del 2023</text:p>
            <text:p/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9-28" calcext:value-type="date">
            <text:p>28/09/2023</text:p>
          </table:table-cell>
          <table:table-cell office:value-type="string" calcext:value-type="string">
            <text:p>Día Mundial contra la Rabia </text:p>
          </table:table-cell>
          <table:table-cell office:value-type="string" calcext:value-type="string">
            <text:p>Día Internacional del derecho de Acceso Universal a la Información </text:p>
            <text:p/>
          </table:table-cell>
          <table:table-cell office:value-type="string" calcext:value-type="string">
            <text:p>Día Mundial de las Noticas </text:p>
          </table:table-cell>
          <table:table-cell office:value-type="string" calcext:value-type="string">
            <text:p>Día de Acción Global por el acceso al aborto legar y seguro </text:p>
            <text:p/>
          </table:table-cell>
          <table:table-cell office:value-type="string" calcext:value-type="string">
            <text:p>Día Mundial de la Leche Escolar</text:p>
            <text:p/>
          </table:table-cell>
          <table:table-cell table:number-columns-repeated="2"/>
          <table:table-cell office:value-type="string" calcext:value-type="string">
            <text:p>Wenceslao; Lorenzo Ruiz y cc.; Alfeo, Alejandro y Zósimo; Anemundo</text:p>
            <text:p> (ob.): mrs. Caritón: ab. Zama de Bolonia; Exuperio de Toulouse; Salonio</text:p>
            <text:p>de Ginebra; Fausto de Riez: obs. Eustoquia; Leoba: vs. Cunialdo y </text:p>
            <text:p>Gisilario; Simón de Rojas: pbs</text:p>
          </table:table-cell>
          <table:table-cell table:style-name="ce25" office:value-type="string" calcext:value-type="string">
            <text:p>@kiliki_frexko</text:p>
          </table:table-cell>
          <table:table-cell office:value-type="string" calcext:value-type="string">
            <text:p>Eres como el mechero que te regalan con el paquete de tabaco. O llegas a casa con ninguno o llegas con siete</text:p>
          </table:table-cell>
          <table:table-cell office:value-type="string" calcext:value-type="string">
            <text:p>Mañana luna llena en Aries</text:p>
            <text:p/>
          </table:table-cell>
          <table:table-cell office:value-type="time" office:time-value="PT08H05M00S" calcext:value-type="time">
            <text:p>08:05</text:p>
          </table:table-cell>
          <table:table-cell office:value-type="time" office:time-value="PT19H59M00S" calcext:value-type="time">
            <text:p>19:59</text:p>
          </table:table-cell>
          <table:table-cell office:value-type="string" calcext:value-type="string">
            <text:p>Ducentésimo septuagésimo primer día del 2023</text:p>
            <text:p/>
          </table:table-cell>
          <table:table-cell office:value-type="string" calcext:value-type="string">
            <text:p>@kiliki_frexko</text:p>
          </table:table-cell>
          <table:table-cell office:value-type="float" office:value="271" calcext:value-type="float">
            <text:p>271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9-29" calcext:value-type="date">
            <text:p>29/09/2023</text:p>
          </table:table-cell>
          <table:table-cell office:value-type="string" calcext:value-type="string">
            <text:p>Día Mundial del Corazón </text:p>
            <text:p/>
          </table:table-cell>
          <table:table-cell office:value-type="string" calcext:value-type="string">
            <text:p>Día Marítimo Mundial </text:p>
            <text:p/>
          </table:table-cell>
          <table:table-cell office:value-type="string" calcext:value-type="string">
            <text:p>Día Internacional de Concienciación sobre la Pérdida y el Desperdicio de Alimentos</text:p>
            <text:p/>
          </table:table-cell>
          <table:table-cell office:value-type="string" calcext:value-type="string">
            <text:p>Día Mundial de la trombocitopenia Inmune Primaria</text:p>
            <text:p/>
          </table:table-cell>
          <table:table-cell table:number-columns-repeated="3"/>
          <table:table-cell office:value-type="string" calcext:value-type="string">
            <text:p>Ss. ARCÁNGELES MIGUEL, GABRIEL Y RAFAEL. Eutiquio (ob.); Rípsimes, </text:p>
            <text:p>Gayana y cc.; Renato Goupil: mrs. Fraterno de Auxerre; Liudwino:obs. Quiriaco: an. Adelrico o Alarico; Juan de Dukla: pbs. Mauricio: ab.</text:p>
          </table:table-cell>
          <table:table-cell office:value-type="string" calcext:value-type="string">
            <text:p>George Orwell</text:p>
          </table:table-cell>
          <table:table-cell office:value-type="string" calcext:value-type="string">
            <text:p>Por lo general, los seres humanos quieren ser buenos, pero no demasiado buenos, y no todo el tiempo</text:p>
          </table:table-cell>
          <table:table-cell office:value-type="string" calcext:value-type="string">
            <text:p>Luna llena a las 11:57 en Aries</text:p>
            <text:p/>
          </table:table-cell>
          <table:table-cell office:value-type="time" office:time-value="PT08H06M00S" calcext:value-type="time">
            <text:p>08:06</text:p>
          </table:table-cell>
          <table:table-cell office:value-type="time" office:time-value="PT19H57M00S" calcext:value-type="time">
            <text:p>19:57</text:p>
          </table:table-cell>
          <table:table-cell office:value-type="string" calcext:value-type="string">
            <text:p>Ducentésimo septuagésimo segundo día del 2023</text:p>
            <text:p/>
          </table:table-cell>
          <table:table-cell/>
          <table:table-cell office:value-type="float" office:value="272" calcext:value-type="float">
            <text:p>272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09-30" calcext:value-type="date">
            <text:p>30/09/2023</text:p>
          </table:table-cell>
          <table:table-cell office:value-type="string" calcext:value-type="string">
            <text:p>Día internacional de la Traducción</text:p>
            <text:p/>
          </table:table-cell>
          <table:table-cell office:value-type="string" calcext:value-type="string">
            <text:p>Día Internacional del Derecho a la Blasfemia </text:p>
            <text:p/>
          </table:table-cell>
          <table:table-cell office:value-type="string" calcext:value-type="string">
            <text:p>Día Internacional del Podcast</text:p>
            <text:p/>
          </table:table-cell>
          <table:table-cell table:number-columns-repeated="4"/>
          <table:table-cell office:value-type="string" calcext:value-type="string">
            <text:p>SS. JERÓNIMO: PB. Y DR. Antonino; Urso y Victor; mrs.; Gregorio el </text:p>
            <text:p>Iluminador; Honorio de Canterbury; Amado de Nusco; Ismidón: obs.</text:p>
            <text:p>Eusebia: v. Simón: mj.</text:p>
          </table:table-cell>
          <table:table-cell office:value-type="string" calcext:value-type="string">
            <text:p>Paciente en pandemia</text:p>
          </table:table-cell>
          <table:table-cell office:value-type="string" calcext:value-type="string">
            <text:p>Evito andar detrás de la gente por la calle por si me contagio con su estela</text:p>
          </table:table-cell>
          <table:table-cell office:value-type="string" calcext:value-type="string">
            <text:p>Cuarto menguante el 6 en Cáncer</text:p>
            <text:p/>
          </table:table-cell>
          <table:table-cell office:value-type="time" office:time-value="PT08H07M00S" calcext:value-type="time">
            <text:p>08:07</text:p>
          </table:table-cell>
          <table:table-cell office:value-type="time" office:time-value="PT19H55M00S" calcext:value-type="time">
            <text:p>19:55</text:p>
          </table:table-cell>
          <table:table-cell office:value-type="string" calcext:value-type="string">
            <text:p>Ducentésimo septuagésimo tercer día del 2023</text:p>
            <text:p/>
          </table:table-cell>
          <table:table-cell/>
          <table:table-cell office:value-type="float" office:value="273" calcext:value-type="float">
            <text:p>273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0-01" calcext:value-type="date">
            <text:p>01/10/2023</text:p>
          </table:table-cell>
          <table:table-cell office:value-type="string" calcext:value-type="string">
            <text:p>Día Internacional de la observación de la Luna </text:p>
            <text:p/>
          </table:table-cell>
          <table:table-cell office:value-type="string" calcext:value-type="string">
            <text:p>Día Internacional del Café  </text:p>
            <text:p/>
          </table:table-cell>
          <table:table-cell office:value-type="string" calcext:value-type="string">
            <text:p>Día Internacional de la Música </text:p>
            <text:p/>
          </table:table-cell>
          <table:table-cell office:value-type="string" calcext:value-type="string">
            <text:p>Día Internacional del Vegetarianismo</text:p>
            <text:p/>
          </table:table-cell>
          <table:table-cell office:value-type="string" calcext:value-type="string">
            <text:p>Día Internacional de la Hepatitis C </text:p>
            <text:p/>
          </table:table-cell>
          <table:table-cell office:value-type="string" calcext:value-type="string">
            <text:p>Día Mundial de la Urticaria Crónica </text:p>
            <text:p/>
          </table:table-cell>
          <table:table-cell/>
          <table:table-cell office:value-type="string" calcext:value-type="string">
            <text:p>Ss. TERESA DEL NIÑO JESÚS; V. Y DRA. Piatón (pb.); Verísimo, Máxima y Julia; Geraldo Edwards (pb.): mrs. Romano Melono: de. Nicecio: ob. Bavon; </text:p>
            <text:p>Wasnulfo: mjs.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¡Yo soy un 7 de influencer! ¡Me has puesto un 6 de influencer!</text:p>
          </table:table-cell>
          <table:table-cell office:value-type="string" calcext:value-type="string">
            <text:p>Cuarto creciente el 6 en Cáncer</text:p>
            <text:p/>
          </table:table-cell>
          <table:table-cell office:value-type="time" office:time-value="PT08H09M00S" calcext:value-type="time">
            <text:p>08:09</text:p>
          </table:table-cell>
          <table:table-cell office:value-type="time" office:time-value="PT19H54M00S" calcext:value-type="time">
            <text:p>19:54</text:p>
          </table:table-cell>
          <table:table-cell office:value-type="string" calcext:value-type="string">
            <text:p>Ducentésimo septuagésimo cuarto día del 2023</text:p>
            <text:p/>
          </table:table-cell>
          <table:table-cell/>
          <table:table-cell office:value-type="float" office:value="274" calcext:value-type="float">
            <text:p>274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0-02" calcext:value-type="date">
            <text:p>02/10/2023</text:p>
          </table:table-cell>
          <table:table-cell office:value-type="string" calcext:value-type="string">
            <text:p>Día Internacional de la No Violencia </text:p>
            <text:p/>
          </table:table-cell>
          <table:table-cell office:value-type="string" calcext:value-type="string">
            <text:p>Día Mundial de los Animales de Granja</text:p>
            <text:p/>
          </table:table-cell>
          <table:table-cell table:number-columns-repeated="5"/>
          <table:table-cell office:value-type="string" calcext:value-type="string">
            <text:p>N.° S.° de la Academia. Ss. ÁNGELES CUSTODIOS. Eleuterio; Leodegario (ob.) y Gerino: mrs. Saturio: er. Beregiso: ab. Ursicino de Chur: ob. Teófilo: mj.</text:p>
          </table:table-cell>
          <table:table-cell office:value-type="string" calcext:value-type="string">
            <text:p>No recuerdo</text:p>
          </table:table-cell>
          <table:table-cell office:value-type="string" calcext:value-type="string">
            <text:p>Las cosas son como son porque fueron como fueron</text:p>
          </table:table-cell>
          <table:table-cell office:value-type="string" calcext:value-type="string">
            <text:p>Cuarto creciente el 6 en Cáncer</text:p>
            <text:p/>
          </table:table-cell>
          <table:table-cell office:value-type="time" office:time-value="PT08H10M00S" calcext:value-type="time">
            <text:p>08:10</text:p>
          </table:table-cell>
          <table:table-cell office:value-type="time" office:time-value="PT19H52M00S" calcext:value-type="time">
            <text:p>19:52</text:p>
          </table:table-cell>
          <table:table-cell office:value-type="string" calcext:value-type="string">
            <text:p>Ducentésimo septuagésimo quinto día del 2023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0-03" calcext:value-type="date">
            <text:p>03/10/2023</text:p>
          </table:table-cell>
          <table:table-cell office:value-type="string" calcext:value-type="string">
            <text:p>Día Mundial del Hábitat </text:p>
            <text:p/>
          </table:table-cell>
          <table:table-cell office:value-type="string" calcext:value-type="string">
            <text:p>Día Mundial de la Arquitectura </text:p>
            <text:p/>
          </table:table-cell>
          <table:table-cell office:value-type="string" calcext:value-type="string">
            <text:p>Día Internacional de los Inquilinos</text:p>
            <text:p/>
          </table:table-cell>
          <table:table-cell table:number-columns-repeated="4"/>
          <table:table-cell office:value-type="string" calcext:value-type="string">
            <text:p>Ss. FRANCISCO DE BORJA*; PB. Dionisio Areopagita: santo del N.T. </text:p>
            <text:p>Cándida; Fausto y cc.; Ewaldo el Negro y Ewaldo el Blanco  (pbs.); Ambrosio</text:p>
            <text:p>Ferro y cc.: mrs. Hesiquio: mj. Maximiano; Cipriano de Toulon; obs. </text:p>
            <text:p>Gerardo de Brogne: ab. Juana Emilia de Villeneuve: v. y fdra</text:p>
          </table:table-cell>
          <table:table-cell office:value-type="string" calcext:value-type="string">
            <text:p>Mariasun</text:p>
          </table:table-cell>
          <table:table-cell office:value-type="string" calcext:value-type="string">
            <text:p>La vida eterna es ser un voyage de tu propio destino</text:p>
          </table:table-cell>
          <table:table-cell office:value-type="string" calcext:value-type="string">
            <text:p>Cuarto creciente el 6 en Cáncer</text:p>
            <text:p/>
          </table:table-cell>
          <table:table-cell office:value-type="time" office:time-value="PT08H11M00S" calcext:value-type="time">
            <text:p>08:11</text:p>
          </table:table-cell>
          <table:table-cell office:value-type="time" office:time-value="PT19H50M00S" calcext:value-type="time">
            <text:p>19:50</text:p>
          </table:table-cell>
          <table:table-cell office:value-type="string" calcext:value-type="string">
            <text:p>Ducentésimo septuagésimo sexto día del 2023</text:p>
            <text:p/>
          </table:table-cell>
          <table:table-cell/>
          <table:table-cell office:value-type="float" office:value="276" calcext:value-type="float">
            <text:p>276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0-04" calcext:value-type="date">
            <text:p>04/10/2023</text:p>
          </table:table-cell>
          <table:table-cell office:value-type="string" calcext:value-type="string">
            <text:p>Día Mundial de los Animales </text:p>
            <text:p/>
          </table:table-cell>
          <table:table-cell office:value-type="string" calcext:value-type="string">
            <text:p>Semana Internacional de la Crianza en Brazos</text:p>
            <text:p/>
          </table:table-cell>
          <table:table-cell table:number-columns-repeated="6"/>
          <table:table-cell office:value-type="string" calcext:value-type="string">
            <text:p>Carmen paciente</text:p>
          </table:table-cell>
          <table:table-cell office:value-type="string" calcext:value-type="string">
            <text:p>¡En la vida hay que ser humilde y digna!</text:p>
          </table:table-cell>
          <table:table-cell office:value-type="string" calcext:value-type="string">
            <text:p>Cuarto creciente el 6 en Cáncer</text:p>
            <text:p/>
          </table:table-cell>
          <table:table-cell office:value-type="time" office:time-value="PT08H12M00S" calcext:value-type="time">
            <text:p>08:12</text:p>
          </table:table-cell>
          <table:table-cell office:value-type="time" office:time-value="PT19H48M00S" calcext:value-type="time">
            <text:p>19:48</text:p>
          </table:table-cell>
          <table:table-cell office:value-type="string" calcext:value-type="string">
            <text:p>Ducentésimo septuagésimo séptimo día del 2023</text:p>
            <text:p/>
          </table:table-cell>
          <table:table-cell/>
          <table:table-cell office:value-type="float" office:value="277" calcext:value-type="float">
            <text:p>277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0-05" calcext:value-type="date">
            <text:p>05/10/2023</text:p>
          </table:table-cell>
          <table:table-cell office:value-type="string" calcext:value-type="string">
            <text:p>Día Mundial de los Docentes </text:p>
            <text:p/>
          </table:table-cell>
          <table:table-cell office:value-type="string" calcext:value-type="string">
            <text:p>Día Internacional de la Educación Vial</text:p>
            <text:p/>
          </table:table-cell>
          <table:table-cell office:value-type="string" calcext:value-type="string">
            <text:p>Día Mundial de James Bond </text:p>
            <text:p/>
          </table:table-cell>
          <table:table-cell office:value-type="string" calcext:value-type="string">
            <text:p>Día Internacional de ir Andando al Colegio</text:p>
            <text:p/>
          </table:table-cell>
          <table:table-cell table:number-columns-repeated="3"/>
          <table:table-cell office:value-type="string" calcext:value-type="string">
            <text:p>TÉMPORAS DE ACCIÓN DE GRACIAS Y PETICIÓN: FERIA MAYOR. Ss. Caritina; Mamlaca; Tranquilino Ubiarco (pb.): mrs. Apolinar de Valence; </text:p>
            <text:p>Jerónimo de Nevers; Froilán de León; Atilano de Zamora; obs. Mauro y </text:p>
            <text:p>Plácido: mjs. Meinulfo: de. Flora; Ana Schäffer; M.* Faustina Kowalska: VS</text:p>
          </table:table-cell>
          <table:table-cell office:value-type="string" calcext:value-type="string">
            <text:p>Trabajadora del Eroski, un 5 de octubre de otro año</text:p>
          </table:table-cell>
          <table:table-cell office:value-type="string" calcext:value-type="string">
            <text:p>“Es el día más importante del año. Hoy ponen los turrones en el súper” </text:p>
          </table:table-cell>
          <table:table-cell office:value-type="string" calcext:value-type="string">
            <text:p>Mañana cuarto creciente en Cáncer</text:p>
            <text:p/>
          </table:table-cell>
          <table:table-cell office:value-type="time" office:time-value="PT08H13M00S" calcext:value-type="time">
            <text:p>08:13</text:p>
          </table:table-cell>
          <table:table-cell office:value-type="time" office:time-value="PT19H46M00S" calcext:value-type="time">
            <text:p>19:46</text:p>
          </table:table-cell>
          <table:table-cell office:value-type="string" calcext:value-type="string">
            <text:p>Ducentésimo septuagésimo octavo día del 2023</text:p>
          </table:table-cell>
          <table:table-cell/>
          <table:table-cell office:value-type="float" office:value="278" calcext:value-type="float">
            <text:p>278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0-06" calcext:value-type="date">
            <text:p>06/10/2023</text:p>
          </table:table-cell>
          <table:table-cell office:value-type="string" calcext:value-type="string">
            <text:p>Día Mundial de la Parálisis Cerebral </text:p>
            <text:p/>
          </table:table-cell>
          <table:table-cell office:value-type="string" calcext:value-type="string">
            <text:p>Día Internacional de la Biodiversidad </text:p>
          </table:table-cell>
          <table:table-cell office:value-type="string" calcext:value-type="string">
            <text:p>Día Europeo de la Depresión</text:p>
          </table:table-cell>
          <table:table-cell table:number-columns-repeated="4"/>
          <table:table-cell office:value-type="string" calcext:value-type="string">
            <text:p>Ss. Bruno: pb. y far. Sagar (ob.); Fe; Francisco Tran: mrs. Renato de Sorrento; Román de Auxere; Adalberón de Würzburg;  Artaldo de Belley:</text:p>
            <text:p>obs. Ywio: de. Juan Xenos. Pardulfo: ab. M.* Francisca de las Llagas;</text:p>
            <text:p> v. Bta. M.° Ana Mogas</text:p>
          </table:table-cell>
          <table:table-cell office:value-type="string" calcext:value-type="string">
            <text:p>Carl Junk</text:p>
          </table:table-cell>
          <table:table-cell office:value-type="string" calcext:value-type="string">
            <text:p>La depresión es como una señora de negro. Si llega, no la expulses, más bien invítala como una comensal en la mesa,</text:p>
            <text:p>y escucha lo que te tiene que decir</text:p>
          </table:table-cell>
          <table:table-cell office:value-type="string" calcext:value-type="string">
            <text:p>Cuarto creciente a las 15:47 en Cáncer </text:p>
            <text:p/>
          </table:table-cell>
          <table:table-cell office:value-type="time" office:time-value="PT08H14M00S" calcext:value-type="time">
            <text:p>08:14</text:p>
          </table:table-cell>
          <table:table-cell office:value-type="time" office:time-value="PT19H45M00S" calcext:value-type="time">
            <text:p>19:45</text:p>
          </table:table-cell>
          <table:table-cell office:value-type="string" calcext:value-type="string">
            <text:p>Ducentésimo septuagésimo noveno día del 2023</text:p>
          </table:table-cell>
          <table:table-cell/>
          <table:table-cell office:value-type="float" office:value="279" calcext:value-type="float">
            <text:p>279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0-07" calcext:value-type="date">
            <text:p>07/10/2023</text:p>
          </table:table-cell>
          <table:table-cell office:value-type="string" calcext:value-type="string">
            <text:p>Día Mundial del Algodón </text:p>
            <text:p/>
          </table:table-cell>
          <table:table-cell office:value-type="string" calcext:value-type="string">
            <text:p>Día Mundial de la Sonrisa </text:p>
            <text:p/>
          </table:table-cell>
          <table:table-cell office:value-type="string" calcext:value-type="string">
            <text:p>Jornada Mundial por el Trabajo Decente </text:p>
            <text:p/>
          </table:table-cell>
          <table:table-cell office:value-type="string" calcext:value-type="string">
            <text:p>Día Mundial de la Neuralgia Trigeminal </text:p>
            <text:p/>
          </table:table-cell>
          <table:table-cell office:value-type="string" calcext:value-type="string">
            <text:p>Día Mundial de los Calvos</text:p>
            <text:p/>
          </table:table-cell>
          <table:table-cell table:number-columns-repeated="2"/>
          <table:table-cell office:value-type="string" calcext:value-type="string">
            <text:p>N.S.° DEL ROSARIO. Ss. Marcelo; Justina; Sergio y Baco: mrs. Marcos: p. </text:p>
            <text:p>Augusto; ab. Paladio de Saintes: ob. Btos. Martin Cid; José Llosá Balaguer</text:p>
          </table:table-cell>
          <table:table-cell office:value-type="string" calcext:value-type="string">
            <text:p>Farrah Gray</text:p>
          </table:table-cell>
          <table:table-cell office:value-type="string" calcext:value-type="string">
            <text:p>Persigue tus sueños o alguien te pagará para que persigas los suyos</text:p>
          </table:table-cell>
          <table:table-cell office:value-type="string" calcext:value-type="string">
            <text:p>Luna nueva el 14 en Libra</text:p>
            <text:p/>
          </table:table-cell>
          <table:table-cell office:value-type="time" office:time-value="PT08H16M00S" calcext:value-type="time">
            <text:p>08:16</text:p>
          </table:table-cell>
          <table:table-cell office:value-type="time" office:time-value="PT19H43M00S" calcext:value-type="time">
            <text:p>19:43</text:p>
          </table:table-cell>
          <table:table-cell office:value-type="string" calcext:value-type="string">
            <text:p>Ducentésimo octogésimo día del 2023</text:p>
            <text:p/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0-08" calcext:value-type="date">
            <text:p>08/10/2023</text:p>
          </table:table-cell>
          <table:table-cell office:value-type="string" calcext:value-type="string">
            <text:p>Día Mundial de las Aves Migratorias </text:p>
            <text:p/>
          </table:table-cell>
          <table:table-cell office:value-type="string" calcext:value-type="string">
            <text:p>Dia Internacional de la Dislexia </text:p>
            <text:p/>
          </table:table-cell>
          <table:table-cell office:value-type="string" calcext:value-type="string">
            <text:p>Día Internacional del Pulpo </text:p>
            <text:p/>
          </table:table-cell>
          <table:table-cell office:value-type="string" calcext:value-type="string">
            <text:p>Día Mundial de los Cuidados Paliativos</text:p>
            <text:p/>
          </table:table-cell>
          <table:table-cell office:value-type="string" calcext:value-type="string">
            <text:p>Día Internacional de la Podología</text:p>
            <text:p/>
          </table:table-cell>
          <table:table-cell office:value-type="string" calcext:value-type="string">
            <text:p>Día Mundial del Huevo en la Alimentación </text:p>
            <text:p/>
          </table:table-cell>
          <table:table-cell/>
          <table:table-cell office:value-type="string" calcext:value-type="string">
            <text:p><text:span text:style-name="T1">N. S.° del Buen Remedio. Ss. Pelagia; Reparada: mrs. Félix de Como; </text:span></text:p>
            <text:p><text:span text:style-name="T1">Evodio de Rouen: obs. Ragenfreda: absa. Hugo: rl. Btos. Juan Adams;</text:span></text:p>
            <text:p><text:span text:style-name="T1">Roberto Dibdale y Juan Lowe</text:span></text:p>
          </table:table-cell>
          <table:table-cell office:value-type="string" calcext:value-type="string">
            <text:p>Cecilio G</text:p>
          </table:table-cell>
          <table:table-cell office:value-type="string" calcext:value-type="string">
            <text:p>Puedes borrar conversaciones puedes borrar mensajes pero jamas podrás deschuparme la polla</text:p>
          </table:table-cell>
          <table:table-cell office:value-type="string" calcext:value-type="string">
            <text:p>Luna nueva el 14 en Libra</text:p>
            <text:p/>
          </table:table-cell>
          <table:table-cell office:value-type="time" office:time-value="PT08H17M00S" calcext:value-type="time">
            <text:p>08:17</text:p>
          </table:table-cell>
          <table:table-cell office:value-type="time" office:time-value="PT19H41M00S" calcext:value-type="time">
            <text:p>19:41</text:p>
          </table:table-cell>
          <table:table-cell office:value-type="string" calcext:value-type="string">
            <text:p>Ducentésimo octogésimo primer día del 2023</text:p>
            <text:p/>
          </table:table-cell>
          <table:table-cell/>
          <table:table-cell office:value-type="float" office:value="281" calcext:value-type="float">
            <text:p>281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0-09" calcext:value-type="date">
            <text:p>09/10/2023</text:p>
          </table:table-cell>
          <table:table-cell office:value-type="string" calcext:value-type="string">
            <text:p>Día Mundial del Correo </text:p>
            <text:p/>
          </table:table-cell>
          <table:table-cell office:value-type="string" calcext:value-type="string">
            <text:p>Día Mundial de las Tías y Tíos </text:p>
            <text:p/>
          </table:table-cell>
          <table:table-cell office:value-type="string" calcext:value-type="string">
            <text:p>Día Europeo del Arte Rupestre</text:p>
            <text:p/>
          </table:table-cell>
          <table:table-cell table:number-columns-repeated="4"/>
          <table:table-cell office:value-type="string" calcext:value-type="string">
            <text:p>Ss. Dionisio (ob.) y cc. mrs. Juan Leonardi: pb. Abrahán y Sara; </text:p>
            <text:p>santos del A.T. Diodoro, Diomedes y Dídimo; Domino: mrs. Publia; </text:p>
            <text:p>Gisleno: mjs. Sabino; Domnino; Guntero: ers. Deusdedit; Bernardo de Rodes:</text:p>
            <text:p> abs. Luis Bertrán: pb.</text:p>
          </table:table-cell>
          <table:table-cell office:value-type="string" calcext:value-type="string">
            <text:p>Teresa de Las Vegas</text:p>
          </table:table-cell>
          <table:table-cell office:value-type="string" calcext:value-type="string">
            <text:p>Cada vez que una mujer da un paso, todas avanzamos </text:p>
          </table:table-cell>
          <table:table-cell office:value-type="string" calcext:value-type="string">
            <text:p>Luna nueva el 14 en Libra</text:p>
            <text:p/>
          </table:table-cell>
          <table:table-cell office:value-type="time" office:time-value="PT08H18M00S" calcext:value-type="time">
            <text:p>08:18</text:p>
          </table:table-cell>
          <table:table-cell office:value-type="time" office:time-value="PT19H39M00S" calcext:value-type="time">
            <text:p>19:39</text:p>
          </table:table-cell>
          <table:table-cell office:value-type="string" calcext:value-type="string">
            <text:p>Ducentésimo octogésimo segundo día del 2023</text:p>
            <text:p/>
          </table:table-cell>
          <table:table-cell/>
          <table:table-cell office:value-type="float" office:value="282" calcext:value-type="float">
            <text:p>282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0-10" calcext:value-type="date">
            <text:p>10/10/2023</text:p>
          </table:table-cell>
          <table:table-cell office:value-type="string" calcext:value-type="string">
            <text:p>Día Mundial de la Salud Mental </text:p>
            <text:p/>
          </table:table-cell>
          <table:table-cell office:value-type="string" calcext:value-type="string">
            <text:p>Día Mundial contra la Pena de Muerte </text:p>
            <text:p/>
          </table:table-cell>
          <table:table-cell office:value-type="string" calcext:value-type="string">
            <text:p>Día Mundial de las Personas sin Hogar</text:p>
            <text:p/>
          </table:table-cell>
          <table:table-cell table:number-columns-repeated="4"/>
          <table:table-cell office:value-type="string" calcext:value-type="string">
            <text:p>Ss. Tomás de Villanueva: ob. Pinito; Claro de Nantes; Cerbonio; Paulino de </text:p>
            <text:p>York; Daniel Comboni: obs. Eulampio y Eulampia; Gereón y CC.; </text:p>
            <text:p>Victor y Maloso; Casio y Florentino; Tanca;Daniel (pb.) y cc.: mrs. </text:p>
            <text:p>Telquilde: absa. Juan de Bridlington:pb.</text:p>
          </table:table-cell>
          <table:table-cell office:value-type="string" calcext:value-type="string">
            <text:p>Minguez</text:p>
          </table:table-cell>
          <table:table-cell office:value-type="string" calcext:value-type="string">
            <text:p>En la vida todo consiste en aparentar que sabes hacer cosas</text:p>
          </table:table-cell>
          <table:table-cell office:value-type="string" calcext:value-type="string">
            <text:p>Luna nueva el 14 en Libra</text:p>
            <text:p/>
          </table:table-cell>
          <table:table-cell office:value-type="time" office:time-value="PT08H19M00S" calcext:value-type="time">
            <text:p>08:19</text:p>
          </table:table-cell>
          <table:table-cell office:value-type="time" office:time-value="PT19H38M00S" calcext:value-type="time">
            <text:p>19:38</text:p>
          </table:table-cell>
          <table:table-cell office:value-type="string" calcext:value-type="string">
            <text:p>Ducentésimo octogésimo tercer día del 2023</text:p>
          </table:table-cell>
          <table:table-cell/>
          <table:table-cell office:value-type="float" office:value="283" calcext:value-type="float">
            <text:p>283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0-11" calcext:value-type="date">
            <text:p>11/10/2023</text:p>
          </table:table-cell>
          <table:table-cell office:value-type="string" calcext:value-type="string">
            <text:p>Día Internacional de la Niña </text:p>
            <text:p/>
          </table:table-cell>
          <table:table-cell office:value-type="string" calcext:value-type="string">
            <text:p>Día Internacional del Fracking </text:p>
            <text:p/>
          </table:table-cell>
          <table:table-cell office:value-type="string" calcext:value-type="string">
            <text:p>Día Mundial de la Carretera </text:p>
            <text:p/>
          </table:table-cell>
          <table:table-cell office:value-type="string" calcext:value-type="string">
            <text:p>Día para Salir del Armario </text:p>
            <text:p/>
          </table:table-cell>
          <table:table-cell office:value-type="string" calcext:value-type="string">
            <text:p>Día Internacional del Dulce de Leche</text:p>
            <text:p/>
          </table:table-cell>
          <table:table-cell table:number-columns-repeated="2"/>
          <table:table-cell office:value-type="string" calcext:value-type="string">
            <text:p>N.* S.* de Begoña. Ss. Juan XXIII: p. M." Soledad Torres Acosta: v. y fdra. </text:p>
            <text:p>Felipe: de. Táraco, Probo y Andrónico; Nicasio y cc.; Pedro Le Tuy (pb.):</text:p>
            <text:p>mrs. Santino; Fermín de Uzés; Bruno de Colo-nia; Gaudencio o Radzim; Meinardo; Alejandro Sauli: obs. Sármata; Cánico: abs. Anastasio. Gumaro.</text:p>
            <text:p/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No me imagino el final de mi vida sin un cigarrito</text:p>
          </table:table-cell>
          <table:table-cell office:value-type="string" calcext:value-type="string">
            <text:p>Luna nueva el 14 en Libra</text:p>
            <text:p/>
          </table:table-cell>
          <table:table-cell office:value-type="time" office:time-value="PT08H20M00S" calcext:value-type="time">
            <text:p>08:20</text:p>
          </table:table-cell>
          <table:table-cell office:value-type="time" office:time-value="PT19H36M00S" calcext:value-type="time">
            <text:p>19:36</text:p>
          </table:table-cell>
          <table:table-cell office:value-type="string" calcext:value-type="string">
            <text:p>Ducentésimo octogésimo cuarto día del 2023</text:p>
            <text:p/>
          </table:table-cell>
          <table:table-cell/>
          <table:table-cell office:value-type="float" office:value="284" calcext:value-type="float">
            <text:p>284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0-12" calcext:value-type="date">
            <text:p>12/10/2023</text:p>
          </table:table-cell>
          <table:table-cell office:value-type="string" calcext:value-type="string">
            <text:p>Día del Respeto a la Diversidad cultural </text:p>
            <text:p/>
          </table:table-cell>
          <table:table-cell office:value-type="string" calcext:value-type="string">
            <text:p>Día de la Hispanidad </text:p>
            <text:p/>
          </table:table-cell>
          <table:table-cell office:value-type="string" calcext:value-type="string">
            <text:p>Día Mundial de la Artritis Reumatoide</text:p>
            <text:p/>
          </table:table-cell>
          <table:table-cell table:number-columns-repeated="4"/>
          <table:table-cell office:value-type="string" calcext:value-type="string">
            <text:p>Ss. Hedisto; Domnina; Cipriano y Félix y cc.: mrs. Opilio: de. Félix IV: p. Maximiliano de Lorch; Rotobaldo: obs. Serafín de Montegranaro.</text:p>
            <text:p/>
          </table:table-cell>
          <table:table-cell office:value-type="string" calcext:value-type="string">
            <text:p>Señora mayor bailonga</text:p>
          </table:table-cell>
          <table:table-cell office:value-type="string" calcext:value-type="string">
            <text:p>Los jóvenes de hoy en día bailáis como si estuvierais cansados. Como con la tensión baja y el colesterol alto</text:p>
          </table:table-cell>
          <table:table-cell office:value-type="string" calcext:value-type="string">
            <text:p>Luna nueva el 14 en Libra</text:p>
            <text:p/>
          </table:table-cell>
          <table:table-cell office:value-type="time" office:time-value="PT08H21M00S" calcext:value-type="time">
            <text:p>08:21</text:p>
          </table:table-cell>
          <table:table-cell office:value-type="time" office:time-value="PT19H34M00S" calcext:value-type="time">
            <text:p>19:34</text:p>
          </table:table-cell>
          <table:table-cell office:value-type="string" calcext:value-type="string">
            <text:p>Ducentésimo octogésimo quinto día del 2023</text:p>
            <text:p/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0-13" calcext:value-type="date">
            <text:p>13/10/2023</text:p>
          </table:table-cell>
          <table:table-cell office:value-type="string" calcext:value-type="string">
            <text:p>Día Mundial de la Visión </text:p>
            <text:p/>
          </table:table-cell>
          <table:table-cell office:value-type="string" calcext:value-type="string">
            <text:p>Día Internacional para la Reducción de los Desastres </text:p>
            <text:p/>
          </table:table-cell>
          <table:table-cell office:value-type="string" calcext:value-type="string">
            <text:p>Día Mundial de la Trombosis </text:p>
            <text:p/>
          </table:table-cell>
          <table:table-cell office:value-type="string" calcext:value-type="string">
            <text:p>Día Internacional del Lenguaje Claro </text:p>
            <text:p/>
          </table:table-cell>
          <table:table-cell office:value-type="string" calcext:value-type="string">
            <text:p>Día Sin Sujetador</text:p>
            <text:p/>
          </table:table-cell>
          <table:table-cell office:value-type="string" calcext:value-type="string">
            <text:p>Día Internacional de Ponerse Traje</text:p>
            <text:p/>
          </table:table-cell>
          <table:table-cell/>
          <table:table-cell office:value-type="string" calcext:value-type="string">
            <text:p>Bto. Juan Beyzym: pb. Ss. Teófilo de Antioquía; Rómulo de Génova; Simberto: <text:s/>obs. Fausto, Jenaro y Marcial; Florencio; mrs. Lubencio: pb. Venancio; Comgano: abs. Leobono: er. Geraldo de Aurillac; Quelidona o Celidona; v</text:p>
          </table:table-cell>
          <table:table-cell office:value-type="string" calcext:value-type="string">
            <text:p>No recuerdo</text:p>
          </table:table-cell>
          <table:table-cell office:value-type="string" calcext:value-type="string">
            <text:p>Todo combina con negro. Especialmente el negro</text:p>
          </table:table-cell>
          <table:table-cell office:value-type="string" calcext:value-type="string">
            <text:p>Mañana luna nueva en Libra</text:p>
            <text:p/>
          </table:table-cell>
          <table:table-cell office:value-type="time" office:time-value="PT08H23M00S" calcext:value-type="time">
            <text:p>08:23</text:p>
          </table:table-cell>
          <table:table-cell office:value-type="time" office:time-value="PT19H33M00S" calcext:value-type="time">
            <text:p>19:33</text:p>
          </table:table-cell>
          <table:table-cell office:value-type="string" calcext:value-type="string">
            <text:p>Ducentésimo octogésimo sexto día del 2023</text:p>
            <text:p/>
          </table:table-cell>
          <table:table-cell/>
          <table:table-cell office:value-type="float" office:value="286" calcext:value-type="float">
            <text:p>286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0-14" calcext:value-type="date">
            <text:p>14/10/2023</text:p>
          </table:table-cell>
          <table:table-cell office:value-type="string" calcext:value-type="string">
            <text:p>Día Mundial de la Donación de Órganos, Tejidos y Trasplantes </text:p>
          </table:table-cell>
          <table:table-cell office:value-type="string" calcext:value-type="string">
            <text:p>Día Mundial de la Costurera </text:p>
          </table:table-cell>
          <table:table-cell office:value-type="string" calcext:value-type="string">
            <text:p>Día Mundial de la Espirometría</text:p>
          </table:table-cell>
          <table:table-cell office:value-type="string" calcext:value-type="string">
            <text:p>Día Mundial del huevo</text:p>
            <text:p/>
          </table:table-cell>
          <table:table-cell office:value-type="string" calcext:value-type="string">
            <text:p>Día Mundial del Improvisador</text:p>
            <text:p/>
          </table:table-cell>
          <table:table-cell table:number-columns-repeated="2"/>
          <table:table-cell office:value-type="string" calcext:value-type="string">
            <text:p>s. Calixto I: p. y mr. Lúpulo: mr. Gaudencio de Rimini; Donaciano de Reims; Fortunato de Todi; Venancio de Luni: obs. Manequilde: V. Angadrisma: absa. Domingo Loricato: pb</text:p>
          </table:table-cell>
          <table:table-cell office:value-type="string" calcext:value-type="string">
            <text:p>Nora Ephron</text:p>
          </table:table-cell>
          <table:table-cell office:value-type="string" calcext:value-type="string">
            <text:p>Todo el mundo ama el pollo frito. Nunca lo cocines tú mismo. Jamás. Cómpralo en un lugar en el que hagan un buen pollo frito </text:p>
          </table:table-cell>
          <table:table-cell office:value-type="string" calcext:value-type="string">
            <text:p>Luna nueva a las 19:55 en Libra</text:p>
          </table:table-cell>
          <table:table-cell office:value-type="time" office:time-value="PT08H24M00S" calcext:value-type="time">
            <text:p>08:24</text:p>
          </table:table-cell>
          <table:table-cell office:value-type="time" office:time-value="PT19H31M00S" calcext:value-type="time">
            <text:p>19:31</text:p>
          </table:table-cell>
          <table:table-cell office:value-type="string" calcext:value-type="string">
            <text:p>Ducentésimo octogésimo séptimo día del 2023</text:p>
            <text:p/>
          </table:table-cell>
          <table:table-cell/>
          <table:table-cell office:value-type="float" office:value="287" calcext:value-type="float">
            <text:p>287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0-15" calcext:value-type="date">
            <text:p>15/10/2023</text:p>
          </table:table-cell>
          <table:table-cell office:value-type="string" calcext:value-type="string">
            <text:p>Día Mundial del Lavado de Manos </text:p>
          </table:table-cell>
          <table:table-cell office:value-type="string" calcext:value-type="string">
            <text:p>Día Internacional del Perezoso </text:p>
            <text:p/>
          </table:table-cell>
          <table:table-cell office:value-type="string" calcext:value-type="string">
            <text:p>Día Mundial de la Mujer Rural </text:p>
            <text:p/>
          </table:table-cell>
          <table:table-cell office:value-type="string" calcext:value-type="string">
            <text:p>Día Mundial de la Ambriopía </text:p>
            <text:p/>
          </table:table-cell>
          <table:table-cell office:value-type="string" calcext:value-type="string">
            <text:p>Día Mundial de la Reparación</text:p>
            <text:p/>
          </table:table-cell>
          <table:table-cell table:number-columns-repeated="2"/>
          <table:table-cell office:value-type="string" calcext:value-type="string">
            <text:p>SS. TERESA DE JESÚS: V. Y DRA. Barses; Severo de Tréveris: obs. Tecla: absa. Magdalena de Nagasaki; mr.</text:p>
          </table:table-cell>
          <table:table-cell office:value-type="string" calcext:value-type="string">
            <text:p>Alejandro Cencerrada</text:p>
          </table:table-cell>
          <table:table-cell office:value-type="string" calcext:value-type="string">
            <text:p>Una sociedad feliz es una sociedad rica, pero también una sociedad en la que nadie se avergüenza al quitarse la camiseta o dar su opinión pública</text:p>
          </table:table-cell>
          <table:table-cell office:value-type="string" calcext:value-type="string">
            <text:p>Cuarto creciente el 22 en Carpicornio </text:p>
            <text:p/>
          </table:table-cell>
          <table:table-cell office:value-type="time" office:time-value="PT08H25M00S" calcext:value-type="time">
            <text:p>08:25</text:p>
          </table:table-cell>
          <table:table-cell office:value-type="time" office:time-value="PT19H29M00S" calcext:value-type="time">
            <text:p>19:29</text:p>
          </table:table-cell>
          <table:table-cell office:value-type="string" calcext:value-type="string">
            <text:p>Ducentésimo octogésimo octavo día del 2023</text:p>
          </table:table-cell>
          <table:table-cell/>
          <table:table-cell office:value-type="float" office:value="288" calcext:value-type="float">
            <text:p>288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0-16" calcext:value-type="date">
            <text:p>16/10/2023</text:p>
          </table:table-cell>
          <table:table-cell office:value-type="string" calcext:value-type="string">
            <text:p>Día Mundial de la Alimentación </text:p>
          </table:table-cell>
          <table:table-cell office:value-type="string" calcext:value-type="string">
            <text:p>Día Mundial del Pan </text:p>
          </table:table-cell>
          <table:table-cell office:value-type="string" calcext:value-type="string">
            <text:p>Día Mundial del Anestesiólogo </text:p>
          </table:table-cell>
          <table:table-cell office:value-type="string" calcext:value-type="string">
            <text:p>Día Mundial de la Columna Vertebral </text:p>
          </table:table-cell>
          <table:table-cell office:value-type="string" calcext:value-type="string">
            <text:p>Día Internacional del Jefe </text:p>
          </table:table-cell>
          <table:table-cell office:value-type="string" calcext:value-type="string">
            <text:p>Día Mundial de la Parada Cardíaca</text:p>
          </table:table-cell>
          <table:table-cell/>
          <table:table-cell office:value-type="string" calcext:value-type="string">
            <text:p>Ss. Eduvigis: rla. Margarita M.° de Alacoque: V. Longinos. Elifio; Gauderico. </text:p>
            <text:p>Martiniano y Saturiano: mrs. Amando y Juniano; Vidal: ers. Galo: pb. Mumolino; Lulo; Bertrán o Bertrando: obs. Bonita: v. Anastasio: mj. </text:p>
            <text:p>Gerardo Majella: Il. Bta. Petra de San José de la Montaña.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"¿Benito es un nombre de verdad? ¿No es el diminutivo de algo?"</text:p>
          </table:table-cell>
          <table:table-cell office:value-type="string" calcext:value-type="string">
            <text:p>Cuarto creciente el 22 en Carpicornio</text:p>
            <text:p/>
          </table:table-cell>
          <table:table-cell office:value-type="time" office:time-value="PT08H26M00S" calcext:value-type="time">
            <text:p>08:26</text:p>
          </table:table-cell>
          <table:table-cell office:value-type="time" office:time-value="PT19H28M00S" calcext:value-type="time">
            <text:p>19:28</text:p>
          </table:table-cell>
          <table:table-cell office:value-type="string" calcext:value-type="string">
            <text:p>Ducentésimo octogésimo noveno día del 2023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0-17" calcext:value-type="date">
            <text:p>17/10/2023</text:p>
          </table:table-cell>
          <table:table-cell office:value-type="string" calcext:value-type="string">
            <text:p>Día Internacional para la Erradicación de la Pobreza </text:p>
            <text:p/>
          </table:table-cell>
          <table:table-cell office:value-type="string" calcext:value-type="string">
            <text:p>Día Mundial contra el Dolor </text:p>
            <text:p/>
          </table:table-cell>
          <table:table-cell office:value-type="string" calcext:value-type="string">
            <text:p>Semana Internacional de Prevención de la Intoxicación de Plomo</text:p>
            <text:p/>
          </table:table-cell>
          <table:table-cell table:number-columns-repeated="4"/>
          <table:table-cell office:value-type="string" calcext:value-type="string">
            <text:p>Ss. IGNACIO DE ANTIOQUÍA: OB. Y MR. Oseas: pft. Rufo y Zósimo; Ricardo Gwym; Isidoro Gagelin (pb.): mrs. Juan de Licópolis: er. Dulcidio; Florencio de Orange: obs. Gilberto de Citeaux: ab.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”Ella baila sola” son los cimientos de lo que ahora es ”yo perreo sola”</text:p>
          </table:table-cell>
          <table:table-cell office:value-type="string" calcext:value-type="string">
            <text:p>Cuarto creciente el 22 en Carpicornio</text:p>
            <text:p/>
          </table:table-cell>
          <table:table-cell office:value-type="time" office:time-value="PT08H27M00S" calcext:value-type="time">
            <text:p>08:27</text:p>
          </table:table-cell>
          <table:table-cell office:value-type="time" office:time-value="PT19H26M00S" calcext:value-type="time">
            <text:p>19:26</text:p>
          </table:table-cell>
          <table:table-cell office:value-type="string" calcext:value-type="string">
            <text:p>Ducentésimo nonagésimo día del 2023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0-18" calcext:value-type="date">
            <text:p>18/10/2023</text:p>
          </table:table-cell>
          <table:table-cell office:value-type="string" calcext:value-type="string">
            <text:p>Día Mundial de Protección de la Naturaleza </text:p>
          </table:table-cell>
          <table:table-cell office:value-type="string" calcext:value-type="string">
            <text:p>Día Mundial de la Menopausia </text:p>
          </table:table-cell>
          <table:table-cell office:value-type="string" calcext:value-type="string">
            <text:p>Día Europeo contra la trata de Seres Humanos</text:p>
          </table:table-cell>
          <table:table-cell table:number-columns-repeated="4"/>
          <table:table-cell office:value-type="string" calcext:value-type="string">
            <text:p>Ss. LUCAS: EV. Asclepíades: ob. Próculo (de.) Euticio y Acuto: mrs. Amable: pb. Monón; er.</text:p>
            <text:p/>
          </table:table-cell>
          <table:table-cell office:value-type="string" calcext:value-type="string">
            <text:p>En la radio</text:p>
          </table:table-cell>
          <table:table-cell office:value-type="string" calcext:value-type="string">
            <text:p>Independientemente de lo rico o popular que hayas sido en vida, el número de personas que asistan a tu funeral dependerá de si llueve o hace sol, si te mueres un fin de semana o entre diario</text:p>
          </table:table-cell>
          <table:table-cell office:value-type="string" calcext:value-type="string">
            <text:p>Cuarto creciente el 22 en Carpicornio</text:p>
            <text:p/>
          </table:table-cell>
          <table:table-cell office:value-type="time" office:time-value="PT08H29M00S" calcext:value-type="time">
            <text:p>08:29</text:p>
          </table:table-cell>
          <table:table-cell office:value-type="time" office:time-value="PT19H25M00S" calcext:value-type="time">
            <text:p>19:25</text:p>
          </table:table-cell>
          <table:table-cell office:value-type="string" calcext:value-type="string">
            <text:p>Ducentésimo nonagésimo primer día del 2023</text:p>
            <text:p/>
          </table:table-cell>
          <table:table-cell/>
          <table:table-cell office:value-type="float" office:value="291" calcext:value-type="float">
            <text:p>291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0-19" calcext:value-type="date">
            <text:p>19/10/2023</text:p>
          </table:table-cell>
          <table:table-cell office:value-type="string" calcext:value-type="string">
            <text:p>Día Mundial de la Lucha contra en Cáncer de Mama </text:p>
          </table:table-cell>
          <table:table-cell office:value-type="string" calcext:value-type="string">
            <text:p>Día Mundial del Ballet</text:p>
          </table:table-cell>
          <table:table-cell office:value-type="string" calcext:value-type="string">
            <text:p>Día Internacional de las Catedrales </text:p>
          </table:table-cell>
          <table:table-cell office:value-type="string" calcext:value-type="string">
            <text:p>Día Mundial de la Dignidad</text:p>
          </table:table-cell>
          <table:table-cell table:number-columns-repeated="3"/>
          <table:table-cell office:value-type="string" calcext:value-type="string">
            <text:p>Ss. JUAN DE BRÉBEUF E ISAAC JOGUES (PBS.) Y CC.:MRs. Pablo de la Cruz: pb. y fdr. Pedro de Alcántara: pb. Joel. pft. Ptolomeo, Lucio y ce.; Asterio;</text:p>
            <text:p>Sabiniano y Potenciano; Varo; Felipe Howard;Lucas Alonso (pb.) y Mateo Kohioye: mrs. Gra to de Olerón; Verano; Aquilino de Evreux: obs. Etbino: mj. Frideswida: V.</text:p>
          </table:table-cell>
          <table:table-cell office:value-type="string" calcext:value-type="string">
            <text:p>Rosa Palo, periódico</text:p>
          </table:table-cell>
          <table:table-cell office:value-type="string" calcext:value-type="string">
            <text:p>"Sólo 1 de cada 4 españoles cree que su situación económica personal será peor que el año que viene. Qué optimismo. Yo quiero desayunar lo mismo que ellos”</text:p>
          </table:table-cell>
          <table:table-cell office:value-type="string" calcext:value-type="string">
            <text:p>Cuarto creciente el 22 en Carpicornio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19H23M00S" calcext:value-type="time">
            <text:p>19:23</text:p>
          </table:table-cell>
          <table:table-cell office:value-type="string" calcext:value-type="string">
            <text:p>Ducentésimo nonagésimo segundo día del 2023</text:p>
          </table:table-cell>
          <table:table-cell/>
          <table:table-cell office:value-type="float" office:value="292" calcext:value-type="float">
            <text:p>292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0-20" calcext:value-type="date">
            <text:p>20/10/2023</text:p>
          </table:table-cell>
          <table:table-cell office:value-type="string" calcext:value-type="string">
            <text:p>Día Mundial de la Estadística </text:p>
          </table:table-cell>
          <table:table-cell office:value-type="string" calcext:value-type="string">
            <text:p>Día Mundial de la Osteoporosis </text:p>
          </table:table-cell>
          <table:table-cell office:value-type="string" calcext:value-type="string">
            <text:p>Día Internacional del Chef </text:p>
            <text:p/>
          </table:table-cell>
          <table:table-cell office:value-type="string" calcext:value-type="string">
            <text:p>Día Internacional del Controlador Aéreo</text:p>
            <text:p/>
          </table:table-cell>
          <table:table-cell office:value-type="string" calcext:value-type="string">
            <text:p>Día Internacional de las mastocitosis y patologías mastocitarias</text:p>
            <text:p/>
          </table:table-cell>
          <table:table-cell table:number-columns-repeated="2"/>
          <table:table-cell office:value-type="string" calcext:value-type="string">
            <text:p>Ss. Cornelio: santo del N.T. Caprasio; Andrés Calibita: mrs. Sindulfo: er. </text:p>
            <text:p>Vital de Salzburgo: ob. Aderaldo. Adelina: absa. María Bertila: V</text:p>
            <text:p/>
          </table:table-cell>
          <table:table-cell office:value-type="string" calcext:value-type="string">
            <text:p>Grego</text:p>
          </table:table-cell>
          <table:table-cell office:value-type="string" calcext:value-type="string">
            <text:p>Yo creo que el talento es lo que haces bien sin saber que lo haces bien. El mío es copiar frases </text:p>
          </table:table-cell>
          <table:table-cell office:value-type="string" calcext:value-type="string">
            <text:p>Cuarto creciente el 22 en Carpicornio</text:p>
          </table:table-cell>
          <table:table-cell office:value-type="time" office:time-value="PT08H31M00S" calcext:value-type="time">
            <text:p>08:31</text:p>
          </table:table-cell>
          <table:table-cell office:value-type="time" office:time-value="PT19H21M00S" calcext:value-type="time">
            <text:p>19:21</text:p>
          </table:table-cell>
          <table:table-cell office:value-type="string" calcext:value-type="string">
            <text:p>Ducentésimo nonagésimo tercer día del 2023</text:p>
          </table:table-cell>
          <table:table-cell/>
          <table:table-cell office:value-type="float" office:value="293" calcext:value-type="float">
            <text:p>293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0-21" calcext:value-type="date">
            <text:p>21/10/2023</text:p>
          </table:table-cell>
          <table:table-cell office:value-type="string" calcext:value-type="string">
            <text:p>Día Mundial de Ahorro de Energía </text:p>
            <text:p/>
          </table:table-cell>
          <table:table-cell office:value-type="string" calcext:value-type="string">
            <text:p>Día Mundial de la Ingeniería Clínica </text:p>
            <text:p/>
          </table:table-cell>
          <table:table-cell office:value-type="string" calcext:value-type="string">
            <text:p>Dia Internacional de la Concienciación de los trastornos del Lenguaje</text:p>
            <text:p/>
          </table:table-cell>
          <table:table-cell office:value-type="string" calcext:value-type="string">
            <text:p>Día Internacional del Champagne</text:p>
            <text:p/>
          </table:table-cell>
          <table:table-cell table:number-columns-repeated="3"/>
          <table:table-cell office:value-type="string" calcext:value-type="string">
            <text:p>Bto. Diego Luis de San Vitores (pb.) y S. Pedro Calungsod. mrs. Ss.</text:p>
            <text:p> Dasio, Zótico y Cayo; Pedro Yu Taech'ol; Ursula y cc. (vs.): mrs. Hilarión; ab. Malco: mj. Severino de Burdeos; Mauronto de Marsella: obs. Cilina. Viator. </text:p>
            <text:p>Vendelino: er. Laurade Sta. Catalina: V. y fdra. Gáspar del Búfalo: pb. y fdr</text:p>
            <text:p/>
            <text:p/>
          </table:table-cell>
          <table:table-cell office:value-type="string" calcext:value-type="string">
            <text:p>Graffiti</text:p>
          </table:table-cell>
          <table:table-cell office:value-type="string" calcext:value-type="string">
            <text:p>Algún día, dejar para mañana lo que se puede hacer hoy gobernará el mundo</text:p>
          </table:table-cell>
          <table:table-cell office:value-type="string" calcext:value-type="string">
            <text:p>Mañana cuarto creciente en Carpicornio</text:p>
            <text:p/>
          </table:table-cell>
          <table:table-cell office:value-type="time" office:time-value="PT08H32M00S" calcext:value-type="time">
            <text:p>08:32</text:p>
          </table:table-cell>
          <table:table-cell office:value-type="time" office:time-value="PT19H20M00S" calcext:value-type="time">
            <text:p>19:20</text:p>
          </table:table-cell>
          <table:table-cell office:value-type="string" calcext:value-type="string">
            <text:p>Ducentésimo nonagésimo cuarto día del 2023</text:p>
          </table:table-cell>
          <table:table-cell/>
          <table:table-cell office:value-type="float" office:value="294" calcext:value-type="float">
            <text:p>294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0-22" calcext:value-type="date">
            <text:p>22/10/2023</text:p>
          </table:table-cell>
          <table:table-cell office:value-type="string" calcext:value-type="string">
            <text:p>Día Internacional de la Tartamudez </text:p>
            <text:p/>
          </table:table-cell>
          <table:table-cell office:value-type="string" calcext:value-type="string">
            <text:p>Día Internacional de la Osciliación </text:p>
            <text:p/>
          </table:table-cell>
          <table:table-cell office:value-type="string" calcext:value-type="string">
            <text:p>Día Internacional del Síndrome de Phelan-McDermid</text:p>
            <text:p/>
          </table:table-cell>
          <table:table-cell table:number-columns-repeated="4"/>
          <table:table-cell office:value-type="string" calcext:value-type="string">
            <text:p>Ss. Juan Pablo II: p.; Marcos de Jerusalén; Abercio; Malón; Leotadio; </text:p>
            <text:p>Moderano; Donato Scoto; obs. Felipe (ob.) y Hermetes (de.); Valerio (dc.);</text:p>
            <text:p>Lupencio; Nunilo y Alodia: mrs. Benito: er.</text:p>
          </table:table-cell>
          <table:table-cell office:value-type="string" calcext:value-type="string">
            <text:p>No recuerdo</text:p>
          </table:table-cell>
          <table:table-cell office:value-type="string" calcext:value-type="string">
            <text:p>Hemos de tratar de ser felices, aunque sólo sea por poner un ejemplo </text:p>
          </table:table-cell>
          <table:table-cell office:value-type="string" calcext:value-type="string">
            <text:p>Cuarto creciente a las 05:29 en Carpicornio</text:p>
            <text:p/>
          </table:table-cell>
          <table:table-cell office:value-type="time" office:time-value="PT08H34M00S" calcext:value-type="time">
            <text:p>08:34</text:p>
          </table:table-cell>
          <table:table-cell office:value-type="time" office:time-value="PT19H18M00S" calcext:value-type="time">
            <text:p>19:18</text:p>
          </table:table-cell>
          <table:table-cell office:value-type="string" calcext:value-type="string">
            <text:p>Ducentésimo nonagésimo quinto día del 2023</text:p>
          </table:table-cell>
          <table:table-cell/>
          <table:table-cell office:value-type="float" office:value="295" calcext:value-type="float">
            <text:p>295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0-23" calcext:value-type="date">
            <text:p>23/10/2023</text:p>
          </table:table-cell>
          <table:table-cell office:value-type="string" calcext:value-type="string">
            <text:p>Día Mundial de Acción para la Supervivencia Infantil </text:p>
            <text:p/>
          </table:table-cell>
          <table:table-cell office:value-type="string" calcext:value-type="string">
            <text:p>Día Internacional del Leopardo de las Nieves </text:p>
          </table:table-cell>
          <table:table-cell office:value-type="string" calcext:value-type="string">
            <text:p>Día Mundial del Mol </text:p>
          </table:table-cell>
          <table:table-cell office:value-type="string" calcext:value-type="string">
            <text:p>Jornada Mundial del Domund</text:p>
            <text:p/>
          </table:table-cell>
          <table:table-cell table:number-columns-repeated="3"/>
          <table:table-cell office:value-type="string" calcext:value-type="string">
            <text:p>Ss. Juan de Capistrano: pb. Servando y Germán; Juan (ob.) y Jacobo (pb.); </text:p>
            <text:p>Teodoreto (pb.); Severino Bocio; Pablo Tong: mrs. Severino de Colonia; Juan</text:p>
            <text:p>de Siracusa; Román de Rouen; Ignacio de Constantinopla: obs. Benito: pb. </text:p>
            <text:p>Etelfleda: absa. Alucio. Btas. M.a Francisca Lacroix y Ana M.° Erraux.</text:p>
            <text:p/>
          </table:table-cell>
          <table:table-cell office:value-type="string" calcext:value-type="string">
            <text:p>Pedro Zapatones</text:p>
          </table:table-cell>
          <table:table-cell office:value-type="string" calcext:value-type="string">
            <text:p>Muy tonto es, el que contando un secreto a otro, le dice encarecidamente que lo calle </text:p>
          </table:table-cell>
          <table:table-cell office:value-type="string" calcext:value-type="string">
            <text:p>Luna llena el 28 en Tauro. El sol entra a las 18:21 en Escorpio</text:p>
          </table:table-cell>
          <table:table-cell office:value-type="time" office:time-value="PT08H35M00S" calcext:value-type="time">
            <text:p>08:35</text:p>
          </table:table-cell>
          <table:table-cell office:value-type="time" office:time-value="PT19H17M00S" calcext:value-type="time">
            <text:p>19:17</text:p>
          </table:table-cell>
          <table:table-cell office:value-type="string" calcext:value-type="string">
            <text:p>Ducentésimo nonagésimo sexto día del 2023</text:p>
          </table:table-cell>
          <table:table-cell/>
          <table:table-cell office:value-type="float" office:value="296" calcext:value-type="float">
            <text:p>296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0-24" calcext:value-type="date">
            <text:p>24/10/2023</text:p>
          </table:table-cell>
          <table:table-cell office:value-type="string" calcext:value-type="string">
            <text:p>Día de las Naciones Unidas </text:p>
            <text:p/>
          </table:table-cell>
          <table:table-cell office:value-type="string" calcext:value-type="string">
            <text:p>Día Internacional contra el Cambio Climático </text:p>
            <text:p/>
          </table:table-cell>
          <table:table-cell office:value-type="string" calcext:value-type="string">
            <text:p>Día Mundial contra la Polio </text:p>
            <text:p/>
          </table:table-cell>
          <table:table-cell office:value-type="string" calcext:value-type="string">
            <text:p>Día Internacional de las Bibliotecas</text:p>
            <text:p/>
          </table:table-cell>
          <table:table-cell table:number-columns-repeated="3"/>
          <table:table-cell office:value-type="string" calcext:value-type="string">
            <text:p>Ss. Antonio M.° Claret: ob. y fdr. Ciriado y Claudiano; Aretas y cc.; Evergislo </text:p>
            <text:p>(ob.); José Lê: mrs. Proclo de Constantinopla; Maglorio; Fromundo:</text:p>
            <text:p>obs. Senoco; Luis Guanella: pbs. Martín de Vertou (dc.): ab.</text:p>
          </table:table-cell>
          <table:table-cell office:value-type="string" calcext:value-type="string">
            <text:p>Merchu</text:p>
          </table:table-cell>
          <table:table-cell office:value-type="string" calcext:value-type="string">
            <text:p>El refranero español hace de mucha terapia </text:p>
          </table:table-cell>
          <table:table-cell office:value-type="string" calcext:value-type="string">
            <text:p>Luna llena el 28 en Tauro</text:p>
            <text:p/>
          </table:table-cell>
          <table:table-cell office:value-type="time" office:time-value="PT08H36M00S" calcext:value-type="time">
            <text:p>08:36</text:p>
          </table:table-cell>
          <table:table-cell office:value-type="time" office:time-value="PT19H15M00S" calcext:value-type="time">
            <text:p>19:15</text:p>
          </table:table-cell>
          <table:table-cell office:value-type="string" calcext:value-type="string">
            <text:p>Ducentésimo nonagésimo séptimo día del 2023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0-25" calcext:value-type="date">
            <text:p>25/10/2023</text:p>
          </table:table-cell>
          <table:table-cell office:value-type="string" calcext:value-type="string">
            <text:p>Día del Zapatero Día Mundial de la Ópera </text:p>
            <text:p/>
          </table:table-cell>
          <table:table-cell office:value-type="string" calcext:value-type="string">
            <text:p>Día Mundial del Kárate </text:p>
            <text:p/>
          </table:table-cell>
          <table:table-cell office:value-type="string" calcext:value-type="string">
            <text:p>Día Europeo de la Justicia </text:p>
            <text:p/>
          </table:table-cell>
          <table:table-cell office:value-type="string" calcext:value-type="string">
            <text:p>Día Internacional de la Piel de Mariposa </text:p>
            <text:p/>
          </table:table-cell>
          <table:table-cell office:value-type="string" calcext:value-type="string">
            <text:p>Día Mundial de las Personas de Talla Baja </text:p>
            <text:p/>
          </table:table-cell>
          <table:table-cell office:value-type="string" calcext:value-type="string">
            <text:p>Día Internacional del Artista </text:p>
            <text:p/>
          </table:table-cell>
          <table:table-cell office:value-type="string" calcext:value-type="string">
            <text:p>Día Mundial de la Pasta</text:p>
          </table:table-cell>
          <table:table-cell office:value-type="string" calcext:value-type="string">
            <text:p>Ss. Crisanto y Daría; Crispín y Crispiniano; Miniato; Martirio y Marciano:</text:p>
            <text:p> mrs. Frontón de Périgueux. Gaudencio de Brescia; Hilaro de Javols; Mauro de Pecs; Bernardo Calbó: obs. Frutos: er.</text:p>
          </table:table-cell>
          <table:table-cell office:value-type="string" calcext:value-type="string">
            <text:p>Jorge Isla a Jorge Isla</text:p>
          </table:table-cell>
          <table:table-cell office:value-type="string" calcext:value-type="string">
            <text:p>Eres un pedacito de mierda</text:p>
          </table:table-cell>
          <table:table-cell office:value-type="string" calcext:value-type="string">
            <text:p>Luna llena el 28 en Tauro</text:p>
            <text:p/>
          </table:table-cell>
          <table:table-cell office:value-type="time" office:time-value="PT08H37M00S" calcext:value-type="time">
            <text:p>08:37</text:p>
          </table:table-cell>
          <table:table-cell office:value-type="time" office:time-value="PT19H14M00S" calcext:value-type="time">
            <text:p>19:14</text:p>
          </table:table-cell>
          <table:table-cell office:value-type="string" calcext:value-type="string">
            <text:p>Ducentésimo nonagésimo octavo día del 2023</text:p>
          </table:table-cell>
          <table:table-cell/>
          <table:table-cell office:value-type="float" office:value="298" calcext:value-type="float">
            <text:p>298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0-26" calcext:value-type="date">
            <text:p>26/10/2023</text:p>
          </table:table-cell>
          <table:table-cell office:value-type="string" calcext:value-type="string">
            <text:p>Día Mundial de la Suegra </text:p>
            <text:p/>
          </table:table-cell>
          <table:table-cell office:value-type="string" calcext:value-type="string">
            <text:p>Día de la Conciencia para la Comunidad Intersexual</text:p>
            <text:p/>
          </table:table-cell>
          <table:table-cell table:number-columns-repeated="5"/>
          <table:table-cell office:value-type="string" calcext:value-type="string">
            <text:p>Ss. Luciano y Marciano: mrs. Rogaciano (pb.) y Felicísimo. Amando de</text:p>
            <text:p> Estrasburgo; Rústico de Narbona; Aptonio de Aquitania; Ceda; Eata;</text:p>
            <text:p>Sigebaldo; Witta o Albuino de Bürberg; Beano; Fulco: obs.</text:p>
          </table:table-cell>
          <table:table-cell office:value-type="string" calcext:value-type="string">
            <text:p>Alejandro Cencerrada</text:p>
          </table:table-cell>
          <table:table-cell office:value-type="string" calcext:value-type="string">
            <text:p>Al llegar a casa, sea cual sea el canal que pongamos en la televisión, el programa tratará de humanos haciendo cosas de humanos </text:p>
          </table:table-cell>
          <table:table-cell office:value-type="string" calcext:value-type="string">
            <text:p>Luna llena el 28 en Tauro</text:p>
            <text:p/>
          </table:table-cell>
          <table:table-cell office:value-type="time" office:time-value="PT08H39M00S" calcext:value-type="time">
            <text:p>08:39</text:p>
          </table:table-cell>
          <table:table-cell office:value-type="time" office:time-value="PT19H12M00S" calcext:value-type="time">
            <text:p>19:12</text:p>
          </table:table-cell>
          <table:table-cell office:value-type="string" calcext:value-type="string">
            <text:p>Ducentésimo nonagésimo noveno día del 2023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0-27" calcext:value-type="date">
            <text:p>27/10/2023</text:p>
          </table:table-cell>
          <table:table-cell office:value-type="string" calcext:value-type="string">
            <text:p>Día Mundial del Patrimonio Audiovisual </text:p>
            <text:p/>
          </table:table-cell>
          <table:table-cell office:value-type="string" calcext:value-type="string">
            <text:p>Día Mundial de la Terapia Ocupacional </text:p>
            <text:p/>
          </table:table-cell>
          <table:table-cell office:value-type="string" calcext:value-type="string">
            <text:p>Día del Corrector de Textos</text:p>
            <text:p/>
          </table:table-cell>
          <table:table-cell table:number-columns-repeated="4"/>
          <table:table-cell office:value-type="string" calcext:value-type="string">
            <text:p>Ss. Evaristo; p. Trásea (ob.); Vicente, Sabina y Cristeta: mrs. Namancio; </text:p>
            <text:p>Gaudioso de Nápoles; Bartolomé de Bregantia: obs. Oterano: mj</text:p>
          </table:table-cell>
          <table:table-cell office:value-type="string" calcext:value-type="string">
            <text:p>@ingratabermang</text:p>
          </table:table-cell>
          <table:table-cell office:value-type="string" calcext:value-type="string">
            <text:p>Black Mirror se equivocó al pronosticar un futuro tan incierto </text:p>
          </table:table-cell>
          <table:table-cell office:value-type="string" calcext:value-type="string">
            <text:p>Mañana luna llena en Tauro</text:p>
            <text:p/>
          </table:table-cell>
          <table:table-cell office:value-type="time" office:time-value="PT08H40M00S" calcext:value-type="time">
            <text:p>08:40</text:p>
          </table:table-cell>
          <table:table-cell office:value-type="time" office:time-value="PT19H11M00S" calcext:value-type="time">
            <text:p>19:11</text:p>
          </table:table-cell>
          <table:table-cell office:value-type="string" calcext:value-type="string">
            <text:p>Tricentésimo día del 2023</text:p>
            <text:p/>
          </table:table-cell>
          <table:table-cell table:style-name="ce29" office:value-type="string" calcext:value-type="string">
            <text:p>@ingratabermang</text:p>
          </table:table-cell>
          <table:table-cell office:value-type="float" office:value="300" calcext:value-type="float">
            <text:p>300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0-28" calcext:value-type="date">
            <text:p>28/10/2023</text:p>
          </table:table-cell>
          <table:table-cell office:value-type="string" calcext:value-type="string">
            <text:p>Día Mundial de la Animación</text:p>
            <text:p/>
          </table:table-cell>
          <table:table-cell office:value-type="string" calcext:value-type="string">
            <text:p>Día Mundial del Judo</text:p>
            <text:p/>
          </table:table-cell>
          <table:table-cell table:number-columns-repeated="5"/>
          <table:table-cell office:value-type="string" calcext:value-type="string">
            <text:p>Ss. SIMÓN CANANEO Y JUDAS TADEO: APS. Ferrucio; Fidel; Ginés; Francisco <text:s/>Serrano (ob.) y cc.; Juan Dat (pb.); Rodrigo Aguilar (pb.); mrs. Salvio; Farón: obs. Germán: ab</text:p>
          </table:table-cell>
          <table:table-cell office:value-type="string" calcext:value-type="string">
            <text:p>Mariasun</text:p>
          </table:table-cell>
          <table:table-cell office:value-type="string" calcext:value-type="string">
            <text:p>A los amigos no hay que decirles todo. La verdad esta sobrevalorada</text:p>
          </table:table-cell>
          <table:table-cell office:value-type="string" calcext:value-type="string">
            <text:p>Luna llena a las 22:24 en Tauro. Eclipse parcial de Luna</text:p>
          </table:table-cell>
          <table:table-cell office:value-type="time" office:time-value="PT08H41M00S" calcext:value-type="time">
            <text:p>08:41</text:p>
          </table:table-cell>
          <table:table-cell office:value-type="time" office:time-value="PT19H09M00S" calcext:value-type="time">
            <text:p>19:09</text:p>
          </table:table-cell>
          <table:table-cell office:value-type="string" calcext:value-type="string">
            <text:p>Tricentésimo primer día del 2023</text:p>
            <text:p/>
          </table:table-cell>
          <table:table-cell/>
          <table:table-cell office:value-type="float" office:value="301" calcext:value-type="float">
            <text:p>301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0-29" calcext:value-type="date">
            <text:p>29/10/2023</text:p>
          </table:table-cell>
          <table:table-cell office:value-type="string" calcext:value-type="string">
            <text:p>Día Mundial del Ictus </text:p>
            <text:p/>
          </table:table-cell>
          <table:table-cell office:value-type="string" calcext:value-type="string">
            <text:p>Día Mundial de la Psoriasis </text:p>
            <text:p/>
          </table:table-cell>
          <table:table-cell office:value-type="string" calcext:value-type="string">
            <text:p>Día Mundial del Decrecimiento </text:p>
            <text:p/>
          </table:table-cell>
          <table:table-cell table:number-columns-repeated="4"/>
          <table:table-cell office:value-type="string" calcext:value-type="string">
            <text:p>Ss. Feliciano; Zenobio (pb.); Marcelino: mrs. Narciso de Jerusalén; Honorato </text:p>
            <text:p>de Vercelli; Colmán de Galway: obs. Abrahán: an. Teodario (pb.); Dodón: </text:p>
            <text:p>abs. Cayetano Errico: pb. y fdr.</text:p>
          </table:table-cell>
          <table:table-cell office:value-type="string" calcext:value-type="string">
            <text:p>Truman Capote</text:p>
          </table:table-cell>
          <table:table-cell office:value-type="string" calcext:value-type="string">
            <text:p>Tengo la sensación de no haber vivido un solo momento de tranquilidad en mi vida, a no ser que cuente el lumbago ocasional </text:p>
          </table:table-cell>
          <table:table-cell office:value-type="string" calcext:value-type="string">
            <text:p>Cuarto menguante el 5 en Leo</text:p>
            <text:p/>
          </table:table-cell>
          <table:table-cell office:value-type="time" office:time-value="PT07H42M00S" calcext:value-type="time">
            <text:p>07:42</text:p>
          </table:table-cell>
          <table:table-cell office:value-type="time" office:time-value="PT18H08M00S" calcext:value-type="time">
            <text:p>18:08</text:p>
          </table:table-cell>
          <table:table-cell office:value-type="string" calcext:value-type="string">
            <text:p>Tricentésimo segundo día del 2023</text:p>
            <text:p/>
          </table:table-cell>
          <table:table-cell/>
          <table:table-cell office:value-type="float" office:value="302" calcext:value-type="float">
            <text:p>302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0-30" calcext:value-type="date">
            <text:p>30/10/2023</text:p>
          </table:table-cell>
          <table:table-cell office:value-type="string" calcext:value-type="string">
            <text:p>Día Mundial del Fisioculturismo</text:p>
            <text:p/>
          </table:table-cell>
          <table:table-cell table:number-columns-repeated="6"/>
          <table:table-cell office:value-type="string" calcext:value-type="string">
            <text:p>Bto. Domingo Collins* rl. y mr. Ss. Marciano de Siracusa; Serapión de Antioquía; Germán de Capua; Gerardo de Potenza: obs. Eutropia; Marce-</text:p>
            <text:p>lo; Claudio, Lupercio y Victorio; Máximo: mrs. Angel de Acri: pb</text:p>
          </table:table-cell>
          <table:table-cell office:value-type="string" calcext:value-type="string">
            <text:p>Eric Urano</text:p>
          </table:table-cell>
          <table:table-cell office:value-type="string" calcext:value-type="string">
            <text:p>Pilla uno entero que dos medios no es igual</text:p>
          </table:table-cell>
          <table:table-cell office:value-type="string" calcext:value-type="string">
            <text:p>Cuarto menguante el 5 en Leo</text:p>
            <text:p/>
          </table:table-cell>
          <table:table-cell office:value-type="time" office:time-value="PT07H44M00S" calcext:value-type="time">
            <text:p>07:44</text:p>
          </table:table-cell>
          <table:table-cell office:value-type="time" office:time-value="PT18H07M00S" calcext:value-type="time">
            <text:p>18:07</text:p>
          </table:table-cell>
          <table:table-cell office:value-type="string" calcext:value-type="string">
            <text:p>Tricentésimo tercer día del 2023</text:p>
            <text:p/>
          </table:table-cell>
          <table:table-cell/>
          <table:table-cell office:value-type="float" office:value="303" calcext:value-type="float">
            <text:p>303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0-31" calcext:value-type="date">
            <text:p>31/10/2023</text:p>
          </table:table-cell>
          <table:table-cell office:value-type="string" calcext:value-type="string">
            <text:p>Halloween</text:p>
            <text:p/>
          </table:table-cell>
          <table:table-cell office:value-type="string" calcext:value-type="string">
            <text:p>Día Mundial del Ahorro </text:p>
            <text:p/>
          </table:table-cell>
          <table:table-cell office:value-type="string" calcext:value-type="string">
            <text:p>Día Mundial de las Ciudades</text:p>
            <text:p/>
          </table:table-cell>
          <table:table-cell table:number-columns-repeated="4"/>
          <table:table-cell office:value-type="string" calcext:value-type="string">
            <text:p>Ss. ALONSO RODRÍGUEZ: RI. Epimaco de Pelusio; Quintin; mrs. Foilán (pb.): ab. Antonino de Milán; Wolfgango: obs. M.* Purísima de la Cruz: rI.</text:p>
          </table:table-cell>
          <table:table-cell office:value-type="string" calcext:value-type="string">
            <text:p>Rosa Palo en el periódico</text:p>
          </table:table-cell>
          <table:table-cell office:value-type="string" calcext:value-type="string">
            <text:p>Nos reímos mucho de los demás. Pero para descojonarte al verte feísima al espejo después de llorar hace falta mucha autocrítica </text:p>
          </table:table-cell>
          <table:table-cell office:value-type="string" calcext:value-type="string">
            <text:p>Cuarto menguante el 5 en Leo</text:p>
            <text:p/>
          </table:table-cell>
          <table:table-cell office:value-type="time" office:time-value="PT07H45M00S" calcext:value-type="time">
            <text:p>07:45</text:p>
          </table:table-cell>
          <table:table-cell office:value-type="time" office:time-value="PT18H05M00S" calcext:value-type="time">
            <text:p>18:05</text:p>
          </table:table-cell>
          <table:table-cell office:value-type="string" calcext:value-type="string">
            <text:p>Tricentésimo cuarto día del 2023</text:p>
            <text:p/>
          </table:table-cell>
          <table:table-cell/>
          <table:table-cell office:value-type="float" office:value="304" calcext:value-type="float">
            <text:p>304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1-01" calcext:value-type="date">
            <text:p>01/11/2023</text:p>
          </table:table-cell>
          <table:table-cell office:value-type="string" calcext:value-type="string">
            <text:p>Día de todos Los Santos</text:p>
            <text:p/>
          </table:table-cell>
          <table:table-cell office:value-type="string" calcext:value-type="string">
            <text:p>Día Mundial del Veganismo </text:p>
            <text:p/>
          </table:table-cell>
          <table:table-cell office:value-type="string" calcext:value-type="string">
            <text:p>Día Mundial de la Acromegalia</text:p>
            <text:p/>
          </table:table-cell>
          <table:table-cell table:number-columns-repeated="4"/>
          <table:table-cell office:value-type="string" calcext:value-type="string">
            <text:p>Ss. Cesáreo; Benigno (pb.): mrs. Austremonio; Marcelo de Paris; </text:p>
            <text:p>Magno de Milán; Vigor; Licinio; Audomaro; Jerónimo Hermosilla: obs.</text:p>
            <text:p>Rómulo pb. y ab. Severino: mj. Maturino: pb.</text:p>
          </table:table-cell>
          <table:table-cell office:value-type="string" calcext:value-type="string">
            <text:p>Nora Ephron</text:p>
          </table:table-cell>
          <table:table-cell office:value-type="string" calcext:value-type="string">
            <text:p>No creo que ningún día sea digno de vivirse sin pensar a cada momento lo que vas a comer más tarde </text:p>
          </table:table-cell>
          <table:table-cell office:value-type="string" calcext:value-type="string">
            <text:p>Cuarto menguante el 5 en Leo</text:p>
            <text:p/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18H04M00S" calcext:value-type="time">
            <text:p>18:04</text:p>
          </table:table-cell>
          <table:table-cell office:value-type="string" calcext:value-type="string">
            <text:p>Tricentésimo quinto día del 2023</text:p>
            <text:p/>
          </table:table-cell>
          <table:table-cell/>
          <table:table-cell office:value-type="float" office:value="305" calcext:value-type="float">
            <text:p>305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1-02" calcext:value-type="date">
            <text:p>02/11/2023</text:p>
          </table:table-cell>
          <table:table-cell office:value-type="string" calcext:value-type="string">
            <text:p>Día Internacional para poner fin a la impunidad de los crímenes contra los periodistas </text:p>
          </table:table-cell>
          <table:table-cell office:value-type="string" calcext:value-type="string">
            <text:p>Día de los Difuntos</text:p>
            <text:p/>
          </table:table-cell>
          <table:table-cell table:number-columns-repeated="5"/>
          <table:table-cell office:value-type="string" calcext:value-type="string">
            <text:p>Ss. Victorino de Pettau (ob.); Justo; Carterio y c.; Acindino y cc.: mrs. </text:p>
            <text:p>Domnino de Vienne; Jorge de Viennes; Malaquías de Down y Connor:</text:p>
            <text:p>obs. Marciano: er. Ambrosio: ab. Winefrida: V.</text:p>
            <text:p/>
          </table:table-cell>
          <table:table-cell office:value-type="string" calcext:value-type="string">
            <text:p>Venga monjas</text:p>
          </table:table-cell>
          <table:table-cell office:value-type="string" calcext:value-type="string">
            <text:p>El planeta tierra tiene muchas cosas malas. Pero marihuana la mejor </text:p>
          </table:table-cell>
          <table:table-cell office:value-type="string" calcext:value-type="string">
            <text:p>Cuarto menguante el 5 en Leo</text:p>
            <text:p/>
          </table:table-cell>
          <table:table-cell office:value-type="time" office:time-value="PT07H47M00S" calcext:value-type="time">
            <text:p>07:47</text:p>
          </table:table-cell>
          <table:table-cell office:value-type="time" office:time-value="PT18H02M00S" calcext:value-type="time">
            <text:p>18:02</text:p>
          </table:table-cell>
          <table:table-cell office:value-type="string" calcext:value-type="string">
            <text:p>Tricentésimo sexto día del 2023</text:p>
          </table:table-cell>
          <table:table-cell/>
          <table:table-cell office:value-type="float" office:value="306" calcext:value-type="float">
            <text:p>306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1-03" calcext:value-type="date">
            <text:p>03/11/2023</text:p>
          </table:table-cell>
          <table:table-cell office:value-type="string" calcext:value-type="string">
            <text:p>Día Internacional de las reservas de la Biosfera </text:p>
          </table:table-cell>
          <table:table-cell office:value-type="string" calcext:value-type="string">
            <text:p>Día Mundial del Sándwich </text:p>
            <text:p/>
          </table:table-cell>
          <table:table-cell office:value-type="string" calcext:value-type="string">
            <text:p>Día Internacional contra la violencia y el Acoso Escolar </text:p>
          </table:table-cell>
          <table:table-cell office:value-type="string" calcext:value-type="string">
            <text:p>Día Mundial de la Preservación Digital</text:p>
          </table:table-cell>
          <table:table-cell table:number-columns-repeated="3"/>
          <table:table-cell office:value-type="string" calcext:value-type="string">
            <text:p>Bto. Rupert Mayer*: pb. Ss. Martin de Porres: rI. Germán, Teófilo y Cirilo; </text:p>
            <text:p>Libertino (ob.); Pápulo; Valentín (pb.) e Hilario (dc.); Engracia*: mrs.</text:p>
            <text:p>Guenael; Pirmino (ob.): abs. Silvia. Juanicio: mj. Odrada: v. Ermengol </text:p>
            <text:p>o Ermengaudo de Urgel.</text:p>
          </table:table-cell>
          <table:table-cell office:value-type="string" calcext:value-type="string">
            <text:p>Mitch Hedberg</text:p>
          </table:table-cell>
          <table:table-cell office:value-type="string" calcext:value-type="string">
            <text:p>Llevar un jersey de cuello alto es como ser estrangulado por un tipo muy débil, todo el día</text:p>
          </table:table-cell>
          <table:table-cell office:value-type="string" calcext:value-type="string">
            <text:p>Cuarto menguante el 5 en Leo</text:p>
            <text:p/>
          </table:table-cell>
          <table:table-cell office:value-type="time" office:time-value="PT07H49M00S" calcext:value-type="time">
            <text:p>07:49</text:p>
          </table:table-cell>
          <table:table-cell office:value-type="time" office:time-value="PT18H01M00S" calcext:value-type="time">
            <text:p>18:01</text:p>
          </table:table-cell>
          <table:table-cell office:value-type="string" calcext:value-type="string">
            <text:p>Tricentésimo séptimo día del 2023</text:p>
            <text:p/>
          </table:table-cell>
          <table:table-cell/>
          <table:table-cell office:value-type="float" office:value="307" calcext:value-type="float">
            <text:p>307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1-04" calcext:value-type="date">
            <text:p>04/11/2023</text:p>
          </table:table-cell>
          <table:table-cell office:value-type="string" calcext:value-type="string">
            <text:p>Día de la UNESCO</text:p>
            <text:p/>
          </table:table-cell>
          <table:table-cell table:number-columns-repeated="6"/>
          <table:table-cell office:value-type="string" calcext:value-type="string">
            <text:p>Ss. CARLOS BORROMEO: OB. Vidal y Agrícola;Nicandro (ob.) y Hermas (pb.); mrs. Pierio; Félix de Valois: pbs. Amancio de Rodez; Perpetuo</text:p>
            <text:p>de Maastrich: obs. Modesta: absa. Emerico o Enrique.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La nada eterna está muy bien si vas vestido para la ocasión </text:p>
          </table:table-cell>
          <table:table-cell office:value-type="string" calcext:value-type="string">
            <text:p>Mañana cuarto menguante en Leo</text:p>
            <text:p/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8H00M00S" calcext:value-type="time">
            <text:p>18:00</text:p>
          </table:table-cell>
          <table:table-cell office:value-type="string" calcext:value-type="string">
            <text:p>Tricentésimo octavo día del 2023</text:p>
            <text:p/>
          </table:table-cell>
          <table:table-cell/>
          <table:table-cell office:value-type="float" office:value="308" calcext:value-type="float">
            <text:p>308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1-05" calcext:value-type="date">
            <text:p>05/11/2023</text:p>
          </table:table-cell>
          <table:table-cell office:value-type="string" calcext:value-type="string">
            <text:p>Día Mundial de Concienciación sobre Tsunamis </text:p>
          </table:table-cell>
          <table:table-cell office:value-type="string" calcext:value-type="string">
            <text:p>Día Internacional del Payaso</text:p>
            <text:p/>
          </table:table-cell>
          <table:table-cell office:value-type="string" calcext:value-type="string">
            <text:p>Día Internacional de las Personas Cuidadoras</text:p>
            <text:p/>
          </table:table-cell>
          <table:table-cell table:number-columns-repeated="4"/>
          <table:table-cell office:value-type="string" calcext:value-type="string">
            <text:p>TODOS LOS SANTOS DE LA COMPAÑÍA DE JESÚS.Ss. Ángela de la Cruz: </text:p>
            <text:p>v. Domino; Teótimo y ce.: mrs. Marcos de Ecano; Fibicio; Geraldo de</text:p>
            <text:p>Beziers; Guido M.Conforti; obs. Guetnocio. Bertila: absa. Bta. </text:p>
            <text:p>María Ráfols.</text:p>
          </table:table-cell>
          <table:table-cell office:value-type="string" calcext:value-type="string">
            <text:p>Un sabio anónimo</text:p>
          </table:table-cell>
          <table:table-cell office:value-type="string" calcext:value-type="string">
            <text:p>Nunca llores sobre leche regurgitada. No podría transformarse en whisky </text:p>
          </table:table-cell>
          <table:table-cell office:value-type="string" calcext:value-type="string">
            <text:p>Cuarto menguante a las 09:36 en Leo</text:p>
            <text:p/>
          </table:table-cell>
          <table:table-cell office:value-type="time" office:time-value="PT07H51M00S" calcext:value-type="time">
            <text:p>07:51</text:p>
          </table:table-cell>
          <table:table-cell office:value-type="time" office:time-value="PT17H59M00S" calcext:value-type="time">
            <text:p>17:59</text:p>
          </table:table-cell>
          <table:table-cell office:value-type="string" calcext:value-type="string">
            <text:p>Tricentésimo noveno día del 2023</text:p>
            <text:p/>
          </table:table-cell>
          <table:table-cell/>
          <table:table-cell office:value-type="float" office:value="309" calcext:value-type="float">
            <text:p>309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1-06" calcext:value-type="date">
            <text:p>06/11/2023</text:p>
          </table:table-cell>
          <table:table-cell office:value-type="string" calcext:value-type="string">
            <text:p>Día para prevenir la explotación del Medio Ambiente en la guerra y los conflictos armados </text:p>
            <text:p/>
          </table:table-cell>
          <table:table-cell office:value-type="string" calcext:value-type="string">
            <text:p>Día Mundial del saxofón</text:p>
            <text:p/>
          </table:table-cell>
          <table:table-cell table:number-columns-repeated="5"/>
          <table:table-cell office:value-type="string" calcext:value-type="string">
            <text:p>Ss. PEDRO POVEDA* EINOCENCIO CANOURA* (PBS.) Y CC.: MRS. Todos los Difuntos de  la Compañía de Jesús. Ss. Félix; Calinizo y cc.; Severo </text:p>
            <text:p>(ob.); mrs. Pablo de Constantinopla; Melanio de Rennes, Protasio de </text:p>
            <text:p>Laussane; Esteban de Apt: obs. Iltuto; Winoco: abs. Leonardo: er. Teobaldo.</text:p>
          </table:table-cell>
          <table:table-cell office:value-type="string" calcext:value-type="string">
            <text:p>Suero</text:p>
          </table:table-cell>
          <table:table-cell office:value-type="string" calcext:value-type="string">
            <text:p>Yo consumo con sumo cuidado</text:p>
          </table:table-cell>
          <table:table-cell office:value-type="string" calcext:value-type="string">
            <text:p>Luna nueva el 13 en Escorpio</text:p>
            <text:p/>
          </table:table-cell>
          <table:table-cell office:value-type="time" office:time-value="PT07H53M00S" calcext:value-type="time">
            <text:p>07:53</text:p>
          </table:table-cell>
          <table:table-cell office:value-type="time" office:time-value="PT17H57M00S" calcext:value-type="time">
            <text:p>17:57</text:p>
          </table:table-cell>
          <table:table-cell office:value-type="string" calcext:value-type="string">
            <text:p>Tricentésimo décimo día del 2023</text:p>
            <text:p/>
          </table:table-cell>
          <table:table-cell/>
          <table:table-cell office:value-type="float" office:value="310" calcext:value-type="float">
            <text:p>310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1-07" calcext:value-type="date">
            <text:p>07/11/2023</text:p>
          </table:table-cell>
          <table:table-cell office:value-type="string" calcext:value-type="string">
            <text:p>Día Internacional de la Física Médica  </text:p>
            <text:p/>
          </table:table-cell>
          <table:table-cell office:value-type="string" calcext:value-type="string">
            <text:p>Día del Turrón</text:p>
            <text:p/>
          </table:table-cell>
          <table:table-cell table:number-columns-repeated="5"/>
          <table:table-cell office:value-type="string" calcext:value-type="string">
            <text:p>Ss. Prosdócimo; Atenodoro; Baldo de Tours; Florencio de Estrasburgo; </text:p>
            <text:p>Wilibordo; Engelberto de Colonia: obs. Amaranto; Hierón y cc.; Herculano</text:p>
            <text:p>(ob.); Jacinto M.* Castañeda y Vicente Lê (pbs.);Pedro Wu: mrs.  Cungaro: ab. Lázaro: es. Vicente Grossi: pb. y fdr. Bto. Francisco de Jesús Palau.</text:p>
          </table:table-cell>
          <table:table-cell office:value-type="string" calcext:value-type="string">
            <text:p>Pintada en la calle</text:p>
          </table:table-cell>
          <table:table-cell office:value-type="string" calcext:value-type="string">
            <text:p>Las expectativas te están jodiendo la vida </text:p>
          </table:table-cell>
          <table:table-cell office:value-type="string" calcext:value-type="string">
            <text:p>Luna nueva el 13 en Escorpio</text:p>
            <text:p/>
          </table:table-cell>
          <table:table-cell office:value-type="time" office:time-value="PT07H54M00S" calcext:value-type="time">
            <text:p>07:54</text:p>
          </table:table-cell>
          <table:table-cell office:value-type="time" office:time-value="PT17H56M00S" calcext:value-type="time">
            <text:p>17:56</text:p>
          </table:table-cell>
          <table:table-cell office:value-type="string" calcext:value-type="string">
            <text:p>Tricentésimo décimo primer día del 2023</text:p>
          </table:table-cell>
          <table:table-cell/>
          <table:table-cell office:value-type="float" office:value="311" calcext:value-type="float">
            <text:p>311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1-08" calcext:value-type="date">
            <text:p>08/11/2023</text:p>
          </table:table-cell>
          <table:table-cell office:value-type="string" calcext:value-type="string">
            <text:p>Día Mundial del Urbanismo </text:p>
            <text:p/>
          </table:table-cell>
          <table:table-cell office:value-type="string" calcext:value-type="string">
            <text:p>Día Mundial de la Radiología</text:p>
            <text:p/>
          </table:table-cell>
          <table:table-cell office:value-type="string" calcext:value-type="string">
            <text:p>Día de la Solidaridad Intersexual </text:p>
            <text:p/>
          </table:table-cell>
          <table:table-cell office:value-type="string" calcext:value-type="string">
            <text:p>Dia Mundial sin Wi-Fi</text:p>
            <text:p/>
          </table:table-cell>
          <table:table-cell table:number-columns-repeated="3"/>
          <table:table-cell office:value-type="string" calcext:value-type="string">
            <text:p>Ss. Simproniano, Claudio, Nicóstrato, Cástor y Simplicio; José Nguyen</text:p>
            <text:p> Dinh, Pablo Nguyen Ngan, Martín Ta (pbs.) y Martín Tho y Juan Bautista </text:p>
            <text:p>Con: mrs. Claro: pb. Diosdado I: p. Wilehaldo; Godofredo: obs.</text:p>
          </table:table-cell>
          <table:table-cell office:value-type="string" calcext:value-type="string">
            <text:p>No recuerdo</text:p>
          </table:table-cell>
          <table:table-cell office:value-type="string" calcext:value-type="string">
            <text:p>A veces actuamos en la fiesta de la vida como ese invitado incómodo que acostumbra a irse demasiado tarde después de haber comido todos los canapés</text:p>
          </table:table-cell>
          <table:table-cell office:value-type="string" calcext:value-type="string">
            <text:p>Luna nueva el 13 en Escorpio</text:p>
            <text:p/>
          </table:table-cell>
          <table:table-cell office:value-type="time" office:time-value="PT07H55M00S" calcext:value-type="time">
            <text:p>07:55</text:p>
          </table:table-cell>
          <table:table-cell office:value-type="time" office:time-value="PT17H55M00S" calcext:value-type="time">
            <text:p>17:55</text:p>
          </table:table-cell>
          <table:table-cell office:value-type="string" calcext:value-type="string">
            <text:p>Tricentésimo décimo segundo día del 2023</text:p>
          </table:table-cell>
          <table:table-cell/>
          <table:table-cell office:value-type="float" office:value="312" calcext:value-type="float">
            <text:p>312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1-09" calcext:value-type="date">
            <text:p>09/11/2023</text:p>
          </table:table-cell>
          <table:table-cell office:value-type="string" calcext:value-type="string">
            <text:p>Día del Inventor Internacional </text:p>
            <text:p/>
          </table:table-cell>
          <table:table-cell office:value-type="string" calcext:value-type="string">
            <text:p>Día Mundial de la Adopción</text:p>
            <text:p/>
          </table:table-cell>
          <table:table-cell table:number-columns-repeated="5"/>
          <table:table-cell office:value-type="string" calcext:value-type="string">
            <text:p>N.S.° de la Almudena. LA DEDICACIÓN DE LA BASÍLICA DE LETRÁN. Ss. Ursino; <text:s/>Agripino; Vitón; Jorge de Lodève: obs. Eustolia y Sopatra; Isabel de la Santísima Trinidad: vs.</text:p>
          </table:table-cell>
          <table:table-cell office:value-type="string" calcext:value-type="string">
            <text:p>Noticias hablando del volcán de La Palma</text:p>
          </table:table-cell>
          <table:table-cell office:value-type="string" calcext:value-type="string">
            <text:p>Sigue fiel a su carácter estromboliano </text:p>
          </table:table-cell>
          <table:table-cell office:value-type="string" calcext:value-type="string">
            <text:p>Luna nueva el 13 en Escorpio</text:p>
            <text:p/>
          </table:table-cell>
          <table:table-cell office:value-type="time" office:time-value="PT07H57M00S" calcext:value-type="time">
            <text:p>07:57</text:p>
          </table:table-cell>
          <table:table-cell office:value-type="time" office:time-value="PT17H54M00S" calcext:value-type="time">
            <text:p>17:54</text:p>
          </table:table-cell>
          <table:table-cell office:value-type="string" calcext:value-type="string">
            <text:p>Tricentésimo décimo tercer día del 2023</text:p>
          </table:table-cell>
          <table:table-cell/>
          <table:table-cell office:value-type="float" office:value="313" calcext:value-type="float">
            <text:p>313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1-10" calcext:value-type="date">
            <text:p>10/11/2023</text:p>
          </table:table-cell>
          <table:table-cell office:value-type="string" calcext:value-type="string">
            <text:p>Día Mundial de la a ciencia para La Paz y el Desarrollo</text:p>
          </table:table-cell>
          <table:table-cell office:value-type="string" calcext:value-type="string">
            <text:p>Día Mundial de la Usabilidad </text:p>
            <text:p/>
          </table:table-cell>
          <table:table-cell office:value-type="string" calcext:value-type="string">
            <text:p>Día Internacional contra el Cáncer neuroendocrino </text:p>
          </table:table-cell>
          <table:table-cell office:value-type="string" calcext:value-type="string">
            <text:p>Día Mundial de la Calidad</text:p>
            <text:p/>
          </table:table-cell>
          <table:table-cell table:number-columns-repeated="3"/>
          <table:table-cell office:value-type="string" calcext:value-type="string">
            <text:p>Ss. LEÓN MAGNO: P. Y DR. Demetriano; Probo de ávena; Justo de Canterbury: <text:s/>obs. Orestes; Narsetes (ob.) y José: mrs. Baudelino: er. Andrés Avellino: pb.</text:p>
          </table:table-cell>
          <table:table-cell office:value-type="string" calcext:value-type="string">
            <text:p>No recuerdo</text:p>
          </table:table-cell>
          <table:table-cell office:value-type="string" calcext:value-type="string">
            <text:p>La felicidad es eso intermedio entre sentir que lo tienes todo y no tener nada</text:p>
          </table:table-cell>
          <table:table-cell office:value-type="string" calcext:value-type="string">
            <text:p>Luna nueva el 13 en Escorpio</text:p>
            <text:p/>
          </table:table-cell>
          <table:table-cell office:value-type="time" office:time-value="PT07H58M00S" calcext:value-type="time">
            <text:p>07:58</text:p>
          </table:table-cell>
          <table:table-cell office:value-type="time" office:time-value="PT17H53M00S" calcext:value-type="time">
            <text:p>17:53</text:p>
          </table:table-cell>
          <table:table-cell office:value-type="string" calcext:value-type="string">
            <text:p>Tricentésimo décimo cuarto día del 2023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1-11" calcext:value-type="date">
            <text:p>11/11/2023</text:p>
          </table:table-cell>
          <table:table-cell office:value-type="string" calcext:value-type="string">
            <text:p>Día del Soltero </text:p>
          </table:table-cell>
          <table:table-cell office:value-type="string" calcext:value-type="string">
            <text:p>Día de las Librerías </text:p>
            <text:p/>
          </table:table-cell>
          <table:table-cell office:value-type="string" calcext:value-type="string">
            <text:p>Día Mundial del Shopping</text:p>
            <text:p/>
          </table:table-cell>
          <table:table-cell office:value-type="string" calcext:value-type="string">
            <text:p>Día Mundial del Origami </text:p>
            <text:p/>
          </table:table-cell>
          <table:table-cell office:value-type="string" calcext:value-type="string">
            <text:p>Remembrance Day </text:p>
            <text:p/>
          </table:table-cell>
          <table:table-cell office:value-type="string" calcext:value-type="string">
            <text:p>Día de los Veteranos</text:p>
            <text:p/>
          </table:table-cell>
          <table:table-cell/>
          <table:table-cell office:value-type="string" calcext:value-type="string">
            <text:p>Ss. MARTÍN DE TOURS: OB. Menas: mr. Verano; Juan el Limosnero: obs. </text:p>
            <text:p>Menas: er. Bertuino (ob.); Teodoro Estudita; Bartolomé: abs. Marina</text:p>
            <text:p>de Omura: V.</text:p>
          </table:table-cell>
          <table:table-cell office:value-type="string" calcext:value-type="string">
            <text:p>Lucille Ball</text:p>
          </table:table-cell>
          <table:table-cell office:value-type="string" calcext:value-type="string">
            <text:p>El secreto para mantenerte joven en vivir honestamente, comer despacio, y mentir sobre tu edad</text:p>
          </table:table-cell>
          <table:table-cell office:value-type="string" calcext:value-type="string">
            <text:p>Luna nueva el 13 en Escorpio</text:p>
            <text:p/>
          </table:table-cell>
          <table:table-cell office:value-type="time" office:time-value="PT07H59M00S" calcext:value-type="time">
            <text:p>07:59</text:p>
          </table:table-cell>
          <table:table-cell office:value-type="time" office:time-value="PT17H52M00S" calcext:value-type="time">
            <text:p>17:52</text:p>
          </table:table-cell>
          <table:table-cell office:value-type="string" calcext:value-type="string">
            <text:p>Tricentésimo décimo quinto día del 2023</text:p>
          </table:table-cell>
          <table:table-cell/>
          <table:table-cell office:value-type="float" office:value="315" calcext:value-type="float">
            <text:p>315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1-12" calcext:value-type="date">
            <text:p>12/11/2023</text:p>
          </table:table-cell>
          <table:table-cell office:value-type="string" calcext:value-type="string">
            <text:p>Día Mundial contra la Neumonía</text:p>
            <text:p/>
          </table:table-cell>
          <table:table-cell table:number-columns-repeated="6"/>
          <table:table-cell office:value-type="string" calcext:value-type="string">
            <text:p>Ss. JOSAFAT: OB. Y MR. Nilo: ab. Macario de Mull; Hesiquio; Cuniberto: obs. <text:s/>Millán o Emiliano: pb. Labuino (pb.): mj. Benito y cc.; Margarito Flores (pb.)</text:p>
          </table:table-cell>
          <table:table-cell office:value-type="string" calcext:value-type="string">
            <text:p>Taylor Tomlinson</text:p>
          </table:table-cell>
          <table:table-cell office:value-type="string" calcext:value-type="string">
            <text:p>El Antiguo Testamento es mi álbum favorito de Taylor Swift</text:p>
          </table:table-cell>
          <table:table-cell office:value-type="string" calcext:value-type="string">
            <text:p>Mañana luna nueva en Escorpio</text:p>
            <text:p/>
          </table:table-cell>
          <table:table-cell office:value-type="time" office:time-value="PT08H00M00S" calcext:value-type="time">
            <text:p>08:00</text:p>
          </table:table-cell>
          <table:table-cell office:value-type="time" office:time-value="PT17H51M00S" calcext:value-type="time">
            <text:p>17:51</text:p>
          </table:table-cell>
          <table:table-cell office:value-type="string" calcext:value-type="string">
            <text:p>Tricentésimo décimo sexto día del 2023</text:p>
          </table:table-cell>
          <table:table-cell/>
          <table:table-cell office:value-type="float" office:value="316" calcext:value-type="float">
            <text:p>316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1-13" calcext:value-type="date">
            <text:p>13/11/2023</text:p>
          </table:table-cell>
          <table:table-cell office:value-type="string" calcext:value-type="string">
            <text:p>Día mundial de la Bondad </text:p>
          </table:table-cell>
          <table:table-cell office:value-type="string" calcext:value-type="string">
            <text:p>Día Mundial de los Sistemas de Información Geográfica </text:p>
          </table:table-cell>
          <table:table-cell office:value-type="string" calcext:value-type="string">
            <text:p>Día Internacional de la Enfermedad de Huntington</text:p>
          </table:table-cell>
          <table:table-cell table:number-columns-repeated="4"/>
          <table:table-cell office:value-type="string" calcext:value-type="string">
            <text:p>Ss. ESTANISLAO DE KOSTKA*: RL. Leandro; Bricio; Quinciano; Dalmacio: obs. Antonino y cc.; Arcadio y cc.; Maxelendis: mrs. Mitrio; Florencio (ob.) y </text:p>
            <text:p>Amancio (pb.); Homobono. Leoniano;Abón: abs. Himerio; er. Nicolás I: p. Agustina Pietrantoni: v. Diego de Alcalá*: rl.</text:p>
          </table:table-cell>
          <table:table-cell office:value-type="string" calcext:value-type="string">
            <text:p>En mi diario</text:p>
          </table:table-cell>
          <table:table-cell office:value-type="string" calcext:value-type="string">
            <text:p>¡Estúpidos Estupefacientes! </text:p>
          </table:table-cell>
          <table:table-cell office:value-type="string" calcext:value-type="string">
            <text:p>Luna nueva a las 10:27 en Escorpio</text:p>
            <text:p/>
          </table:table-cell>
          <table:table-cell office:value-type="time" office:time-value="PT08H02M00S" calcext:value-type="time">
            <text:p>08:02</text:p>
          </table:table-cell>
          <table:table-cell office:value-type="time" office:time-value="PT17H50M00S" calcext:value-type="time">
            <text:p>17:50</text:p>
          </table:table-cell>
          <table:table-cell office:value-type="string" calcext:value-type="string">
            <text:p>Tricentésimo décimo séptimo día del 2023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1-14" calcext:value-type="date">
            <text:p>14/11/2023</text:p>
          </table:table-cell>
          <table:table-cell office:value-type="string" calcext:value-type="string">
            <text:p>Día Mundial de la Diabetes </text:p>
            <text:p/>
          </table:table-cell>
          <table:table-cell office:value-type="string" calcext:value-type="string">
            <text:p>Día Internacional contra el tráfico Ilícito de Bienes Culturales</text:p>
          </table:table-cell>
          <table:table-cell office:value-type="string" calcext:value-type="string">
            <text:p>Día Mundial de los Huérfanos </text:p>
            <text:p/>
          </table:table-cell>
          <table:table-cell office:value-type="string" calcext:value-type="string">
            <text:p>Día Mundial del Trabalenguas</text:p>
            <text:p/>
          </table:table-cell>
          <table:table-cell table:number-columns-repeated="3"/>
          <table:table-cell office:value-type="string" calcext:value-type="string">
            <text:p>Ss. JOSÉ PIGNATELLI: PB. Teodoto; Hipacio (ob.); Serapión; Nicolás Tavelic y cc.; Esteban T. Cuénot (ob.): mrs. Rufo de Aviñón; Juan de Traù; Lo-</text:p>
            <text:p>renzo de Dublín: obs. Dubricio (ob.); Siardo: abs.</text:p>
          </table:table-cell>
          <table:table-cell office:value-type="string" calcext:value-type="string">
            <text:p>Luther Price</text:p>
          </table:table-cell>
          <table:table-cell office:value-type="string" calcext:value-type="string">
            <text:p>Sé cómo eres, no lo que no eres; porque si no eres lo que eres, eres lo que no eres</text:p>
          </table:table-cell>
          <table:table-cell office:value-type="string" calcext:value-type="string">
            <text:p>Cuarto creciente el 20 en Acuario</text:p>
            <text:p/>
          </table:table-cell>
          <table:table-cell office:value-type="time" office:time-value="PT08H03M00S" calcext:value-type="time">
            <text:p>08:03</text:p>
          </table:table-cell>
          <table:table-cell office:value-type="time" office:time-value="PT17H49M00S" calcext:value-type="time">
            <text:p>17:49</text:p>
          </table:table-cell>
          <table:table-cell office:value-type="string" calcext:value-type="string">
            <text:p>Tricentésimo décimo octavo día del 2023</text:p>
          </table:table-cell>
          <table:table-cell/>
          <table:table-cell office:value-type="float" office:value="318" calcext:value-type="float">
            <text:p>318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1-15" calcext:value-type="date">
            <text:p>15/11/2023</text:p>
          </table:table-cell>
          <table:table-cell office:value-type="string" calcext:value-type="string">
            <text:p>Día Mundial sin Alcohol</text:p>
            <text:p/>
          </table:table-cell>
          <table:table-cell office:value-type="string" calcext:value-type="string">
            <text:p>Día Nacional de las Enfermedades Neuromusculares</text:p>
            <text:p/>
          </table:table-cell>
          <table:table-cell table:number-columns-repeated="5"/>
          <table:table-cell office:value-type="string" calcext:value-type="string">
            <text:p>Ss. Alberto Magno: ob. y dr. Fidenciano (ob.) y CC.; Gurias y Samonas; </text:p>
            <text:p>Marino (ob.) y Anianos; José Mkasa: mrs. Félix de Nola; Maclovio o Ma-</text:p>
            <text:p>cuto de Alet; Desiderio de Cahors; Eugenio de Toledo: obs. Sidonio:</text:p>
            <text:p> ab. Fintano: mj. Leopoldo el Piadoso. Rafael de San José: pb. Bta. M. de la</text:p>
            <text:p>Pasión (Helena) de Chappotin.</text:p>
          </table:table-cell>
          <table:table-cell office:value-type="string" calcext:value-type="string">
            <text:p>Will Rogers</text:p>
          </table:table-cell>
          <table:table-cell office:value-type="string" calcext:value-type="string">
            <text:p>Pasamos la mitad de la vida intentando encontrar algo que hacer con el tiempo que nos hemos apresurado a ahorrar a lo largo de ella</text:p>
          </table:table-cell>
          <table:table-cell office:value-type="string" calcext:value-type="string">
            <text:p>Cuarto creciente el 20 en Acuario</text:p>
            <text:p/>
          </table:table-cell>
          <table:table-cell office:value-type="time" office:time-value="PT08H04M00S" calcext:value-type="time">
            <text:p>08:04</text:p>
          </table:table-cell>
          <table:table-cell office:value-type="time" office:time-value="PT17H48M00S" calcext:value-type="time">
            <text:p>17:48</text:p>
          </table:table-cell>
          <table:table-cell office:value-type="string" calcext:value-type="string">
            <text:p>Tricentésimo décimo noveno día del 2023</text:p>
          </table:table-cell>
          <table:table-cell/>
          <table:table-cell office:value-type="float" office:value="319" calcext:value-type="float">
            <text:p>319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1-16" calcext:value-type="date">
            <text:p>16/11/2023</text:p>
          </table:table-cell>
          <table:table-cell office:value-type="string" calcext:value-type="string">
            <text:p>Día Mundial de los Record Guinnes </text:p>
          </table:table-cell>
          <table:table-cell office:value-type="string" calcext:value-type="string">
            <text:p>Día Internacional para la Tolerancia </text:p>
          </table:table-cell>
          <table:table-cell office:value-type="string" calcext:value-type="string">
            <text:p>Día Internacional del Flamenco</text:p>
            <text:p/>
          </table:table-cell>
          <table:table-cell office:value-type="string" calcext:value-type="string">
            <text:p>Día Internacional del Patrimonio Mundial</text:p>
          </table:table-cell>
          <table:table-cell table:number-columns-repeated="3"/>
          <table:table-cell office:value-type="string" calcext:value-type="string">
            <text:p>Ss. Margarita de Escocia. Gertrudis: v. Roque González, Alfonso</text:p>
            <text:p> Rodriguez y Juan del Castillo: pbs. y mrs. Agustin y Felicidad; mrs. Leo-</text:p>
            <text:p>cadio y Lusorio. Euquerio; Edmundo Rich: obs. Otmar: ab. Inés de Asís; v</text:p>
            <text:p/>
            <text:p/>
          </table:table-cell>
          <table:table-cell office:value-type="string" calcext:value-type="string">
            <text:p>Adolf Hitler</text:p>
          </table:table-cell>
          <table:table-cell office:value-type="string" calcext:value-type="string">
            <text:p>Qué suerte tienen los gobernantes de que los hombres no piensen</text:p>
          </table:table-cell>
          <table:table-cell office:value-type="string" calcext:value-type="string">
            <text:p>Cuarto creciente el 20 en Acuario</text:p>
            <text:p/>
          </table:table-cell>
          <table:table-cell office:value-type="time" office:time-value="PT08H06M00S" calcext:value-type="time">
            <text:p>08:06</text:p>
          </table:table-cell>
          <table:table-cell office:value-type="time" office:time-value="PT17H47M00S" calcext:value-type="time">
            <text:p>17:47</text:p>
          </table:table-cell>
          <table:table-cell office:value-type="string" calcext:value-type="string">
            <text:p>Tricentésimo vigésimo día del 2023</text:p>
            <text:p/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1-17" calcext:value-type="date">
            <text:p>17/11/2023</text:p>
          </table:table-cell>
          <table:table-cell office:value-type="string" calcext:value-type="string">
            <text:p>Día de la Filosofía </text:p>
          </table:table-cell>
          <table:table-cell office:value-type="string" calcext:value-type="string">
            <text:p>Día Internacional contra el Cáncer de Pulmón </text:p>
          </table:table-cell>
          <table:table-cell office:value-type="string" calcext:value-type="string">
            <text:p>Día Mundial del Niño Prematuro </text:p>
          </table:table-cell>
          <table:table-cell office:value-type="string" calcext:value-type="string">
            <text:p>Dia Internacional de los Estudiantes </text:p>
            <text:p/>
          </table:table-cell>
          <table:table-cell office:value-type="string" calcext:value-type="string">
            <text:p>Dia Mundial del Cáncer de Páncreas </text:p>
          </table:table-cell>
          <table:table-cell office:value-type="string" calcext:value-type="string">
            <text:p>Día Internacional del Síndrome de Smith Magenis</text:p>
          </table:table-cell>
          <table:table-cell/>
          <table:table-cell office:value-type="string" calcext:value-type="string">
            <text:p>SS. ISABEL DE HUNGRÍA. Gregorio Taumaturgo; Aniano; Namacio;</text:p>
            <text:p>Gregorio  de Tours; Hugo de Lincoln; obs. Alfeo y Zaqueo; Acisclo y Victoria;</text:p>
            <text:p>Jordán Ansalone y Tomás Hioji (pbs.): mrs. Hilda: absa. Florino: pb. </text:p>
            <text:p>Lázaro: mj. Hugo de Novara: ab.</text:p>
            <text:p/>
            <text:p/>
          </table:table-cell>
          <table:table-cell office:value-type="string" calcext:value-type="string">
            <text:p>Un sabio anónimo</text:p>
          </table:table-cell>
          <table:table-cell office:value-type="string" calcext:value-type="string">
            <text:p>Sólo bebo para que mis amigos parezcan más interesantes </text:p>
          </table:table-cell>
          <table:table-cell office:value-type="string" calcext:value-type="string">
            <text:p>Cuarto creciente el 20 en Acuario</text:p>
            <text:p/>
          </table:table-cell>
          <table:table-cell office:value-type="time" office:time-value="PT08H07M00S" calcext:value-type="time">
            <text:p>08:07</text:p>
          </table:table-cell>
          <table:table-cell office:value-type="time" office:time-value="PT17H46M00S" calcext:value-type="time">
            <text:p>17:46</text:p>
          </table:table-cell>
          <table:table-cell office:value-type="string" calcext:value-type="string">
            <text:p>Tricentésimo vigésimo primer día del 2023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1-18" calcext:value-type="date">
            <text:p>18/11/2023</text:p>
          </table:table-cell>
          <table:table-cell office:value-type="string" calcext:value-type="string">
            <text:p>Día Internacional del Arte Islámico </text:p>
          </table:table-cell>
          <table:table-cell office:value-type="string" calcext:value-type="string">
            <text:p>Día Mundial del Paciente Anticoagulado</text:p>
            <text:p/>
          </table:table-cell>
          <table:table-cell office:value-type="string" calcext:value-type="string">
            <text:p>Día Mundial de la Vasectomía </text:p>
          </table:table-cell>
          <table:table-cell office:value-type="string" calcext:value-type="string">
            <text:p>Día Europeo del uso prudente de Antibióticos</text:p>
          </table:table-cell>
          <table:table-cell table:number-columns-repeated="3"/>
          <table:table-cell office:value-type="string" calcext:value-type="string">
            <text:p>La Dedicación de las Basílicas de los Stos. Pedro y Pablo. Ss. Román (de.);</text:p>
          </table:table-cell>
          <table:table-cell office:value-type="string" calcext:value-type="string">
            <text:p>Graffiti</text:p>
          </table:table-cell>
          <table:table-cell office:value-type="string" calcext:value-type="string">
            <text:p>La realidad es para quienes no soportan el alcohol o las drogas </text:p>
          </table:table-cell>
          <table:table-cell office:value-type="string" calcext:value-type="string">
            <text:p>Cuarto creciente el 20 en Acuario</text:p>
          </table:table-cell>
          <table:table-cell office:value-type="time" office:time-value="PT08H08M00S" calcext:value-type="time">
            <text:p>08:08</text:p>
          </table:table-cell>
          <table:table-cell office:value-type="time" office:time-value="PT17H45M00S" calcext:value-type="time">
            <text:p>17:45</text:p>
          </table:table-cell>
          <table:table-cell office:value-type="string" calcext:value-type="string">
            <text:p>Tricentésimo vigésimo segundo día del 2023</text:p>
          </table:table-cell>
          <table:table-cell/>
          <table:table-cell office:value-type="float" office:value="322" calcext:value-type="float">
            <text:p>322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1-19" calcext:value-type="date">
            <text:p>19/11/2023</text:p>
          </table:table-cell>
          <table:table-cell office:value-type="string" calcext:value-type="string">
            <text:p>Día Internacional del Hombre </text:p>
            <text:p/>
          </table:table-cell>
          <table:table-cell office:value-type="string" calcext:value-type="string">
            <text:p>Día Mundial del Saneamiento o Retrete</text:p>
          </table:table-cell>
          <table:table-cell office:value-type="string" calcext:value-type="string">
            <text:p>Día Internacional de la Mujer Emprendedora</text:p>
          </table:table-cell>
          <table:table-cell table:number-columns-repeated="4"/>
          <table:table-cell office:value-type="string" calcext:value-type="string">
            <text:p>Teofredo: mrs. Patroclo: pb. Maudeto; Odón: abs. Romacario: ob.</text:p>
          </table:table-cell>
          <table:table-cell office:value-type="string" calcext:value-type="string">
            <text:p>Maradona</text:p>
          </table:table-cell>
          <table:table-cell office:value-type="string" calcext:value-type="string">
            <text:p>Ganarle al River es como que tu mamá te venga a despertar con un beso a la mañana</text:p>
          </table:table-cell>
          <table:table-cell office:value-type="string" calcext:value-type="string">
            <text:p>Mañana cuarto creciente en Acuario</text:p>
            <text:p/>
          </table:table-cell>
          <table:table-cell office:value-type="time" office:time-value="PT08H09M00S" calcext:value-type="time">
            <text:p>08:09</text:p>
          </table:table-cell>
          <table:table-cell office:value-type="time" office:time-value="PT17H44M00S" calcext:value-type="time">
            <text:p>17:44</text:p>
          </table:table-cell>
          <table:table-cell office:value-type="string" calcext:value-type="string">
            <text:p>Tricentésimo vigésimo tercer día del 2023</text:p>
          </table:table-cell>
          <table:table-cell/>
          <table:table-cell office:value-type="float" office:value="323" calcext:value-type="float">
            <text:p>323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1-20" calcext:value-type="date">
            <text:p>20/11/2023</text:p>
          </table:table-cell>
          <table:table-cell office:value-type="string" calcext:value-type="string">
            <text:p>Día Universal del Niño </text:p>
            <text:p/>
          </table:table-cell>
          <table:table-cell office:value-type="string" calcext:value-type="string">
            <text:p>Día de la Industrialización de África </text:p>
            <text:p/>
          </table:table-cell>
          <table:table-cell office:value-type="string" calcext:value-type="string">
            <text:p>Día Internacional de la Memoria Transexual </text:p>
          </table:table-cell>
          <table:table-cell table:number-columns-repeated="4"/>
          <table:table-cell office:value-type="string" calcext:value-type="string">
            <text:p>Filipina Duchesne: V</text:p>
          </table:table-cell>
          <table:table-cell office:value-type="string" calcext:value-type="string">
            <text:p>Escrito en una máquina expendedora de preservativos</text:p>
          </table:table-cell>
          <table:table-cell office:value-type="string" calcext:value-type="string">
            <text:p>MI PADRE DICE QUE ESTO NO FUNCIONA </text:p>
          </table:table-cell>
          <table:table-cell office:value-type="string" calcext:value-type="string">
            <text:p>Cuarto creciente a las 11:50 en Acuario</text:p>
          </table:table-cell>
          <table:table-cell office:value-type="time" office:time-value="PT08H11M00S" calcext:value-type="time">
            <text:p>08:11</text:p>
          </table:table-cell>
          <table:table-cell office:value-type="time" office:time-value="PT17H44M00S" calcext:value-type="time">
            <text:p>17:44</text:p>
          </table:table-cell>
          <table:table-cell office:value-type="string" calcext:value-type="string">
            <text:p>Tricentésimo vigésimo cuarto día del 2023</text:p>
          </table:table-cell>
          <table:table-cell/>
          <table:table-cell office:value-type="float" office:value="324" calcext:value-type="float">
            <text:p>324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1-21" calcext:value-type="date">
            <text:p>21/11/2023</text:p>
          </table:table-cell>
          <table:table-cell office:value-type="string" calcext:value-type="string">
            <text:p>Día Mundial de la Televisión </text:p>
            <text:p/>
          </table:table-cell>
          <table:table-cell office:value-type="string" calcext:value-type="string">
            <text:p>Día Mundial del Saludo </text:p>
            <text:p/>
          </table:table-cell>
          <table:table-cell office:value-type="string" calcext:value-type="string">
            <text:p>Día Internacional de la Espina Bífida </text:p>
            <text:p/>
          </table:table-cell>
          <table:table-cell office:value-type="string" calcext:value-type="string">
            <text:p>Día Mundial de la Pesca</text:p>
            <text:p/>
          </table:table-cell>
          <table:table-cell table:number-columns-repeated="3"/>
          <table:table-cell office:value-type="string" calcext:value-type="string">
            <text:p>LA PRESENTACIÓN DE LA VIRGEN MARÍA. Ss. Rufo: santo del N.T. Marino (ob.); Agapio: mrs. Gelasio I; p. Mauro de Cesana: ob</text:p>
          </table:table-cell>
          <table:table-cell office:value-type="string" calcext:value-type="string">
            <text:p>del libro Pensar a lo Grande</text:p>
          </table:table-cell>
          <table:table-cell office:value-type="string" calcext:value-type="string">
            <text:p>En inglés “hacer, ser, hacer, ser, hacer” (do be do be do) suena al sonsonete “dubidubidú”</text:p>
          </table:table-cell>
          <table:table-cell office:value-type="string" calcext:value-type="string">
            <text:p>Luna llena el 27 en Géminis</text:p>
            <text:p/>
          </table:table-cell>
          <table:table-cell office:value-type="time" office:time-value="PT08H12M00S" calcext:value-type="time">
            <text:p>08:12</text:p>
          </table:table-cell>
          <table:table-cell office:value-type="time" office:time-value="PT17H43M00S" calcext:value-type="time">
            <text:p>17:43</text:p>
          </table:table-cell>
          <table:table-cell office:value-type="string" calcext:value-type="string">
            <text:p>Tricentésimo vigésimo quinto día del 2023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1-22" calcext:value-type="date">
            <text:p>22/11/2023</text:p>
          </table:table-cell>
          <table:table-cell office:value-type="string" calcext:value-type="string">
            <text:p>Día de la Música</text:p>
            <text:p/>
          </table:table-cell>
          <table:table-cell table:number-columns-repeated="6"/>
          <table:table-cell office:value-type="string" calcext:value-type="string">
            <text:p>SS. CECILIA; V. Y MR. Filemón y Apia; santos del N.I. Ananías; Pedro Ezqueda: mrs. Benigno de Milán; Pragmacio: obs.</text:p>
          </table:table-cell>
          <table:table-cell office:value-type="string" calcext:value-type="string">
            <text:p>Pablo Wilson</text:p>
          </table:table-cell>
          <table:table-cell office:value-type="string" calcext:value-type="string">
            <text:p>Primero todo está bien y luego, lo que está bien empieza a estar menos bien. Luego no hay nada bien y te conformas con darle a me gusta a algo divertido </text:p>
          </table:table-cell>
          <table:table-cell office:value-type="string" calcext:value-type="string">
            <text:p>Luna llena el 27 en Géminis</text:p>
            <text:p/>
          </table:table-cell>
          <table:table-cell office:value-type="time" office:time-value="PT08H13M00S" calcext:value-type="time">
            <text:p>08:13</text:p>
          </table:table-cell>
          <table:table-cell office:value-type="time" office:time-value="PT17H42M00S" calcext:value-type="time">
            <text:p>17:42</text:p>
          </table:table-cell>
          <table:table-cell office:value-type="string" calcext:value-type="string">
            <text:p>Tricentésimo vigésimo sexto día del 2023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1-23" calcext:value-type="date">
            <text:p>23/11/2023</text:p>
          </table:table-cell>
          <table:table-cell office:value-type="string" calcext:value-type="string">
            <text:p>Día Internacional de la Palabra </text:p>
            <text:p/>
          </table:table-cell>
          <table:table-cell office:value-type="string" calcext:value-type="string">
            <text:p>Día Europeo de los Sin Techo </text:p>
            <text:p/>
          </table:table-cell>
          <table:table-cell office:value-type="string" calcext:value-type="string">
            <text:p>Día Internacional del Asesor de Imagen</text:p>
          </table:table-cell>
          <table:table-cell table:number-columns-repeated="4"/>
          <table:table-cell office:value-type="string" calcext:value-type="string">
            <text:p>Ss. Clemente I: p. y mr. Columbano: ab. Felicidad; Mustiola; Sisinio </text:p>
            <text:p>(ob.); Lucrecia: mrs. Clemente de Metz; Anfiloquio; Gregorio de Agri-</text:p>
            <text:p>gento: obs. Severino. Trudón: pb. Bto. Miguel Agustin Pro: pb. y mr.</text:p>
          </table:table-cell>
          <table:table-cell office:value-type="string" calcext:value-type="string">
            <text:p>En el periódico</text:p>
          </table:table-cell>
          <table:table-cell office:value-type="string" calcext:value-type="string">
            <text:p>La baldosa de Bilbao está de moda y el que nunca mire al suelo, que se joda </text:p>
          </table:table-cell>
          <table:table-cell office:value-type="string" calcext:value-type="string">
            <text:p>Luna llena el 27 en Géminis</text:p>
            <text:p/>
          </table:table-cell>
          <table:table-cell office:value-type="time" office:time-value="PT08H14M00S" calcext:value-type="time">
            <text:p>08:14</text:p>
          </table:table-cell>
          <table:table-cell office:value-type="time" office:time-value="PT17H41M00S" calcext:value-type="time">
            <text:p>17:41</text:p>
          </table:table-cell>
          <table:table-cell office:value-type="string" calcext:value-type="string">
            <text:p>Tricentésimo vigésimo séptimo día del 2023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1-24" calcext:value-type="date">
            <text:p>24/11/2023</text:p>
          </table:table-cell>
          <table:table-cell office:value-type="string" calcext:value-type="string">
            <text:p>Día Mundial de la Evolución </text:p>
          </table:table-cell>
          <table:table-cell table:style-name="ce6" office:value-type="string" calcext:value-type="string">
            <text:p>Black Friday </text:p>
          </table:table-cell>
          <table:table-cell office:value-type="string" calcext:value-type="string">
            <text:p>Día Mundial sin Compras o Buy Nothing Day</text:p>
          </table:table-cell>
          <table:table-cell table:number-columns-repeated="4"/>
          <table:table-cell office:value-type="string" calcext:value-type="string">
            <text:p>Ss. ANDRÉS DUNG LAC (PB.) Y CC. MRS. Crisógono; Firmina; Alberto de </text:p>
            <text:p>Lovaina (ob.); Pedro Dumoulin (ob.) y cc.: mrs. Protasio de Milán; Col-</text:p>
            <text:p>mano de Cloyne: obs. Romano: pb. Porciano: ab. Flora y María: vs</text:p>
          </table:table-cell>
          <table:table-cell office:value-type="string" calcext:value-type="string">
            <text:p>Yuval Noah Harari</text:p>
          </table:table-cell>
          <table:table-cell office:value-type="string" calcext:value-type="string">
            <text:p>Ningún caracol levantará un tentáculo por la comunidad global de caracoles</text:p>
          </table:table-cell>
          <table:table-cell office:value-type="string" calcext:value-type="string">
            <text:p>Luna llena el 27 en Géminis</text:p>
            <text:p/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17H41M00S" calcext:value-type="time">
            <text:p>17:41</text:p>
          </table:table-cell>
          <table:table-cell office:value-type="string" calcext:value-type="string">
            <text:p>Tricentésimo vigésimo octavo día del 2023</text:p>
          </table:table-cell>
          <table:table-cell/>
          <table:table-cell office:value-type="float" office:value="328" calcext:value-type="float">
            <text:p>328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1-25" calcext:value-type="date">
            <text:p>25/11/2023</text:p>
          </table:table-cell>
          <table:table-cell office:value-type="string" calcext:value-type="string">
            <text:p>Día Internacional para la Eliminación de la Violencia contra la Mujer</text:p>
          </table:table-cell>
          <table:table-cell office:value-type="string" calcext:value-type="string">
            <text:p>Día Internacional del Ingeniero de Sistemas</text:p>
          </table:table-cell>
          <table:table-cell table:number-columns-repeated="5"/>
          <table:table-cell office:value-type="string" calcext:value-type="string">
            <text:p>Ss. Catalina; Mercurio; Moisés (pb.); Pedro (ob.); Márculo (ob.); Maurino; </text:p>
            <text:p>Pedro Yi y Águeda Y.</text:p>
          </table:table-cell>
          <table:table-cell office:value-type="string" calcext:value-type="string">
            <text:p>No recuerdo</text:p>
          </table:table-cell>
          <table:table-cell office:value-type="string" calcext:value-type="string">
            <text:p>No sé qué es la muerte, pero no puede ser más terrible que la vida</text:p>
          </table:table-cell>
          <table:table-cell office:value-type="string" calcext:value-type="string">
            <text:p>Luna llena el 27 en Géminis</text:p>
            <text:p/>
          </table:table-cell>
          <table:table-cell office:value-type="time" office:time-value="PT08H17M00S" calcext:value-type="time">
            <text:p>08:17</text:p>
          </table:table-cell>
          <table:table-cell office:value-type="time" office:time-value="PT17H40M00S" calcext:value-type="time">
            <text:p>17:40</text:p>
          </table:table-cell>
          <table:table-cell office:value-type="string" calcext:value-type="string">
            <text:p>Tricentésimo vigésimo noveno día del 2023</text:p>
          </table:table-cell>
          <table:table-cell/>
          <table:table-cell office:value-type="float" office:value="329" calcext:value-type="float">
            <text:p>329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1-26" calcext:value-type="date">
            <text:p>26/11/2023</text:p>
          </table:table-cell>
          <table:table-cell office:value-type="string" calcext:value-type="string">
            <text:p>Día Mundial del Olivo</text:p>
            <text:p/>
          </table:table-cell>
          <table:table-cell table:number-columns-repeated="6"/>
          <table:table-cell office:value-type="string" calcext:value-type="string">
            <text:p>SS. JUAN BERCHMANS*: RI. Siricio: p. Alipio: de. Conrado de Constanza:</text:p>
            <text:p> ob. Nicón: mj. Belino (ob.); Tomás Dinh y Domingo Nguyen Van Xu-</text:p>
            <text:p>yen (pbs.); mrs. Silvestre Gozzolini: ab. Humilde Pirozzo: r1. Leonardo de Porto Maurizio: pb. Bto. Jacobo Alberione.</text:p>
          </table:table-cell>
          <table:table-cell office:value-type="string" calcext:value-type="string">
            <text:p>André Bretón</text:p>
          </table:table-cell>
          <table:table-cell office:value-type="string" calcext:value-type="string">
            <text:p>El hombre que no puede visualizar un caballo al galope sobre un tomate es un idiota</text:p>
          </table:table-cell>
          <table:table-cell office:value-type="string" calcext:value-type="string">
            <text:p>Mañana luna llena en Géminis</text:p>
            <text:p/>
          </table:table-cell>
          <table:table-cell office:value-type="time" office:time-value="PT08H18M00S" calcext:value-type="time">
            <text:p>08:18</text:p>
          </table:table-cell>
          <table:table-cell office:value-type="time" office:time-value="PT17H40M00S" calcext:value-type="time">
            <text:p>17:40</text:p>
          </table:table-cell>
          <table:table-cell office:value-type="string" calcext:value-type="string">
            <text:p>Tricentésimo trigésimo día del 2023</text:p>
            <text:p/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1-27" calcext:value-type="date">
            <text:p>27/11/2023</text:p>
          </table:table-cell>
          <table:table-cell office:value-type="string" calcext:value-type="string">
            <text:p>Día del Maestro </text:p>
            <text:p/>
          </table:table-cell>
          <table:table-cell office:value-type="string" calcext:value-type="string">
            <text:p>Ciber Monday</text:p>
            <text:p/>
          </table:table-cell>
          <table:table-cell table:number-columns-repeated="5"/>
          <table:table-cell office:value-type="string" calcext:value-type="string">
            <text:p>N.° S.° de la Medalla Milagrosa. Ss. Facundo y Primitivo; Laverio; </text:p>
            <text:p>Jacobo Interciso: mrs. Va- leriano de Aquilea; Máximo de Riez; Sifrido</text:p>
            <text:p>de Carpenteras; Acario de Noyon; Fergsto; Virgilio de Salzburgo: obs. </text:p>
            <text:p>Eusicio: er. Bihildis: v. Gulstano: mj. Bto. Raimundo Llull.</text:p>
          </table:table-cell>
          <table:table-cell office:value-type="string" calcext:value-type="string">
            <text:p>Maradona</text:p>
          </table:table-cell>
          <table:table-cell office:value-type="string" calcext:value-type="string">
            <text:p>Juro por mis hijos que nunca me he drogado </text:p>
          </table:table-cell>
          <table:table-cell office:value-type="string" calcext:value-type="string">
            <text:p>Luna llena a las 10:16 en Géminis</text:p>
            <text:p/>
          </table:table-cell>
          <table:table-cell office:value-type="time" office:time-value="PT08H19M00S" calcext:value-type="time">
            <text:p>08:19</text:p>
          </table:table-cell>
          <table:table-cell office:value-type="time" office:time-value="PT17H39M00S" calcext:value-type="time">
            <text:p>17:39</text:p>
          </table:table-cell>
          <table:table-cell office:value-type="string" calcext:value-type="string">
            <text:p>Tricentésimo trigésimo primer día del 2023</text:p>
          </table:table-cell>
          <table:table-cell/>
          <table:table-cell office:value-type="float" office:value="331" calcext:value-type="float">
            <text:p>331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1-28" calcext:value-type="date">
            <text:p>28/11/2023</text:p>
          </table:table-cell>
          <table:table-cell office:value-type="string" calcext:value-type="string">
            <text:p>Festividad Judía de Janucá</text:p>
          </table:table-cell>
          <table:table-cell table:number-columns-repeated="6"/>
          <table:table-cell office:value-type="string" calcext:value-type="string">
            <text:p>Ss. Irenarco; Papiniano y Mansueto (obs.); Esteban el Joven; Andrés </text:p>
            <text:p>Tran; mrs. Teodora: absa. Jacobo Piceno o de la Marca: pb.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¿La gente de Castro tiene castroenteritis? </text:p>
          </table:table-cell>
          <table:table-cell office:value-type="string" calcext:value-type="string">
            <text:p>Cuarto menguante el 5 en Virgo</text:p>
          </table:table-cell>
          <table:table-cell office:value-type="time" office:time-value="PT08H20M00S" calcext:value-type="time">
            <text:p>08:20</text:p>
          </table:table-cell>
          <table:table-cell office:value-type="time" office:time-value="PT17H39M00S" calcext:value-type="time">
            <text:p>17:39</text:p>
          </table:table-cell>
          <table:table-cell office:value-type="string" calcext:value-type="string">
            <text:p>Tricentésimo trigésimo segundo día del 2023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1-29" calcext:value-type="date">
            <text:p>29/11/2023</text:p>
          </table:table-cell>
          <table:table-cell office:value-type="string" calcext:value-type="string">
            <text:p>Día Internacional de la Solidaridad con el Pueblo Palestino </text:p>
          </table:table-cell>
          <table:table-cell office:value-type="string" calcext:value-type="string">
            <text:p>Día Mundial de la Conservación del Jaguar</text:p>
          </table:table-cell>
          <table:table-cell table:number-columns-repeated="5"/>
          <table:table-cell office:value-type="string" calcext:value-type="string">
            <text:p>Saturnino de Cartago; Saturnino (ob.); Filomeno: mrs. Iluminada; </text:p>
            <text:p>v. Jacobo de Batnan; Ratbodo: obs. Francisco Antonio Fasani: pb.</text:p>
            <text:p>Bto. Bernardo F. de Hoyos.</text:p>
          </table:table-cell>
          <table:table-cell office:value-type="string" calcext:value-type="string">
            <text:p>Pablo Wilson</text:p>
          </table:table-cell>
          <table:table-cell office:value-type="string" calcext:value-type="string">
            <text:p>Hasta tu imaginación sigue las leyes de la física</text:p>
          </table:table-cell>
          <table:table-cell office:value-type="string" calcext:value-type="string">
            <text:p>Cuarto menguante el 5 en Virgo</text:p>
            <text:p/>
          </table:table-cell>
          <table:table-cell office:value-type="time" office:time-value="PT08H21M00S" calcext:value-type="time">
            <text:p>08:21</text:p>
          </table:table-cell>
          <table:table-cell office:value-type="time" office:time-value="PT17H38M00S" calcext:value-type="time">
            <text:p>17:38</text:p>
          </table:table-cell>
          <table:table-cell office:value-type="string" calcext:value-type="string">
            <text:p>Tricentésimo trigésimo tercer día del 2023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1-30" calcext:value-type="date">
            <text:p>30/11/2023</text:p>
          </table:table-cell>
          <table:table-cell office:value-type="string" calcext:value-type="string">
            <text:p>Día de Conmemoración de todas las víctimas de la guerra química </text:p>
          </table:table-cell>
          <table:table-cell office:value-type="string" calcext:value-type="string">
            <text:p>Día Internacional de la Seguridad Informática </text:p>
          </table:table-cell>
          <table:table-cell office:value-type="string" calcext:value-type="string">
            <text:p>Día Internacional de la Lucha contra los Trastornos de la Conducta Alimentaria </text:p>
          </table:table-cell>
          <table:table-cell table:number-columns-repeated="4"/>
          <table:table-cell office:value-type="string" calcext:value-type="string">
            <text:p>SS. ANDRÉS: AP. Mirocleto: ob. Tugdual (ob.); ab. Gálgano Guidotti: er.</text:p>
          </table:table-cell>
          <table:table-cell office:value-type="string" calcext:value-type="string">
            <text:p>En Twitter</text:p>
          </table:table-cell>
          <table:table-cell office:value-type="string" calcext:value-type="string">
            <text:p>Curioso que desde que Bad Gyal empezó a sacar temas mozart no haya sacado nada nuevo casualidad? no lo creo</text:p>
          </table:table-cell>
          <table:table-cell office:value-type="string" calcext:value-type="string">
            <text:p>Cuarto menguante el 5 en Virgo</text:p>
            <text:p/>
          </table:table-cell>
          <table:table-cell office:value-type="time" office:time-value="PT08H22M00S" calcext:value-type="time">
            <text:p>08:22</text:p>
          </table:table-cell>
          <table:table-cell office:value-type="time" office:time-value="PT17H38M00S" calcext:value-type="time">
            <text:p>17:38</text:p>
          </table:table-cell>
          <table:table-cell office:value-type="string" calcext:value-type="string">
            <text:p>Tricentésimo trigésimo cuarto día del 2023</text:p>
          </table:table-cell>
          <table:table-cell/>
          <table:table-cell office:value-type="float" office:value="334" calcext:value-type="float">
            <text:p>334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2-01" calcext:value-type="date">
            <text:p>01/12/2023</text:p>
          </table:table-cell>
          <table:table-cell office:value-type="string" calcext:value-type="string">
            <text:p>Día Internacional de la Acción contra el Sida </text:p>
          </table:table-cell>
          <table:table-cell office:value-type="string" calcext:value-type="string">
            <text:p>Día Internacional de los Presos por La Paz</text:p>
          </table:table-cell>
          <table:table-cell table:number-columns-repeated="5"/>
          <table:table-cell office:value-type="string" calcext:value-type="string">
            <text:p>Cutberto Mayne; Tadeo Liu; José Marchand: pbs. y mrs</text:p>
          </table:table-cell>
          <table:table-cell office:value-type="string" calcext:value-type="string">
            <text:p>Isa Calderón</text:p>
          </table:table-cell>
          <table:table-cell office:value-type="string" calcext:value-type="string">
            <text:p>Pongo a dios por testigo que nunca jamás volveré a irme por las ramas ni a pasar hambre</text:p>
          </table:table-cell>
          <table:table-cell office:value-type="string" calcext:value-type="string">
            <text:p>Cuarto menguante el 5 en Virgo</text:p>
            <text:p/>
          </table:table-cell>
          <table:table-cell office:value-type="time" office:time-value="PT08H24M00S" calcext:value-type="time">
            <text:p>08:24</text:p>
          </table:table-cell>
          <table:table-cell office:value-type="time" office:time-value="PT17H37M00S" calcext:value-type="time">
            <text:p>17:37</text:p>
          </table:table-cell>
          <table:table-cell office:value-type="string" calcext:value-type="string">
            <text:p>Tricentésimo trigésimo quinto día del 2023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2-02" calcext:value-type="date">
            <text:p>02/12/2023</text:p>
          </table:table-cell>
          <table:table-cell office:value-type="string" calcext:value-type="string">
            <text:p>Día Internacional de la Abolición de la Esclavitud </text:p>
          </table:table-cell>
          <table:table-cell office:value-type="string" calcext:value-type="string">
            <text:p>Día Mundial del Futuro</text:p>
          </table:table-cell>
          <table:table-cell table:number-columns-repeated="5"/>
          <table:table-cell office:value-type="string" calcext:value-type="string">
            <text:p>Ss. Habacuc: pft. Bibiana; Pimenio (pb.); Silverio (p.): mrs. Cromacio: ob.</text:p>
            <text:p> Bta. M.Angela Astorch.</text:p>
          </table:table-cell>
          <table:table-cell office:value-type="string" calcext:value-type="string">
            <text:p>David Broncano</text:p>
          </table:table-cell>
          <table:table-cell office:value-type="string" calcext:value-type="string">
            <text:p>¿Alguien me ayuda a descubrir cuál es esta canción? Tititi tatata uuu tatata</text:p>
          </table:table-cell>
          <table:table-cell office:value-type="string" calcext:value-type="string">
            <text:p>Cuarto menguante el 5 en Virgo</text:p>
            <text:p/>
          </table:table-cell>
          <table:table-cell office:value-type="time" office:time-value="PT08H25M00S" calcext:value-type="time">
            <text:p>08:25</text:p>
          </table:table-cell>
          <table:table-cell office:value-type="time" office:time-value="PT17H37M00S" calcext:value-type="time">
            <text:p>17:37</text:p>
          </table:table-cell>
          <table:table-cell office:value-type="string" calcext:value-type="string">
            <text:p>Tricentésimo trigésimo sexto día del 2023</text:p>
          </table:table-cell>
          <table:table-cell/>
          <table:table-cell office:value-type="float" office:value="336" calcext:value-type="float">
            <text:p>336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2-03" calcext:value-type="date">
            <text:p>03/12/2023</text:p>
          </table:table-cell>
          <table:table-cell office:value-type="string" calcext:value-type="string">
            <text:p>Día Internacional de las Personas con Discapacidad </text:p>
          </table:table-cell>
          <table:table-cell office:value-type="string" calcext:value-type="string">
            <text:p>Día Internacional del Médico </text:p>
            <text:p/>
          </table:table-cell>
          <table:table-cell office:value-type="string" calcext:value-type="string">
            <text:p>Día Internacional del Cine 3D </text:p>
            <text:p/>
          </table:table-cell>
          <table:table-cell office:value-type="string" calcext:value-type="string">
            <text:p>Día Mundial del no uso de plaguicidas </text:p>
          </table:table-cell>
          <table:table-cell office:value-type="string" calcext:value-type="string">
            <text:p>Día Internacional del Euskera </text:p>
            <text:p/>
          </table:table-cell>
          <table:table-cell office:value-type="string" calcext:value-type="string">
            <text:p>Día Europeo del Síndrome de Marfan</text:p>
            <text:p/>
          </table:table-cell>
          <table:table-cell/>
          <table:table-cell office:value-type="string" calcext:value-type="string">
            <text:p>Ss. FRANCISCO JAVIER; PB. Sofonias: pft. Casiano:mr. Birino: ob. Lucio: er. Btos. Eduardo Coleman; Juan Nepomuceno de Tschiderer.</text:p>
          </table:table-cell>
          <table:table-cell office:value-type="string" calcext:value-type="string">
            <text:p>Jimmy Kimmel</text:p>
          </table:table-cell>
          <table:table-cell office:value-type="string" calcext:value-type="string">
            <text:p>Nunca me siento tan solo como cuando necesito ponerme crema solar en la espalda</text:p>
          </table:table-cell>
          <table:table-cell office:value-type="string" calcext:value-type="string">
            <text:p>Cuarto menguante el 5 en Virgo</text:p>
            <text:p/>
          </table:table-cell>
          <table:table-cell office:value-type="time" office:time-value="PT08H26M00S" calcext:value-type="time">
            <text:p>08:26</text:p>
          </table:table-cell>
          <table:table-cell office:value-type="time" office:time-value="PT17H37M00S" calcext:value-type="time">
            <text:p>17:37</text:p>
          </table:table-cell>
          <table:table-cell office:value-type="string" calcext:value-type="string">
            <text:p>Tricentésimo trigésimo séptimo día del 2023</text:p>
          </table:table-cell>
          <table:table-cell/>
          <table:table-cell office:value-type="float" office:value="337" calcext:value-type="float">
            <text:p>337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2-04" calcext:value-type="date">
            <text:p>04/12/2023</text:p>
          </table:table-cell>
          <table:table-cell office:value-type="string" calcext:value-type="string">
            <text:p>Día Internacional de los Bancos </text:p>
            <text:p/>
          </table:table-cell>
          <table:table-cell office:value-type="string" calcext:value-type="string">
            <text:p>Día Internacional del Guepardo</text:p>
            <text:p/>
          </table:table-cell>
          <table:table-cell table:number-columns-repeated="5"/>
          <table:table-cell office:value-type="string" calcext:value-type="string">
            <text:p>Ss. Juan Damasceno: pb. y dr. Bárbara: V. y mr. Heraclas de</text:p>
            <text:p> Alejandría; Melecio; Félix de Bolonia; Juan Tamaturgo; Anón de Colonia; Osmundo; Bernardo de Parma: obs. Apro; Sola; Juan de Calabria: pbs. Sigiramnio; Adrehildis o Ada: abs.</text:p>
          </table:table-cell>
          <table:table-cell office:value-type="string" calcext:value-type="string">
            <text:p>Escrito en lo alto de un urinario masculino</text:p>
          </table:table-cell>
          <table:table-cell office:value-type="string" calcext:value-type="string">
            <text:p>¡No mires arriba! ¡La clave está en tus manos!</text:p>
          </table:table-cell>
          <table:table-cell office:value-type="string" calcext:value-type="string">
            <text:p>Mañana cuarto menguante en Virgo</text:p>
            <text:p/>
          </table:table-cell>
          <table:table-cell office:value-type="time" office:time-value="PT08H27M00S" calcext:value-type="time">
            <text:p>08:27</text:p>
          </table:table-cell>
          <table:table-cell office:value-type="time" office:time-value="PT17H37M00S" calcext:value-type="time">
            <text:p>17:37</text:p>
          </table:table-cell>
          <table:table-cell office:value-type="string" calcext:value-type="string">
            <text:p>Tricentésimo trigésimo octavo día del 2023</text:p>
          </table:table-cell>
          <table:table-cell/>
          <table:table-cell office:value-type="float" office:value="338" calcext:value-type="float">
            <text:p>338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2-05" calcext:value-type="date">
            <text:p>05/12/2023</text:p>
          </table:table-cell>
          <table:table-cell office:value-type="string" calcext:value-type="string">
            <text:p>Día Internacional de los Voluntarios </text:p>
          </table:table-cell>
          <table:table-cell office:value-type="string" calcext:value-type="string">
            <text:p>Día Mundial del Suelo </text:p>
            <text:p/>
          </table:table-cell>
          <table:table-cell office:value-type="string" calcext:value-type="string">
            <text:p>Día Internacional del Ninja</text:p>
            <text:p/>
          </table:table-cell>
          <table:table-cell table:number-columns-repeated="4"/>
          <table:table-cell office:value-type="string" calcext:value-type="string">
            <text:p>Ss. Crispina; Juan Almond (pb.): mrs. Sabas: ab. Lúcido: mj. Geraldo </text:p>
            <text:p>de Braga: ob. Btos. Felipe Rinaldi; Narciso Putz.</text:p>
            <text:p/>
          </table:table-cell>
          <table:table-cell office:value-type="string" calcext:value-type="string">
            <text:p>Yung Beef</text:p>
          </table:table-cell>
          <table:table-cell office:value-type="string" calcext:value-type="string">
            <text:p>Ahora que asemo, nos matamo? </text:p>
          </table:table-cell>
          <table:table-cell office:value-type="string" calcext:value-type="string">
            <text:p>Cuarto menguante a las 06:49 en Virgo</text:p>
          </table:table-cell>
          <table:table-cell office:value-type="time" office:time-value="PT08H28M00S" calcext:value-type="time">
            <text:p>08:28</text:p>
          </table:table-cell>
          <table:table-cell office:value-type="time" office:time-value="PT17H36M00S" calcext:value-type="time">
            <text:p>17:36</text:p>
          </table:table-cell>
          <table:table-cell office:value-type="string" calcext:value-type="string">
            <text:p>Tricentésimo trigésimo noveno día del 2023</text:p>
          </table:table-cell>
          <table:table-cell/>
          <table:table-cell office:value-type="float" office:value="339" calcext:value-type="float">
            <text:p>339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2-06" calcext:value-type="date">
            <text:p>06/12/2023</text:p>
          </table:table-cell>
          <table:table-cell office:value-type="string" calcext:value-type="string">
            <text:p>Día de la Constitución Española</text:p>
            <text:p/>
          </table:table-cell>
          <table:table-cell table:number-columns-repeated="6"/>
          <table:table-cell office:value-type="string" calcext:value-type="string">
            <text:p>Ss. Nicolás: ob. Asela: v. Dionisia, Mayórico y cc.; José Nguyen Duy: mrs. Obicio. M. del Carmen Sallés*: v. y fdra. Bto. Pedro Pascual.</text:p>
          </table:table-cell>
          <table:table-cell office:value-type="string" calcext:value-type="string">
            <text:p>Anais Nin</text:p>
          </table:table-cell>
          <table:table-cell office:value-type="string" calcext:value-type="string">
            <text:p>Existe perfección en un cuerpo de mujer que nunca puede ser poseído ni conocido por completo, ni siquiera mediante la relación sexual</text:p>
          </table:table-cell>
          <table:table-cell office:value-type="string" calcext:value-type="string">
            <text:p>Luna nueva el 12 en Sagitario</text:p>
          </table:table-cell>
          <table:table-cell office:value-type="time" office:time-value="PT08H29M00S" calcext:value-type="time">
            <text:p>08:29</text:p>
          </table:table-cell>
          <table:table-cell office:value-type="time" office:time-value="PT17H36M00S" calcext:value-type="time">
            <text:p>17:36</text:p>
          </table:table-cell>
          <table:table-cell office:value-type="string" calcext:value-type="string">
            <text:p>Tricentésimo cuadragésimo día del 2023</text:p>
          </table:table-cell>
          <table:table-cell/>
          <table:table-cell office:value-type="float" office:value="340" calcext:value-type="float">
            <text:p>340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2-07" calcext:value-type="date">
            <text:p>07/12/2023</text:p>
          </table:table-cell>
          <table:table-cell office:value-type="string" calcext:value-type="string">
            <text:p>Día Internacional de la Aviación Civil </text:p>
            <text:p/>
          </table:table-cell>
          <table:table-cell office:value-type="string" calcext:value-type="string">
            <text:p>Día Mundial del Algodón de Azúcar</text:p>
            <text:p/>
          </table:table-cell>
          <table:table-cell table:number-columns-repeated="5"/>
          <table:table-cell office:value-type="string" calcext:value-type="string">
            <text:p>Ss. AMBROSIO: OB. YDR. Sabino (ob.); Antenodoro: mrs. Urbano de </text:p>
            <text:p>Teano; Juan el Silencioso: obs. Fara: absa. M.' Josefa Rosello; v. y fdra.</text:p>
          </table:table-cell>
          <table:table-cell office:value-type="string" calcext:value-type="string">
            <text:p>Graffiti</text:p>
          </table:table-cell>
          <table:table-cell office:value-type="string" calcext:value-type="string">
            <text:p>Escribí en esta pared porque la pusieron aquí </text:p>
          </table:table-cell>
          <table:table-cell office:value-type="string" calcext:value-type="string">
            <text:p>Luna llena a las 00:07 en Cáncer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17H36M00S" calcext:value-type="time">
            <text:p>17:36</text:p>
          </table:table-cell>
          <table:table-cell office:value-type="string" calcext:value-type="string">
            <text:p>Tricentésimo cuadragésimo primer día del 2023</text:p>
          </table:table-cell>
          <table:table-cell/>
          <table:table-cell office:value-type="float" office:value="341" calcext:value-type="float">
            <text:p>341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2-08" calcext:value-type="date">
            <text:p>08/12/2023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Ss. Macario: mr. Eutiquiano: p. Eucario de Tréveris: ob. Patapio: er. </text:p>
            <text:p>Romarico; Teobaldo de Marly: abs. Narcisa de Jesús Martillo: v.</text:p>
          </table:table-cell>
          <table:table-cell office:value-type="string" calcext:value-type="string">
            <text:p>Frida Kahlo</text:p>
          </table:table-cell>
          <table:table-cell office:value-type="string" calcext:value-type="string">
            <text:p>El surrealismo no es la sorpresa mágica de encontrar un león en el armario donde quería que hubiese una camisa </text:p>
          </table:table-cell>
          <table:table-cell office:value-type="string" calcext:value-type="string">
            <text:p>Luna nueva el 12 en Sagitario</text:p>
          </table:table-cell>
          <table:table-cell office:value-type="time" office:time-value="PT08H31M00S" calcext:value-type="time">
            <text:p>08:31</text:p>
          </table:table-cell>
          <table:table-cell office:value-type="time" office:time-value="PT17H36M00S" calcext:value-type="time">
            <text:p>17:36</text:p>
          </table:table-cell>
          <table:table-cell office:value-type="string" calcext:value-type="string">
            <text:p>Tricentésimo cuadragésimo segundo día del 2023</text:p>
          </table:table-cell>
          <table:table-cell/>
          <table:table-cell office:value-type="float" office:value="342" calcext:value-type="float">
            <text:p>342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2-09" calcext:value-type="date">
            <text:p>09/12/2023</text:p>
          </table:table-cell>
          <table:table-cell office:value-type="string" calcext:value-type="string">
            <text:p>Día Internacional contra la Corrupción </text:p>
          </table:table-cell>
          <table:table-cell office:value-type="string" calcext:value-type="string">
            <text:p>Día Internacional del Laicismo y la Libertad de Conciencia</text:p>
          </table:table-cell>
          <table:table-cell office:value-type="string" calcext:value-type="string">
            <text:p>Día Mundial de la Informática </text:p>
            <text:p/>
          </table:table-cell>
          <table:table-cell table:number-columns-repeated="4"/>
          <table:table-cell office:value-type="string" calcext:value-type="string">
            <text:p>Ss. Juan Diego Cuauhtlatoatzin. Leocadia: V. y mr. Siro de Pavia; </text:p>
            <text:p>ob. Gorgonia. Cipriano; ab, Pedro Fourier: pb. y fdr.</text:p>
          </table:table-cell>
          <table:table-cell office:value-type="string" calcext:value-type="string">
            <text:p>Jardiel Poncela</text:p>
          </table:table-cell>
          <table:table-cell office:value-type="string" calcext:value-type="string">
            <text:p>La vida está llena de sorpresas y de protozoos del paludismo </text:p>
          </table:table-cell>
          <table:table-cell office:value-type="string" calcext:value-type="string">
            <text:p>Luna nueva el 12 en Sagitario</text:p>
          </table:table-cell>
          <table:table-cell office:value-type="time" office:time-value="PT08H32M00S" calcext:value-type="time">
            <text:p>08:32</text:p>
          </table:table-cell>
          <table:table-cell office:value-type="time" office:time-value="PT17H36M00S" calcext:value-type="time">
            <text:p>17:36</text:p>
          </table:table-cell>
          <table:table-cell office:value-type="string" calcext:value-type="string">
            <text:p>Tricentésimo cuadragésimo tercero día del 2023</text:p>
          </table:table-cell>
          <table:table-cell/>
          <table:table-cell office:value-type="float" office:value="343" calcext:value-type="float">
            <text:p>343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2-10" calcext:value-type="date">
            <text:p>10/12/2023</text:p>
          </table:table-cell>
          <table:table-cell office:value-type="string" calcext:value-type="string">
            <text:p>Día Internacional de los Derechos de los Animales</text:p>
          </table:table-cell>
          <table:table-cell office:value-type="string" calcext:value-type="string">
            <text:p>Día Internacional de la Radio y la Televisión a favor de la Infancia</text:p>
          </table:table-cell>
          <table:table-cell table:number-columns-repeated="5"/>
          <table:table-cell office:value-type="string" calcext:value-type="string">
            <text:p>N.a S.° de Loreto. Ss. Eulalia de Mérida: v. y mr. Mauro; Gemelo; </text:p>
            <text:p>Edmundo Gennings (pb.)y Suintino Wells; Poliodoro Plasden y Eus-</text:p>
            <text:p>tacio White (pbs.); Juan Roberts (pb.): mrs. Gregorio III: p. Lucas de Isola.</text:p>
          </table:table-cell>
          <table:table-cell office:value-type="string" calcext:value-type="string">
            <text:p>La frase que más he escuchado en toda mi vida</text:p>
          </table:table-cell>
          <table:table-cell office:value-type="string" calcext:value-type="string">
            <text:p>Qué importante es tener bien los pies</text:p>
          </table:table-cell>
          <table:table-cell office:value-type="string" calcext:value-type="string">
            <text:p>Luna nueva el 12 en Sagitario</text:p>
          </table:table-cell>
          <table:table-cell office:value-type="time" office:time-value="PT08H33M00S" calcext:value-type="time">
            <text:p>08:33</text:p>
          </table:table-cell>
          <table:table-cell office:value-type="time" office:time-value="PT17H36M00S" calcext:value-type="time">
            <text:p>17:36</text:p>
          </table:table-cell>
          <table:table-cell office:value-type="string" calcext:value-type="string">
            <text:p>Tricentésimo cuadragésimo cuarto día del 2023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2-11" calcext:value-type="date">
            <text:p>11/12/2023</text:p>
          </table:table-cell>
          <table:table-cell office:value-type="string" calcext:value-type="string">
            <text:p>Día Internacional de las Montañas</text:p>
            <text:p/>
          </table:table-cell>
          <table:table-cell office:value-type="string" calcext:value-type="string">
            <text:p>Día Nacional del Tango</text:p>
            <text:p/>
          </table:table-cell>
          <table:table-cell office:value-type="string" calcext:value-type="string">
            <text:p>Día Internacional del Canto Coral</text:p>
            <text:p/>
          </table:table-cell>
          <table:table-cell table:number-columns-repeated="4"/>
          <table:table-cell office:value-type="string" calcext:value-type="string">
            <text:p>Ss. Dámaso I: p. Victorico y Fusciano: mrs. Sabino de Piacenza; ob. </text:p>
            <text:p>Daniel Estilita: pb. M. de las Maravillas: V. y fdra.</text:p>
          </table:table-cell>
          <table:table-cell office:value-type="string" calcext:value-type="string">
            <text:p>Conversación de un niño con su mamá en el metro</text:p>
          </table:table-cell>
          <table:table-cell office:value-type="string" calcext:value-type="string">
            <text:p>Si los huevos tuvieran que mutar que tengan la yema más grande porfa </text:p>
          </table:table-cell>
          <table:table-cell office:value-type="string" calcext:value-type="string">
            <text:p>Mañana luna nueva en Sagitario</text:p>
          </table:table-cell>
          <table:table-cell office:value-type="time" office:time-value="PT08H33M00S" calcext:value-type="time">
            <text:p>08:33</text:p>
          </table:table-cell>
          <table:table-cell office:value-type="time" office:time-value="PT17H36M00S" calcext:value-type="time">
            <text:p>17:36</text:p>
          </table:table-cell>
          <table:table-cell office:value-type="string" calcext:value-type="string">
            <text:p>Diciembre</text:p>
            <text:p>Tricentésimo cuadragésimo quinto día del 2023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2-12" calcext:value-type="date">
            <text:p>12/12/2023</text:p>
          </table:table-cell>
          <table:table-cell office:value-type="string" calcext:value-type="string">
            <text:p>Día Internacional de la Cobertura Sanitaria Universal</text:p>
          </table:table-cell>
          <table:table-cell office:value-type="string" calcext:value-type="string">
            <text:p>Día Internacional de la Neutralidad</text:p>
            <text:p/>
          </table:table-cell>
          <table:table-cell office:value-type="string" calcext:value-type="string">
            <text:p>Día Internacional de la Disfagia</text:p>
            <text:p/>
          </table:table-cell>
          <table:table-cell office:value-type="string" calcext:value-type="string">
            <text:p>Día Internacional del Lince Ibérico</text:p>
            <text:p/>
          </table:table-cell>
          <table:table-cell table:number-columns-repeated="3"/>
          <table:table-cell office:value-type="string" calcext:value-type="string">
            <text:p>N. S. de Guadalupe (México). Ss. Epimaquio y Alejandro y cc.; <text:s/>Simón Phan: mrs. Espiridión; Corentino; Vicelino: obs. Finiano: ab. Israel; pb.</text:p>
          </table:table-cell>
          <table:table-cell office:value-type="string" calcext:value-type="string">
            <text:p>Thomas Edison</text:p>
          </table:table-cell>
          <table:table-cell office:value-type="string" calcext:value-type="string">
            <text:p>Conseguiré que la electricidad sea tan barata, que sólo los ricos puedan permitirse el lujo de encender una vela </text:p>
          </table:table-cell>
          <table:table-cell office:value-type="string" calcext:value-type="string">
            <text:p>Luna nueva a las 00:32 en Sagitario</text:p>
          </table:table-cell>
          <table:table-cell office:value-type="time" office:time-value="PT08H34M00S" calcext:value-type="time">
            <text:p>08:34</text:p>
          </table:table-cell>
          <table:table-cell office:value-type="time" office:time-value="PT17H36M00S" calcext:value-type="time">
            <text:p>17:36</text:p>
          </table:table-cell>
          <table:table-cell office:value-type="string" calcext:value-type="string">
            <text:p>Tricentésimo cuadragésimo sexto día del 2023</text:p>
          </table:table-cell>
          <table:table-cell/>
          <table:table-cell office:value-type="float" office:value="346" calcext:value-type="float">
            <text:p>346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2-13" calcext:value-type="date">
            <text:p>13/12/2023</text:p>
          </table:table-cell>
          <table:table-cell office:value-type="string" calcext:value-type="string">
            <text:p>Día de la Organización Nacional de Ciegos (ONCE)</text:p>
          </table:table-cell>
          <table:table-cell table:number-columns-repeated="6"/>
          <table:table-cell office:value-type="string" calcext:value-type="string">
            <text:p>Ss. Lucía: V. Y MR. Aristón; Antioco; Eustrato y CC.; Pedro Cho </text:p>
            <text:p>Hwaso y cc.: mrs. Judoco (pb.): er. Auberto de Cambrai: ob. Otilia: absa.</text:p>
            <text:p/>
          </table:table-cell>
          <table:table-cell office:value-type="string" calcext:value-type="string">
            <text:p>Del libro Pensar a lo grande</text:p>
          </table:table-cell>
          <table:table-cell office:value-type="string" calcext:value-type="string">
            <text:p>Dame un oficinista del montón con un objetivo y te daré un hombre que hará historia. Dame un hombre sinobjetivos y te daré un oficinista del montón</text:p>
          </table:table-cell>
          <table:table-cell office:value-type="string" calcext:value-type="string">
            <text:p>Cuarto creciente el 19 en Piscis</text:p>
          </table:table-cell>
          <table:table-cell office:value-type="time" office:time-value="PT08H35M00S" calcext:value-type="time">
            <text:p>08:35</text:p>
          </table:table-cell>
          <table:table-cell office:value-type="time" office:time-value="PT17H36M00S" calcext:value-type="time">
            <text:p>17:36</text:p>
          </table:table-cell>
          <table:table-cell office:value-type="string" calcext:value-type="string">
            <text:p>Tricentésimo cuadragésimo séptimo día del 2023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2-14" calcext:value-type="date">
            <text:p>14/12/2023</text:p>
          </table:table-cell>
          <table:table-cell office:value-type="string" calcext:value-type="string">
            <text:p>Día Mundial del Mono</text:p>
            <text:p/>
          </table:table-cell>
          <table:table-cell table:number-columns-repeated="6"/>
          <table:table-cell office:value-type="string" calcext:value-type="string">
            <text:p>SS. JUAN DE LA CRUZ: PB. Y DR. Herón y cc.; Tirso y cc.; Dróside; </text:p>
            <text:p>Ares, Promo y Elías; Nicasio (ob.): mrs. Pompeyo; Venancio Fortunato; Folcuinos: obs. Agnelo: ab. Nimatulacio: pb.</text:p>
            <text:p/>
          </table:table-cell>
          <table:table-cell office:value-type="string" calcext:value-type="string">
            <text:p>Paciente anciano y con insomnio</text:p>
          </table:table-cell>
          <table:table-cell office:value-type="string" calcext:value-type="string">
            <text:p>Los viejos dormimos pocos porque tenemos muchas más ganas de vivir</text:p>
          </table:table-cell>
          <table:table-cell office:value-type="string" calcext:value-type="string">
            <text:p>Cuarto creciente el 19 en Piscis</text:p>
          </table:table-cell>
          <table:table-cell office:value-type="time" office:time-value="PT08H36M00S" calcext:value-type="time">
            <text:p>08:36</text:p>
          </table:table-cell>
          <table:table-cell office:value-type="time" office:time-value="PT17H36M00S" calcext:value-type="time">
            <text:p>17:36</text:p>
          </table:table-cell>
          <table:table-cell office:value-type="string" calcext:value-type="string">
            <text:p>Tricentésimo cuadragésimo octavo día del 2023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2-15" calcext:value-type="date">
            <text:p>15/12/2023</text:p>
          </table:table-cell>
          <table:table-cell office:value-type="string" calcext:value-type="string">
            <text:p>Día Mundial del Otaku</text:p>
            <text:p/>
          </table:table-cell>
          <table:table-cell table:number-columns-repeated="6"/>
          <table:table-cell office:value-type="string" calcext:value-type="string">
            <text:p>Ss. Valeriano de Abbensa: ob. y mr. Maximino de Micy: ab.</text:p>
            <text:p> Virginia Centurione: fdra. M.° Crucificada de Rosa: v. y fdra.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Tengo una vena en el cuello que me hace katapumbumbumanfjsgfkrmfh</text:p>
          </table:table-cell>
          <table:table-cell office:value-type="string" calcext:value-type="string">
            <text:p>Cuarto creciente el 19 en Piscis</text:p>
          </table:table-cell>
          <table:table-cell office:value-type="time" office:time-value="PT08H37M00S" calcext:value-type="time">
            <text:p>08:37</text:p>
          </table:table-cell>
          <table:table-cell office:value-type="time" office:time-value="PT17H37M00S" calcext:value-type="time">
            <text:p>17:37</text:p>
          </table:table-cell>
          <table:table-cell office:value-type="string" calcext:value-type="string">
            <text:p>Tricentésimo cuadragésimo noveno día del 2023</text:p>
          </table:table-cell>
          <table:table-cell/>
          <table:table-cell office:value-type="float" office:value="349" calcext:value-type="float">
            <text:p>349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2-16" calcext:value-type="date">
            <text:p>16/12/2023</text:p>
          </table:table-cell>
          <table:table-cell office:value-type="string" calcext:value-type="string">
            <text:p>Día Mundial del Chocolate cubierto de Chocolate</text:p>
          </table:table-cell>
          <table:table-cell office:value-type="string" calcext:value-type="string">
            <text:p>Día de la Lectura en Andalucía </text:p>
            <text:p/>
          </table:table-cell>
          <table:table-cell table:number-columns-repeated="5"/>
          <table:table-cell office:value-type="string" calcext:value-type="string">
            <text:p>Ss. Ageo: pft. Beano: er. Everardo: fdr. Adón de Vienne: ob. Adelaida:</text:p>
            <text:p> emperatriz. Macario de Collesano: ab.</text:p>
          </table:table-cell>
          <table:table-cell office:value-type="string" calcext:value-type="string">
            <text:p>Isabel Arenas</text:p>
          </table:table-cell>
          <table:table-cell office:value-type="string" calcext:value-type="string">
            <text:p>Si quieres un consejo de vida, échate crema hidratante en la papada </text:p>
          </table:table-cell>
          <table:table-cell office:value-type="string" calcext:value-type="string">
            <text:p>Cuarto creciente el 19 en Piscis</text:p>
          </table:table-cell>
          <table:table-cell office:value-type="time" office:time-value="PT08H37M00S" calcext:value-type="time">
            <text:p>08:37</text:p>
          </table:table-cell>
          <table:table-cell office:value-type="time" office:time-value="PT17H37M00S" calcext:value-type="time">
            <text:p>17:37</text:p>
          </table:table-cell>
          <table:table-cell office:value-type="string" calcext:value-type="string">
            <text:p>Tricentésimo quincuagésimo día del 2023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2-17" calcext:value-type="date">
            <text:p>17/12/2023</text:p>
          </table:table-cell>
          <table:table-cell office:value-type="string" calcext:value-type="string">
            <text:p>Día Internacional para poner fin a la Violencia contra las Trabajadoras Sexuales</text:p>
            <text:p/>
          </table:table-cell>
          <table:table-cell office:value-type="string" calcext:value-type="string">
            <text:p>Día Internacional del Jersey Navideño Feo</text:p>
          </table:table-cell>
          <table:table-cell table:style-name="ce6"/>
          <table:table-cell table:number-columns-repeated="4"/>
          <table:table-cell office:value-type="string" calcext:value-type="string">
            <text:p>Ss. Modesto de Jerusalén: ob. Judicael; Cristóbal de Collesano: mjs. </text:p>
            <text:p>Bega: fdra. Sturmo de Fulda; Vivina: abs. Juan de Mata; José Manyanet: pbs.</text:p>
            <text:p>y fdrs.</text:p>
            <text:p/>
            <text:p/>
          </table:table-cell>
          <table:table-cell office:value-type="string" calcext:value-type="string">
            <text:p>En el periódico</text:p>
          </table:table-cell>
          <table:table-cell office:value-type="string" calcext:value-type="string">
            <text:p>Vivimos en un mundo impensable que se mueve entre el costumbrismo y la ciencia ficción</text:p>
          </table:table-cell>
          <table:table-cell office:value-type="string" calcext:value-type="string">
            <text:p>Cuarto creciente el 19 en Piscis</text:p>
          </table:table-cell>
          <table:table-cell office:value-type="time" office:time-value="PT08H38M00S" calcext:value-type="time">
            <text:p>08:38</text:p>
          </table:table-cell>
          <table:table-cell office:value-type="time" office:time-value="PT17H37M00S" calcext:value-type="time">
            <text:p>17:37</text:p>
          </table:table-cell>
          <table:table-cell office:value-type="string" calcext:value-type="string">
            <text:p>Tricentésimo quincuagésimo primer día del 2023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2-18" calcext:value-type="date">
            <text:p>18/12/2023</text:p>
          </table:table-cell>
          <table:table-cell office:value-type="string" calcext:value-type="string">
            <text:p>Día de la lengua Árabe</text:p>
            <text:p/>
          </table:table-cell>
          <table:table-cell office:value-type="string" calcext:value-type="string">
            <text:p>Día internacional del migrante</text:p>
            <text:p/>
          </table:table-cell>
          <table:table-cell office:value-type="string" calcext:value-type="string">
            <text:p>Día de la Esclerosis Múltiple</text:p>
          </table:table-cell>
          <table:table-cell table:number-columns-repeated="4"/>
          <table:table-cell office:value-type="string" calcext:value-type="string">
            <text:p>N.a S.° de la Esperanza. Ss. Malaquías: pft. Namfamo y cc.;  </text:p>
            <text:p>Pablo Nguyen Van My, Pedro Truong Van Duong y Pedro Vu Van; mrs.</text:p>
            <text:p> Gaciano; Flananio: obs. Winebaldo de Hildesheim: ab.</text:p>
            <text:p/>
          </table:table-cell>
          <table:table-cell office:value-type="string" calcext:value-type="string">
            <text:p>Graffiti</text:p>
          </table:table-cell>
          <table:table-cell office:value-type="string" calcext:value-type="string">
            <text:p>Esta pared pronto se publicará en Pinterest</text:p>
          </table:table-cell>
          <table:table-cell office:value-type="string" calcext:value-type="string">
            <text:p>Mañana cuarto creciente en Piscis</text:p>
            <text:p/>
          </table:table-cell>
          <table:table-cell office:value-type="time" office:time-value="PT08H39M00S" calcext:value-type="time">
            <text:p>08:39</text:p>
          </table:table-cell>
          <table:table-cell office:value-type="time" office:time-value="PT17H38M00S" calcext:value-type="time">
            <text:p>17:38</text:p>
          </table:table-cell>
          <table:table-cell office:value-type="string" calcext:value-type="string">
            <text:p>Tricentésimo quincuagésimo segundo día del 2023</text:p>
          </table:table-cell>
          <table:table-cell/>
          <table:table-cell office:value-type="float" office:value="352" calcext:value-type="float">
            <text:p>352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2-19" calcext:value-type="date">
            <text:p>19/12/2023</text:p>
          </table:table-cell>
          <table:table-cell office:value-type="string" calcext:value-type="string">
            <text:p>Día Internacional del Emo</text:p>
          </table:table-cell>
          <table:table-cell table:number-columns-repeated="6"/>
          <table:table-cell office:value-type="string" calcext:value-type="string">
            <text:p>Ss. Anastasio I: p. Gregorio de Auxerre: ob. Francisco Javier Hà Trong y Cc.: mrs.</text:p>
          </table:table-cell>
          <table:table-cell office:value-type="string" calcext:value-type="string">
            <text:p>Tronis</text:p>
          </table:table-cell>
          <table:table-cell office:value-type="string" calcext:value-type="string">
            <text:p>La gente está hecha de pis</text:p>
          </table:table-cell>
          <table:table-cell office:value-type="string" calcext:value-type="string">
            <text:p>Cuarto creciente a las 19:39 en Piscis</text:p>
          </table:table-cell>
          <table:table-cell office:value-type="time" office:time-value="PT08H39M00S" calcext:value-type="time">
            <text:p>08:39</text:p>
          </table:table-cell>
          <table:table-cell office:value-type="time" office:time-value="PT17H38M00S" calcext:value-type="time">
            <text:p>17:38</text:p>
          </table:table-cell>
          <table:table-cell office:value-type="string" calcext:value-type="string">
            <text:p>Tricentésimo quincuagésimo tercer día del 2023</text:p>
          </table:table-cell>
          <table:table-cell/>
          <table:table-cell office:value-type="float" office:value="353" calcext:value-type="float">
            <text:p>353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2-20" calcext:value-type="date">
            <text:p>20/12/2023</text:p>
          </table:table-cell>
          <table:table-cell office:value-type="string" calcext:value-type="string">
            <text:p>Día Internacional de la Solidaridad Humana</text:p>
          </table:table-cell>
          <table:table-cell office:value-type="string" calcext:value-type="string">
            <text:p>Día Mundial del Escepticismo</text:p>
          </table:table-cell>
          <table:table-cell office:value-type="string" calcext:value-type="string">
            <text:p>Día Mundial de la Sangría</text:p>
          </table:table-cell>
          <table:table-cell office:value-type="string" calcext:value-type="string">
            <text:p>Día Internacional de la Camisa Arrugada</text:p>
          </table:table-cell>
          <table:table-cell table:number-columns-repeated="3"/>
          <table:table-cell office:value-type="string" calcext:value-type="string">
            <text:p>Ss. Ceferino: p. Liberal; mr. Filogonio: ob. Ursicino; er. Domingo de Silos; </text:p>
            <text:p>ab. Vicente Romano: pb.</text:p>
          </table:table-cell>
          <table:table-cell office:value-type="string" calcext:value-type="string">
            <text:p>Piropo</text:p>
          </table:table-cell>
          <table:table-cell office:value-type="string" calcext:value-type="string">
            <text:p>Eres más bonita que un remolque recién pintado </text:p>
          </table:table-cell>
          <table:table-cell office:value-type="string" calcext:value-type="string">
            <text:p>Luna llena el 27 en Cáncer</text:p>
            <text:p/>
          </table:table-cell>
          <table:table-cell office:value-type="time" office:time-value="PT08H40M00S" calcext:value-type="time">
            <text:p>08:40</text:p>
          </table:table-cell>
          <table:table-cell office:value-type="time" office:time-value="PT17H38M00S" calcext:value-type="time">
            <text:p>17:38</text:p>
          </table:table-cell>
          <table:table-cell office:value-type="string" calcext:value-type="string">
            <text:p>Tricentésimo quincuagésimo cuarto día del 2023</text:p>
          </table:table-cell>
          <table:table-cell/>
          <table:table-cell office:value-type="float" office:value="354" calcext:value-type="float">
            <text:p>354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2-21" calcext:value-type="date">
            <text:p>21/12/2023</text:p>
          </table:table-cell>
          <table:table-cell office:value-type="string" calcext:value-type="string">
            <text:p>Día Internacional del Niño con Cáncer</text:p>
          </table:table-cell>
          <table:table-cell office:value-type="string" calcext:value-type="string">
            <text:p>Día de Aproximación de PI</text:p>
          </table:table-cell>
          <table:table-cell table:number-columns-repeated="5"/>
          <table:table-cell office:value-type="string" calcext:value-type="string">
            <text:p>Ss. Pedro Canisio: pb. y dr. Miqueas: pft. Temistocles; Andrés Dung </text:p>
            <text:p>Lac (pb.) y Pedro Truong Van Thi (pb.): mrs.</text:p>
          </table:table-cell>
          <table:table-cell office:value-type="string" calcext:value-type="string">
            <text:p>Mariasun</text:p>
          </table:table-cell>
          <table:table-cell office:value-type="string" calcext:value-type="string">
            <text:p>Si la vida te da limones no hagas limonada, haz limonchelo </text:p>
          </table:table-cell>
          <table:table-cell office:value-type="string" calcext:value-type="string">
            <text:p>Luna llena el 27 en Cáncer. Solsticio de Invierno</text:p>
          </table:table-cell>
          <table:table-cell office:value-type="time" office:time-value="PT08H40M00S" calcext:value-type="time">
            <text:p>08:40</text:p>
          </table:table-cell>
          <table:table-cell office:value-type="time" office:time-value="PT17H39M00S" calcext:value-type="time">
            <text:p>17:39</text:p>
          </table:table-cell>
          <table:table-cell office:value-type="string" calcext:value-type="string">
            <text:p>Tricentésimo quincuagésimo quinto día del 2023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2-22" calcext:value-type="date">
            <text:p>22/12/2023</text:p>
          </table:table-cell>
          <table:table-cell office:value-type="string" calcext:value-type="string">
            <text:p>Día Mundial de la Infancia</text:p>
            <text:p/>
          </table:table-cell>
          <table:table-cell office:value-type="string" calcext:value-type="string">
            <text:p>Día Nacional de la Lotería</text:p>
            <text:p/>
          </table:table-cell>
          <table:table-cell office:value-type="string" calcext:value-type="string">
            <text:p>Día Mundial del Termómetro</text:p>
          </table:table-cell>
          <table:table-cell table:number-columns-repeated="4"/>
          <table:table-cell office:value-type="string" calcext:value-type="string">
            <text:p>Ss. Queremón de Nilópolis (ob.) y cc.; Isquirión: mrs. Hungero de </text:p>
            <text:p>Utrecht: ob. Francisca Javiera Cabrini; v. y fdra.</text:p>
          </table:table-cell>
          <table:table-cell office:value-type="string" calcext:value-type="string">
            <text:p>Adiós Amores</text:p>
          </table:table-cell>
          <table:table-cell office:value-type="string" calcext:value-type="string">
            <text:p>No hemos pagado al público de la primera fila, son nuestras amigas </text:p>
          </table:table-cell>
          <table:table-cell office:value-type="string" calcext:value-type="string">
            <text:p>Luna llena el 27 en Cáncer</text:p>
          </table:table-cell>
          <table:table-cell office:value-type="time" office:time-value="PT08H41M00S" calcext:value-type="time">
            <text:p>08:41</text:p>
          </table:table-cell>
          <table:table-cell office:value-type="time" office:time-value="PT17H39M00S" calcext:value-type="time">
            <text:p>17:39</text:p>
          </table:table-cell>
          <table:table-cell office:value-type="string" calcext:value-type="string">
            <text:p>Tricentésimo quincuagésimo sexto día del 2023</text:p>
          </table:table-cell>
          <table:table-cell/>
          <table:table-cell office:value-type="float" office:value="356" calcext:value-type="float">
            <text:p>356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2-23" calcext:value-type="date">
            <text:p>23/12/2023</text:p>
          </table:table-cell>
          <table:table-cell table:number-columns-repeated="7"/>
          <table:table-cell office:value-type="string" calcext:value-type="string">
            <text:p>Ss. Juan de Kety: pb. Teódulo y cc.; Juan Stone (pb.); José Cho </text:p>
            <text:p>Yun-ho: mrs. Sérvulo. Ivo de Chartres; Thorlaco de Skalholt: obs. Margarita D'Youville: fdra. Antonio de Santa Ana Galvão: pb. y fdr.</text:p>
          </table:table-cell>
          <table:table-cell office:value-type="string" calcext:value-type="string">
            <text:p>Jardiel Poncela</text:p>
          </table:table-cell>
          <table:table-cell office:value-type="string" calcext:value-type="string">
            <text:p>La juventud es un defecto que se corrige con el tiempo</text:p>
          </table:table-cell>
          <table:table-cell office:value-type="string" calcext:value-type="string">
            <text:p>Luna llena el 27 en Cáncer</text:p>
            <text:p/>
          </table:table-cell>
          <table:table-cell office:value-type="time" office:time-value="PT08H41M00S" calcext:value-type="time">
            <text:p>08:41</text:p>
          </table:table-cell>
          <table:table-cell office:value-type="time" office:time-value="PT17H40M00S" calcext:value-type="time">
            <text:p>17:40</text:p>
          </table:table-cell>
          <table:table-cell office:value-type="string" calcext:value-type="string">
            <text:p>Tricentésimo quincuagésimo séptimo día del 2023</text:p>
          </table:table-cell>
          <table:table-cell/>
          <table:table-cell office:value-type="float" office:value="357" calcext:value-type="float">
            <text:p>357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2-24" calcext:value-type="date">
            <text:p>24/12/2023</text:p>
          </table:table-cell>
          <table:table-cell office:value-type="string" calcext:value-type="string">
            <text:p>Día de Nochebuena</text:p>
            <text:p/>
          </table:table-cell>
          <table:table-cell table:number-columns-repeated="6"/>
          <table:table-cell office:value-type="string" calcext:value-type="string">
            <text:p>Ss. Antepasados de Jesús. Delfín de Burdeos: ob. Tarsila: v. Irmina:</text:p>
            <text:p> absa. Paula Elisabet Cerioli: fdra.</text:p>
          </table:table-cell>
          <table:table-cell office:value-type="string" calcext:value-type="string">
            <text:p>En el baño del Jimmy Jazz</text:p>
          </table:table-cell>
          <table:table-cell office:value-type="string" calcext:value-type="string">
            <text:p>Vivan los chunguitos y puta policía</text:p>
          </table:table-cell>
          <table:table-cell office:value-type="string" calcext:value-type="string">
            <text:p>Luna llena el 27 en Cáncer</text:p>
            <text:p/>
          </table:table-cell>
          <table:table-cell office:value-type="time" office:time-value="PT08H42M00S" calcext:value-type="time">
            <text:p>08:42</text:p>
          </table:table-cell>
          <table:table-cell office:value-type="time" office:time-value="PT17H40M00S" calcext:value-type="time">
            <text:p>17:40</text:p>
          </table:table-cell>
          <table:table-cell office:value-type="string" calcext:value-type="string">
            <text:p>Tricentésimo quincuagésimo octavo día del 2023</text:p>
          </table:table-cell>
          <table:table-cell/>
          <table:table-cell office:value-type="float" office:value="358" calcext:value-type="float">
            <text:p>358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2-25" calcext:value-type="date">
            <text:p>25/12/2023</text:p>
          </table:table-cell>
          <table:table-cell office:value-type="string" calcext:value-type="string">
            <text:p>Día de Navidad</text:p>
            <text:p/>
          </table:table-cell>
          <table:table-cell table:number-columns-repeated="6"/>
          <table:table-cell office:value-type="string" calcext:value-type="string">
            <text:p>Ss. Anastasia; Eugenia; Jovino y Basileo: mrs. Alberto Chmielowski: fdr.</text:p>
          </table:table-cell>
          <table:table-cell office:value-type="string" calcext:value-type="string">
            <text:p>En la Alameda de Sevilla</text:p>
          </table:table-cell>
          <table:table-cell office:value-type="string" calcext:value-type="string">
            <text:p>No te rindas hasta que le pongan tu nombre a tu placita</text:p>
          </table:table-cell>
          <table:table-cell office:value-type="string" calcext:value-type="string">
            <text:p>Luna llena el 27 en Cáncer</text:p>
            <text:p/>
          </table:table-cell>
          <table:table-cell office:value-type="time" office:time-value="PT08H42M00S" calcext:value-type="time">
            <text:p>08:42</text:p>
          </table:table-cell>
          <table:table-cell office:value-type="time" office:time-value="PT17H41M00S" calcext:value-type="time">
            <text:p>17:41</text:p>
          </table:table-cell>
          <table:table-cell office:value-type="string" calcext:value-type="string">
            <text:p>Tricentésimo quincuagésimo noveno día del 2023</text:p>
          </table:table-cell>
          <table:table-cell/>
          <table:table-cell office:value-type="float" office:value="359" calcext:value-type="float">
            <text:p>359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2-26" calcext:value-type="date">
            <text:p>26/12/2023</text:p>
          </table:table-cell>
          <table:table-cell table:number-columns-repeated="7"/>
          <table:table-cell office:value-type="string" calcext:value-type="string">
            <text:p>Ss. ESTEBAN: DC. Y MR. Dionisio; Zósimo: ps. Zenón de Mayuma; </text:p>
            <text:p>ob. Eutimio: mr.</text:p>
          </table:table-cell>
          <table:table-cell office:value-type="string" calcext:value-type="string">
            <text:p>En una galletita de la fortuna</text:p>
          </table:table-cell>
          <table:table-cell office:value-type="string" calcext:value-type="string">
            <text:p>:) You bring happiness by your humor and joke :)</text:p>
          </table:table-cell>
          <table:table-cell office:value-type="string" calcext:value-type="string">
            <text:p>Mañana luna llena en Cáncer</text:p>
            <text:p/>
          </table:table-cell>
          <table:table-cell office:value-type="time" office:time-value="PT08H43M00S" calcext:value-type="time">
            <text:p>08:43</text:p>
          </table:table-cell>
          <table:table-cell office:value-type="time" office:time-value="PT17H42M00S" calcext:value-type="time">
            <text:p>17:42</text:p>
          </table:table-cell>
          <table:table-cell office:value-type="string" calcext:value-type="string">
            <text:p>Tricentésimo sexagésimo día del 2023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2-27" calcext:value-type="date">
            <text:p>27/12/2023</text:p>
          </table:table-cell>
          <table:table-cell office:value-type="string" calcext:value-type="string">
            <text:p>Día de las Cajas / Boxing Day</text:p>
            <text:p/>
          </table:table-cell>
          <table:table-cell table:number-columns-repeated="6"/>
          <table:table-cell office:value-type="string" calcext:value-type="string">
            <text:p>Ss. JUAN: AP. Y EV. Fabiola. Teodoro Grapto; mr. tos. Alfredo Parte; </text:p>
            <text:p>José M.° Corbin.</text:p>
          </table:table-cell>
          <table:table-cell office:value-type="string" calcext:value-type="string">
            <text:p>Paciente</text:p>
          </table:table-cell>
          <table:table-cell office:value-type="string" calcext:value-type="string">
            <text:p>El verano es la mejor semana del año en Euskadi </text:p>
          </table:table-cell>
          <table:table-cell office:value-type="string" calcext:value-type="string">
            <text:p>Luna llena a las 01:33 en Cáncer</text:p>
            <text:p/>
          </table:table-cell>
          <table:table-cell office:value-type="time" office:time-value="PT08H43M00S" calcext:value-type="time">
            <text:p>08:43</text:p>
          </table:table-cell>
          <table:table-cell office:value-type="time" office:time-value="PT17H42M00S" calcext:value-type="time">
            <text:p>17:42</text:p>
          </table:table-cell>
          <table:table-cell office:value-type="string" calcext:value-type="string">
            <text:p>Tricentésimo sexagésimo primer día del 2023</text:p>
          </table:table-cell>
          <table:table-cell/>
          <table:table-cell office:value-type="float" office:value="361" calcext:value-type="float">
            <text:p>361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2-28" calcext:value-type="date">
            <text:p>28/12/2023</text:p>
          </table:table-cell>
          <table:table-cell office:value-type="string" calcext:value-type="string">
            <text:p>Día de los Inocentes </text:p>
            <text:p/>
          </table:table-cell>
          <table:table-cell table:number-columns-repeated="6"/>
          <table:table-cell office:value-type="string" calcext:value-type="string">
            <text:p>LOS SANTOS INOCENTES: MRS. Teona: ob. Antonio de Lérins; mj. </text:p>
            <text:p>Catalina Volpicelli: v. y fdra.</text:p>
          </table:table-cell>
          <table:table-cell office:value-type="string" calcext:value-type="string">
            <text:p>En la radio</text:p>
          </table:table-cell>
          <table:table-cell office:value-type="string" calcext:value-type="string">
            <text:p>Hoy es jueves, por lo que sea </text:p>
          </table:table-cell>
          <table:table-cell office:value-type="string" calcext:value-type="string">
            <text:p>Cuarto menguante el 4 en Libra</text:p>
            <text:p/>
          </table:table-cell>
          <table:table-cell office:value-type="time" office:time-value="PT08H43M00S" calcext:value-type="time">
            <text:p>08:43</text:p>
          </table:table-cell>
          <table:table-cell office:value-type="time" office:time-value="PT17H43M00S" calcext:value-type="time">
            <text:p>17:43</text:p>
          </table:table-cell>
          <table:table-cell office:value-type="string" calcext:value-type="string">
            <text:p>Tricentésimo sexagésimo segundo día del 2023</text:p>
          </table:table-cell>
          <table:table-cell/>
          <table:table-cell office:value-type="float" office:value="362" calcext:value-type="float">
            <text:p>362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2-29" calcext:value-type="date">
            <text:p>29/12/2023</text:p>
          </table:table-cell>
          <table:table-cell office:value-type="string" calcext:value-type="string">
            <text:p>Día Mundial del Pimentero</text:p>
            <text:p/>
          </table:table-cell>
          <table:table-cell table:number-columns-repeated="6"/>
          <table:table-cell office:value-type="string" calcext:value-type="string">
            <text:p>Ss. Tomás Becket: ob. y mr. David: rey y pft. Trófimo de Arlés; </text:p>
            <text:p>Martiniano de Milán: obs. Libosio (ob.); Benedicta Ion</text:p>
            <text:p> y cc. mrs. Marcelo Akimetes; Ebralfo; abs.</text:p>
          </table:table-cell>
          <table:table-cell office:value-type="string" calcext:value-type="string">
            <text:p>Paciente señalando un callo</text:p>
          </table:table-cell>
          <table:table-cell office:value-type="string" calcext:value-type="string">
            <text:p>Me duele donde antes no dolía </text:p>
          </table:table-cell>
          <table:table-cell office:value-type="string" calcext:value-type="string">
            <text:p>Cuarto menguante el 4 en Libra</text:p>
            <text:p/>
          </table:table-cell>
          <table:table-cell office:value-type="time" office:time-value="PT08H43M00S" calcext:value-type="time">
            <text:p>08:43</text:p>
          </table:table-cell>
          <table:table-cell office:value-type="time" office:time-value="PT17H44M00S" calcext:value-type="time">
            <text:p>17:44</text:p>
          </table:table-cell>
          <table:table-cell office:value-type="string" calcext:value-type="string">
            <text:p>Tricentésimo sexagésimo tercer día del 2023</text:p>
          </table:table-cell>
          <table:table-cell/>
          <table:table-cell office:value-type="float" office:value="363" calcext:value-type="float">
            <text:p>363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2-30" calcext:value-type="date">
            <text:p>30/12/2023</text:p>
          </table:table-cell>
          <table:table-cell office:value-type="string" calcext:value-type="string">
            <text:p>Día Mundial del Bacon</text:p>
            <text:p/>
          </table:table-cell>
          <table:table-cell table:number-columns-repeated="6"/>
          <table:table-cell office:value-type="string" calcext:value-type="string">
            <text:p>Ss. Félix I: p. Hermetes: mr. Anisiò de Tesalónica; Perpetuo de Tours; </text:p>
            <text:p>Jocundo de Aosta; Egvino; Rainerio de Forcone: obs. Geremaro: ab. </text:p>
            <text:p>Lorenzo de Frazzanò: Mj.</text:p>
          </table:table-cell>
          <table:table-cell office:value-type="string" calcext:value-type="string">
            <text:p>William Feather</text:p>
          </table:table-cell>
          <table:table-cell office:value-type="string" calcext:value-type="string">
            <text:p>Si a la gente realmente le gustará su trabajo, aún estaríamos arando la tierra con palos y transportando mercancías a la espalda </text:p>
          </table:table-cell>
          <table:table-cell office:value-type="string" calcext:value-type="string">
            <text:p>Cuarto menguante el 4 en Libra</text:p>
            <text:p/>
          </table:table-cell>
          <table:table-cell office:value-type="time" office:time-value="PT08H44M00S" calcext:value-type="time">
            <text:p>08:44</text:p>
          </table:table-cell>
          <table:table-cell office:value-type="time" office:time-value="PT17H45M00S" calcext:value-type="time">
            <text:p>17:45</text:p>
          </table:table-cell>
          <table:table-cell office:value-type="string" calcext:value-type="string">
            <text:p>Tricentésimo sexagésimo cuarto día del 2023</text:p>
          </table:table-cell>
          <table:table-cell/>
          <table:table-cell office:value-type="float" office:value="364" calcext:value-type="float">
            <text:p>364</text:p>
          </table:table-cell>
          <table:table-cell table:number-columns-repeated="16363"/>
        </table:table-row>
        <table:table-row table:style-name="ro2">
          <table:table-cell table:style-name="ce2" office:value-type="date" office:date-value="2023-12-31" calcext:value-type="date">
            <text:p>31/12/2023</text:p>
          </table:table-cell>
          <table:table-cell office:value-type="string" calcext:value-type="string">
            <text:p>Día de Fin de Año</text:p>
            <text:p/>
          </table:table-cell>
          <table:table-cell table:number-columns-repeated="6"/>
          <table:table-cell office:value-type="string" calcext:value-type="string">
            <text:p>Ss. Silvestre I: p. Donata y cc.; Columba-mrs. Zótico: pb. Melania la </text:p>
            <text:p>Joven: mja. Barbaciano: pb. Mario de Lausanne: ob. Catalina de Labouré: v.</text:p>
          </table:table-cell>
          <table:table-cell office:value-type="string" calcext:value-type="string">
            <text:p>Típico francés</text:p>
          </table:table-cell>
          <table:table-cell office:value-type="string" calcext:value-type="string">
            <text:p>Me encanta que te encanta</text:p>
          </table:table-cell>
          <table:table-cell office:value-type="string" calcext:value-type="string">
            <text:p>Cuarto menguante el 4 en Libra</text:p>
            <text:p/>
          </table:table-cell>
          <table:table-cell office:value-type="time" office:time-value="PT08H44M00S" calcext:value-type="time">
            <text:p>08:44</text:p>
          </table:table-cell>
          <table:table-cell office:value-type="time" office:time-value="PT17H45M00S" calcext:value-type="time">
            <text:p>17:45</text:p>
          </table:table-cell>
          <table:table-cell office:value-type="string" calcext:value-type="string">
            <text:p>Tricentésimo sexagésimo quinto día del 2023</text:p>
            <text:p/>
          </table:table-cell>
          <table:table-cell/>
          <table:table-cell office:value-type="float" office:value="365" calcext:value-type="float">
            <text:p>365</text:p>
          </table:table-cell>
          <table:table-cell table:number-columns-repeated="16363"/>
        </table:table-row>
        <table:table-row table:style-name="ro2" table:number-rows-repeated="1048209">
          <table:table-cell table:number-columns-repeated="16380"/>
        </table:table-row>
        <table:table-row table:style-name="ro2"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none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3">
      <number:number number:decimal-places="1" number:min-decimal-places="1" number:min-integer-digits="1"/>
    </number:number-style>
    <number:number-style style:name="N124">
      <number:number number:decimal-places="0" number:min-decimal-places="0" number:min-integer-digits="2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3T23:04:06.801886323</meta:creation-date>
    <dc:date>2023-06-14T11:10:07.868195242</dc:date>
    <meta:editing-duration>P1DT4H49M19S</meta:editing-duration>
    <meta:editing-cycles>108</meta:editing-cycles>
    <meta:generator>LibreOffice/7.4.7.2$MacOSX_X86_64 LibreOffice_project/723314e595e8007d3cf785c16538505a1c878ca5</meta:generator>
    <meta:document-statistic meta:table-count="1" meta:cell-count="2930" meta:object-count="0"/>
    <meta:user-defined meta:name=""/>
  </office:meta>
</office:document-meta>
</file>